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75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839in"/>
    </style:style>
    <style:style style:name="co4" style:family="table-column">
      <style:table-column-properties fo:break-before="auto" style:column-width="4.2299in"/>
    </style:style>
    <style:style style:name="co5" style:family="table-column">
      <style:table-column-properties fo:break-before="auto" style:column-width="2.8272in"/>
    </style:style>
    <style:style style:name="co6" style:family="table-column">
      <style:table-column-properties fo:break-before="auto" style:column-width="1.859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2.9591in"/>
    </style:style>
    <style:style style:name="co9" style:family="table-column">
      <style:table-column-properties fo:break-before="auto" style:column-width="3.3555in"/>
    </style:style>
    <style:style style:name="co10" style:family="table-column">
      <style:table-column-properties fo:break-before="auto" style:column-width="3.0799in"/>
    </style:style>
    <style:style style:name="co11" style:family="table-column">
      <style:table-column-properties fo:break-before="auto" style:column-width="3.4437in"/>
    </style:style>
    <style:style style:name="co12" style:family="table-column">
      <style:table-column-properties fo:break-before="auto" style:column-width="1.8028in"/>
    </style:style>
    <style:style style:name="co13" style:family="table-column">
      <style:table-column-properties fo:break-before="auto" style:column-width="1.6693in"/>
    </style:style>
    <style:style style:name="co14" style:family="table-column">
      <style:table-column-properties fo:break-before="auto" style:column-width="2.7146in"/>
    </style:style>
    <style:style style:name="co15" style:family="table-column">
      <style:table-column-properties fo:break-before="auto" style:column-width="1.7047in"/>
    </style:style>
    <style:style style:name="co16" style:family="table-column">
      <style:table-column-properties fo:break-before="auto" style:column-width="1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Tertiary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Preschool">
      <style:table-properties table:display="true" style:writing-mode="lr-tb"/>
    </style:style>
    <style:style style:name="ta5" style:family="table" style:master-page-name="PageStyle_5f_Primary_20_">
      <style:table-properties table:display="true" style:writing-mode="lr-tb"/>
    </style:style>
    <style:style style:name="ta6" style:family="table" style:master-page-name="PageStyle_5f_Secondary">
      <style:table-properties table:display="true" style:writing-mode="lr-tb"/>
    </style:style>
    <style:style style:name="ta7" style:family="table" style:master-page-name="PageStyle_5f_Vocational">
      <style:table-properties table:display="true" style:writing-mode="lr-tb"/>
    </style:style>
    <style:style style:name="ta8" style:family="table" style:master-page-name="PageStyle_5f_Adult_20_and_20_Continuing">
      <style:table-properties table:display="true" style:writing-mode="lr-tb"/>
    </style:style>
    <style:style style:name="ta9" style:family="table" style:master-page-name="PageStyle_5f_University">
      <style:table-properties table:display="true" style:writing-mode="lr-tb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Default">
      <style:table-cell-properties fo:background-color="#ffff00"/>
      <style:text-properties style:use-window-font-color="true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4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7"/>
        <table:table-column table:style-name="co2" table:default-cell-style-name="ce32"/>
        <table:table-column table:style-name="co2" table:number-columns-repeated="61" table:default-cell-style-name="Default"/>
        <table:table-row table:style-name="ro1" table:number-rows-repeated="2">
          <table:table-cell table:style-name="Default" table:number-columns-repeated="3"/>
          <table:table-cell table:number-columns-repeated="61"/>
        </table:table-row>
        <table:table-row table:style-name="ro1">
          <table:table-cell table:style-name="ce20" office:value-type="string" calcext:value-type="string">
            <text:p>Area Education</text:p>
          </table:table-cell>
          <table:table-cell table:style-name="ce25" office:value-type="string" calcext:value-type="string">
            <text:p>Name</text:p>
          </table:table-cell>
          <table:table-cell table:style-name="ce30" office:value-type="string" calcext:value-type="string">
            <text:p>(empty)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Belize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Saint John's Jr. Colle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Pedro Jr. College</text:p>
          </table:table-cell>
          <table:table-cell table:number-columns-repeated="62"/>
        </table:table-row>
        <table:table-row table:style-name="ro1">
          <table:table-cell table:style-name="ce23"/>
          <table:table-cell table:style-name="ce28" office:value-type="string" calcext:value-type="string">
            <text:p>Wesley Jr. College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1" office:value-type="string" calcext:value-type="string">
            <text:p>Cayo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John Paul the Great College</text:p>
          </table:table-cell>
          <table:table-cell table:number-columns-repeated="62"/>
        </table:table-row>
        <table:table-row table:style-name="ro1">
          <table:table-cell table:style-name="ce23"/>
          <table:table-cell table:style-name="ce28" office:value-type="string" calcext:value-type="string">
            <text:p>Sacred Heart Jr. College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1" office:value-type="string" calcext:value-type="string">
            <text:p>Corozal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Belize Adventist Jr. Colle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entro Escolar Mexico Jr. College</text:p>
          </table:table-cell>
          <table:table-cell table:number-columns-repeated="62"/>
        </table:table-row>
        <table:table-row table:style-name="ro1">
          <table:table-cell table:style-name="ce23"/>
          <table:table-cell table:style-name="ce28" office:value-type="string" calcext:value-type="string">
            <text:p>Corozal Jr. College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1" office:value-type="string" calcext:value-type="string">
            <text:p>Orange Walk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 table:style-name="ce23"/>
          <table:table-cell table:style-name="ce28" office:value-type="string" calcext:value-type="string">
            <text:p>Muffles Jr. College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1" office:value-type="string" calcext:value-type="string">
            <text:p>Stann Creek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Independence Jr. College</text:p>
          </table:table-cell>
          <table:table-cell table:number-columns-repeated="62"/>
        </table:table-row>
        <table:table-row table:style-name="ro1">
          <table:table-cell table:style-name="ce23"/>
          <table:table-cell table:style-name="ce28" office:value-type="string" calcext:value-type="string">
            <text:p>Stann Creek Ecumenical Jr. College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4" office:value-type="string" calcext:value-type="string">
            <text:p>Total Result</text:p>
          </table:table-cell>
          <table:table-cell table:style-name="ce29"/>
          <table:table-cell table:style-name="ce34"/>
          <table:table-cell table:number-columns-repeated="61"/>
        </table:table-row>
      </table:table>
      <table:table table:name="Tertiary" table:style-name="ta2">
        <table:table-column table:style-name="co3" table:number-columns-repeated="6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ternative 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e Opened</text:p>
          </table:table-cell>
          <table:table-cell office:value-type="string" calcext:value-type="string">
            <text:p>Year Opened</text:p>
          </table:table-cell>
          <table:table-cell office:value-type="string" calcext:value-type="string">
            <text:p>Date Closed</text:p>
          </table:table-cell>
          <table:table-cell office:value-type="string" calcext:value-type="string">
            <text:p>Year Close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hift Typ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rea Education Code</text:p>
          </table:table-cell>
          <table:table-cell office:value-type="string" calcext:value-type="string">
            <text:p>Area Education</text:p>
          </table:table-cell>
          <table:table-cell office:value-type="string" calcext:value-type="string">
            <text:p>Area Administrative Code</text:p>
          </table:table-cell>
          <table:table-cell office:value-type="string" calcext:value-type="string">
            <text:p>Area Administrativ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hool Administrator 1</text:p>
          </table:table-cell>
          <table:table-cell office:value-type="string" calcext:value-type="string">
            <text:p>School Administrator 2</text:p>
          </table:table-cell>
          <table:table-cell office:value-type="string" calcext:value-type="string">
            <text:p>Denominatio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lize Adventist Jr. College</text:p>
          </table:table-cell>
          <table:table-cell/>
          <table:table-cell office:value-type="string" calcext:value-type="string">
            <text:p>J34101</text:p>
          </table:table-cell>
          <table:table-cell office:value-type="string" calcext:value-type="string">
            <text:p>Calcutta Village</text:p>
          </table:table-cell>
          <table:table-cell office:value-type="string" calcext:value-type="string">
            <text:p>P.O. Box 257</text:p>
          </table:table-cell>
          <table:table-cell office:value-type="string" calcext:value-type="string">
            <text:p>Rojer Acosta</text:p>
          </table:table-cell>
          <table:table-cell table:number-columns-repeated="2" office:value-type="float" office:value="4230068" calcext:value-type="float">
            <text:p>4230068</text:p>
          </table:table-cell>
          <table:table-cell office:value-type="string" calcext:value-type="string">
            <text:p>dean@bajc.edu.bz</text:p>
          </table:table-cell>
          <table:table-cell office:value-type="string" calcext:value-type="string">
            <text:p>www.bajc.edu.bz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43607" calcext:value-type="float">
            <text:p>-88.43607</text:p>
          </table:table-cell>
          <table:table-cell office:value-type="float" office:value="18.36517" calcext:value-type="float">
            <text:p>18.3651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oard of Management Belize Adventist Colleg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Adventi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entro Escolar Mexico Jr. College</text:p>
          </table:table-cell>
          <table:table-cell/>
          <table:table-cell office:value-type="string" calcext:value-type="string">
            <text:p>J30101</text:p>
          </table:table-cell>
          <table:table-cell office:value-type="string" calcext:value-type="string">
            <text:p>San Roma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 Gonzalez</text:p>
          </table:table-cell>
          <table:table-cell table:number-columns-repeated="2" office:value-type="string" calcext:value-type="string">
            <text:p>423-3132</text:p>
          </table:table-cell>
          <table:table-cell office:value-type="string" calcext:value-type="string">
            <text:p>cemjc07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087351" calcext:value-type="float">
            <text:p>-88.5087351</text:p>
          </table:table-cell>
          <table:table-cell office:value-type="float" office:value="18.3048316" calcext:value-type="float">
            <text:p>18.3048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ard of Management Esuela Secundaria Tecnica Mexico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rozal Jr. College</text:p>
          </table:table-cell>
          <table:table-cell/>
          <table:table-cell office:value-type="string" calcext:value-type="string">
            <text:p>J39001</text:p>
          </table:table-cell>
          <table:table-cell office:value-type="string" calcext:value-type="string">
            <text:p>San Andres Rd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on Brown</text:p>
          </table:table-cell>
          <table:table-cell office:value-type="string" calcext:value-type="string">
            <text:p>422-3062</text:p>
          </table:table-cell>
          <table:table-cell/>
          <table:table-cell office:value-type="string" calcext:value-type="string">
            <text:p>mbrown@cjc.edu.bz</text:p>
          </table:table-cell>
          <table:table-cell office:value-type="string" calcext:value-type="string">
            <text:p>www.cjc.edu.bz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8.4033286" calcext:value-type="float">
            <text:p>-88.4033286</text:p>
          </table:table-cell>
          <table:table-cell office:value-type="float" office:value="18.395117" calcext:value-type="float">
            <text:p>18.39511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oard of Management Corozal Community Colleg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ndependence Jr. College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J50101</text:p>
          </table:table-cell>
          <table:table-cell office:value-type="string" calcext:value-type="string">
            <text:p>Savannah Road <text:s/>Independence Village <text:s/>Stann Creek District <text:s/>Belize, C.A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Marie Young</text:p>
          </table:table-cell>
          <table:table-cell table:number-columns-repeated="2" office:value-type="string" calcext:value-type="string">
            <text:p>523-2566</text:p>
          </table:table-cell>
          <table:table-cell office:value-type="string" calcext:value-type="string">
            <text:p>ind_juniorcollege@yahoo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42633169" calcext:value-type="float">
            <text:p>-88.42633169</text:p>
          </table:table-cell>
          <table:table-cell office:value-type="float" office:value="16.53732171" calcext:value-type="float">
            <text:p>16.53732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ard of Management Independence High School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ohn Paul the Great College</text:p>
          </table:table-cell>
          <table:table-cell/>
          <table:table-cell office:value-type="string" calcext:value-type="string">
            <text:p>J21002</text:p>
          </table:table-cell>
          <table:table-cell office:value-type="string" calcext:value-type="string">
            <text:p>58 Churchill St., Benque Vie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N. Ruiz</text:p>
          </table:table-cell>
          <table:table-cell office:value-type="string" calcext:value-type="string">
            <text:p>665-1934</text:p>
          </table:table-cell>
          <table:table-cell office:value-type="string" calcext:value-type="string">
            <text:p>803-3022</text:p>
          </table:table-cell>
          <table:table-cell office:value-type="string" calcext:value-type="string">
            <text:p>david_ruiz@hot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9.12891017" calcext:value-type="float">
            <text:p>-89.12891017</text:p>
          </table:table-cell>
          <table:table-cell office:value-type="float" office:value="17.06577705" calcext:value-type="float">
            <text:p>17.06577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uffles Jr. College</text:p>
          </table:table-cell>
          <table:table-cell/>
          <table:table-cell office:value-type="string" calcext:value-type="string">
            <text:p>J41001</text:p>
          </table:table-cell>
          <table:table-cell office:value-type="string" calcext:value-type="string">
            <text:p>1.3 miles San Estevan Rd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 Leiva</text:p>
          </table:table-cell>
          <table:table-cell office:value-type="string" calcext:value-type="string">
            <text:p>322-1016</text:p>
          </table:table-cell>
          <table:table-cell/>
          <table:table-cell office:value-type="string" calcext:value-type="string">
            <text:p>mjc@btl.net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5406432" calcext:value-type="float">
            <text:p>-88.5406432</text:p>
          </table:table-cell>
          <table:table-cell office:value-type="float" office:value="18.0951036" calcext:value-type="float">
            <text:p>18.0951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oard of Governors Muffles Colleg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cred Heart Jr. College</text:p>
          </table:table-cell>
          <table:table-cell/>
          <table:table-cell office:value-type="string" calcext:value-type="string">
            <text:p>J21001</text:p>
          </table:table-cell>
          <table:table-cell office:value-type="string" calcext:value-type="string">
            <text:p>3 Joseph Andrews Dr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min Magana</text:p>
          </table:table-cell>
          <table:table-cell office:value-type="string" calcext:value-type="string">
            <text:p>824-2102</text:p>
          </table:table-cell>
          <table:table-cell office:value-type="string" calcext:value-type="string">
            <text:p>824-3759</text:p>
          </table:table-cell>
          <table:table-cell office:value-type="string" calcext:value-type="string">
            <text:p>jcinfo@shc.edu.bz</text:p>
          </table:table-cell>
          <table:table-cell office:value-type="string" calcext:value-type="string">
            <text:p>www.shc.edu.bz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9.07583411" calcext:value-type="float">
            <text:p>-89.07583411</text:p>
          </table:table-cell>
          <table:table-cell office:value-type="float" office:value="17.16192069" calcext:value-type="float">
            <text:p>17.1619206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oard of Trustees Sacred Heart Colleg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Pedro Jr. College</text:p>
          </table:table-cell>
          <table:table-cell/>
          <table:table-cell office:value-type="string" calcext:value-type="string">
            <text:p>J19001</text:p>
          </table:table-cell>
          <table:table-cell office:value-type="string" calcext:value-type="string">
            <text:p>Lagoon St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 Kelly</text:p>
          </table:table-cell>
          <table:table-cell table:number-columns-repeated="2" office:value-type="string" calcext:value-type="string">
            <text:p>226-4691</text:p>
          </table:table-cell>
          <table:table-cell office:value-type="string" calcext:value-type="string">
            <text:p>pkelly@spjc.edu.bz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7.95937165" calcext:value-type="float">
            <text:p>-87.95937165</text:p>
          </table:table-cell>
          <table:table-cell office:value-type="float" office:value="17.92470397" calcext:value-type="float">
            <text:p>17.92470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oard of Management San Pedro High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int John's Jr. College</text:p>
          </table:table-cell>
          <table:table-cell/>
          <table:table-cell office:value-type="string" calcext:value-type="string">
            <text:p>J11001</text:p>
          </table:table-cell>
          <table:table-cell office:value-type="string" calcext:value-type="string">
            <text:p>Princess Margaret Dr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angel Alvarado</text:p>
          </table:table-cell>
          <table:table-cell office:value-type="string" calcext:value-type="string">
            <text:p>223-3732</text:p>
          </table:table-cell>
          <table:table-cell office:value-type="string" calcext:value-type="string">
            <text:p>223-2752</text:p>
          </table:table-cell>
          <table:table-cell office:value-type="string" calcext:value-type="string">
            <text:p>dean@jc.sjc.edu.bz</text:p>
          </table:table-cell>
          <table:table-cell office:value-type="string" calcext:value-type="string">
            <text:p>www.sjc.edu.bz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19824811" calcext:value-type="float">
            <text:p>-88.19824811</text:p>
          </table:table-cell>
          <table:table-cell office:value-type="float" office:value="17.51233831" calcext:value-type="float">
            <text:p>17.5123383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oard of Trustees St. John’s Colleg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tann Creek Ecumenical Jr. College</text:p>
          </table:table-cell>
          <table:table-cell/>
          <table:table-cell office:value-type="string" calcext:value-type="string">
            <text:p>J59001</text:p>
          </table:table-cell>
          <table:table-cell office:value-type="string" calcext:value-type="string">
            <text:p>Ecumenical Dr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en Martinez</text:p>
          </table:table-cell>
          <table:table-cell office:value-type="string" calcext:value-type="string">
            <text:p>522-2654</text:p>
          </table:table-cell>
          <table:table-cell office:value-type="string" calcext:value-type="string">
            <text:p>522-0571</text:p>
          </table:table-cell>
          <table:table-cell office:value-type="string" calcext:value-type="string">
            <text:p>ecumenicaljuniorcollege@yahoo.com</text:p>
          </table:table-cell>
          <table:table-cell office:value-type="string" calcext:value-type="string">
            <text:p>http://ejc.edu.bz/main/welcome/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226453" calcext:value-type="float">
            <text:p>-88.226453</text:p>
          </table:table-cell>
          <table:table-cell office:value-type="float" office:value="16.963194" calcext:value-type="float">
            <text:p>16.96319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oard of Management Stann Creek Ecumenical Colleg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Wesley Jr. College</text:p>
          </table:table-cell>
          <table:table-cell/>
          <table:table-cell office:value-type="string" calcext:value-type="string">
            <text:p>J13001</text:p>
          </table:table-cell>
          <table:table-cell office:value-type="string" calcext:value-type="string">
            <text:p>34 Yarborough 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anor Gillett</text:p>
          </table:table-cell>
          <table:table-cell table:number-columns-repeated="2" office:value-type="string" calcext:value-type="string">
            <text:p>227-0333</text:p>
          </table:table-cell>
          <table:table-cell office:value-type="string" calcext:value-type="string">
            <text:p>wesleyjuniorcollege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18998202" calcext:value-type="float">
            <text:p>-88.18998202</text:p>
          </table:table-cell>
          <table:table-cell office:value-type="float" office:value="17.48752669" calcext:value-type="float">
            <text:p>17.48752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oard of Management Wesley Colleg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port Generated: 2025-02-25 15:30:10</text:p>
          </table:table-cell>
          <table:table-cell table:number-columns-repeated="63"/>
        </table:table-row>
      </table:table>
      <table:table table:name="Sheet1" table:style-name="ta3">
        <table:table-column table:style-name="co4" table:default-cell-style-name="ce22"/>
        <table:table-column table:style-name="co2" table:default-cell-style-name="ce27"/>
        <table:table-column table:style-name="co2" table:default-cell-style-name="ce32"/>
        <table:table-column table:style-name="co2" table:number-columns-repeated="61" table:default-cell-style-name="Default"/>
        <table:table-row table:style-name="ro1" table:number-rows-repeated="2">
          <table:table-cell table:style-name="Default" table:number-columns-repeated="3"/>
          <table:table-cell table:number-columns-repeated="61"/>
        </table:table-row>
        <table:table-row table:style-name="ro1">
          <table:table-cell table:style-name="ce20" office:value-type="string" calcext:value-type="string">
            <text:p>Area Education</text:p>
          </table:table-cell>
          <table:table-cell table:style-name="ce25" office:value-type="string" calcext:value-type="string">
            <text:p>Name</text:p>
          </table:table-cell>
          <table:table-cell table:style-name="ce30" office:value-type="string" calcext:value-type="string">
            <text:p>(empty)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Belize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AB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mbergris Cay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nglican Dioces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elize Elementar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ernice Yorke Institute of Learning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ethany Bapt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right Horizo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righter Tomorrow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ing Block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entral Christi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urch of Chr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ity Early Childhood Education Centr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rooked Tre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bank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ternal Ligh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thel Vargas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airyland Early Childhood Development Centr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nd in Hand Ministrie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ppy Day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rmon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ttieville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elping Hand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ly Cross Anglic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rizon Academ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ummingbird Elementar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la Bonit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James Garbutt SD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Jone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iddies' Campu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ing Jesu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ingdom Kids Preschool/ Visually Impaired Learning Cen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 Isla Carinosa Academ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berty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ttle Angel'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ttle Cadets Academ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ttle Sta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loyd Coffin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ustard Seed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ur Lady of Lourde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ckstock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lgrim Fellowship Mennonit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ne Street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 Loyola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Agnes Anglic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Martin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Pedro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Pedro Shining Star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dhill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same Stree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mall World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ar Brit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epping Stone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un Flowe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unshin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y Star Child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algarte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esley Preschool</text:p>
          </table:table-cell>
          <table:table-cell table:number-columns-repeated="62"/>
        </table:table-row>
        <table:table-row table:style-name="ro1">
          <table:table-cell table:style-name="ce23"/>
          <table:table-cell table:style-name="ce28" office:value-type="string" calcext:value-type="string">
            <text:p>Young Women's Christian Association Preschool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1" office:value-type="string" calcext:value-type="string">
            <text:p>Cayo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A to Z Learning Tre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 God's Childre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ngela Case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menia Develop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ms of Lov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elize Christian Academ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enque Viejo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illy White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llet Tree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inderell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risto Rey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Pickni Plac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stin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den SD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l Shaddai SD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speranza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vangelical Holines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vangelical Mennonite Mission Church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arden C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od Star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pe Presbyteri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ward Smith Nazaren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Jireh Fundamental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Jireh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Judy Diego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iddie Kinde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iddie’s Care Learning Cen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ids Learning Imagining Creating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uxlin Ha Gov'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 Inmaculada Roman Catholi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eta Webb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ttle Treasure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iracle Angel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nrad S. Metzge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unt Carmel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yrtle Banne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asi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ecious Jewel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QSI International School of Beliz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d Creek Mennonit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osado'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ose Gle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Andrew's Anglic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Hilda's Anglic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Joseph Preschool-Succotz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Margaret Mary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Matthew's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Michael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Oscar Romero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Vincent Pallotti Roman Catholi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Antonio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Ignacio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ta Cruz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ta Elena Bapt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ta Elena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tiago Juan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hanna M. Banne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panish Lookout Missio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e Children's Ne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e Shepherds Academ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B Academy Pre-Primary School</text:p>
          </table:table-cell>
          <table:table-cell table:number-columns-repeated="62"/>
        </table:table-row>
        <table:table-row table:style-name="ro1">
          <table:table-cell table:style-name="ce23"/>
          <table:table-cell table:style-name="ce28" office:value-type="string" calcext:value-type="string">
            <text:p>Victorious Nazarene Preschool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1" office:value-type="string" calcext:value-type="string">
            <text:p>Corozal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Barne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ena Vist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lcutta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ledonia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an Che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ristian Assemblies Of God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ristiline Gill SD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unox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cepcion Presbyteri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cepcion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pper Bank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rozal Church of Chr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rozal Nazaren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risto Rey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airyland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iddy Kinde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bertad Method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ttle Paradis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uisville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ary Hill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ur Lady of Guadalupe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tchakan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lay World Method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esbyterian Da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ainbow Brit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anchito Little Sta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deemer Presbyteri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Francis Xavie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Antonio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Joaqui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Narciso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Pedro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Roman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Victor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ta Clara Bapt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rteneja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rteneja La Inmaculada R.C.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rteneja Nazaren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unshine Preschool- Paraiso GOB</text:p>
          </table:table-cell>
          <table:table-cell table:number-columns-repeated="62"/>
        </table:table-row>
        <table:table-row table:style-name="ro1">
          <table:table-cell table:style-name="ce23"/>
          <table:table-cell table:style-name="ce28" office:value-type="string" calcext:value-type="string">
            <text:p>Xaibe Preschool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1" office:value-type="string" calcext:value-type="string">
            <text:p>Orange Walk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All God's Childre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ugust Pine Ridg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rmelita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rmen'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sey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an Pine Ridg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de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mmanuel Presbyteri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el Briceno Academy Pre-prima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ardian Angel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inea Grass Pentecostal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 Inmaculad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ghthouse Mennonit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da Vist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ttle Angel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ttle Haven SD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uisiana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ew Life Presbyteri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ete Lizarrag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ogresso Rising Sta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HK's Preparator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Michael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Peter's Anglic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Francisco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Jose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Jose Nuevo Palmar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ta Martha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ta Teres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halom Mennonit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rial Farm Preschool</text:p>
          </table:table-cell>
          <table:table-cell table:number-columns-repeated="62"/>
        </table:table-row>
        <table:table-row table:style-name="ro1">
          <table:table-cell table:style-name="ce23"/>
          <table:table-cell table:style-name="ce28" office:value-type="string" calcext:value-type="string">
            <text:p>Yo Creek Community Preschool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1" office:value-type="string" calcext:value-type="string">
            <text:p>Stann Creek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Bella Vist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urch of Christ Children Centr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astland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stin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pworth Method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vershin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abian Cayetano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ales Point Child Stimulation Centr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loryZone Christian Academ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lisi Communit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ly Angel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ly Famil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ly Gho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pe Creek Method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ids First Child Development Cente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esKuela Garifun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ght of the Valley Bapt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aya Mop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riah Learning Cen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azarene Bright Star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azaren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ur Lady of Bella Vista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lacencia Elementary Ltd.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mona Hop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d Bank Christi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ichard Quinn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Alphonsu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Augustin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John's Memorial Anglic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Jude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Matthew's Anglic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Stephen's Anglic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Isidro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Juan Bosco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dy Creek Academ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ta Cruz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ilk Grass Method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ittee River Methodis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olid Rock Christian Academy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e Bernice York Institute of Learn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rio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ed Community Preschool</text:p>
          </table:table-cell>
          <table:table-cell table:number-columns-repeated="62"/>
        </table:table-row>
        <table:table-row table:style-name="ro1">
          <table:table-cell table:style-name="ce23"/>
          <table:table-cell table:style-name="ce28" office:value-type="string" calcext:value-type="string">
            <text:p>Alexia Nolberto Preschool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1" office:value-type="string" calcext:value-type="string">
            <text:p>Toledo District</text:p>
          </table:table-cell>
          <table:table-cell table:style-name="ce26"/>
          <table:table-cell table:style-name="ce3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Big Falls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lue Creek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right Sta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lden Star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ppy Hom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ttle Have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ttle Paradis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idway Governmen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ur Lady of Sorrows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ogressive Early Learning Cen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ueblo Viejo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cred Heart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Joseph Anglic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int Peter Claver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Antonio Christian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Benito Poit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Jose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Miguel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Pedro Columbia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ta Teresa RC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ilver Creek R.C.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unday Wood Sunris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unshine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iny Tots SDA Prescho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oledo Christian Academy Preschool</text:p>
          </table:table-cell>
          <table:table-cell table:number-columns-repeated="62"/>
        </table:table-row>
        <table:table-row table:style-name="ro1">
          <table:table-cell table:style-name="ce23"/>
          <table:table-cell table:style-name="ce28" office:value-type="string" calcext:value-type="string">
            <text:p>Twinkle Star Preschool</text:p>
          </table:table-cell>
          <table:table-cell table:style-name="ce33"/>
          <table:table-cell table:number-columns-repeated="61"/>
        </table:table-row>
        <table:table-row table:style-name="ro1">
          <table:table-cell table:style-name="ce24" office:value-type="string" calcext:value-type="string">
            <text:p>Total Result</text:p>
          </table:table-cell>
          <table:table-cell table:style-name="ce29"/>
          <table:table-cell table:style-name="ce34"/>
          <table:table-cell table:number-columns-repeated="61"/>
        </table:table-row>
      </table:table>
      <table:table table:name="Preschool" table:style-name="ta4"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4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ternative 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e Opened</text:p>
          </table:table-cell>
          <table:table-cell office:value-type="string" calcext:value-type="string">
            <text:p>Year Opened</text:p>
          </table:table-cell>
          <table:table-cell office:value-type="string" calcext:value-type="string">
            <text:p>Date Closed</text:p>
          </table:table-cell>
          <table:table-cell office:value-type="string" calcext:value-type="string">
            <text:p>Year Close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hift Typ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rea Education Code</text:p>
          </table:table-cell>
          <table:table-cell office:value-type="string" calcext:value-type="string">
            <text:p>Area Education</text:p>
          </table:table-cell>
          <table:table-cell office:value-type="string" calcext:value-type="string">
            <text:p>Area Administrative Code</text:p>
          </table:table-cell>
          <table:table-cell office:value-type="string" calcext:value-type="string">
            <text:p>Area Administrativ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hool Administrator 1</text:p>
          </table:table-cell>
          <table:table-cell office:value-type="string" calcext:value-type="string">
            <text:p>School Administrator 2</text:p>
          </table:table-cell>
          <table:table-cell office:value-type="string" calcext:value-type="string">
            <text:p>Denominatio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 to Z Learning Tree Preschool</text:p>
          </table:table-cell>
          <table:table-cell office:value-type="string" calcext:value-type="string">
            <text:p>A to Z</text:p>
          </table:table-cell>
          <table:table-cell office:value-type="string" calcext:value-type="string">
            <text:p>K21011</text:p>
          </table:table-cell>
          <table:table-cell office:value-type="string" calcext:value-type="string">
            <text:p>2 Mount Mossey, 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elle Cano</text:p>
          </table:table-cell>
          <table:table-cell office:value-type="string" calcext:value-type="string">
            <text:p>610-0270</text:p>
          </table:table-cell>
          <table:table-cell/>
          <table:table-cell office:value-type="string" calcext:value-type="string">
            <text:p>a2zlearningtreepresch@gmail.com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-88.7615876" calcext:value-type="float">
            <text:p>-88.7615876</text:p>
          </table:table-cell>
          <table:table-cell office:value-type="float" office:value="17.25881748" calcext:value-type="float">
            <text:p>17.2588174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chelle Cano (Principal)</text:p>
          </table:table-cell>
          <table:table-cell office:value-type="string" calcext:value-type="string">
            <text:p>Danielle Cano</text:p>
          </table:table-cell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BC Preschool</text:p>
          </table:table-cell>
          <table:table-cell/>
          <table:table-cell office:value-type="string" calcext:value-type="string">
            <text:p>K11002</text:p>
          </table:table-cell>
          <table:table-cell office:value-type="string" calcext:value-type="string">
            <text:p>San Pedro Town, Lion Street, Airstrip Area 1 Angel L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fredo L Alamilla Jr</text:p>
          </table:table-cell>
          <table:table-cell office:value-type="string" calcext:value-type="string">
            <text:p>226-3070</text:p>
          </table:table-cell>
          <table:table-cell/>
          <table:table-cell office:value-type="string" calcext:value-type="string">
            <text:p>abcpreschoolsp@hotmail.com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2"/>
          <table:table-cell office:value-type="float" office:value="-87.96542771" calcext:value-type="float">
            <text:p>-87.96542771</text:p>
          </table:table-cell>
          <table:table-cell office:value-type="float" office:value="17.91752466" calcext:value-type="float">
            <text:p>17.9175246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ilfredo L Alamilla Jr</text:p>
          </table:table-cell>
          <table:table-cell office:value-type="string" calcext:value-type="string">
            <text:p>Faride Salina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l God's Children Preschool</text:p>
          </table:table-cell>
          <table:table-cell/>
          <table:table-cell office:value-type="string" calcext:value-type="string">
            <text:p>K44101</text:p>
          </table:table-cell>
          <table:table-cell office:value-type="string" calcext:value-type="string">
            <text:p>San Lazaro Village <text:s/>Orange Walk District <text:s/>Belize C.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ie Cordova</text:p>
          </table:table-cell>
          <table:table-cell office:value-type="string" calcext:value-type="string">
            <text:p>342-9030/ 665-9851/ 666-5387</text:p>
          </table:table-cell>
          <table:table-cell/>
          <table:table-cell office:value-type="string" calcext:value-type="string">
            <text:p>elsiecordova@gmail.com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table:number-columns-repeated="2"/>
          <table:table-cell office:value-type="float" office:value="-88.6604248" calcext:value-type="float">
            <text:p>-88.6604248</text:p>
          </table:table-cell>
          <table:table-cell office:value-type="float" office:value="18.03806787" calcext:value-type="float">
            <text:p>18.0380678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ssemblies of God Christian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sie Cordova</text:p>
          </table:table-cell>
          <table:table-cell office:value-type="string" calcext:value-type="string">
            <text:p>Ahira Cordov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l God's Children Preschool</text:p>
          </table:table-cell>
          <table:table-cell/>
          <table:table-cell office:value-type="string" calcext:value-type="string">
            <text:p>K24105</text:p>
          </table:table-cell>
          <table:table-cell office:value-type="string" calcext:value-type="string">
            <text:p>Another World <text:s/>Roaring Cre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her Elizabeth Smith</text:p>
          </table:table-cell>
          <table:table-cell office:value-type="string" calcext:value-type="string">
            <text:p>623-0840</text:p>
          </table:table-cell>
          <table:table-cell/>
          <table:table-cell office:value-type="string" calcext:value-type="string">
            <text:p>esmith_elshaddai@yahoo.com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-88.79888588" calcext:value-type="float">
            <text:p>-88.79888588</text:p>
          </table:table-cell>
          <table:table-cell office:value-type="float" office:value="17.26315121" calcext:value-type="float">
            <text:p>17.2631512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Union of Evangelical Churches of Beliz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sther Smith (Head teacher)</text:p>
          </table:table-cell>
          <table:table-cell office:value-type="string" calcext:value-type="string">
            <text:p>Lisa Elizabeth Gordon</text:p>
          </table:table-cell>
          <table:table-cell office:value-type="string" calcext:value-type="string">
            <text:p>U.E.C.B.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mbergris Caye Preschool</text:p>
          </table:table-cell>
          <table:table-cell/>
          <table:table-cell office:value-type="string" calcext:value-type="string">
            <text:p>K11008</text:p>
          </table:table-cell>
          <table:table-cell office:value-type="string" calcext:value-type="string">
            <text:p>1 Turtle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nda Burgos</text:p>
          </table:table-cell>
          <table:table-cell office:value-type="string" calcext:value-type="string">
            <text:p>226-2226</text:p>
          </table:table-cell>
          <table:table-cell/>
          <table:table-cell office:value-type="string" calcext:value-type="string">
            <text:p>officeadmins@aces.edu.bz</text:p>
          </table:table-cell>
          <table:table-cell office:value-type="string" calcext:value-type="string">
            <text:p>aces.edu.bz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manda Burgos</text:p>
          </table:table-cell>
          <table:table-cell office:value-type="string" calcext:value-type="string">
            <text:p>Jovani Grajal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nglican Diocesan Preschool</text:p>
          </table:table-cell>
          <table:table-cell/>
          <table:table-cell office:value-type="string" calcext:value-type="string">
            <text:p>K14002</text:p>
          </table:table-cell>
          <table:table-cell office:value-type="string" calcext:value-type="string">
            <text:p>12 Gabourel L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a Thomas</text:p>
          </table:table-cell>
          <table:table-cell office:value-type="string" calcext:value-type="string">
            <text:p>207-0639 615-2099</text:p>
          </table:table-cell>
          <table:table-cell/>
          <table:table-cell office:value-type="string" calcext:value-type="string">
            <text:p>anglicandiocesanpreschool@yahoo.com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-88.18431715" calcext:value-type="float">
            <text:p>-88.18431715</text:p>
          </table:table-cell>
          <table:table-cell office:value-type="float" office:value="17.49564532" calcext:value-type="float">
            <text:p>17.4956453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rancisca Thomas, Principal</text:p>
          </table:table-cell>
          <table:table-cell office:value-type="string" calcext:value-type="string">
            <text:p>Zydah Cayetano Teacher</text:p>
          </table:table-cell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rmenia Development Preschool</text:p>
          </table:table-cell>
          <table:table-cell/>
          <table:table-cell office:value-type="string" calcext:value-type="string">
            <text:p>K24109</text:p>
          </table:table-cell>
          <table:table-cell office:value-type="string" calcext:value-type="string">
            <text:p>46 miles Hummingbird Highway, Armeni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mentina Romero</text:p>
          </table:table-cell>
          <table:table-cell office:value-type="string" calcext:value-type="string">
            <text:p>615-5252</text:p>
          </table:table-cell>
          <table:table-cell/>
          <table:table-cell office:value-type="string" calcext:value-type="string">
            <text:p>armeniagovsch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74521394" calcext:value-type="float">
            <text:p>-88.74521394</text:p>
          </table:table-cell>
          <table:table-cell office:value-type="float" office:value="17.15541443" calcext:value-type="float">
            <text:p>17.1554144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rminda Pop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rms of Love Preschool</text:p>
          </table:table-cell>
          <table:table-cell/>
          <table:table-cell office:value-type="string" calcext:value-type="string">
            <text:p>K24001</text:p>
          </table:table-cell>
          <table:table-cell office:value-type="string" calcext:value-type="string">
            <text:p>Joseph Andrews Drive, San Igna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hel Juan</text:p>
          </table:table-cell>
          <table:table-cell office:value-type="string" calcext:value-type="string">
            <text:p>667-3590</text:p>
          </table:table-cell>
          <table:table-cell/>
          <table:table-cell office:value-type="string" calcext:value-type="string">
            <text:p>rachelisejuan@hot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Evangelical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International Church of Foursquare Gospel of Beliz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achel Jua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rms of Love Preschool</text:p>
          </table:table-cell>
          <table:table-cell office:value-type="string" calcext:value-type="string">
            <text:p>Arms of Love Kontiki</text:p>
          </table:table-cell>
          <table:table-cell office:value-type="string" calcext:value-type="string">
            <text:p>K23003</text:p>
          </table:table-cell>
          <table:table-cell office:value-type="string" calcext:value-type="string">
            <text:p>Kontiki Area, San Igna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vonne Javier</text:p>
          </table:table-cell>
          <table:table-cell office:value-type="string" calcext:value-type="string">
            <text:p>667-3590 660-1627(Principal)</text:p>
          </table:table-cell>
          <table:table-cell/>
          <table:table-cell office:value-type="string" calcext:value-type="string">
            <text:p>rachelisejuan@hotmail.com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-89.07821862" calcext:value-type="float">
            <text:p>-89.07821862</text:p>
          </table:table-cell>
          <table:table-cell office:value-type="float" office:value="17.14441666" calcext:value-type="float">
            <text:p>17.1444166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Evangelical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International Church of Foursquare Gospel of Beliz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Denomination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ugust Pine Ridge Preschool</text:p>
          </table:table-cell>
          <table:table-cell/>
          <table:table-cell office:value-type="string" calcext:value-type="string">
            <text:p>K44104</text:p>
          </table:table-cell>
          <table:table-cell office:value-type="string" calcext:value-type="string">
            <text:p>August Pine Ridg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E. Torres</text:p>
          </table:table-cell>
          <table:table-cell office:value-type="string" calcext:value-type="string">
            <text:p>303-3288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72686586" calcext:value-type="float">
            <text:p>-88.72686586</text:p>
          </table:table-cell>
          <table:table-cell office:value-type="float" office:value="17.97276769" calcext:value-type="float">
            <text:p>17.9727676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arney Preschool</text:p>
          </table:table-cell>
          <table:table-cell/>
          <table:table-cell office:value-type="string" calcext:value-type="string">
            <text:p>K30001</text:p>
          </table:table-cell>
          <table:table-cell office:value-type="string" calcext:value-type="string">
            <text:p>62 Corner R &amp; Q Street, 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ol Vivas</text:p>
          </table:table-cell>
          <table:table-cell office:value-type="string" calcext:value-type="string">
            <text:p>637-5194</text:p>
          </table:table-cell>
          <table:table-cell/>
          <table:table-cell office:value-type="string" calcext:value-type="string">
            <text:p>barneypreschool.govczl@gmail.com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22.22222222" calcext:value-type="float">
            <text:p>-22.22222222</text:p>
          </table:table-cell>
          <table:table-cell office:value-type="float" office:value="11.11111111" calcext:value-type="float">
            <text:p>11.1111111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isol Vivas</text:p>
          </table:table-cell>
          <table:table-cell office:value-type="string" calcext:value-type="string">
            <text:p>Antonnelli Viva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elize Elementary Preschool</text:p>
          </table:table-cell>
          <table:table-cell/>
          <table:table-cell office:value-type="string" calcext:value-type="string">
            <text:p>K11001</text:p>
          </table:table-cell>
          <table:table-cell office:value-type="string" calcext:value-type="string">
            <text:p>Princess Margaret Dr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iba Sharp</text:p>
          </table:table-cell>
          <table:table-cell office:value-type="string" calcext:value-type="string">
            <text:p>223-5765</text:p>
          </table:table-cell>
          <table:table-cell office:value-type="string" calcext:value-type="string">
            <text:p>223-5959</text:p>
          </table:table-cell>
          <table:table-cell office:value-type="string" calcext:value-type="string">
            <text:p>pto@bes.edu.bz</text:p>
          </table:table-cell>
          <table:table-cell office:value-type="string" calcext:value-type="string">
            <text:p>www.bes.edu.bz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-88.19728079" calcext:value-type="float">
            <text:p>-88.19728079</text:p>
          </table:table-cell>
          <table:table-cell office:value-type="float" office:value="17.50686001" calcext:value-type="float">
            <text:p>17.5068600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jiba Sharp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ngela Casey Preschool</text:p>
          </table:table-cell>
          <table:table-cell office:value-type="string" calcext:value-type="string">
            <text:p>Belmopan Community Preschool</text:p>
          </table:table-cell>
          <table:table-cell office:value-type="string" calcext:value-type="string">
            <text:p>K22001</text:p>
          </table:table-cell>
          <table:table-cell office:value-type="string" calcext:value-type="string">
            <text:p>Independence Park Area <text:s/>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a T. Casey</text:p>
          </table:table-cell>
          <table:table-cell office:value-type="string" calcext:value-type="string">
            <text:p>802-2623</text:p>
          </table:table-cell>
          <table:table-cell/>
          <table:table-cell office:value-type="string" calcext:value-type="string">
            <text:p>bmpcompresch@yahoo.com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-88.7668741" calcext:value-type="float">
            <text:p>-88.7668741</text:p>
          </table:table-cell>
          <table:table-cell office:value-type="float" office:value="17.2502956" calcext:value-type="float">
            <text:p>17.250295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Board of Governors Belmopan Community Preschoo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gela Casey</text:p>
          </table:table-cell>
          <table:table-cell office:value-type="string" calcext:value-type="string">
            <text:p>Gayner Humes/ Karen <text:s/>Castillo</text:p>
          </table:table-cell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exia Nolberto PreSchool</text:p>
          </table:table-cell>
          <table:table-cell office:value-type="string" calcext:value-type="string">
            <text:p>Benguche</text:p>
          </table:table-cell>
          <table:table-cell office:value-type="string" calcext:value-type="string">
            <text:p>K50001</text:p>
          </table:table-cell>
          <table:table-cell office:value-type="string" calcext:value-type="string">
            <text:p>Wagie'le <text:s text:c="2"/>Benguche Extension <text:s/>Dangrig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dalia Castillo</text:p>
          </table:table-cell>
          <table:table-cell office:value-type="string" calcext:value-type="string">
            <text:p>627-3396</text:p>
          </table:table-cell>
          <table:table-cell/>
          <table:table-cell office:value-type="string" calcext:value-type="string">
            <text:p>phideliaramos@yahoo.com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-88.2295573" calcext:value-type="float">
            <text:p>-88.2295573</text:p>
          </table:table-cell>
          <table:table-cell office:value-type="float" office:value="16.97709801" calcext:value-type="float">
            <text:p>16.9770980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hidalia Castillo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nque Viejo Community Preschool</text:p>
          </table:table-cell>
          <table:table-cell/>
          <table:table-cell office:value-type="string" calcext:value-type="string">
            <text:p>K22002</text:p>
          </table:table-cell>
          <table:table-cell office:value-type="string" calcext:value-type="string">
            <text:p>Corner Baron Bliss &amp; Church 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 Velasquez</text:p>
          </table:table-cell>
          <table:table-cell office:value-type="string" calcext:value-type="string">
            <text:p>803-2110</text:p>
          </table:table-cell>
          <table:table-cell/>
          <table:table-cell office:value-type="string" calcext:value-type="string">
            <text:p>benquecommunitypreschool@gmail.com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number-columns-repeated="2"/>
          <table:table-cell office:value-type="float" office:value="-89.1348697" calcext:value-type="float">
            <text:p>-89.1348697</text:p>
          </table:table-cell>
          <table:table-cell office:value-type="float" office:value="17.0727808" calcext:value-type="float">
            <text:p>17.072780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lor Velasquez (Principal)</text:p>
          </table:table-cell>
          <table:table-cell office:value-type="string" calcext:value-type="string">
            <text:p>Elsa Gonzalez (Teacher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ernice Yorke Institute of Learning Preschool</text:p>
          </table:table-cell>
          <table:table-cell office:value-type="string" calcext:value-type="string">
            <text:p>BYI</text:p>
          </table:table-cell>
          <table:table-cell office:value-type="string" calcext:value-type="string">
            <text:p>K11003</text:p>
          </table:table-cell>
          <table:table-cell office:value-type="string" calcext:value-type="string">
            <text:p>27 Corner St. Thomas &amp; Sixth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rry Ali</text:p>
          </table:table-cell>
          <table:table-cell office:value-type="string" calcext:value-type="string">
            <text:p>223-1876/626-7873</text:p>
          </table:table-cell>
          <table:table-cell/>
          <table:table-cell office:value-type="string" calcext:value-type="string">
            <text:p>info@byi.bz</text:p>
          </table:table-cell>
          <table:table-cell office:value-type="string" calcext:value-type="string">
            <text:p>www.byi.bz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333959" calcext:value-type="float">
            <text:p>-88.2333959</text:p>
          </table:table-cell>
          <table:table-cell office:value-type="float" office:value="17.5172936" calcext:value-type="float">
            <text:p>17.517293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laika Yorke, Owner/Technology Director</text:p>
          </table:table-cell>
          <table:table-cell office:value-type="string" calcext:value-type="string">
            <text:p>Tanya Barrow, Owner/Technology Directo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ethany Baptist Preschool</text:p>
          </table:table-cell>
          <table:table-cell/>
          <table:table-cell office:value-type="string" calcext:value-type="string">
            <text:p>K14003</text:p>
          </table:table-cell>
          <table:table-cell office:value-type="string" calcext:value-type="string">
            <text:p>Corner Cemetery Road &amp; Central American Blv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ryl Zetina</text:p>
          </table:table-cell>
          <table:table-cell office:value-type="float" office:value="6020205" calcext:value-type="float">
            <text:p>6020205</text:p>
          </table:table-cell>
          <table:table-cell/>
          <table:table-cell office:value-type="string" calcext:value-type="string">
            <text:p>zetsher14@gmail.com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number-columns-repeated="2"/>
          <table:table-cell office:value-type="float" office:value="-88.19969895" calcext:value-type="float">
            <text:p>-88.19969895</text:p>
          </table:table-cell>
          <table:table-cell office:value-type="float" office:value="17.4956622" calcext:value-type="float">
            <text:p>17.495662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Karen Lewis, Head Teach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ig Falls RC Preschool</text:p>
          </table:table-cell>
          <table:table-cell/>
          <table:table-cell office:value-type="string" calcext:value-type="string">
            <text:p>K64101</text:p>
          </table:table-cell>
          <table:table-cell office:value-type="string" calcext:value-type="string">
            <text:p>Big Fall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gorio Chee</text:p>
          </table:table-cell>
          <table:table-cell office:value-type="string" calcext:value-type="string">
            <text:p>604-7467/614-8620</text:p>
          </table:table-cell>
          <table:table-cell/>
          <table:table-cell office:value-type="string" calcext:value-type="string">
            <text:p>bigfallsr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83808" calcext:value-type="float">
            <text:p>-88.883808</text:p>
          </table:table-cell>
          <table:table-cell office:value-type="float" office:value="16.258146" calcext:value-type="float">
            <text:p>16.25814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regorio Chee</text:p>
          </table:table-cell>
          <table:table-cell office:value-type="string" calcext:value-type="string">
            <text:p>Orpha Garci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lue Creek RC Preschool</text:p>
          </table:table-cell>
          <table:table-cell/>
          <table:table-cell office:value-type="string" calcext:value-type="string">
            <text:p>K64113</text:p>
          </table:table-cell>
          <table:table-cell office:value-type="string" calcext:value-type="string">
            <text:p>Blue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Chee</text:p>
          </table:table-cell>
          <table:table-cell office:value-type="string" calcext:value-type="string">
            <text:p>654-3096</text:p>
          </table:table-cell>
          <table:table-cell/>
          <table:table-cell office:value-type="string" calcext:value-type="string">
            <text:p>gcarlos33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4572905" calcext:value-type="float">
            <text:p>-89.04572905</text:p>
          </table:table-cell>
          <table:table-cell office:value-type="float" office:value="16.19909896" calcext:value-type="float">
            <text:p>16.1990989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los Chee</text:p>
          </table:table-cell>
          <table:table-cell office:value-type="string" calcext:value-type="string">
            <text:p>Nelita Che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right Star Preschool</text:p>
          </table:table-cell>
          <table:table-cell/>
          <table:table-cell office:value-type="string" calcext:value-type="string">
            <text:p>K64102</text:p>
          </table:table-cell>
          <table:table-cell office:value-type="string" calcext:value-type="string">
            <text:p>Forest Home Village, Tole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orah Borland</text:p>
          </table:table-cell>
          <table:table-cell office:value-type="string" calcext:value-type="string">
            <text:p>672-1151</text:p>
          </table:table-cell>
          <table:table-cell/>
          <table:table-cell office:value-type="string" calcext:value-type="string">
            <text:p>dorita_ranguy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2907736" calcext:value-type="float">
            <text:p>-88.82907736</text:p>
          </table:table-cell>
          <table:table-cell office:value-type="float" office:value="16.13512765" calcext:value-type="float">
            <text:p>16.1351276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borah Borland</text:p>
          </table:table-cell>
          <table:table-cell office:value-type="string" calcext:value-type="string">
            <text:p>Dorita Ranguy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righter Tomorrow Preschool</text:p>
          </table:table-cell>
          <table:table-cell/>
          <table:table-cell office:value-type="string" calcext:value-type="string">
            <text:p>K11018</text:p>
          </table:table-cell>
          <table:table-cell office:value-type="string" calcext:value-type="string">
            <text:p>Collin Clerk Subdivision, San Pedro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iani Y Gongora</text:p>
          </table:table-cell>
          <table:table-cell office:value-type="string" calcext:value-type="string">
            <text:p>661-6127</text:p>
          </table:table-cell>
          <table:table-cell/>
          <table:table-cell office:value-type="string" calcext:value-type="string">
            <text:p>btomorrow2007@gmail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7.9706788" calcext:value-type="float">
            <text:p>-87.9706788</text:p>
          </table:table-cell>
          <table:table-cell office:value-type="float" office:value="17.9171005" calcext:value-type="float">
            <text:p>17.917100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iani Y Gongor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uena Vista Preschool</text:p>
          </table:table-cell>
          <table:table-cell/>
          <table:table-cell office:value-type="string" calcext:value-type="string">
            <text:p>K34116</text:p>
          </table:table-cell>
          <table:table-cell office:value-type="string" calcext:value-type="string">
            <text:p>Buena Vist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Bobadilla</text:p>
          </table:table-cell>
          <table:table-cell office:value-type="string" calcext:value-type="string">
            <text:p>661-7618</text:p>
          </table:table-cell>
          <table:table-cell/>
          <table:table-cell office:value-type="string" calcext:value-type="string">
            <text:p>czlbuenavistarcs@gmail.com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52545564" calcext:value-type="float">
            <text:p>-88.52545564</text:p>
          </table:table-cell>
          <table:table-cell office:value-type="float" office:value="18.23425545" calcext:value-type="float">
            <text:p>18.2342554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uilding Block Preschool</text:p>
          </table:table-cell>
          <table:table-cell/>
          <table:table-cell office:value-type="string" calcext:value-type="string">
            <text:p>K11004</text:p>
          </table:table-cell>
          <table:table-cell office:value-type="string" calcext:value-type="string">
            <text:p>1 Racoon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ise Trapp</text:p>
          </table:table-cell>
          <table:table-cell office:value-type="string" calcext:value-type="string">
            <text:p>651-3623</text:p>
          </table:table-cell>
          <table:table-cell/>
          <table:table-cell office:value-type="string" calcext:value-type="string">
            <text:p>buildingblockpreschool@yahoo.com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-88.193822" calcext:value-type="float">
            <text:p>-88.193822</text:p>
          </table:table-cell>
          <table:table-cell office:value-type="float" office:value="17.491435" calcext:value-type="float">
            <text:p>17.49143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nise Trapp, Principal</text:p>
          </table:table-cell>
          <table:table-cell office:value-type="string" calcext:value-type="string">
            <text:p>Delone Bailey, Teacher/Admi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ullet Tree Community Preschool</text:p>
          </table:table-cell>
          <table:table-cell/>
          <table:table-cell office:value-type="string" calcext:value-type="string">
            <text:p>K22101</text:p>
          </table:table-cell>
          <table:table-cell office:value-type="string" calcext:value-type="string">
            <text:p>Bullet Tree Fall, Cay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alie Arnold</text:p>
          </table:table-cell>
          <table:table-cell office:value-type="string" calcext:value-type="string">
            <text:p>666-8665</text:p>
          </table:table-cell>
          <table:table-cell/>
          <table:table-cell office:value-type="string" calcext:value-type="string">
            <text:p>babynats_30@yahoo.com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-89.11231031" calcext:value-type="float">
            <text:p>-89.11231031</text:p>
          </table:table-cell>
          <table:table-cell office:value-type="float" office:value="17.17278048" calcext:value-type="float">
            <text:p>17.1727804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atalie Arnold (Principal)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alcutta Government Preschool</text:p>
          </table:table-cell>
          <table:table-cell/>
          <table:table-cell office:value-type="string" calcext:value-type="string">
            <text:p>K30101</text:p>
          </table:table-cell>
          <table:table-cell office:value-type="string" calcext:value-type="string">
            <text:p>Calcutt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aese Mendez</text:p>
          </table:table-cell>
          <table:table-cell office:value-type="string" calcext:value-type="string">
            <text:p>663-851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-88.43205515" calcext:value-type="float">
            <text:p>-88.43205515</text:p>
          </table:table-cell>
          <table:table-cell office:value-type="float" office:value="18.36313497" calcext:value-type="float">
            <text:p>18.3631349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ledonia RC Preschool</text:p>
          </table:table-cell>
          <table:table-cell/>
          <table:table-cell office:value-type="string" calcext:value-type="string">
            <text:p>K34101</text:p>
          </table:table-cell>
          <table:table-cell office:value-type="string" calcext:value-type="string">
            <text:p>Caledoni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bastian Vargas</text:p>
          </table:table-cell>
          <table:table-cell office:value-type="string" calcext:value-type="string">
            <text:p>663-6300</text:p>
          </table:table-cell>
          <table:table-cell/>
          <table:table-cell office:value-type="string" calcext:value-type="string">
            <text:p>caledonia.rc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739961" calcext:value-type="float">
            <text:p>-88.4739961</text:p>
          </table:table-cell>
          <table:table-cell office:value-type="float" office:value="18.2295071" calcext:value-type="float">
            <text:p>18.229507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rmelita Government Preschool</text:p>
          </table:table-cell>
          <table:table-cell/>
          <table:table-cell office:value-type="string" calcext:value-type="string">
            <text:p>K42102</text:p>
          </table:table-cell>
          <table:table-cell office:value-type="string" calcext:value-type="string">
            <text:p>Carmelit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ith Augustine/B. Codd</text:p>
          </table:table-cell>
          <table:table-cell office:value-type="string" calcext:value-type="string">
            <text:p>302-1438 <text:s text:c="2"/>&amp; 632-0750</text:p>
          </table:table-cell>
          <table:table-cell/>
          <table:table-cell office:value-type="string" calcext:value-type="string">
            <text:p>bonniebug1@yahoo.com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8.5432047" calcext:value-type="float">
            <text:p>-88.5432047</text:p>
          </table:table-cell>
          <table:table-cell office:value-type="float" office:value="18.0136924" calcext:value-type="float">
            <text:p>18.013692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Keith Augustine</text:p>
          </table:table-cell>
          <table:table-cell office:value-type="string" calcext:value-type="string">
            <text:p>Bernadette Cod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armen's Preschool</text:p>
          </table:table-cell>
          <table:table-cell/>
          <table:table-cell office:value-type="string" calcext:value-type="string">
            <text:p>K41001</text:p>
          </table:table-cell>
          <table:table-cell office:value-type="string" calcext:value-type="string">
            <text:p>5 Palmetto Ave, Louisiana Ar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ita Guiterrez</text:p>
          </table:table-cell>
          <table:table-cell office:value-type="string" calcext:value-type="string">
            <text:p>627-9188</text:p>
          </table:table-cell>
          <table:table-cell/>
          <table:table-cell office:value-type="string" calcext:value-type="string">
            <text:p>carmitagutierrez65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343063" calcext:value-type="float">
            <text:p>-88.56343063</text:p>
          </table:table-cell>
          <table:table-cell office:value-type="float" office:value="18.07029264" calcext:value-type="float">
            <text:p>18.0702926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men Gutierr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asey Community Preschool</text:p>
          </table:table-cell>
          <table:table-cell office:value-type="string" calcext:value-type="string">
            <text:p>Gallon Jug Preschool</text:p>
          </table:table-cell>
          <table:table-cell office:value-type="string" calcext:value-type="string">
            <text:p>K41103</text:p>
          </table:table-cell>
          <table:table-cell office:value-type="string" calcext:value-type="string">
            <text:p>PO Box 37, Belize City, Gallon Ju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zem Briceno</text:p>
          </table:table-cell>
          <table:table-cell office:value-type="string" calcext:value-type="string">
            <text:p>626-1152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4644431" calcext:value-type="float">
            <text:p>-89.04644431</text:p>
          </table:table-cell>
          <table:table-cell office:value-type="float" office:value="17.56066136" calcext:value-type="float">
            <text:p>17.5606613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entral Christian Preschool</text:p>
          </table:table-cell>
          <table:table-cell office:value-type="string" calcext:value-type="string">
            <text:p>New Beginning Preschool</text:p>
          </table:table-cell>
          <table:table-cell office:value-type="string" calcext:value-type="string">
            <text:p>K14006</text:p>
          </table:table-cell>
          <table:table-cell office:value-type="string" calcext:value-type="string">
            <text:p>116 Freetown Road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esha Perry</text:p>
          </table:table-cell>
          <table:table-cell office:value-type="string" calcext:value-type="string">
            <text:p>224-5674</text:p>
          </table:table-cell>
          <table:table-cell/>
          <table:table-cell office:value-type="string" calcext:value-type="string">
            <text:p>centralchristianschoolag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19453372" calcext:value-type="float">
            <text:p>-88.19453372</text:p>
          </table:table-cell>
          <table:table-cell office:value-type="float" office:value="17.50385702" calcext:value-type="float">
            <text:p>17.5038570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ssemblies of God Christian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Kennisha Perr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han Chen Preschool</text:p>
          </table:table-cell>
          <table:table-cell/>
          <table:table-cell office:value-type="string" calcext:value-type="string">
            <text:p>K30105</text:p>
          </table:table-cell>
          <table:table-cell office:value-type="string" calcext:value-type="string">
            <text:p>Chan Che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Itzab</text:p>
          </table:table-cell>
          <table:table-cell office:value-type="string" calcext:value-type="string">
            <text:p>665-9221</text:p>
          </table:table-cell>
          <table:table-cell/>
          <table:table-cell office:value-type="string" calcext:value-type="string">
            <text:p>chanchengov@gmail.com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-88.42791132" calcext:value-type="float">
            <text:p>-88.42791132</text:p>
          </table:table-cell>
          <table:table-cell office:value-type="float" office:value="18.44027843" calcext:value-type="float">
            <text:p>18.4402784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han Pine Ridge Preschool</text:p>
          </table:table-cell>
          <table:table-cell/>
          <table:table-cell office:value-type="string" calcext:value-type="string">
            <text:p>K40102</text:p>
          </table:table-cell>
          <table:table-cell office:value-type="string" calcext:value-type="string">
            <text:p>Chan Pine Ridg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Padron</text:p>
          </table:table-cell>
          <table:table-cell office:value-type="string" calcext:value-type="string">
            <text:p>604-5977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58306788" calcext:value-type="float">
            <text:p>-88.58306788</text:p>
          </table:table-cell>
          <table:table-cell office:value-type="float" office:value="18.03451029" calcext:value-type="float">
            <text:p>18.0345102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hristian Assemblies Of God Preschool</text:p>
          </table:table-cell>
          <table:table-cell/>
          <table:table-cell office:value-type="string" calcext:value-type="string">
            <text:p>K34119</text:p>
          </table:table-cell>
          <table:table-cell office:value-type="string" calcext:value-type="string">
            <text:p>Santa Rita Lay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Catzim</text:p>
          </table:table-cell>
          <table:table-cell office:value-type="string" calcext:value-type="string">
            <text:p>667-8824</text:p>
          </table:table-cell>
          <table:table-cell/>
          <table:table-cell office:value-type="string" calcext:value-type="string">
            <text:p>santaritasembliesofgod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9524163" calcext:value-type="float">
            <text:p>-88.39524163</text:p>
          </table:table-cell>
          <table:table-cell office:value-type="float" office:value="18.40318903" calcext:value-type="float">
            <text:p>18.4031890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ssemblies of God Christian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hristiline Gill SDA Preschool</text:p>
          </table:table-cell>
          <table:table-cell/>
          <table:table-cell office:value-type="string" calcext:value-type="string">
            <text:p>K34021</text:p>
          </table:table-cell>
          <table:table-cell office:value-type="string" calcext:value-type="string">
            <text:p>Pot Saul Ar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 Lucas</text:p>
          </table:table-cell>
          <table:table-cell office:value-type="string" calcext:value-type="string">
            <text:p>402-2909</text:p>
          </table:table-cell>
          <table:table-cell/>
          <table:table-cell office:value-type="string" calcext:value-type="string">
            <text:p>csgsdapreschool@gmail.com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-88.3928434" calcext:value-type="float">
            <text:p>-88.3928434</text:p>
          </table:table-cell>
          <table:table-cell office:value-type="float" office:value="18.3961924" calcext:value-type="float">
            <text:p>18.396192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hunox RC Preschool</text:p>
          </table:table-cell>
          <table:table-cell/>
          <table:table-cell office:value-type="string" calcext:value-type="string">
            <text:p>K34102</text:p>
          </table:table-cell>
          <table:table-cell office:value-type="string" calcext:value-type="string">
            <text:p>Chunox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aviano Mesh</text:p>
          </table:table-cell>
          <table:table-cell office:value-type="string" calcext:value-type="string">
            <text:p>653-0083</text:p>
          </table:table-cell>
          <table:table-cell/>
          <table:table-cell office:value-type="string" calcext:value-type="string">
            <text:p>octavianomesh@hotmail.com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-88.3585596" calcext:value-type="float">
            <text:p>-88.3585596</text:p>
          </table:table-cell>
          <table:table-cell office:value-type="float" office:value="18.293324" calcext:value-type="float">
            <text:p>18.29332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hurch of Christ Children Centre</text:p>
          </table:table-cell>
          <table:table-cell/>
          <table:table-cell office:value-type="string" calcext:value-type="string">
            <text:p>K54108</text:p>
          </table:table-cell>
          <table:table-cell office:value-type="string" calcext:value-type="string">
            <text:p>281 Happy Avenue, Independenc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esha Pandy</text:p>
          </table:table-cell>
          <table:table-cell office:value-type="string" calcext:value-type="string">
            <text:p>634 1835</text:p>
          </table:table-cell>
          <table:table-cell/>
          <table:table-cell office:value-type="string" calcext:value-type="string">
            <text:p>cocps05@gmail.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-88.41387582" calcext:value-type="float">
            <text:p>-88.41387582</text:p>
          </table:table-cell>
          <table:table-cell office:value-type="float" office:value="16.53150127" calcext:value-type="float">
            <text:p>16.5315012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hyllis Garbutt</text:p>
          </table:table-cell>
          <table:table-cell office:value-type="string" calcext:value-type="string">
            <text:p>Linden Garbut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hurch of Christ Preschool</text:p>
          </table:table-cell>
          <table:table-cell/>
          <table:table-cell office:value-type="string" calcext:value-type="string">
            <text:p>K14004</text:p>
          </table:table-cell>
          <table:table-cell office:value-type="string" calcext:value-type="string">
            <text:p>1 Elston Kerr Stree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esha Williams</text:p>
          </table:table-cell>
          <table:table-cell office:value-type="string" calcext:value-type="string">
            <text:p>621-3482</text:p>
          </table:table-cell>
          <table:table-cell/>
          <table:table-cell office:value-type="string" calcext:value-type="string">
            <text:p>nashka_naeisha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00338" calcext:value-type="float">
            <text:p>-88.200338</text:p>
          </table:table-cell>
          <table:table-cell office:value-type="float" office:value="17.496117" calcext:value-type="float">
            <text:p>17.49611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rozal Church of Christ Preschool</text:p>
          </table:table-cell>
          <table:table-cell/>
          <table:table-cell office:value-type="string" calcext:value-type="string">
            <text:p>K39001</text:p>
          </table:table-cell>
          <table:table-cell office:value-type="string" calcext:value-type="string">
            <text:p>Santa Maria Street <text:s/>Hall's Layout, <text:s text:c="2"/>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Chan</text:p>
          </table:table-cell>
          <table:table-cell office:value-type="string" calcext:value-type="string">
            <text:p>6704979</text:p>
          </table:table-cell>
          <table:table-cell table:number-columns-repeated="4"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3977439" calcext:value-type="float">
            <text:p>-88.3977439</text:p>
          </table:table-cell>
          <table:table-cell office:value-type="float" office:value="18.3921435" calcext:value-type="float">
            <text:p>18.392143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orozal Church of Chr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orozal Church of Christ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inderella Preschool</text:p>
          </table:table-cell>
          <table:table-cell/>
          <table:table-cell office:value-type="string" calcext:value-type="string">
            <text:p>K23001</text:p>
          </table:table-cell>
          <table:table-cell office:value-type="string" calcext:value-type="string">
            <text:p>3rd Street San Ignacio Cayo</text:p>
          </table:table-cell>
          <table:table-cell/>
          <table:table-cell office:value-type="string" calcext:value-type="string">
            <text:p>Shakira Cho</text:p>
          </table:table-cell>
          <table:table-cell office:value-type="string" calcext:value-type="string">
            <text:p>610-4948</text:p>
          </table:table-cell>
          <table:table-cell/>
          <table:table-cell office:value-type="string" calcext:value-type="string">
            <text:p>cinderella.pre@gmail.com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-89.0735747" calcext:value-type="float">
            <text:p>-89.0735747</text:p>
          </table:table-cell>
          <table:table-cell office:value-type="float" office:value="17.1601616" calcext:value-type="float">
            <text:p>17.160161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akira Cho</text:p>
          </table:table-cell>
          <table:table-cell office:value-type="string" calcext:value-type="string">
            <text:p>Amancia Obando</text:p>
          </table:table-cell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ity Early Childhood Education Centre</text:p>
          </table:table-cell>
          <table:table-cell office:value-type="string" calcext:value-type="string">
            <text:p>Ms. Bennett <text:s/>Pre-School</text:p>
          </table:table-cell>
          <table:table-cell office:value-type="string" calcext:value-type="string">
            <text:p>K11005</text:p>
          </table:table-cell>
          <table:table-cell office:value-type="string" calcext:value-type="string">
            <text:p>5759 Corner Meighan &amp; Goldson Ave, Kings P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Requena</text:p>
          </table:table-cell>
          <table:table-cell office:value-type="float" office:value="6007463" calcext:value-type="float">
            <text:p>6007463</text:p>
          </table:table-cell>
          <table:table-cell/>
          <table:table-cell office:value-type="string" calcext:value-type="string">
            <text:p>cecec1973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1953767" calcext:value-type="float">
            <text:p>-88.1953767</text:p>
          </table:table-cell>
          <table:table-cell office:value-type="float" office:value="17.511024" calcext:value-type="float">
            <text:p>17.51102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ia Requena</text:p>
          </table:table-cell>
          <table:table-cell office:value-type="string" calcext:value-type="string">
            <text:p>Michelle Sanchez, Teach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astland Community Preschool</text:p>
          </table:table-cell>
          <table:table-cell/>
          <table:table-cell office:value-type="string" calcext:value-type="string">
            <text:p>K52001</text:p>
          </table:table-cell>
          <table:table-cell office:value-type="string" calcext:value-type="string">
            <text:p>1596 Teddy Cat Street, Dang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abelle Martinez</text:p>
          </table:table-cell>
          <table:table-cell office:value-type="string" calcext:value-type="string">
            <text:p>608-1461/624-4734</text:p>
          </table:table-cell>
          <table:table-cell/>
          <table:table-cell office:value-type="string" calcext:value-type="string">
            <text:p>mpetra47@gmail.com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-88.2244213" calcext:value-type="float">
            <text:p>-88.2244213</text:p>
          </table:table-cell>
          <table:table-cell office:value-type="float" office:value="16.9645352" calcext:value-type="float">
            <text:p>16.964535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ncepcion Presbyterian Preschool</text:p>
          </table:table-cell>
          <table:table-cell/>
          <table:table-cell office:value-type="string" calcext:value-type="string">
            <text:p>K34117</text:p>
          </table:table-cell>
          <table:table-cell office:value-type="string" calcext:value-type="string">
            <text:p>Concepcio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ian E. Cobos</text:p>
          </table:table-cell>
          <table:table-cell office:value-type="string" calcext:value-type="string">
            <text:p>423-0332</text:p>
          </table:table-cell>
          <table:table-cell office:value-type="string" calcext:value-type="string">
            <text:p>669-3577</text:p>
          </table:table-cell>
          <table:table-cell office:value-type="string" calcext:value-type="string">
            <text:p>presbyconcepcion.preschool@gmail.com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-88.46676247" calcext:value-type="float">
            <text:p>-88.46676247</text:p>
          </table:table-cell>
          <table:table-cell office:value-type="float" office:value="18.32252938" calcext:value-type="float">
            <text:p>18.3225293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esbyteri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ncepcion RC Preschool</text:p>
          </table:table-cell>
          <table:table-cell/>
          <table:table-cell office:value-type="string" calcext:value-type="string">
            <text:p>K34114</text:p>
          </table:table-cell>
          <table:table-cell office:value-type="string" calcext:value-type="string">
            <text:p>Conceptio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yfi Perez</text:p>
          </table:table-cell>
          <table:table-cell office:value-type="string" calcext:value-type="string">
            <text:p>621-7223</text:p>
          </table:table-cell>
          <table:table-cell/>
          <table:table-cell office:value-type="string" calcext:value-type="string">
            <text:p>concepcion.pre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6698687" calcext:value-type="float">
            <text:p>-88.46698687</text:p>
          </table:table-cell>
          <table:table-cell office:value-type="float" office:value="18.32397393" calcext:value-type="float">
            <text:p>18.3239739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pper Bank RC Preschool</text:p>
          </table:table-cell>
          <table:table-cell/>
          <table:table-cell office:value-type="string" calcext:value-type="string">
            <text:p>K34118</text:p>
          </table:table-cell>
          <table:table-cell office:value-type="string" calcext:value-type="string">
            <text:p>Copper Ba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ndo Santoya</text:p>
          </table:table-cell>
          <table:table-cell office:value-type="string" calcext:value-type="string">
            <text:p>651-4670/622-1795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-88.3564069" calcext:value-type="float">
            <text:p>-88.3564069</text:p>
          </table:table-cell>
          <table:table-cell office:value-type="float" office:value="18.3200791" calcext:value-type="float">
            <text:p>18.320079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risto Rey RC Preschool</text:p>
          </table:table-cell>
          <table:table-cell/>
          <table:table-cell office:value-type="string" calcext:value-type="string">
            <text:p>K24102</text:p>
          </table:table-cell>
          <table:table-cell office:value-type="string" calcext:value-type="string">
            <text:p>Cristo Rey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elia Pech</text:p>
          </table:table-cell>
          <table:table-cell office:value-type="string" calcext:value-type="string">
            <text:p>636-3270</text:p>
          </table:table-cell>
          <table:table-cell/>
          <table:table-cell office:value-type="string" calcext:value-type="string">
            <text:p>Lovearc2004@yahoo.com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9.05491947" calcext:value-type="float">
            <text:p>-89.05491947</text:p>
          </table:table-cell>
          <table:table-cell office:value-type="float" office:value="17.13238108" calcext:value-type="float">
            <text:p>17.1323810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onnie Ulloa</text:p>
          </table:table-cell>
          <table:table-cell office:value-type="string" calcext:value-type="string">
            <text:p>Arcelia Pech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risto Rey RC Preschool</text:p>
          </table:table-cell>
          <table:table-cell/>
          <table:table-cell office:value-type="string" calcext:value-type="string">
            <text:p>K34103</text:p>
          </table:table-cell>
          <table:table-cell office:value-type="string" calcext:value-type="string">
            <text:p>Cristo Rey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ita Chan</text:p>
          </table:table-cell>
          <table:table-cell office:value-type="string" calcext:value-type="string">
            <text:p>668-9410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49621509" calcext:value-type="float">
            <text:p>-88.49621509</text:p>
          </table:table-cell>
          <table:table-cell office:value-type="float" office:value="18.34813114" calcext:value-type="float">
            <text:p>18.3481311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mita Chan</text:p>
          </table:table-cell>
          <table:table-cell office:value-type="string" calcext:value-type="string">
            <text:p>Nancy Robinson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rooked Tree Preschool</text:p>
          </table:table-cell>
          <table:table-cell/>
          <table:table-cell office:value-type="string" calcext:value-type="string">
            <text:p>K10101</text:p>
          </table:table-cell>
          <table:table-cell office:value-type="string" calcext:value-type="string">
            <text:p>Crooked Tre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nie Gillett</text:p>
          </table:table-cell>
          <table:table-cell office:value-type="string" calcext:value-type="string">
            <text:p>245-7061</text:p>
          </table:table-cell>
          <table:table-cell/>
          <table:table-cell office:value-type="string" calcext:value-type="string">
            <text:p>crookedtreegovtschool@yahoo.com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-88.53620898" calcext:value-type="float">
            <text:p>-88.53620898</text:p>
          </table:table-cell>
          <table:table-cell office:value-type="float" office:value="17.77630954" calcext:value-type="float">
            <text:p>17.7763095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innie GIllett</text:p>
          </table:table-cell>
          <table:table-cell office:value-type="string" calcext:value-type="string">
            <text:p>Kathie Gillet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Pickni Place Preschool</text:p>
          </table:table-cell>
          <table:table-cell/>
          <table:table-cell office:value-type="string" calcext:value-type="string">
            <text:p>K23101</text:p>
          </table:table-cell>
          <table:table-cell office:value-type="string" calcext:value-type="string">
            <text:p>Community Dr., Roaring Cre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her Wade</text:p>
          </table:table-cell>
          <table:table-cell office:value-type="string" calcext:value-type="string">
            <text:p>610-6545</text:p>
          </table:table-cell>
          <table:table-cell/>
          <table:table-cell office:value-type="string" calcext:value-type="string">
            <text:p>cruzinwkuch@gmail.com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float" office:value="-88.796628" calcext:value-type="float">
            <text:p>-88.796628</text:p>
          </table:table-cell>
          <table:table-cell office:value-type="float" office:value="17.2606038" calcext:value-type="float">
            <text:p>17.260603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lis Cruz</text:p>
          </table:table-cell>
          <table:table-cell office:value-type="string" calcext:value-type="string">
            <text:p>Melissa Cru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tiny Preschool</text:p>
          </table:table-cell>
          <table:table-cell/>
          <table:table-cell office:value-type="string" calcext:value-type="string">
            <text:p>K21101</text:p>
          </table:table-cell>
          <table:table-cell office:value-type="string" calcext:value-type="string">
            <text:p>Georgevill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ine Gentle</text:p>
          </table:table-cell>
          <table:table-cell office:value-type="float" office:value="6376431" calcext:value-type="float">
            <text:p>6376431</text:p>
          </table:table-cell>
          <table:table-cell/>
          <table:table-cell office:value-type="string" calcext:value-type="string">
            <text:p>yasminmeza20@gmail.com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22.22222222" calcext:value-type="float">
            <text:p>-22.22222222</text:p>
          </table:table-cell>
          <table:table-cell office:value-type="float" office:value="11.11111111" calcext:value-type="float">
            <text:p>11.1111111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osalva Seguro</text:p>
          </table:table-cell>
          <table:table-cell office:value-type="string" calcext:value-type="string">
            <text:p>Emelita Gom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tiny Preschool</text:p>
          </table:table-cell>
          <table:table-cell/>
          <table:table-cell office:value-type="string" calcext:value-type="string">
            <text:p>K51003</text:p>
          </table:table-cell>
          <table:table-cell office:value-type="string" calcext:value-type="string">
            <text:p>2334 Teachers street,2 New site area <text:s text:c="3"/>16.963501 Lat <text:s/>-88.235247 L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dira Diego</text:p>
          </table:table-cell>
          <table:table-cell office:value-type="string" calcext:value-type="string">
            <text:p>622-9756/ 6346887</text:p>
          </table:table-cell>
          <table:table-cell/>
          <table:table-cell office:value-type="string" calcext:value-type="string">
            <text:p>destinydaycarepreschool@hotmail.com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-88.2359172" calcext:value-type="float">
            <text:p>-88.2359172</text:p>
          </table:table-cell>
          <table:table-cell office:value-type="float" office:value="16.9631657" calcext:value-type="float">
            <text:p>16.963165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Yadira Diego</text:p>
          </table:table-cell>
          <table:table-cell office:value-type="string" calcext:value-type="string">
            <text:p>Laurel Dieg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banks Preschool</text:p>
          </table:table-cell>
          <table:table-cell/>
          <table:table-cell office:value-type="string" calcext:value-type="string">
            <text:p>K11006</text:p>
          </table:table-cell>
          <table:table-cell office:value-type="string" calcext:value-type="string">
            <text:p>5 Vernon Stree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ce Ebanks</text:p>
          </table:table-cell>
          <table:table-cell office:value-type="string" calcext:value-type="string">
            <text:p>227-4302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19731" calcext:value-type="float">
            <text:p>-88.19731</text:p>
          </table:table-cell>
          <table:table-cell office:value-type="float" office:value="17.49784" calcext:value-type="float">
            <text:p>17.4978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race Ebanks</text:p>
          </table:table-cell>
          <table:table-cell office:value-type="string" calcext:value-type="string">
            <text:p>Shantel Tillet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den Preschool</text:p>
          </table:table-cell>
          <table:table-cell/>
          <table:table-cell office:value-type="string" calcext:value-type="string">
            <text:p>K44008</text:p>
          </table:table-cell>
          <table:table-cell office:value-type="string" calcext:value-type="string">
            <text:p>Tate Street, Orange Walk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n Chi Sr.</text:p>
          </table:table-cell>
          <table:table-cell office:value-type="string" calcext:value-type="string">
            <text:p>622-4210</text:p>
          </table:table-cell>
          <table:table-cell/>
          <table:table-cell office:value-type="string" calcext:value-type="string">
            <text:p>nextime61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1185" calcext:value-type="float">
            <text:p>-88.561185</text:p>
          </table:table-cell>
          <table:table-cell office:value-type="float" office:value="18.08663569" calcext:value-type="float">
            <text:p>18.0866356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Union of Evangelical Churches of Beliz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mmanuel Presbyterian Preschool</text:p>
          </table:table-cell>
          <table:table-cell/>
          <table:table-cell office:value-type="string" calcext:value-type="string">
            <text:p>K44106</text:p>
          </table:table-cell>
          <table:table-cell office:value-type="string" calcext:value-type="string">
            <text:p>San Pabl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ra Novelo, <text:s text:c="2"/>Mellissa Pech</text:p>
          </table:table-cell>
          <table:table-cell office:value-type="string" calcext:value-type="string">
            <text:p>607-5986 <text:s text:c="13"/>627-2516</text:p>
          </table:table-cell>
          <table:table-cell/>
          <table:table-cell office:value-type="string" calcext:value-type="string">
            <text:p>novelocira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608022" calcext:value-type="float">
            <text:p>-88.56608022</text:p>
          </table:table-cell>
          <table:table-cell office:value-type="float" office:value="18.20804916" calcext:value-type="float">
            <text:p>18.2080491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ira Novel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pworth Methodist Preschool</text:p>
          </table:table-cell>
          <table:table-cell/>
          <table:table-cell office:value-type="string" calcext:value-type="string">
            <text:p>K54001</text:p>
          </table:table-cell>
          <table:table-cell office:value-type="string" calcext:value-type="string">
            <text:p>119 Cor Commerce St. &amp; Dr. Alley, Dang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lisha Zuniga</text:p>
          </table:table-cell>
          <table:table-cell office:value-type="string" calcext:value-type="string">
            <text:p>615-3047</text:p>
          </table:table-cell>
          <table:table-cell/>
          <table:table-cell office:value-type="string" calcext:value-type="string">
            <text:p>epworthmethodist55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2204658" calcext:value-type="float">
            <text:p>-88.22204658</text:p>
          </table:table-cell>
          <table:table-cell office:value-type="float" office:value="16.96934443" calcext:value-type="float">
            <text:p>16.9693444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speranza Community Preschool</text:p>
          </table:table-cell>
          <table:table-cell/>
          <table:table-cell office:value-type="string" calcext:value-type="string">
            <text:p>K20101</text:p>
          </table:table-cell>
          <table:table-cell office:value-type="string" calcext:value-type="string">
            <text:p>Esperanza Village, <text:s/>Cay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yne Casey</text:p>
          </table:table-cell>
          <table:table-cell office:value-type="string" calcext:value-type="string">
            <text:p>601-1052</text:p>
          </table:table-cell>
          <table:table-cell/>
          <table:table-cell office:value-type="string" calcext:value-type="string">
            <text:p>esperanzacommunitypreschool@gmail.com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float" office:value="-89.0458114" calcext:value-type="float">
            <text:p>-89.0458114</text:p>
          </table:table-cell>
          <table:table-cell office:value-type="float" office:value="17.1778274" calcext:value-type="float">
            <text:p>17.177827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riselda Gladden</text:p>
          </table:table-cell>
          <table:table-cell office:value-type="string" calcext:value-type="string">
            <text:p>Wayne Casey (Teacher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ternal Light Preschool</text:p>
          </table:table-cell>
          <table:table-cell/>
          <table:table-cell office:value-type="string" calcext:value-type="string">
            <text:p>K12101</text:p>
          </table:table-cell>
          <table:table-cell office:value-type="string" calcext:value-type="string">
            <text:p>Burrel Boom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Leal</text:p>
          </table:table-cell>
          <table:table-cell office:value-type="string" calcext:value-type="string">
            <text:p>600-6440</text:p>
          </table:table-cell>
          <table:table-cell table:number-columns-repeated="4"/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-88.4034022" calcext:value-type="float">
            <text:p>-88.4034022</text:p>
          </table:table-cell>
          <table:table-cell office:value-type="float" office:value="17.568794" calcext:value-type="float">
            <text:p>17.56879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tha Lea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thel Vargas Community Preschool</text:p>
          </table:table-cell>
          <table:table-cell/>
          <table:table-cell office:value-type="string" calcext:value-type="string">
            <text:p>K10002</text:p>
          </table:table-cell>
          <table:table-cell office:value-type="string" calcext:value-type="string">
            <text:p>18B Pinks Alley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 Elijio</text:p>
          </table:table-cell>
          <table:table-cell office:value-type="string" calcext:value-type="string">
            <text:p>615-4052</text:p>
          </table:table-cell>
          <table:table-cell/>
          <table:table-cell office:value-type="string" calcext:value-type="string">
            <text:p>ethelvargaspreschool@yahoo.com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table:number-columns-repeated="2"/>
          <table:table-cell office:value-type="float" office:value="-88.18534025" calcext:value-type="float">
            <text:p>-88.18534025</text:p>
          </table:table-cell>
          <table:table-cell office:value-type="float" office:value="17.49632913" calcext:value-type="float">
            <text:p>17.4963291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vangelical Holiness Preschool</text:p>
          </table:table-cell>
          <table:table-cell/>
          <table:table-cell office:value-type="string" calcext:value-type="string">
            <text:p>K29301</text:p>
          </table:table-cell>
          <table:table-cell office:value-type="string" calcext:value-type="string">
            <text:p>Santa Famili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ia Aguirre</text:p>
          </table:table-cell>
          <table:table-cell office:value-type="string" calcext:value-type="string">
            <text:p>665-5134</text:p>
          </table:table-cell>
          <table:table-cell/>
          <table:table-cell office:value-type="string" calcext:value-type="string">
            <text:p>holinesspre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22.22222222" calcext:value-type="float">
            <text:p>-22.22222222</text:p>
          </table:table-cell>
          <table:table-cell office:value-type="float" office:value="11.11111111" calcext:value-type="float">
            <text:p>11.1111111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ias Moh</text:p>
          </table:table-cell>
          <table:table-cell office:value-type="string" calcext:value-type="string">
            <text:p>Maria Can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vershine Preschool</text:p>
          </table:table-cell>
          <table:table-cell office:value-type="string" calcext:value-type="string">
            <text:p>Evershine Baptist Preschool</text:p>
          </table:table-cell>
          <table:table-cell office:value-type="string" calcext:value-type="string">
            <text:p>K54002</text:p>
          </table:table-cell>
          <table:table-cell office:value-type="string" calcext:value-type="string">
            <text:p>15 Magoon St, Dangrig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ydia Chuc</text:p>
          </table:table-cell>
          <table:table-cell office:value-type="string" calcext:value-type="string">
            <text:p>502-3431/627-4946</text:p>
          </table:table-cell>
          <table:table-cell/>
          <table:table-cell office:value-type="string" calcext:value-type="string">
            <text:p>evershinebaptistpreschool@gmail.com</text:p>
          </table:table-cell>
          <table:table-cell office:value-type="string" calcext:value-type="string">
            <text:p>http://evershine.edu.bz</text:p>
          </table:table-cell>
          <table:table-cell/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-88.2203293" calcext:value-type="float">
            <text:p>-88.2203293</text:p>
          </table:table-cell>
          <table:table-cell office:value-type="float" office:value="16.96676109" calcext:value-type="float">
            <text:p>16.9667610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Fabian Cayetano RC Preschool</text:p>
          </table:table-cell>
          <table:table-cell/>
          <table:table-cell office:value-type="string" calcext:value-type="string">
            <text:p>K64118</text:p>
          </table:table-cell>
          <table:table-cell office:value-type="string" calcext:value-type="string">
            <text:p>Bladen Village, Toled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aria Ramos</text:p>
          </table:table-cell>
          <table:table-cell office:value-type="string" calcext:value-type="string">
            <text:p>665-2588/613-2505</text:p>
          </table:table-cell>
          <table:table-cell/>
          <table:table-cell office:value-type="string" calcext:value-type="string">
            <text:p>FabianCayetanoR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2242232" calcext:value-type="float">
            <text:p>-88.62242232</text:p>
          </table:table-cell>
          <table:table-cell office:value-type="float" office:value="16.47377481" calcext:value-type="float">
            <text:p>16.4737748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ilaria Ramos</text:p>
          </table:table-cell>
          <table:table-cell office:value-type="string" calcext:value-type="string">
            <text:p>Trisha Loft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airyland Early Childhood Development Cent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11007</text:p>
          </table:table-cell>
          <table:table-cell office:value-type="string" calcext:value-type="string">
            <text:p>54 Neal Pen Rd. <text:s/>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queline Gill</text:p>
          </table:table-cell>
          <table:table-cell office:value-type="string" calcext:value-type="string">
            <text:p>630-084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acgilardvc@yahoo.com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88.198253" calcext:value-type="float">
            <text:p>-88.198253</text:p>
          </table:table-cell>
          <table:table-cell office:value-type="float" office:value="17.490034" calcext:value-type="float">
            <text:p>17.49003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acqueline Gill, Head Teach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airyland Preschool</text:p>
          </table:table-cell>
          <table:table-cell/>
          <table:table-cell office:value-type="string" calcext:value-type="string">
            <text:p>K31001</text:p>
          </table:table-cell>
          <table:table-cell office:value-type="string" calcext:value-type="string">
            <text:p>60-1st St. North 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Cruz</text:p>
          </table:table-cell>
          <table:table-cell office:value-type="string" calcext:value-type="string">
            <text:p>422-2461/ 620-2585</text:p>
          </table:table-cell>
          <table:table-cell/>
          <table:table-cell office:value-type="string" calcext:value-type="string">
            <text:p>sylviacruz94@gmail.com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22.22222222" calcext:value-type="float">
            <text:p>-22.22222222</text:p>
          </table:table-cell>
          <table:table-cell office:value-type="float" office:value="11.11111111" calcext:value-type="float">
            <text:p>11.1111111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ylvia Cru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les Point Child Stimulation Centre</text:p>
          </table:table-cell>
          <table:table-cell/>
          <table:table-cell office:value-type="string" calcext:value-type="string">
            <text:p>K10105</text:p>
          </table:table-cell>
          <table:table-cell office:value-type="string" calcext:value-type="string">
            <text:p>Gales Point Manate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lmadine Samuels</text:p>
          </table:table-cell>
          <table:table-cell office:value-type="string" calcext:value-type="string">
            <text:p>655-2562</text:p>
          </table:table-cell>
          <table:table-cell/>
          <table:table-cell office:value-type="string" calcext:value-type="string">
            <text:p>galespointgovbz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3062977" calcext:value-type="float">
            <text:p>-88.33062977</text:p>
          </table:table-cell>
          <table:table-cell office:value-type="float" office:value="17.17571594" calcext:value-type="float">
            <text:p>17.1757159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lenford Palacio</text:p>
          </table:table-cell>
          <table:table-cell office:value-type="string" calcext:value-type="string">
            <text:p>Bernadette Gord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arden City Preschool</text:p>
          </table:table-cell>
          <table:table-cell/>
          <table:table-cell office:value-type="string" calcext:value-type="string">
            <text:p>K20003</text:p>
          </table:table-cell>
          <table:table-cell office:value-type="string" calcext:value-type="string">
            <text:p>Hummingbird Avenue, 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vin Hall</text:p>
          </table:table-cell>
          <table:table-cell office:value-type="string" calcext:value-type="string">
            <text:p>822-3791</text:p>
          </table:table-cell>
          <table:table-cell/>
          <table:table-cell office:value-type="string" calcext:value-type="string">
            <text:p>gardencity_primaryschool@yahoo.com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-88.76885633" calcext:value-type="float">
            <text:p>-88.76885633</text:p>
          </table:table-cell>
          <table:table-cell office:value-type="float" office:value="17.24135329" calcext:value-type="float">
            <text:p>17.2413532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Kevin Hall</text:p>
          </table:table-cell>
          <table:table-cell office:value-type="string" calcext:value-type="string">
            <text:p>Paul Chu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loryZone Christian Academy Preschool</text:p>
          </table:table-cell>
          <table:table-cell/>
          <table:table-cell office:value-type="string" calcext:value-type="string">
            <text:p>K51004</text:p>
          </table:table-cell>
          <table:table-cell office:value-type="string" calcext:value-type="string">
            <text:p>2682 Wagierale Street, Dangrig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ona Lewis</text:p>
          </table:table-cell>
          <table:table-cell office:value-type="string" calcext:value-type="string">
            <text:p>631-9931</text:p>
          </table:table-cell>
          <table:table-cell/>
          <table:table-cell office:value-type="string" calcext:value-type="string">
            <text:p>fionaalewis69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olden Star Government Preschool</text:p>
          </table:table-cell>
          <table:table-cell/>
          <table:table-cell office:value-type="string" calcext:value-type="string">
            <text:p>K60101</text:p>
          </table:table-cell>
          <table:table-cell office:value-type="string" calcext:value-type="string">
            <text:p>Golden Stream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et Gabutt</text:p>
          </table:table-cell>
          <table:table-cell office:value-type="float" office:value="6150764" calcext:value-type="float">
            <text:p>6150764</text:p>
          </table:table-cell>
          <table:table-cell/>
          <table:table-cell office:value-type="string" calcext:value-type="string">
            <text:p>debbyrodriguez92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79922442" calcext:value-type="float">
            <text:p>-88.79922442</text:p>
          </table:table-cell>
          <table:table-cell office:value-type="float" office:value="16.35095604" calcext:value-type="float">
            <text:p>16.3509560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ood Start Preschool</text:p>
          </table:table-cell>
          <table:table-cell/>
          <table:table-cell office:value-type="string" calcext:value-type="string">
            <text:p>K21102</text:p>
          </table:table-cell>
          <table:table-cell office:value-type="string" calcext:value-type="string">
            <text:p>Camalot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 Leanora Banner</text:p>
          </table:table-cell>
          <table:table-cell office:value-type="string" calcext:value-type="string">
            <text:p>652 7236</text:p>
          </table:table-cell>
          <table:table-cell/>
          <table:table-cell office:value-type="string" calcext:value-type="string">
            <text:p>carolbanner@yahoo.com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22.22222222" calcext:value-type="float">
            <text:p>-22.22222222</text:p>
          </table:table-cell>
          <table:table-cell office:value-type="float" office:value="11.11111111" calcext:value-type="float">
            <text:p>11.1111111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ol Banner</text:p>
          </table:table-cell>
          <table:table-cell office:value-type="string" calcext:value-type="string">
            <text:p>Coslyn Bonne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uardian Angel Preschool</text:p>
          </table:table-cell>
          <table:table-cell/>
          <table:table-cell office:value-type="string" calcext:value-type="string">
            <text:p>K44108</text:p>
          </table:table-cell>
          <table:table-cell office:value-type="string" calcext:value-type="string">
            <text:p>Guinea Gras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ver Medina</text:p>
          </table:table-cell>
          <table:table-cell office:value-type="string" calcext:value-type="string">
            <text:p>323-1028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9735397" calcext:value-type="float">
            <text:p>-88.59735397</text:p>
          </table:table-cell>
          <table:table-cell office:value-type="float" office:value="17.96684204" calcext:value-type="float">
            <text:p>17.9668420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uinea Grass Pentecostal Preschool</text:p>
          </table:table-cell>
          <table:table-cell/>
          <table:table-cell office:value-type="string" calcext:value-type="string">
            <text:p>K44107</text:p>
          </table:table-cell>
          <table:table-cell office:value-type="string" calcext:value-type="string">
            <text:p>Guinea Gras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el Lopez</text:p>
          </table:table-cell>
          <table:table-cell office:value-type="string" calcext:value-type="string">
            <text:p>303-1031</text:p>
          </table:table-cell>
          <table:table-cell table:number-columns-repeated="4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59758867" calcext:value-type="float">
            <text:p>-88.59758867</text:p>
          </table:table-cell>
          <table:table-cell office:value-type="float" office:value="17.96526293" calcext:value-type="float">
            <text:p>17.9652629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entecostal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entecostal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United Pentecost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ulisi Community Preschool</text:p>
          </table:table-cell>
          <table:table-cell/>
          <table:table-cell office:value-type="string" calcext:value-type="string">
            <text:p>K53001</text:p>
          </table:table-cell>
          <table:table-cell office:value-type="string" calcext:value-type="string">
            <text:p>Monument Area, Dangrig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ol Ellis</text:p>
          </table:table-cell>
          <table:table-cell office:value-type="string" calcext:value-type="string">
            <text:p>613-8963</text:p>
          </table:table-cell>
          <table:table-cell/>
          <table:table-cell office:value-type="string" calcext:value-type="string">
            <text:p>gulisicommunityprimaryschool07@gmail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24126268" calcext:value-type="float">
            <text:p>-88.24126268</text:p>
          </table:table-cell>
          <table:table-cell office:value-type="float" office:value="16.96199367" calcext:value-type="float">
            <text:p>16.9619936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tional Garifuna Counci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enancia Flores</text:p>
          </table:table-cell>
          <table:table-cell office:value-type="string" calcext:value-type="string">
            <text:p>Marsha Meji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and in Hand Ministries Preschool</text:p>
          </table:table-cell>
          <table:table-cell/>
          <table:table-cell office:value-type="string" calcext:value-type="string">
            <text:p>K14010</text:p>
          </table:table-cell>
          <table:table-cell office:value-type="string" calcext:value-type="string">
            <text:p>1 1/2 Mile George Price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ine Reneau</text:p>
          </table:table-cell>
          <table:table-cell office:value-type="string" calcext:value-type="string">
            <text:p>633-3964</text:p>
          </table:table-cell>
          <table:table-cell/>
          <table:table-cell office:value-type="string" calcext:value-type="string">
            <text:p>geraldinereneau2@gmail.com</text:p>
          </table:table-cell>
          <table:table-cell office:value-type="string" calcext:value-type="string">
            <text:p>www.myhandinhand.org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21148465" calcext:value-type="float">
            <text:p>-88.21148465</text:p>
          </table:table-cell>
          <table:table-cell office:value-type="float" office:value="17.50104351" calcext:value-type="float">
            <text:p>17.5010435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adia Armstro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appy Days Preschool</text:p>
          </table:table-cell>
          <table:table-cell/>
          <table:table-cell office:value-type="string" calcext:value-type="string">
            <text:p>K11009</text:p>
          </table:table-cell>
          <table:table-cell office:value-type="string" calcext:value-type="string">
            <text:p>3 Curassow St, Belize City</text:p>
          </table:table-cell>
          <table:table-cell/>
          <table:table-cell office:value-type="string" calcext:value-type="string">
            <text:p>Norma Jean Pitts</text:p>
          </table:table-cell>
          <table:table-cell office:value-type="float" office:value="6070943" calcext:value-type="float">
            <text:p>607094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appydayspre-school@outlook.com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-22.22222222" calcext:value-type="float">
            <text:p>-22.22222222</text:p>
          </table:table-cell>
          <table:table-cell office:value-type="float" office:value="11.11111111" calcext:value-type="float">
            <text:p>11.1111111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orma Jean Pitt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appy Home Preschool</text:p>
          </table:table-cell>
          <table:table-cell/>
          <table:table-cell office:value-type="string" calcext:value-type="string">
            <text:p>K64001</text:p>
          </table:table-cell>
          <table:table-cell office:value-type="string" calcext:value-type="string">
            <text:p>Front Street, Punta Gord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 Ramclam</text:p>
          </table:table-cell>
          <table:table-cell office:value-type="string" calcext:value-type="string">
            <text:p>702-2610</text:p>
          </table:table-cell>
          <table:table-cell/>
          <table:table-cell office:value-type="string" calcext:value-type="string">
            <text:p>pgms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01299" calcext:value-type="float">
            <text:p>-88.801299</text:p>
          </table:table-cell>
          <table:table-cell office:value-type="float" office:value="16.101592" calcext:value-type="float">
            <text:p>16.10159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lorence Ramclam</text:p>
          </table:table-cell>
          <table:table-cell office:value-type="string" calcext:value-type="string">
            <text:p>Ovetta Fuente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armony Preschool</text:p>
          </table:table-cell>
          <table:table-cell/>
          <table:table-cell office:value-type="string" calcext:value-type="string">
            <text:p>K12102</text:p>
          </table:table-cell>
          <table:table-cell office:value-type="string" calcext:value-type="string">
            <text:p>Bermundian Lan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ette Martinez</text:p>
          </table:table-cell>
          <table:table-cell office:value-type="string" calcext:value-type="string">
            <text:p>610-8748</text:p>
          </table:table-cell>
          <table:table-cell/>
          <table:table-cell office:value-type="string" calcext:value-type="string">
            <text:p>paulettemartinez830@yahoo.com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-88.5390747" calcext:value-type="float">
            <text:p>-88.5390747</text:p>
          </table:table-cell>
          <table:table-cell office:value-type="float" office:value="17.556261" calcext:value-type="float">
            <text:p>17.55626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attieville Government Preschool</text:p>
          </table:table-cell>
          <table:table-cell/>
          <table:table-cell office:value-type="string" calcext:value-type="string">
            <text:p>K10102</text:p>
          </table:table-cell>
          <table:table-cell office:value-type="string" calcext:value-type="string">
            <text:p>115 Sylvester Blvd., Hattievill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wendolyn Usher</text:p>
          </table:table-cell>
          <table:table-cell office:value-type="string" calcext:value-type="string">
            <text:p>225-6014</text:p>
          </table:table-cell>
          <table:table-cell/>
          <table:table-cell office:value-type="string" calcext:value-type="string">
            <text:p>hattievillegovernment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934689" calcext:value-type="float">
            <text:p>-88.3934689</text:p>
          </table:table-cell>
          <table:table-cell office:value-type="float" office:value="17.4485986" calcext:value-type="float">
            <text:p>17.448598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elping Hands Preschool</text:p>
          </table:table-cell>
          <table:table-cell/>
          <table:table-cell office:value-type="string" calcext:value-type="string">
            <text:p>K14102</text:p>
          </table:table-cell>
          <table:table-cell office:value-type="string" calcext:value-type="string">
            <text:p>B68, Section Q, Mahagony He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zabeth Pinelo</text:p>
          </table:table-cell>
          <table:table-cell office:value-type="string" calcext:value-type="string">
            <text:p>626-0804</text:p>
          </table:table-cell>
          <table:table-cell/>
          <table:table-cell office:value-type="string" calcext:value-type="string">
            <text:p>Helpinghandspreschool2020@gmail.com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8.56751161" calcext:value-type="float">
            <text:p>-88.56751161</text:p>
          </table:table-cell>
          <table:table-cell office:value-type="float" office:value="17.3384242" calcext:value-type="float">
            <text:p>17.338424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oly Angels Preschool</text:p>
          </table:table-cell>
          <table:table-cell/>
          <table:table-cell office:value-type="string" calcext:value-type="string">
            <text:p>K54101</text:p>
          </table:table-cell>
          <table:table-cell office:value-type="string" calcext:value-type="string">
            <text:p>12 milesSC Valley Rd, Pomon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an Gutierrez</text:p>
          </table:table-cell>
          <table:table-cell office:value-type="string" calcext:value-type="string">
            <text:p>502-3202</text:p>
          </table:table-cell>
          <table:table-cell/>
          <table:table-cell office:value-type="string" calcext:value-type="string">
            <text:p>holyangelspom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7536845" calcext:value-type="float">
            <text:p>-88.37536845</text:p>
          </table:table-cell>
          <table:table-cell office:value-type="float" office:value="16.99309444" calcext:value-type="float">
            <text:p>16.9930944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adie Asevedo</text:p>
          </table:table-cell>
          <table:table-cell office:value-type="string" calcext:value-type="string">
            <text:p>Ercelia Wagn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oly Cross Anglican Preschool</text:p>
          </table:table-cell>
          <table:table-cell/>
          <table:table-cell office:value-type="string" calcext:value-type="string">
            <text:p>K14013</text:p>
          </table:table-cell>
          <table:table-cell office:value-type="string" calcext:value-type="string">
            <text:p>San Mateo, San Pe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ivia Tasher</text:p>
          </table:table-cell>
          <table:table-cell office:value-type="string" calcext:value-type="string">
            <text:p>226-3456</text:p>
          </table:table-cell>
          <table:table-cell/>
          <table:table-cell office:value-type="string" calcext:value-type="string">
            <text:p>lvtasher@yahoo.com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-87.95800778" calcext:value-type="float">
            <text:p>-87.95800778</text:p>
          </table:table-cell>
          <table:table-cell office:value-type="float" office:value="17.93204994" calcext:value-type="float">
            <text:p>17.9320499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oly Family Preschool</text:p>
          </table:table-cell>
          <table:table-cell/>
          <table:table-cell office:value-type="string" calcext:value-type="string">
            <text:p>K54109</text:p>
          </table:table-cell>
          <table:table-cell office:value-type="string" calcext:value-type="string">
            <text:p>Hopkin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 Nunez</text:p>
          </table:table-cell>
          <table:table-cell office:value-type="string" calcext:value-type="string">
            <text:p>607-6094/613-9919</text:p>
          </table:table-cell>
          <table:table-cell/>
          <table:table-cell office:value-type="string" calcext:value-type="string">
            <text:p>holyfamily518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8384546" calcext:value-type="float">
            <text:p>-88.28384546</text:p>
          </table:table-cell>
          <table:table-cell office:value-type="float" office:value="16.858705" calcext:value-type="float">
            <text:p>16.85870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oly Ghost Preschool</text:p>
          </table:table-cell>
          <table:table-cell/>
          <table:table-cell office:value-type="string" calcext:value-type="string">
            <text:p>K54005</text:p>
          </table:table-cell>
          <table:table-cell office:value-type="string" calcext:value-type="string">
            <text:p>Commerce Bight Road, Dangrig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a Sabal</text:p>
          </table:table-cell>
          <table:table-cell office:value-type="string" calcext:value-type="string">
            <text:p>615-7517</text:p>
          </table:table-cell>
          <table:table-cell/>
          <table:table-cell office:value-type="string" calcext:value-type="string">
            <text:p>holyghostdangriga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22036542" calcext:value-type="float">
            <text:p>-88.22036542</text:p>
          </table:table-cell>
          <table:table-cell office:value-type="float" office:value="16.95834961" calcext:value-type="float">
            <text:p>16.9583496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uliette Williams</text:p>
          </table:table-cell>
          <table:table-cell office:value-type="string" calcext:value-type="string">
            <text:p>Ercelia Wagn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ope Creek Methodist Preschool</text:p>
          </table:table-cell>
          <table:table-cell/>
          <table:table-cell office:value-type="string" calcext:value-type="string">
            <text:p>K50401</text:p>
          </table:table-cell>
          <table:table-cell office:value-type="string" calcext:value-type="string">
            <text:p>Hope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Usher</text:p>
          </table:table-cell>
          <table:table-cell office:value-type="string" calcext:value-type="string">
            <text:p>542-2010/ 635-6565</text:p>
          </table:table-cell>
          <table:table-cell/>
          <table:table-cell office:value-type="string" calcext:value-type="string">
            <text:p>hopecreekmethodistschoo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134707" calcext:value-type="float">
            <text:p>-88.3134707</text:p>
          </table:table-cell>
          <table:table-cell office:value-type="float" office:value="17.0027292" calcext:value-type="float">
            <text:p>17.002729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ladys Jacks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ope Presbyterian Preschool</text:p>
          </table:table-cell>
          <table:table-cell/>
          <table:table-cell office:value-type="string" calcext:value-type="string">
            <text:p>K24002</text:p>
          </table:table-cell>
          <table:table-cell office:value-type="string" calcext:value-type="string">
            <text:p>La Loma Luz Blvd, Santa Elena</text:p>
          </table:table-cell>
          <table:table-cell office:value-type="string" calcext:value-type="string">
            <text:p>P.O. Box 103</text:p>
          </table:table-cell>
          <table:table-cell office:value-type="string" calcext:value-type="string">
            <text:p>Ruth Sierra</text:p>
          </table:table-cell>
          <table:table-cell office:value-type="string" calcext:value-type="string">
            <text:p>605-5131</text:p>
          </table:table-cell>
          <table:table-cell table:number-columns-repeated="4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9.06008382" calcext:value-type="float">
            <text:p>-89.06008382</text:p>
          </table:table-cell>
          <table:table-cell office:value-type="float" office:value="17.17237462" calcext:value-type="float">
            <text:p>17.1723746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uth Sierr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orizon Academy Preschool</text:p>
          </table:table-cell>
          <table:table-cell/>
          <table:table-cell office:value-type="string" calcext:value-type="string">
            <text:p>K17401</text:p>
          </table:table-cell>
          <table:table-cell office:value-type="string" calcext:value-type="string">
            <text:p>3 miles Phillip Goldson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 Maheia</text:p>
          </table:table-cell>
          <table:table-cell office:value-type="string" calcext:value-type="string">
            <text:p>223-276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ncipal@horizonacademy.edu.bz</text:p>
          </table:table-cell>
          <table:table-cell office:value-type="string" calcext:value-type="string">
            <text:p>https://horizonacademy.edu.bz/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-88.229091" calcext:value-type="float">
            <text:p>-88.229091</text:p>
          </table:table-cell>
          <table:table-cell office:value-type="float" office:value="17.51737736" calcext:value-type="float">
            <text:p>17.5173773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an Mehei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oward Smith Nazarene Preschool</text:p>
          </table:table-cell>
          <table:table-cell/>
          <table:table-cell office:value-type="string" calcext:value-type="string">
            <text:p>K24004</text:p>
          </table:table-cell>
          <table:table-cell office:value-type="string" calcext:value-type="string">
            <text:p>Juanito Gongora St., Benque Vie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lfa Velasquez</text:p>
          </table:table-cell>
          <table:table-cell office:value-type="string" calcext:value-type="string">
            <text:p>803-3202</text:p>
          </table:table-cell>
          <table:table-cell/>
          <table:table-cell office:value-type="string" calcext:value-type="string">
            <text:p>howardsmithnazarene@yahoo.com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9.1337927" calcext:value-type="float">
            <text:p>-89.1337927</text:p>
          </table:table-cell>
          <table:table-cell office:value-type="float" office:value="17.073336" calcext:value-type="float">
            <text:p>17.07333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dulfa Velasquez</text:p>
          </table:table-cell>
          <table:table-cell office:value-type="string" calcext:value-type="string">
            <text:p>Mauda Cuni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ummingbird Elementary Preschool</text:p>
          </table:table-cell>
          <table:table-cell/>
          <table:table-cell office:value-type="string" calcext:value-type="string">
            <text:p>K17009</text:p>
          </table:table-cell>
          <table:table-cell office:value-type="string" calcext:value-type="string">
            <text:p>24 Newtown Barra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una Vasquez</text:p>
          </table:table-cell>
          <table:table-cell office:value-type="string" calcext:value-type="string">
            <text:p>224-5383</text:p>
          </table:table-cell>
          <table:table-cell/>
          <table:table-cell office:value-type="string" calcext:value-type="string">
            <text:p>hummingbirdes@gmail.com</text:p>
          </table:table-cell>
          <table:table-cell office:value-type="string" calcext:value-type="string">
            <text:p>hummingbirdelementarybelize.com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-88.1881624" calcext:value-type="float">
            <text:p>-88.1881624</text:p>
          </table:table-cell>
          <table:table-cell office:value-type="float" office:value="17.5091307" calcext:value-type="float">
            <text:p>17.509130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indy Ca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ames Garbutt SDA Preschool</text:p>
          </table:table-cell>
          <table:table-cell/>
          <table:table-cell office:value-type="string" calcext:value-type="string">
            <text:p>K14014</text:p>
          </table:table-cell>
          <table:table-cell office:value-type="string" calcext:value-type="string">
            <text:p>21 Albert Street West</text:p>
          </table:table-cell>
          <table:table-cell office:value-type="string" calcext:value-type="string">
            <text:p>PO BOX 90</text:p>
          </table:table-cell>
          <table:table-cell office:value-type="string" calcext:value-type="string">
            <text:p>Maren Moralez</text:p>
          </table:table-cell>
          <table:table-cell office:value-type="string" calcext:value-type="string">
            <text:p>207-2769</text:p>
          </table:table-cell>
          <table:table-cell/>
          <table:table-cell office:value-type="string" calcext:value-type="string">
            <text:p>jamesgarbuttsda@yahoo.com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-88.1886479" calcext:value-type="float">
            <text:p>-88.1886479</text:p>
          </table:table-cell>
          <table:table-cell office:value-type="float" office:value="17.4892637" calcext:value-type="float">
            <text:p>17.489263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andra Carr</text:p>
          </table:table-cell>
          <table:table-cell office:value-type="string" calcext:value-type="string">
            <text:p>Claudia Baptis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Jireh Preschool</text:p>
          </table:table-cell>
          <table:table-cell/>
          <table:table-cell office:value-type="string" calcext:value-type="string">
            <text:p>K21001</text:p>
          </table:table-cell>
          <table:table-cell office:value-type="string" calcext:value-type="string">
            <text:p>21 Carmen St., Santa Elena, Cayo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Mar</text:p>
          </table:table-cell>
          <table:table-cell office:value-type="string" calcext:value-type="string">
            <text:p>626-3518</text:p>
          </table:table-cell>
          <table:table-cell/>
          <table:table-cell office:value-type="string" calcext:value-type="string">
            <text:p>jirehpreschool@gmail.com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22.22222222" calcext:value-type="float">
            <text:p>-22.22222222</text:p>
          </table:table-cell>
          <table:table-cell office:value-type="float" office:value="11.11111111" calcext:value-type="float">
            <text:p>11.1111111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tha Ma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onee Preschool</text:p>
          </table:table-cell>
          <table:table-cell/>
          <table:table-cell office:value-type="string" calcext:value-type="string">
            <text:p>K11022</text:p>
          </table:table-cell>
          <table:table-cell office:value-type="string" calcext:value-type="string">
            <text:p>1301 Crown Cone Ave.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ueh-Yun Wu</text:p>
          </table:table-cell>
          <table:table-cell office:value-type="string" calcext:value-type="string">
            <text:p>223-0890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iddie Kinder Preschool</text:p>
          </table:table-cell>
          <table:table-cell/>
          <table:table-cell office:value-type="string" calcext:value-type="string">
            <text:p>K21004</text:p>
          </table:table-cell>
          <table:table-cell office:value-type="string" calcext:value-type="string">
            <text:p>15 Apollo St., San Igna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leni Gomez</text:p>
          </table:table-cell>
          <table:table-cell office:value-type="string" calcext:value-type="string">
            <text:p>607-8609</text:p>
          </table:table-cell>
          <table:table-cell/>
          <table:table-cell office:value-type="string" calcext:value-type="string">
            <text:p>arlenigomez@gmail.com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leni Gomez (Principal)</text:p>
          </table:table-cell>
          <table:table-cell office:value-type="string" calcext:value-type="string">
            <text:p>Ycela Ortega (Teacher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Kiddie’s Care Learning Center</text:p>
          </table:table-cell>
          <table:table-cell/>
          <table:table-cell office:value-type="string" calcext:value-type="string">
            <text:p>K24106</text:p>
          </table:table-cell>
          <table:table-cell office:value-type="string" calcext:value-type="string">
            <text:p>Ontari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lina Valdez</text:p>
          </table:table-cell>
          <table:table-cell office:value-type="string" calcext:value-type="string">
            <text:p>802-2951</text:p>
          </table:table-cell>
          <table:table-cell/>
          <table:table-cell office:value-type="string" calcext:value-type="string">
            <text:p>ontariochristianschool92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899186" calcext:value-type="float">
            <text:p>-88.8899186</text:p>
          </table:table-cell>
          <table:table-cell office:value-type="float" office:value="17.2265739" calcext:value-type="float">
            <text:p>17.226573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Ontario Christian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lfa Ramos (Secretary)</text:p>
          </table:table-cell>
          <table:table-cell office:value-type="string" calcext:value-type="string">
            <text:p>Gina Jones (Head Teacher)</text:p>
          </table:table-cell>
          <table:table-cell office:value-type="string" calcext:value-type="string">
            <text:p>Ontario Christi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iddies' Campus Preschool</text:p>
          </table:table-cell>
          <table:table-cell/>
          <table:table-cell office:value-type="string" calcext:value-type="string">
            <text:p>K11010</text:p>
          </table:table-cell>
          <table:table-cell office:value-type="string" calcext:value-type="string">
            <text:p>1736 Coney Dr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 Pilgrim</text:p>
          </table:table-cell>
          <table:table-cell office:value-type="string" calcext:value-type="string">
            <text:p>601-8765</text:p>
          </table:table-cell>
          <table:table-cell/>
          <table:table-cell office:value-type="string" calcext:value-type="string">
            <text:p>adelapilgrim13@gmail.com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-22.22222222" calcext:value-type="float">
            <text:p>-22.22222222</text:p>
          </table:table-cell>
          <table:table-cell office:value-type="float" office:value="11.11111111" calcext:value-type="float">
            <text:p>11.1111111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iddy Kinder Preschool</text:p>
          </table:table-cell>
          <table:table-cell/>
          <table:table-cell office:value-type="string" calcext:value-type="string">
            <text:p>K31003</text:p>
          </table:table-cell>
          <table:table-cell office:value-type="string" calcext:value-type="string">
            <text:p>2nd Street South, Corozal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da Babb</text:p>
          </table:table-cell>
          <table:table-cell office:value-type="string" calcext:value-type="string">
            <text:p>600-9781</text:p>
          </table:table-cell>
          <table:table-cell/>
          <table:table-cell office:value-type="string" calcext:value-type="string">
            <text:p>kiddykinderpreschool@gmail.com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-88.3884578" calcext:value-type="float">
            <text:p>-88.3884578</text:p>
          </table:table-cell>
          <table:table-cell office:value-type="float" office:value="18.39170544" calcext:value-type="float">
            <text:p>18.3917054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da Babb</text:p>
          </table:table-cell>
          <table:table-cell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ids First Child Development Center Preschool</text:p>
          </table:table-cell>
          <table:table-cell/>
          <table:table-cell office:value-type="string" calcext:value-type="string">
            <text:p>K51001</text:p>
          </table:table-cell>
          <table:table-cell office:value-type="string" calcext:value-type="string">
            <text:p>7 Rice St. Dangar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a Thompson</text:p>
          </table:table-cell>
          <table:table-cell table:number-columns-repeated="2" office:value-type="string" calcext:value-type="string">
            <text:p>502-0272</text:p>
          </table:table-cell>
          <table:table-cell office:value-type="string" calcext:value-type="string">
            <text:p>kidscdc1st@gmail.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-88.22381549" calcext:value-type="float">
            <text:p>-88.22381549</text:p>
          </table:table-cell>
          <table:table-cell office:value-type="float" office:value="16.97261741" calcext:value-type="float">
            <text:p>16.9726174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s Felicia Caliz</text:p>
          </table:table-cell>
          <table:table-cell office:value-type="string" calcext:value-type="string">
            <text:p>Mrs Carla Thomps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King Jesus Preschool</text:p>
          </table:table-cell>
          <table:table-cell/>
          <table:table-cell office:value-type="string" calcext:value-type="string">
            <text:p>K11012</text:p>
          </table:table-cell>
          <table:table-cell office:value-type="string" calcext:value-type="string">
            <text:p>26 Humming Bird Street <text:s/>Jane Usher Blv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rilyn Spencer Flowers</text:p>
          </table:table-cell>
          <table:table-cell office:value-type="string" calcext:value-type="string">
            <text:p>621-9528</text:p>
          </table:table-cell>
          <table:table-cell/>
          <table:table-cell office:value-type="string" calcext:value-type="string">
            <text:p>jeralflowers@hot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22.22222222" calcext:value-type="float">
            <text:p>-22.22222222</text:p>
          </table:table-cell>
          <table:table-cell office:value-type="float" office:value="11.11111111" calcext:value-type="float">
            <text:p>11.11111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ingdom Kids Preschool/ Visually Impaired Learning Center</text:p>
          </table:table-cell>
          <table:table-cell/>
          <table:table-cell office:value-type="string" calcext:value-type="string">
            <text:p>K13101</text:p>
          </table:table-cell>
          <table:table-cell office:value-type="string" calcext:value-type="string">
            <text:p>214 Lords Bank Village Off Serosy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es Scott / Sandra-lee Jones</text:p>
          </table:table-cell>
          <table:table-cell office:value-type="string" calcext:value-type="string">
            <text:p>[S]622-3736/ 6004942[Ines]</text:p>
          </table:table-cell>
          <table:table-cell/>
          <table:table-cell office:value-type="string" calcext:value-type="string">
            <text:p>lfhkmbz@yahoo.com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ids Learning Imagining Creating Preschool</text:p>
          </table:table-cell>
          <table:table-cell office:value-type="string" calcext:value-type="string">
            <text:p>KLIC</text:p>
          </table:table-cell>
          <table:table-cell office:value-type="string" calcext:value-type="string">
            <text:p>K21013</text:p>
          </table:table-cell>
          <table:table-cell office:value-type="string" calcext:value-type="string">
            <text:p>18 Roseapple Street, 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arita Mena</text:p>
          </table:table-cell>
          <table:table-cell office:value-type="string" calcext:value-type="string">
            <text:p>822-0143/610-2981</text:p>
          </table:table-cell>
          <table:table-cell/>
          <table:table-cell office:value-type="string" calcext:value-type="string">
            <text:p>klicplaygroup@yahoo.com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/>
          <table:table-cell office:value-type="float" office:value="2023" calcext:value-type="float">
            <text:p>2023</text:p>
          </table:table-cell>
          <table:table-cell table:number-columns-repeated="2"/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garita Mena (Principal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Kuxlin Ha Gov't Preschool</text:p>
          </table:table-cell>
          <table:table-cell/>
          <table:table-cell office:value-type="string" calcext:value-type="string">
            <text:p>K20103</text:p>
          </table:table-cell>
          <table:table-cell office:value-type="string" calcext:value-type="string">
            <text:p>Masaan St., Maya Mopan, 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Ramos</text:p>
          </table:table-cell>
          <table:table-cell office:value-type="string" calcext:value-type="string">
            <text:p>626-1698</text:p>
          </table:table-cell>
          <table:table-cell table:number-columns-repeated="4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75091571" calcext:value-type="float">
            <text:p>-88.75091571</text:p>
          </table:table-cell>
          <table:table-cell office:value-type="float" office:value="17.24511902" calcext:value-type="float">
            <text:p>17.2451190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erlene Wilshire</text:p>
          </table:table-cell>
          <table:table-cell office:value-type="string" calcext:value-type="string">
            <text:p>Gaudy Tzalam</text:p>
          </table:table-cell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a Inmaculada Preschool</text:p>
          </table:table-cell>
          <table:table-cell/>
          <table:table-cell office:value-type="string" calcext:value-type="string">
            <text:p>K44003</text:p>
          </table:table-cell>
          <table:table-cell office:value-type="string" calcext:value-type="string">
            <text:p>3 Church 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ny Umana</text:p>
          </table:table-cell>
          <table:table-cell office:value-type="string" calcext:value-type="string">
            <text:p>322-3450</text:p>
          </table:table-cell>
          <table:table-cell/>
          <table:table-cell office:value-type="string" calcext:value-type="string">
            <text:p>lainmacualadarcschoo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5877801" calcext:value-type="float">
            <text:p>-88.55877801</text:p>
          </table:table-cell>
          <table:table-cell office:value-type="float" office:value="18.07972456" calcext:value-type="float">
            <text:p>18.0797245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esKuela Garifuna Preschool</text:p>
          </table:table-cell>
          <table:table-cell/>
          <table:table-cell office:value-type="string" calcext:value-type="string">
            <text:p>K51002</text:p>
          </table:table-cell>
          <table:table-cell office:value-type="string" calcext:value-type="string">
            <text:p>1582 Teddy Cas 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lene Lopez</text:p>
          </table:table-cell>
          <table:table-cell office:value-type="string" calcext:value-type="string">
            <text:p>661-6988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eta Webb Preschool</text:p>
          </table:table-cell>
          <table:table-cell/>
          <table:table-cell office:value-type="string" calcext:value-type="string">
            <text:p>K24110</text:p>
          </table:table-cell>
          <table:table-cell office:value-type="string" calcext:value-type="string">
            <text:p>Valley of Peace, Cay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ttney Cal</text:p>
          </table:table-cell>
          <table:table-cell office:value-type="string" calcext:value-type="string">
            <text:p>667-8824</text:p>
          </table:table-cell>
          <table:table-cell/>
          <table:table-cell office:value-type="string" calcext:value-type="string">
            <text:p>jcatzim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3483796" calcext:value-type="float">
            <text:p>-88.83483796</text:p>
          </table:table-cell>
          <table:table-cell office:value-type="float" office:value="17.33256207" calcext:value-type="float">
            <text:p>17.3325620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orma Bonilla</text:p>
          </table:table-cell>
          <table:table-cell office:value-type="string" calcext:value-type="string">
            <text:p>Edras Navarr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ibertad Methodist Preschool</text:p>
          </table:table-cell>
          <table:table-cell/>
          <table:table-cell office:value-type="string" calcext:value-type="string">
            <text:p>K34104</text:p>
          </table:table-cell>
          <table:table-cell office:value-type="string" calcext:value-type="string">
            <text:p>Libertad, 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e Nunez</text:p>
          </table:table-cell>
          <table:table-cell office:value-type="string" calcext:value-type="string">
            <text:p>403-0204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table:number-columns-repeated="2"/>
          <table:table-cell office:value-type="float" office:value="-88.45572296" calcext:value-type="float">
            <text:p>-88.45572296</text:p>
          </table:table-cell>
          <table:table-cell office:value-type="float" office:value="18.30502436" calcext:value-type="float">
            <text:p>18.3050243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iberty Community Preschool</text:p>
          </table:table-cell>
          <table:table-cell/>
          <table:table-cell office:value-type="string" calcext:value-type="string">
            <text:p>K13102</text:p>
          </table:table-cell>
          <table:table-cell office:value-type="string" calcext:value-type="string">
            <text:p>Stork Street, Ladyvill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la Godoy</text:p>
          </table:table-cell>
          <table:table-cell office:value-type="string" calcext:value-type="string">
            <text:p>225-2158</text:p>
          </table:table-cell>
          <table:table-cell/>
          <table:table-cell office:value-type="string" calcext:value-type="string">
            <text:p>libertyladyville@gmail.com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-88.29140921" calcext:value-type="float">
            <text:p>-88.29140921</text:p>
          </table:table-cell>
          <table:table-cell office:value-type="float" office:value="17.55292369" calcext:value-type="float">
            <text:p>17.5529236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Yolanda Wallac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ight of the Valley Baptist Preschool</text:p>
          </table:table-cell>
          <table:table-cell/>
          <table:table-cell office:value-type="string" calcext:value-type="string">
            <text:p>K54114</text:p>
          </table:table-cell>
          <table:table-cell office:value-type="string" calcext:value-type="string">
            <text:p>18 _ miles Valley Road, Valley Commun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ree Pascual</text:p>
          </table:table-cell>
          <table:table-cell office:value-type="string" calcext:value-type="string">
            <text:p>606-8397</text:p>
          </table:table-cell>
          <table:table-cell/>
          <table:table-cell office:value-type="string" calcext:value-type="string">
            <text:p>schoolleader@lotvbs.edu.bz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501321" calcext:value-type="float">
            <text:p>-88.4501321</text:p>
          </table:table-cell>
          <table:table-cell office:value-type="float" office:value="17.0026135" calcext:value-type="float">
            <text:p>17.002613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Olive Hyd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inda Vista Preschool</text:p>
          </table:table-cell>
          <table:table-cell/>
          <table:table-cell office:value-type="string" calcext:value-type="string">
            <text:p>K41101</text:p>
          </table:table-cell>
          <table:table-cell office:value-type="string" calcext:value-type="string">
            <text:p>Blue Creek</text:p>
          </table:table-cell>
          <table:table-cell/>
          <table:table-cell office:value-type="string" calcext:value-type="string">
            <text:p>Nancy Rampel</text:p>
          </table:table-cell>
          <table:table-cell office:value-type="float" office:value="6150039" calcext:value-type="float">
            <text:p>6150039</text:p>
          </table:table-cell>
          <table:table-cell/>
          <table:table-cell office:value-type="string" calcext:value-type="string">
            <text:p>lindavista_school@yahoo.com</text:p>
          </table:table-cell>
          <table:table-cell office:value-type="string" calcext:value-type="string">
            <text:p>https://lindavistaschool.wixsite.com/belize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9965326" calcext:value-type="float">
            <text:p>-88.89965326</text:p>
          </table:table-cell>
          <table:table-cell office:value-type="float" office:value="17.89785324" calcext:value-type="float">
            <text:p>17.8978532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ancy Rempel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ttle Angel's Preschool</text:p>
          </table:table-cell>
          <table:table-cell/>
          <table:table-cell office:value-type="string" calcext:value-type="string">
            <text:p>K11013</text:p>
          </table:table-cell>
          <table:table-cell office:value-type="string" calcext:value-type="string">
            <text:p>Ambergris St, San Pe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a Kay</text:p>
          </table:table-cell>
          <table:table-cell office:value-type="string" calcext:value-type="string">
            <text:p>627-8868</text:p>
          </table:table-cell>
          <table:table-cell/>
          <table:table-cell office:value-type="string" calcext:value-type="string">
            <text:p>littleangelsps@hotmail.com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-87.96287208" calcext:value-type="float">
            <text:p>-87.96287208</text:p>
          </table:table-cell>
          <table:table-cell office:value-type="float" office:value="17.92036916" calcext:value-type="float">
            <text:p>17.9203691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ina Ka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ittle Angels Preschool</text:p>
          </table:table-cell>
          <table:table-cell/>
          <table:table-cell office:value-type="string" calcext:value-type="string">
            <text:p>K41009</text:p>
          </table:table-cell>
          <table:table-cell office:value-type="string" calcext:value-type="string">
            <text:p>Trial Fa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Rita Cocom</text:p>
          </table:table-cell>
          <table:table-cell office:value-type="string" calcext:value-type="string">
            <text:p>302-3877</text:p>
          </table:table-cell>
          <table:table-cell table:number-columns-repeated="4"/>
          <table:table-cell office:value-type="float" office:value="2010" calcext:value-type="float">
            <text:p>2010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ia Coco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ittle Cadets Academy Preschool</text:p>
          </table:table-cell>
          <table:table-cell/>
          <table:table-cell office:value-type="string" calcext:value-type="string">
            <text:p>K11020</text:p>
          </table:table-cell>
          <table:table-cell office:value-type="string" calcext:value-type="string">
            <text:p>4292 cor. Louise Bevans St. &amp; Jane Usher Blvd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dith Marin</text:p>
          </table:table-cell>
          <table:table-cell office:value-type="string" calcext:value-type="string">
            <text:p>602-9710</text:p>
          </table:table-cell>
          <table:table-cell/>
          <table:table-cell office:value-type="string" calcext:value-type="string">
            <text:p>judithperez023@gmail.com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-88.761395" calcext:value-type="float">
            <text:p>-88.761395</text:p>
          </table:table-cell>
          <table:table-cell office:value-type="float" office:value="17.237347" calcext:value-type="float">
            <text:p>17.23734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udith Perez</text:p>
          </table:table-cell>
          <table:table-cell office:value-type="string" calcext:value-type="string">
            <text:p>Melissa Rodrigu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ittle Haven Preschool</text:p>
          </table:table-cell>
          <table:table-cell/>
          <table:table-cell office:value-type="string" calcext:value-type="string">
            <text:p>K64112</text:p>
          </table:table-cell>
          <table:table-cell office:value-type="string" calcext:value-type="string">
            <text:p>Indian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itivo Co</text:p>
          </table:table-cell>
          <table:table-cell office:value-type="string" calcext:value-type="string">
            <text:p>626-6830</text:p>
          </table:table-cell>
          <table:table-cell/>
          <table:table-cell office:value-type="string" calcext:value-type="string">
            <text:p>littlehavenpre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32219" calcext:value-type="float">
            <text:p>-88.832219</text:p>
          </table:table-cell>
          <table:table-cell office:value-type="float" office:value="16.312807" calcext:value-type="float">
            <text:p>16.31280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rimitivo Co</text:p>
          </table:table-cell>
          <table:table-cell office:value-type="string" calcext:value-type="string">
            <text:p>Gregoria Sho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ittle Haven SDA Preschool</text:p>
          </table:table-cell>
          <table:table-cell/>
          <table:table-cell office:value-type="string" calcext:value-type="string">
            <text:p>K44007</text:p>
          </table:table-cell>
          <table:table-cell office:value-type="string" calcext:value-type="string">
            <text:p>Palmar Boundary R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ryl Distan</text:p>
          </table:table-cell>
          <table:table-cell office:value-type="string" calcext:value-type="string">
            <text:p>668-7846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-88.57057363" calcext:value-type="float">
            <text:p>-88.57057363</text:p>
          </table:table-cell>
          <table:table-cell office:value-type="float" office:value="18.06702095" calcext:value-type="float">
            <text:p>18.0670209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ittle Paradise Preschool</text:p>
          </table:table-cell>
          <table:table-cell/>
          <table:table-cell office:value-type="string" calcext:value-type="string">
            <text:p>K61001</text:p>
          </table:table-cell>
          <table:table-cell office:value-type="string" calcext:value-type="string">
            <text:p>Ogaldez Street <text:s/>New Housing Project 1 <text:s/>Water Supply Area <text:s text:c="2"/>Punta Gorda Town <text:s/>Toled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ffara Cacho</text:p>
          </table:table-cell>
          <table:table-cell office:value-type="string" calcext:value-type="string">
            <text:p>632-7834</text:p>
          </table:table-cell>
          <table:table-cell/>
          <table:table-cell office:value-type="string" calcext:value-type="string">
            <text:p>cliffara16@yahoo.com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-88.807877" calcext:value-type="float">
            <text:p>-88.807877</text:p>
          </table:table-cell>
          <table:table-cell office:value-type="float" office:value="16.100441" calcext:value-type="float">
            <text:p>16.10044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liffara Cach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ittle Paradise Preschool</text:p>
          </table:table-cell>
          <table:table-cell/>
          <table:table-cell office:value-type="string" calcext:value-type="string">
            <text:p>K34120</text:p>
          </table:table-cell>
          <table:table-cell office:value-type="string" calcext:value-type="string">
            <text:p>Chunox Village, Coroz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nthia Espinoza</text:p>
          </table:table-cell>
          <table:table-cell office:value-type="string" calcext:value-type="string">
            <text:p>665-9652</text:p>
          </table:table-cell>
          <table:table-cell table:number-columns-repeated="4"/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-88.35499069" calcext:value-type="float">
            <text:p>-88.35499069</text:p>
          </table:table-cell>
          <table:table-cell office:value-type="float" office:value="18.29332357" calcext:value-type="float">
            <text:p>18.2933235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ittle Star Preschool</text:p>
          </table:table-cell>
          <table:table-cell/>
          <table:table-cell office:value-type="string" calcext:value-type="string">
            <text:p>K11019</text:p>
          </table:table-cell>
          <table:table-cell office:value-type="string" calcext:value-type="string">
            <text:p>Avenida Mangle, Caye Caul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rna Vanina Sosa</text:p>
          </table:table-cell>
          <table:table-cell office:value-type="string" calcext:value-type="string">
            <text:p>604-5011</text:p>
          </table:table-cell>
          <table:table-cell/>
          <table:table-cell office:value-type="string" calcext:value-type="string">
            <text:p>vanina_s@yahoo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0264176" calcext:value-type="float">
            <text:p>-88.0264176</text:p>
          </table:table-cell>
          <table:table-cell office:value-type="float" office:value="17.7418321" calcext:value-type="float">
            <text:p>17.741832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yrna Vanina Sos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ittle Treasures Preschool</text:p>
          </table:table-cell>
          <table:table-cell/>
          <table:table-cell office:value-type="string" calcext:value-type="string">
            <text:p>K21005</text:p>
          </table:table-cell>
          <table:table-cell office:value-type="string" calcext:value-type="string">
            <text:p>15 street, San Igna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 Paredez</text:p>
          </table:table-cell>
          <table:table-cell office:value-type="string" calcext:value-type="string">
            <text:p>663-2875</text:p>
          </table:table-cell>
          <table:table-cell/>
          <table:table-cell office:value-type="string" calcext:value-type="string">
            <text:p>emiliabeachy98@gmail.com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22.222222" calcext:value-type="float">
            <text:p>-22.222222</text:p>
          </table:table-cell>
          <table:table-cell office:value-type="float" office:value="11.111111" calcext:value-type="float">
            <text:p>11.111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loyd Coffin Government Preschool</text:p>
          </table:table-cell>
          <table:table-cell/>
          <table:table-cell office:value-type="string" calcext:value-type="string">
            <text:p>K12001</text:p>
          </table:table-cell>
          <table:table-cell office:value-type="string" calcext:value-type="string">
            <text:p>Mahogany St. Lake I Comm. Cent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wendolyn Jones</text:p>
          </table:table-cell>
          <table:table-cell office:value-type="string" calcext:value-type="string">
            <text:p>202-4325</text:p>
          </table:table-cell>
          <table:table-cell/>
          <table:table-cell office:value-type="string" calcext:value-type="string">
            <text:p>lloydcoffinpreschool82@yahoo.com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2"/>
          <table:table-cell office:value-type="float" office:value="-88.20120878" calcext:value-type="float">
            <text:p>-88.20120878</text:p>
          </table:table-cell>
          <table:table-cell office:value-type="float" office:value="17.50104363" calcext:value-type="float">
            <text:p>17.5010436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wendolyn Jone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ouisiana Government Preschool</text:p>
          </table:table-cell>
          <table:table-cell/>
          <table:table-cell office:value-type="string" calcext:value-type="string">
            <text:p>K40001</text:p>
          </table:table-cell>
          <table:table-cell office:value-type="string" calcext:value-type="string">
            <text:p>Corner Flamboyant &amp; Zericote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orah Palacio</text:p>
          </table:table-cell>
          <table:table-cell office:value-type="string" calcext:value-type="string">
            <text:p>322-2684</text:p>
          </table:table-cell>
          <table:table-cell/>
          <table:table-cell office:value-type="string" calcext:value-type="string">
            <text:p>selinabaeza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283762" calcext:value-type="float">
            <text:p>-88.56283762</text:p>
          </table:table-cell>
          <table:table-cell office:value-type="float" office:value="18.0729626" calcext:value-type="float">
            <text:p>18.072962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ouisville RC Preschool</text:p>
          </table:table-cell>
          <table:table-cell/>
          <table:table-cell office:value-type="string" calcext:value-type="string">
            <text:p>K34115</text:p>
          </table:table-cell>
          <table:table-cell office:value-type="string" calcext:value-type="string">
            <text:p>Louisvill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ena Coba</text:p>
          </table:table-cell>
          <table:table-cell office:value-type="string" calcext:value-type="string">
            <text:p>620-7386</text:p>
          </table:table-cell>
          <table:table-cell/>
          <table:table-cell office:value-type="string" calcext:value-type="string">
            <text:p>louisvillercschool@gmail.com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-88.50963896" calcext:value-type="float">
            <text:p>-88.50963896</text:p>
          </table:table-cell>
          <table:table-cell office:value-type="float" office:value="18.31995322" calcext:value-type="float">
            <text:p>18.3199532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orena Coba</text:p>
          </table:table-cell>
          <table:table-cell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ry Hill RC Preschool</text:p>
          </table:table-cell>
          <table:table-cell/>
          <table:table-cell office:value-type="string" calcext:value-type="string">
            <text:p>K34001</text:p>
          </table:table-cell>
          <table:table-cell office:value-type="string" calcext:value-type="string">
            <text:p>San Andres Road, 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minia Escalante</text:p>
          </table:table-cell>
          <table:table-cell office:value-type="string" calcext:value-type="string">
            <text:p>402-2567</text:p>
          </table:table-cell>
          <table:table-cell/>
          <table:table-cell office:value-type="string" calcext:value-type="string">
            <text:p>maryhillr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021072" calcext:value-type="float">
            <text:p>-88.4021072</text:p>
          </table:table-cell>
          <table:table-cell office:value-type="float" office:value="18.3894977" calcext:value-type="float">
            <text:p>18.389497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ya Mopan Preschool</text:p>
          </table:table-cell>
          <table:table-cell/>
          <table:table-cell office:value-type="string" calcext:value-type="string">
            <text:p>K50102</text:p>
          </table:table-cell>
          <table:table-cell office:value-type="string" calcext:value-type="string">
            <text:p>Maya Mopan Village <text:s/>Stann creek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nolia Pop</text:p>
          </table:table-cell>
          <table:table-cell office:value-type="string" calcext:value-type="string">
            <text:p>635-8611</text:p>
          </table:table-cell>
          <table:table-cell/>
          <table:table-cell office:value-type="string" calcext:value-type="string">
            <text:p>mopanprimay@gmail.com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8.5208443" calcext:value-type="float">
            <text:p>-88.5208443</text:p>
          </table:table-cell>
          <table:table-cell office:value-type="float" office:value="16.6609704" calcext:value-type="float">
            <text:p>16.660970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idway Government Preschool</text:p>
          </table:table-cell>
          <table:table-cell/>
          <table:table-cell office:value-type="string" calcext:value-type="string">
            <text:p>K60102</text:p>
          </table:table-cell>
          <table:table-cell office:value-type="string" calcext:value-type="string">
            <text:p>Midway Village, Toled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54090" calcext:value-type="float">
            <text:p>6254090</text:p>
          </table:table-cell>
          <table:table-cell/>
          <table:table-cell office:value-type="string" calcext:value-type="string">
            <text:p>midwaygovernment@gmail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955322" calcext:value-type="float">
            <text:p>-88.955322</text:p>
          </table:table-cell>
          <table:table-cell office:value-type="float" office:value="16.0617295" calcext:value-type="float">
            <text:p>16.061729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icente Bolon</text:p>
          </table:table-cell>
          <table:table-cell office:value-type="string" calcext:value-type="string">
            <text:p>Andreia saki Ca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iracle Angels Preschool</text:p>
          </table:table-cell>
          <table:table-cell/>
          <table:table-cell office:value-type="string" calcext:value-type="string">
            <text:p>K24108</text:p>
          </table:table-cell>
          <table:table-cell office:value-type="string" calcext:value-type="string">
            <text:p>Cotton Tree Village, Cay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nelli Martinez</text:p>
          </table:table-cell>
          <table:table-cell office:value-type="string" calcext:value-type="string">
            <text:p>623-9268</text:p>
          </table:table-cell>
          <table:table-cell/>
          <table:table-cell office:value-type="string" calcext:value-type="string">
            <text:p>miracleangelsnazarene@gmail.com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-88.718549" calcext:value-type="float">
            <text:p>-88.718549</text:p>
          </table:table-cell>
          <table:table-cell office:value-type="float" office:value="17.27527054" calcext:value-type="float">
            <text:p>17.2752705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anelli Martinez (Head Teacher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riah Learning Center</text:p>
          </table:table-cell>
          <table:table-cell/>
          <table:table-cell office:value-type="string" calcext:value-type="string">
            <text:p>K51102</text:p>
          </table:table-cell>
          <table:table-cell office:value-type="string" calcext:value-type="string">
            <text:p>Flamboyant Ave. <text:s/>Independence Village <text:s/>Stann Creek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va McDonald</text:p>
          </table:table-cell>
          <table:table-cell office:value-type="string" calcext:value-type="string">
            <text:p>610-9649</text:p>
          </table:table-cell>
          <table:table-cell/>
          <table:table-cell office:value-type="string" calcext:value-type="string">
            <text:p>marthann40@yahoo.com</text:p>
          </table:table-cell>
          <table:table-cell office:value-type="string" calcext:value-type="string">
            <text:p>moriah learning center.org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172767" calcext:value-type="float">
            <text:p>-88.4172767</text:p>
          </table:table-cell>
          <table:table-cell office:value-type="float" office:value="16.5328038" calcext:value-type="float">
            <text:p>16.532803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ustard Seed Preschool</text:p>
          </table:table-cell>
          <table:table-cell/>
          <table:table-cell office:value-type="string" calcext:value-type="string">
            <text:p>K12104</text:p>
          </table:table-cell>
          <table:table-cell office:value-type="string" calcext:value-type="string">
            <text:p>6 Mamie Rd, Ladyville, Beli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an August</text:p>
          </table:table-cell>
          <table:table-cell office:value-type="string" calcext:value-type="string">
            <text:p>620-4496</text:p>
          </table:table-cell>
          <table:table-cell/>
          <table:table-cell office:value-type="string" calcext:value-type="string">
            <text:p>mustardseedladyville@gmail.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-88.29585201" calcext:value-type="float">
            <text:p>-88.29585201</text:p>
          </table:table-cell>
          <table:table-cell office:value-type="float" office:value="17.55032327" calcext:value-type="float">
            <text:p>17.5503232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heryl Henr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azarene Bright Start Preschool</text:p>
          </table:table-cell>
          <table:table-cell/>
          <table:table-cell office:value-type="string" calcext:value-type="string">
            <text:p>K54004</text:p>
          </table:table-cell>
          <table:table-cell office:value-type="string" calcext:value-type="string">
            <text:p>1 Magoon St, Dangrig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nadina Coc</text:p>
          </table:table-cell>
          <table:table-cell office:value-type="string" calcext:value-type="string">
            <text:p>608-0797</text:p>
          </table:table-cell>
          <table:table-cell/>
          <table:table-cell office:value-type="string" calcext:value-type="string">
            <text:p>coc_bernadine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2058954" calcext:value-type="float">
            <text:p>-88.22058954</text:p>
          </table:table-cell>
          <table:table-cell office:value-type="float" office:value="16.96817306" calcext:value-type="float">
            <text:p>16.9681730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teneja Nazarene Preschool</text:p>
          </table:table-cell>
          <table:table-cell/>
          <table:table-cell office:value-type="string" calcext:value-type="string">
            <text:p>K34105</text:p>
          </table:table-cell>
          <table:table-cell office:value-type="string" calcext:value-type="string">
            <text:p>Sartenej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Mora</text:p>
          </table:table-cell>
          <table:table-cell office:value-type="float" office:value="6155221" calcext:value-type="float">
            <text:p>6155221</text:p>
          </table:table-cell>
          <table:table-cell table:number-columns-repeated="4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8.1418114" calcext:value-type="float">
            <text:p>-88.1418114</text:p>
          </table:table-cell>
          <table:table-cell office:value-type="float" office:value="18.3552006" calcext:value-type="float">
            <text:p>18.355200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zarene Preschool</text:p>
          </table:table-cell>
          <table:table-cell/>
          <table:table-cell office:value-type="string" calcext:value-type="string">
            <text:p>K54103</text:p>
          </table:table-cell>
          <table:table-cell office:value-type="string" calcext:value-type="string">
            <text:p>Aubrey Gorbon St. Independenc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tte Saragosa</text:p>
          </table:table-cell>
          <table:table-cell office:value-type="string" calcext:value-type="string">
            <text:p>502-3202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16849" calcext:value-type="float">
            <text:p>-88.416849</text:p>
          </table:table-cell>
          <table:table-cell office:value-type="float" office:value="16.536964" calcext:value-type="float">
            <text:p>16.53696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ordelia Rud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ew Life Presbyterian Preschool</text:p>
          </table:table-cell>
          <table:table-cell/>
          <table:table-cell office:value-type="string" calcext:value-type="string">
            <text:p>K44001</text:p>
          </table:table-cell>
          <table:table-cell office:value-type="string" calcext:value-type="string">
            <text:p>Holy Trinity &amp; Tate 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h Ku</text:p>
          </table:table-cell>
          <table:table-cell office:value-type="float" office:value="6106019" calcext:value-type="float">
            <text:p>6106019</text:p>
          </table:table-cell>
          <table:table-cell/>
          <table:table-cell office:value-type="string" calcext:value-type="string">
            <text:p>newlifepresbyterianpreschool@gmail.com</text:p>
          </table:table-cell>
          <table:table-cell office:value-type="string" calcext:value-type="string">
            <text:p>https://new-life-presbyterian-preschool.business.site/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26669" calcext:value-type="float">
            <text:p>-88.5626669</text:p>
          </table:table-cell>
          <table:table-cell office:value-type="float" office:value="18.0928431" calcext:value-type="float">
            <text:p>18.092843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Oasis Preschool</text:p>
          </table:table-cell>
          <table:table-cell/>
          <table:table-cell office:value-type="string" calcext:value-type="string">
            <text:p>K21104</text:p>
          </table:table-cell>
          <table:table-cell office:value-type="string" calcext:value-type="string">
            <text:p>United Vill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ffany Middleton</text:p>
          </table:table-cell>
          <table:table-cell office:value-type="string" calcext:value-type="string">
            <text:p>632-5508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iffany Middlet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ur Lady of Bella Vista RC Preschool</text:p>
          </table:table-cell>
          <table:table-cell/>
          <table:table-cell office:value-type="string" calcext:value-type="string">
            <text:p>K64111</text:p>
          </table:table-cell>
          <table:table-cell office:value-type="string" calcext:value-type="string">
            <text:p>Bella Vist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ncent Nunez</text:p>
          </table:table-cell>
          <table:table-cell office:value-type="string" calcext:value-type="string">
            <text:p>665-8156</text:p>
          </table:table-cell>
          <table:table-cell/>
          <table:table-cell office:value-type="string" calcext:value-type="string">
            <text:p>ladyvista2020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340734" calcext:value-type="float">
            <text:p>-88.5340734</text:p>
          </table:table-cell>
          <table:table-cell office:value-type="float" office:value="16.5093409" calcext:value-type="float">
            <text:p>16.509340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aira Gutierrez</text:p>
          </table:table-cell>
          <table:table-cell office:value-type="string" calcext:value-type="string">
            <text:p>Alicia Ack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ur Lady of Lourdes Preschool</text:p>
          </table:table-cell>
          <table:table-cell/>
          <table:table-cell office:value-type="string" calcext:value-type="string">
            <text:p>K12103</text:p>
          </table:table-cell>
          <table:table-cell office:value-type="string" calcext:value-type="string">
            <text:p>Maskall Village, Belize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man Ramirez</text:p>
          </table:table-cell>
          <table:table-cell office:value-type="string" calcext:value-type="string">
            <text:p>636-3359</text:p>
          </table:table-cell>
          <table:table-cell/>
          <table:table-cell office:value-type="string" calcext:value-type="string">
            <text:p>olls_maskal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13076" calcext:value-type="float">
            <text:p>-88.313076</text:p>
          </table:table-cell>
          <table:table-cell office:value-type="float" office:value="17.881997" calcext:value-type="float">
            <text:p>17.88199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erman Ramir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ur Lady of Sorrows Preschool</text:p>
          </table:table-cell>
          <table:table-cell/>
          <table:table-cell office:value-type="string" calcext:value-type="string">
            <text:p>K64117</text:p>
          </table:table-cell>
          <table:table-cell office:value-type="string" calcext:value-type="string">
            <text:p>Dolores Vila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61-0015</text:p>
          </table:table-cell>
          <table:table-cell/>
          <table:table-cell office:value-type="string" calcext:value-type="string">
            <text:p>ourladyofsorrow06@gmail.com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float" office:value="2025" calcext:value-type="float">
            <text:p>2025</text:p>
          </table:table-cell>
          <table:table-cell office:value-type="float" office:value="-89.21158215" calcext:value-type="float">
            <text:p>-89.21158215</text:p>
          </table:table-cell>
          <table:table-cell office:value-type="float" office:value="15.98958548" calcext:value-type="float">
            <text:p>15.9895854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nuel Pan</text:p>
          </table:table-cell>
          <table:table-cell office:value-type="string" calcext:value-type="string">
            <text:p>Hermelinda Tush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tchakan RC Preschool</text:p>
          </table:table-cell>
          <table:table-cell/>
          <table:table-cell office:value-type="string" calcext:value-type="string">
            <text:p>K34111</text:p>
          </table:table-cell>
          <table:table-cell office:value-type="string" calcext:value-type="string">
            <text:p>Patchakan Village, Corozal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obalda Ruiz</text:p>
          </table:table-cell>
          <table:table-cell office:value-type="string" calcext:value-type="string">
            <text:p>403-5029</text:p>
          </table:table-cell>
          <table:table-cell table:number-columns-repeated="4"/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-88.47301758" calcext:value-type="float">
            <text:p>-88.47301758</text:p>
          </table:table-cell>
          <table:table-cell office:value-type="float" office:value="18.40201008" calcext:value-type="float">
            <text:p>18.4020100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eobalda Rui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lacencia Elementary Ltd. Preschool</text:p>
          </table:table-cell>
          <table:table-cell office:value-type="string" calcext:value-type="string">
            <text:p>Peninsula International Academy Preschool</text:p>
          </table:table-cell>
          <table:table-cell office:value-type="string" calcext:value-type="string">
            <text:p>K58201</text:p>
          </table:table-cell>
          <table:table-cell office:value-type="string" calcext:value-type="string">
            <text:p>Sunset Point <text:s/>Placencia Village</text:p>
          </table:table-cell>
          <table:table-cell/>
          <table:table-cell office:value-type="string" calcext:value-type="string">
            <text:p>Lorette Logan</text:p>
          </table:table-cell>
          <table:table-cell office:value-type="string" calcext:value-type="string">
            <text:p>523-3828/628-4635</text:p>
          </table:table-cell>
          <table:table-cell/>
          <table:table-cell office:value-type="string" calcext:value-type="string">
            <text:p>llogan@peninsulacademy.net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3679543" calcext:value-type="float">
            <text:p>-88.3679543</text:p>
          </table:table-cell>
          <table:table-cell office:value-type="float" office:value="16.5130961" calcext:value-type="float">
            <text:p>16.513096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Loretta Logan</text:p>
          </table:table-cell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ickstock Community Preschool</text:p>
          </table:table-cell>
          <table:table-cell/>
          <table:table-cell office:value-type="string" calcext:value-type="string">
            <text:p>K12002</text:p>
          </table:table-cell>
          <table:table-cell office:value-type="string" calcext:value-type="string">
            <text:p>27 Lovely Lane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issa Rodriguez</text:p>
          </table:table-cell>
          <table:table-cell office:value-type="string" calcext:value-type="string">
            <text:p>623-9136</text:p>
          </table:table-cell>
          <table:table-cell/>
          <table:table-cell office:value-type="string" calcext:value-type="string">
            <text:p>communitypickstock4@gmail.com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-88.18747198" calcext:value-type="float">
            <text:p>-88.18747198</text:p>
          </table:table-cell>
          <table:table-cell office:value-type="float" office:value="17.50009978" calcext:value-type="float">
            <text:p>17.5000997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cella Wad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ilgrim Fellowship Mennonite Preschool</text:p>
          </table:table-cell>
          <table:table-cell/>
          <table:table-cell office:value-type="string" calcext:value-type="string">
            <text:p>K14101</text:p>
          </table:table-cell>
          <table:table-cell office:value-type="string" calcext:value-type="string">
            <text:p>Hattieville, 16 miles George Price Hwy</text:p>
          </table:table-cell>
          <table:table-cell/>
          <table:table-cell office:value-type="string" calcext:value-type="string">
            <text:p>Louis Ysaguirre</text:p>
          </table:table-cell>
          <table:table-cell office:value-type="string" calcext:value-type="string">
            <text:p>611-6011</text:p>
          </table:table-cell>
          <table:table-cell/>
          <table:table-cell office:value-type="string" calcext:value-type="string">
            <text:p>pilgrimfms23@gmail.com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-88.397733" calcext:value-type="float">
            <text:p>-88.397733</text:p>
          </table:table-cell>
          <table:table-cell office:value-type="float" office:value="17.452039" calcext:value-type="float">
            <text:p>17.45203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ilgrim Fellowship Mennonite Schoo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eradale Neal</text:p>
          </table:table-cell>
          <table:table-cell office:value-type="string" calcext:value-type="string">
            <text:p>Lydia Esquiliano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ine Street Community Preschool</text:p>
          </table:table-cell>
          <table:table-cell/>
          <table:table-cell office:value-type="string" calcext:value-type="string">
            <text:p>K12003</text:p>
          </table:table-cell>
          <table:table-cell office:value-type="string" calcext:value-type="string">
            <text:p>2 Pine Stree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von Baiza</text:p>
          </table:table-cell>
          <table:table-cell office:value-type="string" calcext:value-type="string">
            <text:p>668-7990</text:p>
          </table:table-cell>
          <table:table-cell/>
          <table:table-cell office:value-type="string" calcext:value-type="string">
            <text:p>pinestreetcommunitypreschool@gmail.com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8.19860721" calcext:value-type="float">
            <text:p>-88.19860721</text:p>
          </table:table-cell>
          <table:table-cell office:value-type="float" office:value="17.49717291" calcext:value-type="float">
            <text:p>17.4971729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ena Palacio Panton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lay World Methodist Preschool</text:p>
          </table:table-cell>
          <table:table-cell/>
          <table:table-cell office:value-type="string" calcext:value-type="string">
            <text:p>K34002</text:p>
          </table:table-cell>
          <table:table-cell office:value-type="string" calcext:value-type="string">
            <text:p>57-1 st Ave, 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ven Peña</text:p>
          </table:table-cell>
          <table:table-cell office:value-type="string" calcext:value-type="string">
            <text:p>422-2839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-88.3846929" calcext:value-type="float">
            <text:p>-88.3846929</text:p>
          </table:table-cell>
          <table:table-cell office:value-type="float" office:value="18.3914223" calcext:value-type="float">
            <text:p>18.391422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chael William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omona Hope Preschool</text:p>
          </table:table-cell>
          <table:table-cell/>
          <table:table-cell office:value-type="string" calcext:value-type="string">
            <text:p>K51101</text:p>
          </table:table-cell>
          <table:table-cell office:value-type="string" calcext:value-type="string">
            <text:p>New Sites, 11 miles, Pomona Vall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loney Meighan</text:p>
          </table:table-cell>
          <table:table-cell office:value-type="string" calcext:value-type="string">
            <text:p>631-1870</text:p>
          </table:table-cell>
          <table:table-cell/>
          <table:table-cell office:value-type="string" calcext:value-type="string">
            <text:p>mellony_meighan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49628" calcext:value-type="float">
            <text:p>-88.349628</text:p>
          </table:table-cell>
          <table:table-cell office:value-type="float" office:value="16.993729" calcext:value-type="float">
            <text:p>16.99372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ort Loyola Community Preschool</text:p>
          </table:table-cell>
          <table:table-cell/>
          <table:table-cell office:value-type="string" calcext:value-type="string">
            <text:p>K12004</text:p>
          </table:table-cell>
          <table:table-cell office:value-type="string" calcext:value-type="string">
            <text:p>Corner Central American Blvd &amp; Fabers 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sella Griffith</text:p>
          </table:table-cell>
          <table:table-cell office:value-type="string" calcext:value-type="string">
            <text:p>610-6802</text:p>
          </table:table-cell>
          <table:table-cell/>
          <table:table-cell office:value-type="string" calcext:value-type="string">
            <text:p>portloyolacps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0001551" calcext:value-type="float">
            <text:p>-88.20001551</text:p>
          </table:table-cell>
          <table:table-cell office:value-type="float" office:value="17.48844127" calcext:value-type="float">
            <text:p>17.4884412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izabeth Pott, Principal</text:p>
          </table:table-cell>
          <table:table-cell office:value-type="string" calcext:value-type="string">
            <text:p>Shanda Thompson, Teach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ecious Jewels Preschool</text:p>
          </table:table-cell>
          <table:table-cell/>
          <table:table-cell office:value-type="string" calcext:value-type="string">
            <text:p>K21105</text:p>
          </table:table-cell>
          <table:table-cell office:value-type="string" calcext:value-type="string">
            <text:p>Teake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e Jones</text:p>
          </table:table-cell>
          <table:table-cell office:value-type="string" calcext:value-type="string">
            <text:p>625-2267 <text:s/>6353140</text:p>
          </table:table-cell>
          <table:table-cell/>
          <table:table-cell office:value-type="string" calcext:value-type="string">
            <text:p>rosejones847@gmail.com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ose Jones (Manager)</text:p>
          </table:table-cell>
          <table:table-cell office:value-type="string" calcext:value-type="string">
            <text:p>Shelmadine McDonald (Principal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esbyterian Day Preschool</text:p>
          </table:table-cell>
          <table:table-cell/>
          <table:table-cell office:value-type="string" calcext:value-type="string">
            <text:p>K31004</text:p>
          </table:table-cell>
          <table:table-cell office:value-type="string" calcext:value-type="string">
            <text:p>Cristo Rey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tmar Ruiz</text:p>
          </table:table-cell>
          <table:table-cell office:value-type="string" calcext:value-type="string">
            <text:p>667-8406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9613895" calcext:value-type="float">
            <text:p>-88.49613895</text:p>
          </table:table-cell>
          <table:table-cell office:value-type="float" office:value="18.34980796" calcext:value-type="float">
            <text:p>18.3498079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esbyteri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rogressive Early Learning Center</text:p>
          </table:table-cell>
          <table:table-cell/>
          <table:table-cell office:value-type="string" calcext:value-type="string">
            <text:p>K61002</text:p>
          </table:table-cell>
          <table:table-cell office:value-type="string" calcext:value-type="string">
            <text:p>Olivia Sentino Street Indianville Ar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non Sharlett Rodney</text:p>
          </table:table-cell>
          <table:table-cell office:value-type="string" calcext:value-type="string">
            <text:p>607-2238</text:p>
          </table:table-cell>
          <table:table-cell/>
          <table:table-cell office:value-type="string" calcext:value-type="string">
            <text:p>progressive@gmail.com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-88.80945801" calcext:value-type="float">
            <text:p>-88.80945801</text:p>
          </table:table-cell>
          <table:table-cell office:value-type="float" office:value="16.10280349" calcext:value-type="float">
            <text:p>16.1028034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annon Sharlet Rodne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rogresso Rising Star Preschool</text:p>
          </table:table-cell>
          <table:table-cell/>
          <table:table-cell office:value-type="string" calcext:value-type="string">
            <text:p>K30104</text:p>
          </table:table-cell>
          <table:table-cell office:value-type="string" calcext:value-type="string">
            <text:p>Progress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rdy Cruz</text:p>
          </table:table-cell>
          <table:table-cell office:value-type="string" calcext:value-type="string">
            <text:p>624-1392</text:p>
          </table:table-cell>
          <table:table-cell/>
          <table:table-cell office:value-type="string" calcext:value-type="string">
            <text:p>anirdycruz84@hot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1093826" calcext:value-type="float">
            <text:p>-88.41093826</text:p>
          </table:table-cell>
          <table:table-cell office:value-type="float" office:value="18.22866581" calcext:value-type="float">
            <text:p>18.2286658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irdy Cru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ueblo Viejo RC Preschool</text:p>
          </table:table-cell>
          <table:table-cell/>
          <table:table-cell office:value-type="string" calcext:value-type="string">
            <text:p>K64116</text:p>
          </table:table-cell>
          <table:table-cell office:value-type="string" calcext:value-type="string">
            <text:p>Pueblo Viejo Village, <text:s text:c="2"/>Toledo District <text:s/>Belize C. 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phen Sho</text:p>
          </table:table-cell>
          <table:table-cell office:value-type="string" calcext:value-type="string">
            <text:p>661-5993</text:p>
          </table:table-cell>
          <table:table-cell/>
          <table:table-cell office:value-type="string" calcext:value-type="string">
            <text:p>sasteve79@yahoo.com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-89.139379" calcext:value-type="float">
            <text:p>-89.139379</text:p>
          </table:table-cell>
          <table:table-cell office:value-type="float" office:value="16.207806" calcext:value-type="float">
            <text:p>16.20780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. Stephen Sho</text:p>
          </table:table-cell>
          <table:table-cell office:value-type="string" calcext:value-type="string">
            <text:p>Ms. Dalia C. Sh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ainbow Brite Preschool</text:p>
          </table:table-cell>
          <table:table-cell/>
          <table:table-cell office:value-type="string" calcext:value-type="string">
            <text:p>K31002</text:p>
          </table:table-cell>
          <table:table-cell office:value-type="string" calcext:value-type="string">
            <text:p>14, 4th Avenue, 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rdes Marin</text:p>
          </table:table-cell>
          <table:table-cell office:value-type="string" calcext:value-type="string">
            <text:p>621-4975</text:p>
          </table:table-cell>
          <table:table-cell/>
          <table:table-cell office:value-type="string" calcext:value-type="string">
            <text:p>lourma8@gmail.com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88.75815" calcext:value-type="float">
            <text:p>-88.75815</text:p>
          </table:table-cell>
          <table:table-cell office:value-type="float" office:value="17.96816" calcext:value-type="float">
            <text:p>17.9681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anchito Little Star Preschool</text:p>
          </table:table-cell>
          <table:table-cell/>
          <table:table-cell office:value-type="string" calcext:value-type="string">
            <text:p>K30103</text:p>
          </table:table-cell>
          <table:table-cell office:value-type="string" calcext:value-type="string">
            <text:p>Ranchit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enia Tun</text:p>
          </table:table-cell>
          <table:table-cell office:value-type="string" calcext:value-type="string">
            <text:p>402-2555</text:p>
          </table:table-cell>
          <table:table-cell/>
          <table:table-cell office:value-type="string" calcext:value-type="string">
            <text:p>ranchitogovt@gmail.com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-88.4122235" calcext:value-type="float">
            <text:p>-88.4122235</text:p>
          </table:table-cell>
          <table:table-cell office:value-type="float" office:value="18.3796863" calcext:value-type="float">
            <text:p>18.379686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ed Bank Christian Preschool</text:p>
          </table:table-cell>
          <table:table-cell/>
          <table:table-cell office:value-type="string" calcext:value-type="string">
            <text:p>K54111</text:p>
          </table:table-cell>
          <table:table-cell office:value-type="string" calcext:value-type="string">
            <text:p>Red Bank Village <text:s/>Stann Cre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elia Chiac</text:p>
          </table:table-cell>
          <table:table-cell office:value-type="string" calcext:value-type="string">
            <text:p>655-0481</text:p>
          </table:table-cell>
          <table:table-cell/>
          <table:table-cell office:value-type="string" calcext:value-type="string">
            <text:p>redbankchristianpreschool2019@gmail.com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-88.56008" calcext:value-type="float">
            <text:p>-88.56008</text:p>
          </table:table-cell>
          <table:table-cell office:value-type="float" office:value="16.61964" calcext:value-type="float">
            <text:p>16.6196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ssemblies of God Christian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Ofelia Chiac</text:p>
          </table:table-cell>
          <table:table-cell office:value-type="string" calcext:value-type="string">
            <text:p>Maria Aca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edeemer Presbyterian Preschool</text:p>
          </table:table-cell>
          <table:table-cell/>
          <table:table-cell office:value-type="string" calcext:value-type="string">
            <text:p>K34109</text:p>
          </table:table-cell>
          <table:table-cell office:value-type="string" calcext:value-type="string">
            <text:p>San Narcis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ydi <text:s/>Carias (Patt)</text:p>
          </table:table-cell>
          <table:table-cell office:value-type="string" calcext:value-type="string">
            <text:p>423-3104, 604-6222</text:p>
          </table:table-cell>
          <table:table-cell/>
          <table:table-cell office:value-type="string" calcext:value-type="string">
            <text:p>dayana0700@yahoo.com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-88.442672" calcext:value-type="float">
            <text:p>-88.442672</text:p>
          </table:table-cell>
          <table:table-cell office:value-type="float" office:value="18.348944" calcext:value-type="float">
            <text:p>18.34894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ichard Quinn RC Preschool</text:p>
          </table:table-cell>
          <table:table-cell/>
          <table:table-cell office:value-type="string" calcext:value-type="string">
            <text:p>K54113</text:p>
          </table:table-cell>
          <table:table-cell office:value-type="string" calcext:value-type="string">
            <text:p>Georgetow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mond Ramirez</text:p>
          </table:table-cell>
          <table:table-cell office:value-type="string" calcext:value-type="string">
            <text:p>614-5811</text:p>
          </table:table-cell>
          <table:table-cell/>
          <table:table-cell office:value-type="string" calcext:value-type="string">
            <text:p>richardquinnrc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0952111" calcext:value-type="float">
            <text:p>-88.50952111</text:p>
          </table:table-cell>
          <table:table-cell office:value-type="float" office:value="16.65261144" calcext:value-type="float">
            <text:p>16.6526114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dette Garcia</text:p>
          </table:table-cell>
          <table:table-cell office:value-type="string" calcext:value-type="string">
            <text:p>Rosalyn Luca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osado's Preschool</text:p>
          </table:table-cell>
          <table:table-cell/>
          <table:table-cell office:value-type="string" calcext:value-type="string">
            <text:p>K21010</text:p>
          </table:table-cell>
          <table:table-cell office:value-type="string" calcext:value-type="string">
            <text:p>8th St. San Igna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leni Gomez</text:p>
          </table:table-cell>
          <table:table-cell office:value-type="string" calcext:value-type="string">
            <text:p>607-8609</text:p>
          </table:table-cell>
          <table:table-cell/>
          <table:table-cell office:value-type="string" calcext:value-type="string">
            <text:p>arleniegomez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781467" calcext:value-type="float">
            <text:p>-89.0781467</text:p>
          </table:table-cell>
          <table:table-cell office:value-type="float" office:value="17.1578689" calcext:value-type="float">
            <text:p>17.157868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Yolda Rosad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cred Heart Preschool</text:p>
          </table:table-cell>
          <table:table-cell/>
          <table:table-cell office:value-type="string" calcext:value-type="string">
            <text:p>K64110</text:p>
          </table:table-cell>
          <table:table-cell office:value-type="string" calcext:value-type="string">
            <text:p>Crique Sarc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Teul</text:p>
          </table:table-cell>
          <table:table-cell office:value-type="float" office:value="6342719" calcext:value-type="float">
            <text:p>6342719</text:p>
          </table:table-cell>
          <table:table-cell/>
          <table:table-cell office:value-type="string" calcext:value-type="string">
            <text:p>sacredsarco@gmail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9.105606" calcext:value-type="float">
            <text:p>-89.105606</text:p>
          </table:table-cell>
          <table:table-cell office:value-type="float" office:value="15.984" calcext:value-type="float">
            <text:p>15.98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ictor Teul</text:p>
          </table:table-cell>
          <table:table-cell office:value-type="string" calcext:value-type="string">
            <text:p>Marjorie Aka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Antonio Christian Preschool</text:p>
          </table:table-cell>
          <table:table-cell/>
          <table:table-cell office:value-type="string" calcext:value-type="string">
            <text:p>K64107</text:p>
          </table:table-cell>
          <table:table-cell office:value-type="string" calcext:value-type="string">
            <text:p>San Antion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. Louis Chub</text:p>
          </table:table-cell>
          <table:table-cell office:value-type="string" calcext:value-type="string">
            <text:p>636-6902</text:p>
          </table:table-cell>
          <table:table-cell/>
          <table:table-cell office:value-type="string" calcext:value-type="string">
            <text:p>louischub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2592314" calcext:value-type="float">
            <text:p>-89.02592314</text:p>
          </table:table-cell>
          <table:table-cell office:value-type="float" office:value="16.2438451" calcext:value-type="float">
            <text:p>16.243845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. Louis Chub</text:p>
          </table:table-cell>
          <table:table-cell office:value-type="string" calcext:value-type="string">
            <text:p>Mrs. Eruperantia Cu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Antonio Community Preschool</text:p>
          </table:table-cell>
          <table:table-cell/>
          <table:table-cell office:value-type="string" calcext:value-type="string">
            <text:p>K22102</text:p>
          </table:table-cell>
          <table:table-cell office:value-type="string" calcext:value-type="string">
            <text:p>San Antoni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cy Jimenez</text:p>
          </table:table-cell>
          <table:table-cell office:value-type="string" calcext:value-type="string">
            <text:p>634-1001</text:p>
          </table:table-cell>
          <table:table-cell office:value-type="string" calcext:value-type="string">
            <text:p>662-9377</text:p>
          </table:table-cell>
          <table:table-cell office:value-type="string" calcext:value-type="string">
            <text:p>nancyjimenezr80@gmail.com</text:p>
          </table:table-cell>
          <table:table-cell office:value-type="string" calcext:value-type="string">
            <text:p>sanantoniocommunitypreschool2019@yahoo.com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9.02376764" calcext:value-type="float">
            <text:p>-89.02376764</text:p>
          </table:table-cell>
          <table:table-cell office:value-type="float" office:value="17.07936971" calcext:value-type="float">
            <text:p>17.0793697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delaida Coc</text:p>
          </table:table-cell>
          <table:table-cell office:value-type="string" calcext:value-type="string">
            <text:p>Nancy Jimen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Antonio Government Preschool</text:p>
          </table:table-cell>
          <table:table-cell/>
          <table:table-cell office:value-type="string" calcext:value-type="string">
            <text:p>K30107</text:p>
          </table:table-cell>
          <table:table-cell office:value-type="string" calcext:value-type="string">
            <text:p>San Antoni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asio Gonzalez</text:p>
          </table:table-cell>
          <table:table-cell office:value-type="string" calcext:value-type="string">
            <text:p>604-6277</text:p>
          </table:table-cell>
          <table:table-cell table:number-columns-repeated="4"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39945084" calcext:value-type="float">
            <text:p>-88.39945084</text:p>
          </table:table-cell>
          <table:table-cell office:value-type="float" office:value="18.40240233" calcext:value-type="float">
            <text:p>18.4024023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Benito Poite Preschool</text:p>
          </table:table-cell>
          <table:table-cell/>
          <table:table-cell office:value-type="string" calcext:value-type="string">
            <text:p>K64109</text:p>
          </table:table-cell>
          <table:table-cell office:value-type="string" calcext:value-type="string">
            <text:p>San Benito Polit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mingo Teck</text:p>
          </table:table-cell>
          <table:table-cell office:value-type="string" calcext:value-type="string">
            <text:p>661-6817</text:p>
          </table:table-cell>
          <table:table-cell/>
          <table:table-cell office:value-type="string" calcext:value-type="string">
            <text:p>dmng_teck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193061" calcext:value-type="float">
            <text:p>-89.193061</text:p>
          </table:table-cell>
          <table:table-cell office:value-type="float" office:value="16.112779" calcext:value-type="float">
            <text:p>16.11277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omingo Teck</text:p>
          </table:table-cell>
          <table:table-cell office:value-type="string" calcext:value-type="string">
            <text:p>Annita Teck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Francisco Preschool</text:p>
          </table:table-cell>
          <table:table-cell/>
          <table:table-cell office:value-type="string" calcext:value-type="string">
            <text:p>K44006</text:p>
          </table:table-cell>
          <table:table-cell office:value-type="string" calcext:value-type="string">
            <text:p>Price Avenue, Orange Walk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odora Senaida Toledano</text:p>
          </table:table-cell>
          <table:table-cell office:value-type="string" calcext:value-type="string">
            <text:p>302-2374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684802" calcext:value-type="float">
            <text:p>-88.56684802</text:p>
          </table:table-cell>
          <table:table-cell office:value-type="float" office:value="18.08217814" calcext:value-type="float">
            <text:p>18.0821781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Ignacio Preschool</text:p>
          </table:table-cell>
          <table:table-cell/>
          <table:table-cell office:value-type="string" calcext:value-type="string">
            <text:p>K21008</text:p>
          </table:table-cell>
          <table:table-cell office:value-type="string" calcext:value-type="string">
            <text:p>9 West St., San Igna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a Usher</text:p>
          </table:table-cell>
          <table:table-cell office:value-type="string" calcext:value-type="string">
            <text:p>600-6358</text:p>
          </table:table-cell>
          <table:table-cell/>
          <table:table-cell office:value-type="string" calcext:value-type="string">
            <text:p>sanignaciopreschool@gmail.com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-89.07094" calcext:value-type="float">
            <text:p>-89.07094</text:p>
          </table:table-cell>
          <table:table-cell office:value-type="float" office:value="17.16007" calcext:value-type="float">
            <text:p>17.1600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sa Usher (Principal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Isidro Government Preschool</text:p>
          </table:table-cell>
          <table:table-cell/>
          <table:table-cell office:value-type="string" calcext:value-type="string">
            <text:p>K64119</text:p>
          </table:table-cell>
          <table:table-cell office:value-type="string" calcext:value-type="string">
            <text:p>San Isidr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Funez</text:p>
          </table:table-cell>
          <table:table-cell office:value-type="string" calcext:value-type="string">
            <text:p>628-8400</text:p>
          </table:table-cell>
          <table:table-cell/>
          <table:table-cell office:value-type="string" calcext:value-type="string">
            <text:p>sanisidroprimary@gmail.com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-88.54402495" calcext:value-type="float">
            <text:p>-88.54402495</text:p>
          </table:table-cell>
          <table:table-cell office:value-type="float" office:value="16.50802041" calcext:value-type="float">
            <text:p>16.5080204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selma Wollery</text:p>
          </table:table-cell>
          <table:table-cell office:value-type="string" calcext:value-type="string">
            <text:p>Tanisha Torre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Joaquin Preschool</text:p>
          </table:table-cell>
          <table:table-cell/>
          <table:table-cell office:value-type="string" calcext:value-type="string">
            <text:p>K34106</text:p>
          </table:table-cell>
          <table:table-cell office:value-type="string" calcext:value-type="string">
            <text:p>San Joaqui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Juarez</text:p>
          </table:table-cell>
          <table:table-cell office:value-type="string" calcext:value-type="string">
            <text:p>423-0057</text:p>
          </table:table-cell>
          <table:table-cell table:number-columns-repeated="4"/>
          <table:table-cell office:value-type="float" office:value="1954" calcext:value-type="float">
            <text:p>1954</text:p>
          </table:table-cell>
          <table:table-cell table:number-columns-repeated="2"/>
          <table:table-cell office:value-type="float" office:value="-88.44273109" calcext:value-type="float">
            <text:p>-88.44273109</text:p>
          </table:table-cell>
          <table:table-cell office:value-type="float" office:value="18.34877894" calcext:value-type="float">
            <text:p>18.3487789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Jose Nuevo Palmar RC Preschool</text:p>
          </table:table-cell>
          <table:table-cell/>
          <table:table-cell office:value-type="string" calcext:value-type="string">
            <text:p>K44102</text:p>
          </table:table-cell>
          <table:table-cell office:value-type="string" calcext:value-type="string">
            <text:p>San Jose Nueovo Palm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ita Desideria Canul</text:p>
          </table:table-cell>
          <table:table-cell office:value-type="string" calcext:value-type="string">
            <text:p>322-0192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682743" calcext:value-type="float">
            <text:p>-88.56682743</text:p>
          </table:table-cell>
          <table:table-cell office:value-type="float" office:value="18.06054628" calcext:value-type="float">
            <text:p>18.0605462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Jose RC Preschool</text:p>
          </table:table-cell>
          <table:table-cell/>
          <table:table-cell office:value-type="string" calcext:value-type="string">
            <text:p>K64103</text:p>
          </table:table-cell>
          <table:table-cell office:value-type="string" calcext:value-type="string">
            <text:p>San Jos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onio Cal</text:p>
          </table:table-cell>
          <table:table-cell office:value-type="float" office:value="6507921" calcext:value-type="float">
            <text:p>6507921</text:p>
          </table:table-cell>
          <table:table-cell/>
          <table:table-cell office:value-type="string" calcext:value-type="string">
            <text:p>cal.madz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94874" calcext:value-type="float">
            <text:p>-89.094874</text:p>
          </table:table-cell>
          <table:table-cell office:value-type="float" office:value="16.265834" calcext:value-type="float">
            <text:p>16.26583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donio Cal</text:p>
          </table:table-cell>
          <table:table-cell office:value-type="string" calcext:value-type="string">
            <text:p>Fausta Ch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Juan Bosco Preschool</text:p>
          </table:table-cell>
          <table:table-cell/>
          <table:table-cell office:value-type="string" calcext:value-type="string">
            <text:p>K51301</text:p>
          </table:table-cell>
          <table:table-cell office:value-type="string" calcext:value-type="string">
            <text:p>Suan Juan Bosc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Juarez</text:p>
          </table:table-cell>
          <table:table-cell office:value-type="string" calcext:value-type="string">
            <text:p>614-4290</text:p>
          </table:table-cell>
          <table:table-cell/>
          <table:table-cell office:value-type="string" calcext:value-type="string">
            <text:p>sjboscor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225968" calcext:value-type="float">
            <text:p>-88.5225968</text:p>
          </table:table-cell>
          <table:table-cell office:value-type="float" office:value="16.56906681" calcext:value-type="float">
            <text:p>16.5690668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erri Westby Langford</text:p>
          </table:table-cell>
          <table:table-cell office:value-type="string" calcext:value-type="string">
            <text:p>Jane Palaci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Miguel Preschool</text:p>
          </table:table-cell>
          <table:table-cell/>
          <table:table-cell office:value-type="string" calcext:value-type="string">
            <text:p>K64106</text:p>
          </table:table-cell>
          <table:table-cell office:value-type="string" calcext:value-type="string">
            <text:p>San Miguel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nardo Cal</text:p>
          </table:table-cell>
          <table:table-cell office:value-type="float" office:value="6154937" calcext:value-type="float">
            <text:p>6154937</text:p>
          </table:table-cell>
          <table:table-cell/>
          <table:table-cell office:value-type="string" calcext:value-type="string">
            <text:p>sanmiguelrcschool20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33802" calcext:value-type="float">
            <text:p>-88.933802</text:p>
          </table:table-cell>
          <table:table-cell office:value-type="float" office:value="16.293903" calcext:value-type="float">
            <text:p>16.29390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eonard Cal</text:p>
          </table:table-cell>
          <table:table-cell office:value-type="string" calcext:value-type="string">
            <text:p>Bernadita Ku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Narciso RC Preschool</text:p>
          </table:table-cell>
          <table:table-cell/>
          <table:table-cell office:value-type="string" calcext:value-type="string">
            <text:p>K34112</text:p>
          </table:table-cell>
          <table:table-cell office:value-type="string" calcext:value-type="string">
            <text:p>San Narcis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Moralez (Ag. Princpal)</text:p>
          </table:table-cell>
          <table:table-cell office:value-type="string" calcext:value-type="string">
            <text:p>403-3810</text:p>
          </table:table-cell>
          <table:table-cell/>
          <table:table-cell office:value-type="string" calcext:value-type="string">
            <text:p>san.narciso.rc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5245933" calcext:value-type="float">
            <text:p>-88.5245933</text:p>
          </table:table-cell>
          <table:table-cell office:value-type="float" office:value="18.3015616" calcext:value-type="float">
            <text:p>18.301561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Pedro Columbia RC Preschool</text:p>
          </table:table-cell>
          <table:table-cell/>
          <table:table-cell office:value-type="string" calcext:value-type="string">
            <text:p>K64104</text:p>
          </table:table-cell>
          <table:table-cell office:value-type="string" calcext:value-type="string">
            <text:p>San Pedro Colum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Palma</text:p>
          </table:table-cell>
          <table:table-cell office:value-type="string" calcext:value-type="string">
            <text:p>631-7909</text:p>
          </table:table-cell>
          <table:table-cell/>
          <table:table-cell office:value-type="string" calcext:value-type="string">
            <text:p>sanpedrocolumbiar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574563" calcext:value-type="float">
            <text:p>-88.9574563</text:p>
          </table:table-cell>
          <table:table-cell office:value-type="float" office:value="16.2715188" calcext:value-type="float">
            <text:p>16.271518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loriano Chun</text:p>
          </table:table-cell>
          <table:table-cell office:value-type="string" calcext:value-type="string">
            <text:p>Paula Requen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Pedro Government Preschool</text:p>
          </table:table-cell>
          <table:table-cell/>
          <table:table-cell office:value-type="string" calcext:value-type="string">
            <text:p>K30106</text:p>
          </table:table-cell>
          <table:table-cell office:value-type="string" calcext:value-type="string">
            <text:p>San Pedr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erBobadilla</text:p>
          </table:table-cell>
          <table:table-cell office:value-type="string" calcext:value-type="string">
            <text:p>652-4538</text:p>
          </table:table-cell>
          <table:table-cell table:number-columns-repeated="4"/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-88.4941397" calcext:value-type="float">
            <text:p>-88.4941397</text:p>
          </table:table-cell>
          <table:table-cell office:value-type="float" office:value="18.3387883" calcext:value-type="float">
            <text:p>18.338788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Pedro Preschool</text:p>
          </table:table-cell>
          <table:table-cell/>
          <table:table-cell office:value-type="string" calcext:value-type="string">
            <text:p>K11014</text:p>
          </table:table-cell>
          <table:table-cell office:value-type="string" calcext:value-type="string">
            <text:p>Ambergris Street, San Pedro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ela Guerrero</text:p>
          </table:table-cell>
          <table:table-cell office:value-type="string" calcext:value-type="string">
            <text:p>602-1733</text:p>
          </table:table-cell>
          <table:table-cell/>
          <table:table-cell office:value-type="string" calcext:value-type="string">
            <text:p>sanpedro_preschool@hotmail.com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-87.96297325" calcext:value-type="float">
            <text:p>-87.96297325</text:p>
          </table:table-cell>
          <table:table-cell office:value-type="float" office:value="17.92051454" calcext:value-type="float">
            <text:p>17.9205145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osela Guerrero</text:p>
          </table:table-cell>
          <table:table-cell office:value-type="string" calcext:value-type="string">
            <text:p>Isaura Nun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Pedro Shining Stars Preschool</text:p>
          </table:table-cell>
          <table:table-cell/>
          <table:table-cell office:value-type="string" calcext:value-type="string">
            <text:p>K11021</text:p>
          </table:table-cell>
          <table:table-cell office:value-type="string" calcext:value-type="string">
            <text:p>Rosewood street, Escalante Subdivision, San Pedro Town, Belize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lina Heredia</text:p>
          </table:table-cell>
          <table:table-cell office:value-type="string" calcext:value-type="string">
            <text:p>226-3541</text:p>
          </table:table-cell>
          <table:table-cell/>
          <table:table-cell office:value-type="string" calcext:value-type="string">
            <text:p>spshiningstars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7.97784" calcext:value-type="float">
            <text:p>-87.97784</text:p>
          </table:table-cell>
          <table:table-cell office:value-type="float" office:value="17.90167" calcext:value-type="float">
            <text:p>17.9016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Victor RC Preschool</text:p>
          </table:table-cell>
          <table:table-cell/>
          <table:table-cell office:value-type="string" calcext:value-type="string">
            <text:p>K34110</text:p>
          </table:table-cell>
          <table:table-cell office:value-type="string" calcext:value-type="string">
            <text:p>San Victor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iro Castillo</text:p>
          </table:table-cell>
          <table:table-cell table:number-columns-repeated="5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57569464" calcext:value-type="float">
            <text:p>-88.57569464</text:p>
          </table:table-cell>
          <table:table-cell office:value-type="float" office:value="18.26100978" calcext:value-type="float">
            <text:p>18.2610097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dhill Community Preschool</text:p>
          </table:table-cell>
          <table:table-cell/>
          <table:table-cell office:value-type="string" calcext:value-type="string">
            <text:p>K10104</text:p>
          </table:table-cell>
          <table:table-cell office:value-type="string" calcext:value-type="string">
            <text:p>18 miles Phillip Goldson Highway, Sandhill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Jones</text:p>
          </table:table-cell>
          <table:table-cell office:value-type="string" calcext:value-type="string">
            <text:p>610-8965</text:p>
          </table:table-cell>
          <table:table-cell/>
          <table:table-cell office:value-type="string" calcext:value-type="string">
            <text:p>patriciacantonjones43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725662" calcext:value-type="float">
            <text:p>-88.3725662</text:p>
          </table:table-cell>
          <table:table-cell office:value-type="float" office:value="17.6373639" calcext:value-type="float">
            <text:p>17.637363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atricia Jones</text:p>
          </table:table-cell>
          <table:table-cell office:value-type="string" calcext:value-type="string">
            <text:p>Grace Young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ta Clara Baptist Preschool</text:p>
          </table:table-cell>
          <table:table-cell/>
          <table:table-cell office:value-type="string" calcext:value-type="string">
            <text:p>K34107</text:p>
          </table:table-cell>
          <table:table-cell office:value-type="string" calcext:value-type="string">
            <text:p>PO Box 264, Santa Clar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ita Canul</text:p>
          </table:table-cell>
          <table:table-cell office:value-type="string" calcext:value-type="string">
            <text:p>634-8005</text:p>
          </table:table-cell>
          <table:table-cell/>
          <table:table-cell office:value-type="string" calcext:value-type="string">
            <text:p>carmitacanul@yahoo.com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number-columns-repeated="2"/>
          <table:table-cell office:value-type="float" office:value="-88.5093174" calcext:value-type="float">
            <text:p>-88.5093174</text:p>
          </table:table-cell>
          <table:table-cell office:value-type="float" office:value="18.291194" calcext:value-type="float">
            <text:p>18.29119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mita Canu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Roman Community Preschool</text:p>
          </table:table-cell>
          <table:table-cell/>
          <table:table-cell office:value-type="string" calcext:value-type="string">
            <text:p>K32101</text:p>
          </table:table-cell>
          <table:table-cell office:value-type="string" calcext:value-type="string">
            <text:p>San Roman, Corozal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ri Guerra</text:p>
          </table:table-cell>
          <table:table-cell office:value-type="string" calcext:value-type="string">
            <text:p>621-2657</text:p>
          </table:table-cell>
          <table:table-cell/>
          <table:table-cell office:value-type="string" calcext:value-type="string">
            <text:p>sanromangov.preschool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-88.5098485" calcext:value-type="float">
            <text:p>-88.5098485</text:p>
          </table:table-cell>
          <table:table-cell office:value-type="float" office:value="18.29465898" calcext:value-type="float">
            <text:p>18.2946589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iri Guerr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ta Elena Baptist Preschool</text:p>
          </table:table-cell>
          <table:table-cell/>
          <table:table-cell office:value-type="string" calcext:value-type="string">
            <text:p>K24003</text:p>
          </table:table-cell>
          <table:table-cell office:value-type="string" calcext:value-type="string">
            <text:p>Corner Carillo Puerto &amp; George Price A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la Cowo</text:p>
          </table:table-cell>
          <table:table-cell office:value-type="string" calcext:value-type="string">
            <text:p>624-5722</text:p>
          </table:table-cell>
          <table:table-cell/>
          <table:table-cell office:value-type="string" calcext:value-type="string">
            <text:p>vani88_b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6293" calcext:value-type="float">
            <text:p>-89.06293</text:p>
          </table:table-cell>
          <table:table-cell office:value-type="float" office:value="17.16207" calcext:value-type="float">
            <text:p>17.1620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ela Cowo (Principal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ta Elena Community Preschool</text:p>
          </table:table-cell>
          <table:table-cell/>
          <table:table-cell office:value-type="string" calcext:value-type="string">
            <text:p>K20001</text:p>
          </table:table-cell>
          <table:table-cell office:value-type="string" calcext:value-type="string">
            <text:p>Carillo Puerto Ave, Santa Elena, Ca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ena Rancharan</text:p>
          </table:table-cell>
          <table:table-cell office:value-type="string" calcext:value-type="string">
            <text:p>627-8068, 632-0906, 623-8539</text:p>
          </table:table-cell>
          <table:table-cell/>
          <table:table-cell office:value-type="string" calcext:value-type="string">
            <text:p>santaelenapreschool@gmail.com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/>
          <table:table-cell office:value-type="float" office:value="2023" calcext:value-type="float">
            <text:p>2023</text:p>
          </table:table-cell>
          <table:table-cell table:number-columns-repeated="2"/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orena Rancharran</text:p>
          </table:table-cell>
          <table:table-cell office:value-type="string" calcext:value-type="string">
            <text:p>Yamilette Per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ta Martha Government Preschool</text:p>
          </table:table-cell>
          <table:table-cell/>
          <table:table-cell office:value-type="string" calcext:value-type="string">
            <text:p>K40103</text:p>
          </table:table-cell>
          <table:table-cell office:value-type="string" calcext:value-type="string">
            <text:p>Santa Marth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Hernandez</text:p>
          </table:table-cell>
          <table:table-cell office:value-type="string" calcext:value-type="string">
            <text:p>669-8262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0202443" calcext:value-type="float">
            <text:p>-88.50202443</text:p>
          </table:table-cell>
          <table:table-cell office:value-type="float" office:value="18.01564334" calcext:value-type="float">
            <text:p>18.0156433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lejandro Hernandez</text:p>
          </table:table-cell>
          <table:table-cell office:value-type="string" calcext:value-type="string">
            <text:p>Berta Chi Acun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ta Teresa Preschool</text:p>
          </table:table-cell>
          <table:table-cell/>
          <table:table-cell office:value-type="string" calcext:value-type="string">
            <text:p>K41003</text:p>
          </table:table-cell>
          <table:table-cell office:value-type="string" calcext:value-type="string">
            <text:p>26 Dunn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ianna Emelia Leiva</text:p>
          </table:table-cell>
          <table:table-cell office:value-type="string" calcext:value-type="string">
            <text:p>661-6729</text:p>
          </table:table-cell>
          <table:table-cell/>
          <table:table-cell office:value-type="string" calcext:value-type="string">
            <text:p>maria_thompson55@hotmail.com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8.5639589" calcext:value-type="float">
            <text:p>-88.5639589</text:p>
          </table:table-cell>
          <table:table-cell office:value-type="float" office:value="18.0836113" calcext:value-type="float">
            <text:p>18.083611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rianna Emelia Leiv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ta Teresa RC Preschool</text:p>
          </table:table-cell>
          <table:table-cell/>
          <table:table-cell office:value-type="string" calcext:value-type="string">
            <text:p>K64114</text:p>
          </table:table-cell>
          <table:table-cell office:value-type="string" calcext:value-type="string">
            <text:p>Santa Tere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Chub</text:p>
          </table:table-cell>
          <table:table-cell office:value-type="string" calcext:value-type="string">
            <text:p>661-5869/601-1541</text:p>
          </table:table-cell>
          <table:table-cell/>
          <table:table-cell office:value-type="string" calcext:value-type="string">
            <text:p>santateresarc2021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53362" calcext:value-type="float">
            <text:p>-89.053362</text:p>
          </table:table-cell>
          <table:table-cell office:value-type="float" office:value="16.13597" calcext:value-type="float">
            <text:p>16.1359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uan Chub</text:p>
          </table:table-cell>
          <table:table-cell office:value-type="string" calcext:value-type="string">
            <text:p>Severina Rash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tiago Juan Community Preschool</text:p>
          </table:table-cell>
          <table:table-cell/>
          <table:table-cell office:value-type="string" calcext:value-type="string">
            <text:p>K20002</text:p>
          </table:table-cell>
          <table:table-cell office:value-type="string" calcext:value-type="string">
            <text:p>17 Cabbage Bark Street, Santiago Juan Lay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dira Aldana</text:p>
          </table:table-cell>
          <table:table-cell office:value-type="string" calcext:value-type="string">
            <text:p>622-7174</text:p>
          </table:table-cell>
          <table:table-cell/>
          <table:table-cell office:value-type="string" calcext:value-type="string">
            <text:p>santiagojuanpreschool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9.0843125" calcext:value-type="float">
            <text:p>-89.0843125</text:p>
          </table:table-cell>
          <table:table-cell office:value-type="float" office:value="17.1546875" calcext:value-type="float">
            <text:p>17.154687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Yadira Aldana</text:p>
          </table:table-cell>
          <table:table-cell office:value-type="string" calcext:value-type="string">
            <text:p>Gina Escobar (Teacher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rteneja Community Preschool</text:p>
          </table:table-cell>
          <table:table-cell/>
          <table:table-cell office:value-type="string" calcext:value-type="string">
            <text:p>K32102</text:p>
          </table:table-cell>
          <table:table-cell office:value-type="string" calcext:value-type="string">
            <text:p>Sartenej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 Cobb</text:p>
          </table:table-cell>
          <table:table-cell office:value-type="string" calcext:value-type="string">
            <text:p>625-18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risusan72@gmail.com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-88.1479095" calcext:value-type="float">
            <text:p>-88.1479095</text:p>
          </table:table-cell>
          <table:table-cell office:value-type="float" office:value="18.3542153" calcext:value-type="float">
            <text:p>18.354215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same Street Preschool</text:p>
          </table:table-cell>
          <table:table-cell/>
          <table:table-cell office:value-type="string" calcext:value-type="string">
            <text:p>K11015</text:p>
          </table:table-cell>
          <table:table-cell office:value-type="string" calcext:value-type="string">
            <text:p>29 Fairweather St.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vette Nicholas</text:p>
          </table:table-cell>
          <table:table-cell office:value-type="string" calcext:value-type="string">
            <text:p>600-8255</text:p>
          </table:table-cell>
          <table:table-cell/>
          <table:table-cell office:value-type="string" calcext:value-type="string">
            <text:p>missyvetteyoung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ilk Grass Methodist Preschool</text:p>
          </table:table-cell>
          <table:table-cell/>
          <table:table-cell office:value-type="string" calcext:value-type="string">
            <text:p>K54107</text:p>
          </table:table-cell>
          <table:table-cell office:value-type="string" calcext:value-type="string">
            <text:p>Silk Grass Village, Stann Cre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ence Salam</text:p>
          </table:table-cell>
          <table:table-cell office:value-type="string" calcext:value-type="string">
            <text:p>672-4868</text:p>
          </table:table-cell>
          <table:table-cell/>
          <table:table-cell office:value-type="string" calcext:value-type="string">
            <text:p>silkgrassmethodist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3807126" calcext:value-type="float">
            <text:p>-88.33807126</text:p>
          </table:table-cell>
          <table:table-cell office:value-type="float" office:value="16.88601661" calcext:value-type="float">
            <text:p>16.8860166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ilver Creek R.C. Preschool</text:p>
          </table:table-cell>
          <table:table-cell/>
          <table:table-cell office:value-type="string" calcext:value-type="string">
            <text:p>K64105</text:p>
          </table:table-cell>
          <table:table-cell office:value-type="string" calcext:value-type="string">
            <text:p>Silver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Cal</text:p>
          </table:table-cell>
          <table:table-cell office:value-type="string" calcext:value-type="string">
            <text:p>631-1765/639-8312</text:p>
          </table:table-cell>
          <table:table-cell/>
          <table:table-cell office:value-type="string" calcext:value-type="string">
            <text:p>Luis.alvin.ca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90458" calcext:value-type="float">
            <text:p>-88.890458</text:p>
          </table:table-cell>
          <table:table-cell office:value-type="float" office:value="16.279107" calcext:value-type="float">
            <text:p>16.27910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uis Cal</text:p>
          </table:table-cell>
          <table:table-cell office:value-type="string" calcext:value-type="string">
            <text:p>Consuela Choc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ttee River Methodist Preschool</text:p>
          </table:table-cell>
          <table:table-cell/>
          <table:table-cell office:value-type="string" calcext:value-type="string">
            <text:p>K54105</text:p>
          </table:table-cell>
          <table:table-cell office:value-type="string" calcext:value-type="string">
            <text:p>Sittee River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y Andrews</text:p>
          </table:table-cell>
          <table:table-cell office:value-type="string" calcext:value-type="string">
            <text:p>614-8965</text:p>
          </table:table-cell>
          <table:table-cell/>
          <table:table-cell office:value-type="string" calcext:value-type="string">
            <text:p>sitteerivermethodist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207051" calcext:value-type="float">
            <text:p>-88.3207051</text:p>
          </table:table-cell>
          <table:table-cell office:value-type="float" office:value="16.821919" calcext:value-type="float">
            <text:p>16.82191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ylvia Sabal</text:p>
          </table:table-cell>
          <table:table-cell office:value-type="string" calcext:value-type="string">
            <text:p>Neckesha Prat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mall World Preschool</text:p>
          </table:table-cell>
          <table:table-cell/>
          <table:table-cell office:value-type="string" calcext:value-type="string">
            <text:p>K14007</text:p>
          </table:table-cell>
          <table:table-cell office:value-type="string" calcext:value-type="string">
            <text:p>2 G St. Kings Park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esita Wade</text:p>
          </table:table-cell>
          <table:table-cell office:value-type="string" calcext:value-type="string">
            <text:p>635-1380</text:p>
          </table:table-cell>
          <table:table-cell/>
          <table:table-cell office:value-type="string" calcext:value-type="string">
            <text:p>smallworldpresschool.1@gmail.com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2"/>
          <table:table-cell office:value-type="float" office:value="-88.19175416" calcext:value-type="float">
            <text:p>-88.19175416</text:p>
          </table:table-cell>
          <table:table-cell office:value-type="float" office:value="17.5088046" calcext:value-type="float">
            <text:p>17.508804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sa Arnold, Teacher</text:p>
          </table:table-cell>
          <table:table-cell office:value-type="string" calcext:value-type="string">
            <text:p>Theresita Wade, Head Teach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olid Rock Christian Academy Preschool</text:p>
          </table:table-cell>
          <table:table-cell/>
          <table:table-cell office:value-type="string" calcext:value-type="string">
            <text:p>K54003</text:p>
          </table:table-cell>
          <table:table-cell office:value-type="string" calcext:value-type="string">
            <text:p>Rivas Estate, PO Box 40, Dangriga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sela Aleman</text:p>
          </table:table-cell>
          <table:table-cell office:value-type="string" calcext:value-type="string">
            <text:p>522-0776/604-4033</text:p>
          </table:table-cell>
          <table:table-cell/>
          <table:table-cell office:value-type="string" calcext:value-type="string">
            <text:p>sradga@yahoo.com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-88.22855755" calcext:value-type="float">
            <text:p>-88.22855755</text:p>
          </table:table-cell>
          <table:table-cell office:value-type="float" office:value="16.95860631" calcext:value-type="float">
            <text:p>16.9586063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ssemblies of God Christian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anon Martinez</text:p>
          </table:table-cell>
          <table:table-cell office:value-type="string" calcext:value-type="string">
            <text:p>Patricia Evan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Michael RC Preschool</text:p>
          </table:table-cell>
          <table:table-cell/>
          <table:table-cell office:value-type="string" calcext:value-type="string">
            <text:p>K44103</text:p>
          </table:table-cell>
          <table:table-cell office:value-type="string" calcext:value-type="string">
            <text:p>San Felip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ol Tun</text:p>
          </table:table-cell>
          <table:table-cell office:value-type="string" calcext:value-type="string">
            <text:p>661-3570</text:p>
          </table:table-cell>
          <table:table-cell/>
          <table:table-cell office:value-type="string" calcext:value-type="string">
            <text:p>tun_marisol21@hotmail.com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8.77296322" calcext:value-type="float">
            <text:p>-88.77296322</text:p>
          </table:table-cell>
          <table:table-cell office:value-type="float" office:value="17.8729365" calcext:value-type="float">
            <text:p>17.872936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Peter's Anglican Preschool</text:p>
          </table:table-cell>
          <table:table-cell/>
          <table:table-cell office:value-type="string" calcext:value-type="string">
            <text:p>K42001</text:p>
          </table:table-cell>
          <table:table-cell office:value-type="string" calcext:value-type="string">
            <text:p>9 St. Peter's Street <text:s/>Orange Walk Town <text:s/>Orange Walk District, Beli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sana Briceno</text:p>
          </table:table-cell>
          <table:table-cell office:value-type="string" calcext:value-type="string">
            <text:p>322-3083</text:p>
          </table:table-cell>
          <table:table-cell/>
          <table:table-cell office:value-type="string" calcext:value-type="string">
            <text:p>stpeteranglican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1989" calcext:value-type="float">
            <text:p>-88.561989</text:p>
          </table:table-cell>
          <table:table-cell office:value-type="float" office:value="18.082147" calcext:value-type="float">
            <text:p>18.08214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s. Francelia Cantun</text:p>
          </table:table-cell>
          <table:table-cell/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Agnes Anglican Preschool</text:p>
          </table:table-cell>
          <table:table-cell/>
          <table:table-cell office:value-type="string" calcext:value-type="string">
            <text:p>K10103</text:p>
          </table:table-cell>
          <table:table-cell office:value-type="string" calcext:value-type="string">
            <text:p>La Democraci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phen Whyte</text:p>
          </table:table-cell>
          <table:table-cell office:value-type="string" calcext:value-type="string">
            <text:p>621-9528</text:p>
          </table:table-cell>
          <table:table-cell/>
          <table:table-cell office:value-type="string" calcext:value-type="string">
            <text:p>stagnesanglicanschool@gmail.com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-88.55136" calcext:value-type="float">
            <text:p>-88.55136</text:p>
          </table:table-cell>
          <table:table-cell office:value-type="float" office:value="17.343174" calcext:value-type="float">
            <text:p>17.34317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chelle Turton</text:p>
          </table:table-cell>
          <table:table-cell office:value-type="string" calcext:value-type="string">
            <text:p>Dorla Antoni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Alphonsus Preschool</text:p>
          </table:table-cell>
          <table:table-cell/>
          <table:table-cell office:value-type="string" calcext:value-type="string">
            <text:p>K54106</text:p>
          </table:table-cell>
          <table:table-cell office:value-type="string" calcext:value-type="string">
            <text:p>Seine B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ris Moreira</text:p>
          </table:table-cell>
          <table:table-cell office:value-type="float" office:value="6653852" calcext:value-type="float">
            <text:p>6653852</text:p>
          </table:table-cell>
          <table:table-cell/>
          <table:table-cell office:value-type="string" calcext:value-type="string">
            <text:p>stalphonsusrc51201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36658" calcext:value-type="float">
            <text:p>-88.36658</text:p>
          </table:table-cell>
          <table:table-cell office:value-type="float" office:value="16.56613" calcext:value-type="float">
            <text:p>16.5661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orris Moreira</text:p>
          </table:table-cell>
          <table:table-cell office:value-type="string" calcext:value-type="string">
            <text:p>Carla Flore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Augustine Preschool</text:p>
          </table:table-cell>
          <table:table-cell/>
          <table:table-cell office:value-type="string" calcext:value-type="string">
            <text:p>K54112</text:p>
          </table:table-cell>
          <table:table-cell office:value-type="string" calcext:value-type="string">
            <text:p>23 Mile Hummingbird Highway, Middles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nestine Jackson</text:p>
          </table:table-cell>
          <table:table-cell office:value-type="string" calcext:value-type="string">
            <text:p>602-6054</text:p>
          </table:table-cell>
          <table:table-cell/>
          <table:table-cell office:value-type="string" calcext:value-type="string">
            <text:p>staugustine231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1212" calcext:value-type="float">
            <text:p>-88.51212</text:p>
          </table:table-cell>
          <table:table-cell office:value-type="float" office:value="17.02708" calcext:value-type="float">
            <text:p>17.0270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rnestine Jackson</text:p>
          </table:table-cell>
          <table:table-cell office:value-type="string" calcext:value-type="string">
            <text:p>Nikki Campbe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John's Memorial Anglican Preschool</text:p>
          </table:table-cell>
          <table:table-cell/>
          <table:table-cell office:value-type="string" calcext:value-type="string">
            <text:p>K52101</text:p>
          </table:table-cell>
          <table:table-cell office:value-type="string" calcext:value-type="string">
            <text:p>Placenci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ta Rowland</text:p>
          </table:table-cell>
          <table:table-cell office:value-type="string" calcext:value-type="string">
            <text:p>523-3170</text:p>
          </table:table-cell>
          <table:table-cell/>
          <table:table-cell office:value-type="string" calcext:value-type="string">
            <text:p>st.johnsmemoria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702958" calcext:value-type="float">
            <text:p>-88.3702958</text:p>
          </table:table-cell>
          <table:table-cell office:value-type="float" office:value="16.5212091" calcext:value-type="float">
            <text:p>16.521209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ephen Whyte</text:p>
          </table:table-cell>
          <table:table-cell office:value-type="string" calcext:value-type="string">
            <text:p>Marita Rowlan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Joseph Anglican Preschool</text:p>
          </table:table-cell>
          <table:table-cell/>
          <table:table-cell office:value-type="string" calcext:value-type="string">
            <text:p>K64002</text:p>
          </table:table-cell>
          <table:table-cell office:value-type="string" calcext:value-type="string">
            <text:p>30 George Price Street <text:s/>Punta Gorda Town <text:s/>Toled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ely Ramirez</text:p>
          </table:table-cell>
          <table:table-cell office:value-type="string" calcext:value-type="string">
            <text:p>631-6330</text:p>
          </table:table-cell>
          <table:table-cell/>
          <table:table-cell office:value-type="string" calcext:value-type="string">
            <text:p>ramirez.emily19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0295859" calcext:value-type="float">
            <text:p>-88.80295859</text:p>
          </table:table-cell>
          <table:table-cell office:value-type="float" office:value="16.10025315" calcext:value-type="float">
            <text:p>16.1002531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mily Ramirez</text:p>
          </table:table-cell>
          <table:table-cell office:value-type="string" calcext:value-type="string">
            <text:p>Cliffara Cach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Joseph Preschool-Succotz</text:p>
          </table:table-cell>
          <table:table-cell/>
          <table:table-cell office:value-type="string" calcext:value-type="string">
            <text:p>K24103</text:p>
          </table:table-cell>
          <table:table-cell office:value-type="string" calcext:value-type="string">
            <text:p>San Jose Succotz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ita Mai</text:p>
          </table:table-cell>
          <table:table-cell/>
          <table:table-cell office:value-type="float" office:value="6312535" calcext:value-type="float">
            <text:p>6312535</text:p>
          </table:table-cell>
          <table:table-cell office:value-type="string" calcext:value-type="string">
            <text:p>yureida_amarely@yahoo.com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-89.1270446" calcext:value-type="float">
            <text:p>-89.1270446</text:p>
          </table:table-cell>
          <table:table-cell office:value-type="float" office:value="17.0840244" calcext:value-type="float">
            <text:p>17.084024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onia Valdez (Head Teacher)</text:p>
          </table:table-cell>
          <table:table-cell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Jude RC Preschool</text:p>
          </table:table-cell>
          <table:table-cell/>
          <table:table-cell office:value-type="string" calcext:value-type="string">
            <text:p>K54116</text:p>
          </table:table-cell>
          <table:table-cell office:value-type="string" calcext:value-type="string">
            <text:p>Maya 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ie Coleman</text:p>
          </table:table-cell>
          <table:table-cell office:value-type="string" calcext:value-type="string">
            <text:p>635-6561</text:p>
          </table:table-cell>
          <table:table-cell/>
          <table:table-cell office:value-type="string" calcext:value-type="string">
            <text:p>st.judercprimary@gmail.com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-88.3814957" calcext:value-type="float">
            <text:p>-88.3814957</text:p>
          </table:table-cell>
          <table:table-cell office:value-type="float" office:value="16.7983079" calcext:value-type="float">
            <text:p>16.798307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berato Saqui</text:p>
          </table:table-cell>
          <table:table-cell office:value-type="string" calcext:value-type="string">
            <text:p>Victoria Bol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Martins Preschool</text:p>
          </table:table-cell>
          <table:table-cell/>
          <table:table-cell office:value-type="string" calcext:value-type="string">
            <text:p>K14001</text:p>
          </table:table-cell>
          <table:table-cell office:value-type="string" calcext:value-type="string">
            <text:p>Corner Oleander St &amp; Rose L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wn Wade</text:p>
          </table:table-cell>
          <table:table-cell office:value-type="string" calcext:value-type="string">
            <text:p>675-4457</text:p>
          </table:table-cell>
          <table:table-cell/>
          <table:table-cell office:value-type="string" calcext:value-type="string">
            <text:p>st.martindeporres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0147601" calcext:value-type="float">
            <text:p>-88.20147601</text:p>
          </table:table-cell>
          <table:table-cell office:value-type="float" office:value="17.49984996" calcext:value-type="float">
            <text:p>17.4998499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oretta Hernandez</text:p>
          </table:table-cell>
          <table:table-cell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atthew's Government Preschool</text:p>
          </table:table-cell>
          <table:table-cell/>
          <table:table-cell office:value-type="string" calcext:value-type="string">
            <text:p>K20102</text:p>
          </table:table-cell>
          <table:table-cell office:value-type="string" calcext:value-type="string">
            <text:p>St. Matthew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fina Escobar</text:p>
          </table:table-cell>
          <table:table-cell office:value-type="string" calcext:value-type="string">
            <text:p>610-9234 605-7889 636-2292</text:p>
          </table:table-cell>
          <table:table-cell/>
          <table:table-cell office:value-type="string" calcext:value-type="string">
            <text:p>smgovtschoo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4609264" calcext:value-type="float">
            <text:p>-88.64609264</text:p>
          </table:table-cell>
          <table:table-cell office:value-type="float" office:value="17.27657462" calcext:value-type="float">
            <text:p>17.2765746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akeyra Berry</text:p>
          </table:table-cell>
          <table:table-cell office:value-type="string" calcext:value-type="string">
            <text:p>Delfina Escobar</text:p>
          </table:table-cell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ichael RC Preschool</text:p>
          </table:table-cell>
          <table:table-cell/>
          <table:table-cell office:value-type="string" calcext:value-type="string">
            <text:p>K24107</text:p>
          </table:table-cell>
          <table:table-cell office:value-type="string" calcext:value-type="string">
            <text:p>Monja Blanca Street <text:s/>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elia Barrera</text:p>
          </table:table-cell>
          <table:table-cell office:value-type="string" calcext:value-type="string">
            <text:p>605-0961</text:p>
          </table:table-cell>
          <table:table-cell/>
          <table:table-cell office:value-type="string" calcext:value-type="string">
            <text:p>stmichaelrcpreschool@gmail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77920194" calcext:value-type="float">
            <text:p>-88.77920194</text:p>
          </table:table-cell>
          <table:table-cell office:value-type="float" office:value="17.2346677" calcext:value-type="float">
            <text:p>17.234667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an Sanchez</text:p>
          </table:table-cell>
          <table:table-cell office:value-type="string" calcext:value-type="string">
            <text:p>Emelia Barrera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Peter Claver Preschool</text:p>
          </table:table-cell>
          <table:table-cell/>
          <table:table-cell office:value-type="string" calcext:value-type="string">
            <text:p>K64003</text:p>
          </table:table-cell>
          <table:table-cell office:value-type="string" calcext:value-type="string">
            <text:p>George Price Street,Punta Gord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esforo Paquiul</text:p>
          </table:table-cell>
          <table:table-cell office:value-type="string" calcext:value-type="string">
            <text:p>702-2027</text:p>
          </table:table-cell>
          <table:table-cell/>
          <table:table-cell office:value-type="string" calcext:value-type="string">
            <text:p>peterclaverschoo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0604317" calcext:value-type="float">
            <text:p>-88.80604317</text:p>
          </table:table-cell>
          <table:table-cell office:value-type="float" office:value="16.09776836" calcext:value-type="float">
            <text:p>16.0977683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elesforo Paquiul</text:p>
          </table:table-cell>
          <table:table-cell office:value-type="string" calcext:value-type="string">
            <text:p>Graciela Tica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Stephen's Anglican Preschool</text:p>
          </table:table-cell>
          <table:table-cell/>
          <table:table-cell office:value-type="string" calcext:value-type="string">
            <text:p>K64120</text:p>
          </table:table-cell>
          <table:table-cell office:value-type="string" calcext:value-type="string">
            <text:p>Monkey River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ia Gordon</text:p>
          </table:table-cell>
          <table:table-cell office:value-type="string" calcext:value-type="string">
            <text:p>662-1117/636-0436</text:p>
          </table:table-cell>
          <table:table-cell/>
          <table:table-cell office:value-type="string" calcext:value-type="string">
            <text:p>ststephensanglican8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8554268" calcext:value-type="float">
            <text:p>-88.48554268</text:p>
          </table:table-cell>
          <table:table-cell office:value-type="float" office:value="16.36225527" calcext:value-type="float">
            <text:p>16.3622552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 Brite Preschool</text:p>
          </table:table-cell>
          <table:table-cell/>
          <table:table-cell office:value-type="string" calcext:value-type="string">
            <text:p>K12105</text:p>
          </table:table-cell>
          <table:table-cell office:value-type="string" calcext:value-type="string">
            <text:p>Poinsettia St., Mitchelle Estate, Lady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y Hutchinson</text:p>
          </table:table-cell>
          <table:table-cell office:value-type="string" calcext:value-type="string">
            <text:p>225-2531</text:p>
          </table:table-cell>
          <table:table-cell/>
          <table:table-cell office:value-type="string" calcext:value-type="string">
            <text:p>starbriteladyvlle@gmail.com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float" office:value="-88.29313452" calcext:value-type="float">
            <text:p>-88.29313452</text:p>
          </table:table-cell>
          <table:table-cell office:value-type="float" office:value="17.54829504" calcext:value-type="float">
            <text:p>17.5482950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tepping Stones Preschool</text:p>
          </table:table-cell>
          <table:table-cell/>
          <table:table-cell office:value-type="string" calcext:value-type="string">
            <text:p>K10001</text:p>
          </table:table-cell>
          <table:table-cell office:value-type="string" calcext:value-type="string">
            <text:p># 36 Corner Albert Hoy &amp; Guava St. <text:s/>Belama Phase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chill Alamalia</text:p>
          </table:table-cell>
          <table:table-cell office:value-type="string" calcext:value-type="string">
            <text:p>620-2540</text:p>
          </table:table-cell>
          <table:table-cell/>
          <table:table-cell office:value-type="string" calcext:value-type="string">
            <text:p>steppingstonepreschoolbze@gmail.com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8.21997532" calcext:value-type="float">
            <text:p>-88.21997532</text:p>
          </table:table-cell>
          <table:table-cell office:value-type="float" office:value="17.51065882" calcext:value-type="float">
            <text:p>17.5106588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verly Pook, Principa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un Flower Preschool</text:p>
          </table:table-cell>
          <table:table-cell/>
          <table:table-cell office:value-type="string" calcext:value-type="string">
            <text:p>K11016</text:p>
          </table:table-cell>
          <table:table-cell office:value-type="string" calcext:value-type="string">
            <text:p>#4 Wood Street St.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ree Myvette</text:p>
          </table:table-cell>
          <table:table-cell office:value-type="string" calcext:value-type="string">
            <text:p>227-5920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193085" calcext:value-type="float">
            <text:p>-88.193085</text:p>
          </table:table-cell>
          <table:table-cell office:value-type="float" office:value="17.495715" calcext:value-type="float">
            <text:p>17.49571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siree Myvet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unday Wood Sunrise Preschool</text:p>
          </table:table-cell>
          <table:table-cell/>
          <table:table-cell office:value-type="string" calcext:value-type="string">
            <text:p>K64115</text:p>
          </table:table-cell>
          <table:table-cell office:value-type="string" calcext:value-type="string">
            <text:p>Sunday Wood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Ishim</text:p>
          </table:table-cell>
          <table:table-cell office:value-type="string" calcext:value-type="string">
            <text:p>661-9695</text:p>
          </table:table-cell>
          <table:table-cell/>
          <table:table-cell office:value-type="string" calcext:value-type="string">
            <text:p>sundaywoodr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33344" calcext:value-type="float">
            <text:p>-89.033344</text:p>
          </table:table-cell>
          <table:table-cell office:value-type="float" office:value="16.038796" calcext:value-type="float">
            <text:p>16.03879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. Anthony Fuentes</text:p>
          </table:table-cell>
          <table:table-cell office:value-type="string" calcext:value-type="string">
            <text:p>Dionie Rodrigu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unshine Preschool</text:p>
          </table:table-cell>
          <table:table-cell/>
          <table:table-cell office:value-type="string" calcext:value-type="string">
            <text:p>K11017</text:p>
          </table:table-cell>
          <table:table-cell office:value-type="string" calcext:value-type="string">
            <text:p>86 Regent St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Mireille Tillett</text:p>
          </table:table-cell>
          <table:table-cell office:value-type="string" calcext:value-type="string">
            <text:p>636-9569</text:p>
          </table:table-cell>
          <table:table-cell/>
          <table:table-cell office:value-type="string" calcext:value-type="string">
            <text:p>sunshine1preschool123@gmail.com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-88.1879648" calcext:value-type="float">
            <text:p>-88.1879648</text:p>
          </table:table-cell>
          <table:table-cell office:value-type="float" office:value="17.48829816" calcext:value-type="float">
            <text:p>17.4882981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Karina Jones</text:p>
          </table:table-cell>
          <table:table-cell office:value-type="string" calcext:value-type="string">
            <text:p>Jenine Young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unshine Preschool</text:p>
          </table:table-cell>
          <table:table-cell/>
          <table:table-cell office:value-type="string" calcext:value-type="string">
            <text:p>K64108</text:p>
          </table:table-cell>
          <table:table-cell office:value-type="string" calcext:value-type="string">
            <text:p>San marcos, Tole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evan Ico</text:p>
          </table:table-cell>
          <table:table-cell office:value-type="string" calcext:value-type="string">
            <text:p>606-1768</text:p>
          </table:table-cell>
          <table:table-cell/>
          <table:table-cell office:value-type="string" calcext:value-type="string">
            <text:p>icoestevan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03861" calcext:value-type="float">
            <text:p>-88.903861</text:p>
          </table:table-cell>
          <table:table-cell office:value-type="float" office:value="16.215832" calcext:value-type="float">
            <text:p>16.21583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stevan Ico</text:p>
          </table:table-cell>
          <table:table-cell office:value-type="string" calcext:value-type="string">
            <text:p>Licela Ch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unshine Preschool- Paraiso GOB</text:p>
          </table:table-cell>
          <table:table-cell/>
          <table:table-cell office:value-type="string" calcext:value-type="string">
            <text:p>K30102</text:p>
          </table:table-cell>
          <table:table-cell office:value-type="string" calcext:value-type="string">
            <text:p>Parais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villa Lawrence</text:p>
          </table:table-cell>
          <table:table-cell office:value-type="string" calcext:value-type="string">
            <text:p>402-3255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-88.39463336" calcext:value-type="float">
            <text:p>-88.39463336</text:p>
          </table:table-cell>
          <table:table-cell office:value-type="float" office:value="18.40985129" calcext:value-type="float">
            <text:p>18.4098512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he Children's Nest Preschool</text:p>
          </table:table-cell>
          <table:table-cell/>
          <table:table-cell office:value-type="string" calcext:value-type="string">
            <text:p>K24101</text:p>
          </table:table-cell>
          <table:table-cell office:value-type="string" calcext:value-type="string">
            <text:p>Valley of Peace, Ca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ba Galdamez</text:p>
          </table:table-cell>
          <table:table-cell office:value-type="string" calcext:value-type="string">
            <text:p>623-0633</text:p>
          </table:table-cell>
          <table:table-cell/>
          <table:table-cell office:value-type="string" calcext:value-type="string">
            <text:p>elbagaldamez634@yahoo.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88.83693" calcext:value-type="float">
            <text:p>-88.83693</text:p>
          </table:table-cell>
          <table:table-cell office:value-type="float" office:value="17.339713" calcext:value-type="float">
            <text:p>17.339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ba Galdamez (Head Teacher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he Shepherds Academy Preschool</text:p>
          </table:table-cell>
          <table:table-cell/>
          <table:table-cell office:value-type="string" calcext:value-type="string">
            <text:p>K21012</text:p>
          </table:table-cell>
          <table:table-cell office:value-type="string" calcext:value-type="string">
            <text:p>Rivera Road, 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a Marin</text:p>
          </table:table-cell>
          <table:table-cell office:value-type="string" calcext:value-type="string">
            <text:p>824-2113 <text:s/>615-4279</text:p>
          </table:table-cell>
          <table:table-cell/>
          <table:table-cell office:value-type="string" calcext:value-type="string">
            <text:p>theshepherdsacademy@gmail.com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8.78651582" calcext:value-type="float">
            <text:p>-88.78651582</text:p>
          </table:table-cell>
          <table:table-cell office:value-type="float" office:value="17.25017344" calcext:value-type="float">
            <text:p>17.2501734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ana Giesbrecht</text:p>
          </table:table-cell>
          <table:table-cell office:value-type="string" calcext:value-type="string">
            <text:p>Pastor Jose Mari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iny Tots SDA Preschool</text:p>
          </table:table-cell>
          <table:table-cell/>
          <table:table-cell office:value-type="string" calcext:value-type="string">
            <text:p>K64004</text:p>
          </table:table-cell>
          <table:table-cell office:value-type="string" calcext:value-type="string">
            <text:p>Indianville Extention <text:s/>Punta Gorda Town <text:s/>Toled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e Locario</text:p>
          </table:table-cell>
          <table:table-cell office:value-type="float" office:value="6362547" calcext:value-type="float">
            <text:p>6362547</text:p>
          </table:table-cell>
          <table:table-cell/>
          <table:table-cell office:value-type="string" calcext:value-type="string">
            <text:p>roselocario@gmail.com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-88.820455" calcext:value-type="float">
            <text:p>-88.820455</text:p>
          </table:table-cell>
          <table:table-cell office:value-type="float" office:value="16.10509" calcext:value-type="float">
            <text:p>16.1050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ose Odinga</text:p>
          </table:table-cell>
          <table:table-cell office:value-type="string" calcext:value-type="string">
            <text:p>Rose Locari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oledo Christian Academy Preschool</text:p>
          </table:table-cell>
          <table:table-cell/>
          <table:table-cell office:value-type="string" calcext:value-type="string">
            <text:p>K61101</text:p>
          </table:table-cell>
          <table:table-cell office:value-type="string" calcext:value-type="string">
            <text:p>8.5 Miles San Antonio Road, <text:s text:c="2"/>Yemeri Grove <text:s/>Tole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wardo Chub</text:p>
          </table:table-cell>
          <table:table-cell office:value-type="string" calcext:value-type="string">
            <text:p>722-0266</text:p>
          </table:table-cell>
          <table:table-cell/>
          <table:table-cell office:value-type="string" calcext:value-type="string">
            <text:p>tcaprincipal7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8914869" calcext:value-type="float">
            <text:p>-88.88914869</text:p>
          </table:table-cell>
          <table:table-cell office:value-type="float" office:value="16.16210805" calcext:value-type="float">
            <text:p>16.1621080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dwardo Chub</text:p>
          </table:table-cell>
          <table:table-cell/>
          <table:table-cell office:value-type="string" calcext:value-type="string">
            <text:p>Denomination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rial Farm Preschool</text:p>
          </table:table-cell>
          <table:table-cell/>
          <table:table-cell office:value-type="string" calcext:value-type="string">
            <text:p>K40101</text:p>
          </table:table-cell>
          <table:table-cell office:value-type="string" calcext:value-type="string">
            <text:p>San Isidro Street, Trial Farm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zira Romero</text:p>
          </table:table-cell>
          <table:table-cell office:value-type="string" calcext:value-type="string">
            <text:p>322-2481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322477" calcext:value-type="float">
            <text:p>-88.56322477</text:p>
          </table:table-cell>
          <table:table-cell office:value-type="float" office:value="18.09814363" calcext:value-type="float">
            <text:p>18.0981436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winkle Star Preschool</text:p>
          </table:table-cell>
          <table:table-cell/>
          <table:table-cell office:value-type="string" calcext:value-type="string">
            <text:p>K61107</text:p>
          </table:table-cell>
          <table:table-cell office:value-type="string" calcext:value-type="string">
            <text:p>Jalact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iano Chun</text:p>
          </table:table-cell>
          <table:table-cell office:value-type="string" calcext:value-type="string">
            <text:p>0050245881128/ 6074406</text:p>
          </table:table-cell>
          <table:table-cell/>
          <table:table-cell office:value-type="string" calcext:value-type="string">
            <text:p>jalactercschool88@yahoo.com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9.202056" calcext:value-type="float">
            <text:p>-89.202056</text:p>
          </table:table-cell>
          <table:table-cell office:value-type="float" office:value="16.203971" calcext:value-type="float">
            <text:p>16.20397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loriano Chun</text:p>
          </table:table-cell>
          <table:table-cell office:value-type="string" calcext:value-type="string">
            <text:p>Aleida Velasqu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B Academy Pre-Primary School</text:p>
          </table:table-cell>
          <table:table-cell office:value-type="string" calcext:value-type="string">
            <text:p>UB Early Childhood Stimulation Centre</text:p>
          </table:table-cell>
          <table:table-cell office:value-type="string" calcext:value-type="string">
            <text:p>K23002</text:p>
          </table:table-cell>
          <table:table-cell office:value-type="string" calcext:value-type="string">
            <text:p>George Price Blvd <text:s/>San Mart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heline Zuniga</text:p>
          </table:table-cell>
          <table:table-cell office:value-type="string" calcext:value-type="string">
            <text:p>601-1404</text:p>
          </table:table-cell>
          <table:table-cell/>
          <table:table-cell office:value-type="string" calcext:value-type="string">
            <text:p>kzuniga@ub.edu.bz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-22.22222222" calcext:value-type="float">
            <text:p>-22.22222222</text:p>
          </table:table-cell>
          <table:table-cell office:value-type="float" office:value="11.11111111" calcext:value-type="float">
            <text:p>11.1111111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University of Beliz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Kathleen Zuniga</text:p>
          </table:table-cell>
          <table:table-cell office:value-type="string" calcext:value-type="string">
            <text:p>Patricia Tzul</text:p>
          </table:table-cell>
          <table:table-cell office:value-type="string" calcext:value-type="string">
            <text:p>Non-Denomination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nited Community Preschool</text:p>
          </table:table-cell>
          <table:table-cell/>
          <table:table-cell office:value-type="string" calcext:value-type="string">
            <text:p>K52102</text:p>
          </table:table-cell>
          <table:table-cell office:value-type="string" calcext:value-type="string">
            <text:p>26 1/2 miles Southern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Ogaldez</text:p>
          </table:table-cell>
          <table:table-cell office:value-type="string" calcext:value-type="string">
            <text:p>662-1770</text:p>
          </table:table-cell>
          <table:table-cell/>
          <table:table-cell office:value-type="string" calcext:value-type="string">
            <text:p>unitedcommunity.primary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706642" calcext:value-type="float">
            <text:p>-88.4706642</text:p>
          </table:table-cell>
          <table:table-cell office:value-type="float" office:value="16.6574202" calcext:value-type="float">
            <text:p>16.657420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thony Zuniga</text:p>
          </table:table-cell>
          <table:table-cell office:value-type="string" calcext:value-type="string">
            <text:p>Delia Cardon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nity Star Child Preschool</text:p>
          </table:table-cell>
          <table:table-cell/>
          <table:table-cell office:value-type="string" calcext:value-type="string">
            <text:p>K14011</text:p>
          </table:table-cell>
          <table:table-cell office:value-type="string" calcext:value-type="string">
            <text:p>109 A Antelope Extension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arolyn Betson</text:p>
          </table:table-cell>
          <table:table-cell office:value-type="string" calcext:value-type="string">
            <text:p>671-4151/ 630-307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betson92@gmail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20656984" calcext:value-type="float">
            <text:p>-88.20656984</text:p>
          </table:table-cell>
          <table:table-cell office:value-type="float" office:value="17.49697505" calcext:value-type="float">
            <text:p>17.4969750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olyn Bets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algarten Preschool</text:p>
          </table:table-cell>
          <table:table-cell/>
          <table:table-cell office:value-type="string" calcext:value-type="string">
            <text:p>K13103</text:p>
          </table:table-cell>
          <table:table-cell office:value-type="string" calcext:value-type="string">
            <text:p>PO Box 141 Belize City (Price Barracks, Ladyvil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ma Joseph</text:p>
          </table:table-cell>
          <table:table-cell office:value-type="string" calcext:value-type="string">
            <text:p>205-2171 ext 266 <text:s/>/6630130</text:p>
          </table:table-cell>
          <table:table-cell/>
          <table:table-cell office:value-type="string" calcext:value-type="string">
            <text:p>valgartenpreschool@yahoo.com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88.305728" calcext:value-type="float">
            <text:p>-88.305728</text:p>
          </table:table-cell>
          <table:table-cell office:value-type="float" office:value="17.544812" calcext:value-type="float">
            <text:p>17.544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ilma Joseph, Head Teach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ictorious Nazarene Preschool</text:p>
          </table:table-cell>
          <table:table-cell/>
          <table:table-cell office:value-type="string" calcext:value-type="string">
            <text:p>K24104</text:p>
          </table:table-cell>
          <table:table-cell office:value-type="string" calcext:value-type="string">
            <text:p>San Jose Succotz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rley Humes</text:p>
          </table:table-cell>
          <table:table-cell office:value-type="string" calcext:value-type="string">
            <text:p>660-5689 <text:s/>627-3084</text:p>
          </table:table-cell>
          <table:table-cell/>
          <table:table-cell office:value-type="string" calcext:value-type="string">
            <text:p>principal@vns.edu.bz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1242145" calcext:value-type="float">
            <text:p>-89.1242145</text:p>
          </table:table-cell>
          <table:table-cell office:value-type="float" office:value="17.0786647" calcext:value-type="float">
            <text:p>17.078664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irley Humes</text:p>
          </table:table-cell>
          <table:table-cell office:value-type="string" calcext:value-type="string">
            <text:p>Reynelda Vasqu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esley Preschool</text:p>
          </table:table-cell>
          <table:table-cell/>
          <table:table-cell office:value-type="string" calcext:value-type="string">
            <text:p>K14009</text:p>
          </table:table-cell>
          <table:table-cell office:value-type="string" calcext:value-type="string">
            <text:p>1 Chapel L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ydah Cayetano</text:p>
          </table:table-cell>
          <table:table-cell office:value-type="string" calcext:value-type="string">
            <text:p>227-4809</text:p>
          </table:table-cell>
          <table:table-cell/>
          <table:table-cell office:value-type="string" calcext:value-type="string">
            <text:p>wesleypreschoolbz20@yahoo.com</text:p>
          </table:table-cell>
          <table:table-cell office:value-type="string" calcext:value-type="string">
            <text:p>https://www.facebook.com/wesleypreschoolbze/</text:p>
          </table:table-cell>
          <table:table-cell/>
          <table:table-cell office:value-type="float" office:value="1967" calcext:value-type="float">
            <text:p>1967</text:p>
          </table:table-cell>
          <table:table-cell table:number-columns-repeated="2"/>
          <table:table-cell office:value-type="float" office:value="-88.18768355" calcext:value-type="float">
            <text:p>-88.18768355</text:p>
          </table:table-cell>
          <table:table-cell office:value-type="float" office:value="17.49112395" calcext:value-type="float">
            <text:p>17.4911239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Xaibe Preschool</text:p>
          </table:table-cell>
          <table:table-cell/>
          <table:table-cell office:value-type="string" calcext:value-type="string">
            <text:p>K34108</text:p>
          </table:table-cell>
          <table:table-cell office:value-type="string" calcext:value-type="string">
            <text:p>Xaibe Villag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Mrs. Margaret Carr</text:p>
          </table:table-cell>
          <table:table-cell office:value-type="string" calcext:value-type="string">
            <text:p>403-5226</text:p>
          </table:table-cell>
          <table:table-cell table:number-columns-repeated="4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8.43043873" calcext:value-type="float">
            <text:p>-88.43043873</text:p>
          </table:table-cell>
          <table:table-cell office:value-type="float" office:value="18.38767595" calcext:value-type="float">
            <text:p>18.3876759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Yo Creek Community Preschool</text:p>
          </table:table-cell>
          <table:table-cell/>
          <table:table-cell office:value-type="string" calcext:value-type="string">
            <text:p>K42103</text:p>
          </table:table-cell>
          <table:table-cell office:value-type="string" calcext:value-type="string">
            <text:p>Yo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Smith</text:p>
          </table:table-cell>
          <table:table-cell office:value-type="string" calcext:value-type="string">
            <text:p>668-9941</text:p>
          </table:table-cell>
          <table:table-cell/>
          <table:table-cell office:value-type="string" calcext:value-type="string">
            <text:p>smithclaudia35@yahoo.com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-88.6379745" calcext:value-type="float">
            <text:p>-88.6379745</text:p>
          </table:table-cell>
          <table:table-cell office:value-type="float" office:value="18.0907966" calcext:value-type="float">
            <text:p>18.090796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laudia Smith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Young Women's Christian Association Preschool</text:p>
          </table:table-cell>
          <table:table-cell office:value-type="string" calcext:value-type="string">
            <text:p>YWCA</text:p>
          </table:table-cell>
          <table:table-cell office:value-type="string" calcext:value-type="string">
            <text:p>K13001</text:p>
          </table:table-cell>
          <table:table-cell office:value-type="string" calcext:value-type="string">
            <text:p>119 Corner Freetown Rd &amp; St Thomas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ie Pook</text:p>
          </table:table-cell>
          <table:table-cell office:value-type="string" calcext:value-type="string">
            <text:p>223-4971</text:p>
          </table:table-cell>
          <table:table-cell/>
          <table:table-cell office:value-type="string" calcext:value-type="string">
            <text:p>bzeywca@gmail.com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-88.1952224" calcext:value-type="float">
            <text:p>-88.1952224</text:p>
          </table:table-cell>
          <table:table-cell office:value-type="float" office:value="17.5047627" calcext:value-type="float">
            <text:p>17.504762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adine Harri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ete Lizarraga Preschool</text:p>
          </table:table-cell>
          <table:table-cell/>
          <table:table-cell office:value-type="string" calcext:value-type="string">
            <text:p>K42101</text:p>
          </table:table-cell>
          <table:table-cell office:value-type="string" calcext:value-type="string">
            <text:p>San Estevan</text:p>
          </table:table-cell>
          <table:table-cell/>
          <table:table-cell office:value-type="string" calcext:value-type="string">
            <text:p>Senaida Blanco</text:p>
          </table:table-cell>
          <table:table-cell office:value-type="string" calcext:value-type="string">
            <text:p>634-6519</text:p>
          </table:table-cell>
          <table:table-cell/>
          <table:table-cell office:value-type="string" calcext:value-type="string">
            <text:p>senaida.blanco@yahoo.com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2"/>
          <table:table-cell office:value-type="float" office:value="-88.51224" calcext:value-type="float">
            <text:p>-88.51224</text:p>
          </table:table-cell>
          <table:table-cell office:value-type="float" office:value="18.156316" calcext:value-type="float">
            <text:p>18.15631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enaida Blanc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int Francis Xavier Preschool</text:p>
          </table:table-cell>
          <table:table-cell/>
          <table:table-cell office:value-type="string" calcext:value-type="string">
            <text:p>K34003</text:p>
          </table:table-cell>
          <table:table-cell office:value-type="string" calcext:value-type="string">
            <text:p>Corner 1st Street North and 4 Aven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oisa Middleton/Yareni Smith</text:p>
          </table:table-cell>
          <table:table-cell office:value-type="float" office:value="4022521" calcext:value-type="float">
            <text:p>4022521</text:p>
          </table:table-cell>
          <table:table-cell table:number-columns-repeated="4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-88.38581614" calcext:value-type="float">
            <text:p>-88.38581614</text:p>
          </table:table-cell>
          <table:table-cell office:value-type="float" office:value="18.39089699" calcext:value-type="float">
            <text:p>18.3908969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 Isla Carinosa Academy Preschool</text:p>
          </table:table-cell>
          <table:table-cell office:value-type="string" calcext:value-type="string">
            <text:p>LICA</text:p>
          </table:table-cell>
          <table:table-cell office:value-type="string" calcext:value-type="string">
            <text:p>K11101</text:p>
          </table:table-cell>
          <table:table-cell office:value-type="string" calcext:value-type="string">
            <text:p>46 Travellers Palm, Caye Caulker</text:p>
          </table:table-cell>
          <table:table-cell/>
          <table:table-cell office:value-type="string" calcext:value-type="string">
            <text:p>Albert August / Valerie August</text:p>
          </table:table-cell>
          <table:table-cell office:value-type="string" calcext:value-type="string">
            <text:p>226-0101 / 668-7512</text:p>
          </table:table-cell>
          <table:table-cell/>
          <table:table-cell office:value-type="string" calcext:value-type="string">
            <text:p>laislacarinosaacademy@gmail.com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sla Bonita Preschool</text:p>
          </table:table-cell>
          <table:table-cell/>
          <table:table-cell office:value-type="string" calcext:value-type="string">
            <text:p>K11011</text:p>
          </table:table-cell>
          <table:table-cell office:value-type="string" calcext:value-type="string">
            <text:p>Cormorant Street, San Pedro</text:p>
          </table:table-cell>
          <table:table-cell/>
          <table:table-cell office:value-type="string" calcext:value-type="string">
            <text:p>Addy Martinez</text:p>
          </table:table-cell>
          <table:table-cell office:value-type="string" calcext:value-type="string">
            <text:p>226-3754</text:p>
          </table:table-cell>
          <table:table-cell/>
          <table:table-cell office:value-type="string" calcext:value-type="string">
            <text:p>islabonitasch@btl.net</text:p>
          </table:table-cell>
          <table:table-cell office:value-type="string" calcext:value-type="string">
            <text:p>Isla Bonita Elementary School.com</text:p>
          </table:table-cell>
          <table:table-cell/>
          <table:table-cell office:value-type="float" office:value="2014" calcext:value-type="float">
            <text:p>2014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rio Government Preschool</text:p>
          </table:table-cell>
          <table:table-cell/>
          <table:table-cell office:value-type="string" calcext:value-type="string">
            <text:p>K60103</text:p>
          </table:table-cell>
          <table:table-cell office:value-type="string" calcext:value-type="string">
            <text:p>Trio Village, Toledo District</text:p>
          </table:table-cell>
          <table:table-cell/>
          <table:table-cell office:value-type="string" calcext:value-type="string">
            <text:p>Anselma Woolery</text:p>
          </table:table-cell>
          <table:table-cell office:value-type="string" calcext:value-type="string">
            <text:p>673-9525</text:p>
          </table:table-cell>
          <table:table-cell/>
          <table:table-cell office:value-type="string" calcext:value-type="string">
            <text:p>triogovernment2001@gmail.com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-88.636284" calcext:value-type="float">
            <text:p>-88.636284</text:p>
          </table:table-cell>
          <table:table-cell office:value-type="float" office:value="16.5156931" calcext:value-type="float">
            <text:p>16.515693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don Arzu</text:p>
          </table:table-cell>
          <table:table-cell office:value-type="string" calcext:value-type="string">
            <text:p>Eric Gutierr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Margaret Mary RC Preschool</text:p>
          </table:table-cell>
          <table:table-cell office:value-type="string" calcext:value-type="string">
            <text:p>Saint Margaret Hummingbird Preschool</text:p>
          </table:table-cell>
          <table:table-cell office:value-type="string" calcext:value-type="string">
            <text:p>K24111</text:p>
          </table:table-cell>
          <table:table-cell office:value-type="string" calcext:value-type="string">
            <text:p>St. Margaret Village, Miles 32 Hummingbird Highway</text:p>
          </table:table-cell>
          <table:table-cell/>
          <table:table-cell office:value-type="string" calcext:value-type="string">
            <text:p>Patricia Perez</text:p>
          </table:table-cell>
          <table:table-cell office:value-type="string" calcext:value-type="string">
            <text:p>622-3692</text:p>
          </table:table-cell>
          <table:table-cell/>
          <table:table-cell office:value-type="string" calcext:value-type="string">
            <text:p>stmargaretmaryrcschool@gmail.com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-88.61246113" calcext:value-type="float">
            <text:p>-88.61246113</text:p>
          </table:table-cell>
          <table:table-cell office:value-type="float" office:value="17.08976851" calcext:value-type="float">
            <text:p>17.0897685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atricia Perez</text:p>
          </table:table-cell>
          <table:table-cell office:value-type="string" calcext:value-type="string">
            <text:p>Yolanda Salam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illy White Government Preschool</text:p>
          </table:table-cell>
          <table:table-cell/>
          <table:table-cell office:value-type="string" calcext:value-type="string">
            <text:p>K20104</text:p>
          </table:table-cell>
          <table:table-cell office:value-type="string" calcext:value-type="string">
            <text:p>Spanish Lookout, Cayo District</text:p>
          </table:table-cell>
          <table:table-cell/>
          <table:table-cell office:value-type="string" calcext:value-type="string">
            <text:p>Maria del Carmen Terrelonge</text:p>
          </table:table-cell>
          <table:table-cell office:value-type="float" office:value="6323941" calcext:value-type="float">
            <text:p>6323941</text:p>
          </table:table-cell>
          <table:table-cell/>
          <table:table-cell office:value-type="string" calcext:value-type="string">
            <text:p>billywhitegovpreschool@yahoo.com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-89.0514614" calcext:value-type="float">
            <text:p>-89.0514614</text:p>
          </table:table-cell>
          <table:table-cell office:value-type="float" office:value="17.2093295" calcext:value-type="float">
            <text:p>17.209329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ia del Carmen Terrelong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halom Mennonite Preschool</text:p>
          </table:table-cell>
          <table:table-cell/>
          <table:table-cell office:value-type="string" calcext:value-type="string">
            <text:p>K41102</text:p>
          </table:table-cell>
          <table:table-cell office:value-type="string" calcext:value-type="string">
            <text:p>Carmelita Village, Orange Walk</text:p>
          </table:table-cell>
          <table:table-cell/>
          <table:table-cell office:value-type="string" calcext:value-type="string">
            <text:p>David Steinhaver</text:p>
          </table:table-cell>
          <table:table-cell office:value-type="string" calcext:value-type="string">
            <text:p>630-7022</text:p>
          </table:table-cell>
          <table:table-cell/>
          <table:table-cell office:value-type="string" calcext:value-type="string">
            <text:p>davystein3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4199195" calcext:value-type="float">
            <text:p>-88.54199195</text:p>
          </table:table-cell>
          <table:table-cell office:value-type="float" office:value="18.01185113" calcext:value-type="float">
            <text:p>18.0118511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halom Mennonite School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vangelical Mennonite Mission Church Preschool</text:p>
          </table:table-cell>
          <table:table-cell office:value-type="string" calcext:value-type="string">
            <text:p>EMMC</text:p>
          </table:table-cell>
          <table:table-cell office:value-type="string" calcext:value-type="string">
            <text:p>K21106</text:p>
          </table:table-cell>
          <table:table-cell office:value-type="string" calcext:value-type="string">
            <text:p>Spanish Lookout</text:p>
          </table:table-cell>
          <table:table-cell/>
          <table:table-cell office:value-type="string" calcext:value-type="string">
            <text:p>Shannel Tejeda</text:p>
          </table:table-cell>
          <table:table-cell office:value-type="string" calcext:value-type="string">
            <text:p>622-4847</text:p>
          </table:table-cell>
          <table:table-cell/>
          <table:table-cell office:value-type="string" calcext:value-type="string">
            <text:p>kameletejeda@gmail.com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-89.03521981" calcext:value-type="float">
            <text:p>-89.03521981</text:p>
          </table:table-cell>
          <table:table-cell office:value-type="float" office:value="17.26657853" calcext:value-type="float">
            <text:p>17.2665785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annel Tejeda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lize Christian Academy Preschool</text:p>
          </table:table-cell>
          <table:table-cell/>
          <table:table-cell office:value-type="string" calcext:value-type="string">
            <text:p>K21103</text:p>
          </table:table-cell>
          <table:table-cell office:value-type="string" calcext:value-type="string">
            <text:p>47 1/2 Mls Western Highway, Banana Bank Road</text:p>
          </table:table-cell>
          <table:table-cell/>
          <table:table-cell office:value-type="string" calcext:value-type="string">
            <text:p>Carolyn Hulse</text:p>
          </table:table-cell>
          <table:table-cell office:value-type="string" calcext:value-type="string">
            <text:p>822-3048 615-1231</text:p>
          </table:table-cell>
          <table:table-cell office:value-type="string" calcext:value-type="string">
            <text:p>822-3551</text:p>
          </table:table-cell>
          <table:table-cell office:value-type="string" calcext:value-type="string">
            <text:p>chulse@belizechristianacademy.com</text:p>
          </table:table-cell>
          <table:table-cell office:value-type="string" calcext:value-type="string">
            <text:p>www.belizechristianacademy.com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7836532" calcext:value-type="float">
            <text:p>-88.7836532</text:p>
          </table:table-cell>
          <table:table-cell office:value-type="float" office:value="17.277441" calcext:value-type="float">
            <text:p>17.27744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olyn Hulse</text:p>
          </table:table-cell>
          <table:table-cell office:value-type="string" calcext:value-type="string">
            <text:p>Nadini Vasqu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ur Lady of Guadalupe RC Preschool</text:p>
          </table:table-cell>
          <table:table-cell/>
          <table:table-cell office:value-type="string" calcext:value-type="string">
            <text:p>K34121</text:p>
          </table:table-cell>
          <table:table-cell office:value-type="string" calcext:value-type="string">
            <text:p>Altamira, Corozal</text:p>
          </table:table-cell>
          <table:table-cell/>
          <table:table-cell office:value-type="string" calcext:value-type="string">
            <text:p>Emmanuel J. gonzalez</text:p>
          </table:table-cell>
          <table:table-cell office:value-type="string" calcext:value-type="string">
            <text:p>605-7561</text:p>
          </table:table-cell>
          <table:table-cell/>
          <table:table-cell office:value-type="string" calcext:value-type="string">
            <text:p>guadalupercschool@gmail.com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-88.3834572" calcext:value-type="float">
            <text:p>-88.3834572</text:p>
          </table:table-cell>
          <table:table-cell office:value-type="float" office:value="18.4021551" calcext:value-type="float">
            <text:p>18.402155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l Shaddai SDA Preschool</text:p>
          </table:table-cell>
          <table:table-cell/>
          <table:table-cell office:value-type="string" calcext:value-type="string">
            <text:p>K24005</text:p>
          </table:table-cell>
          <table:table-cell office:value-type="string" calcext:value-type="string">
            <text:p>1 Macal Street, Belmopan</text:p>
          </table:table-cell>
          <table:table-cell/>
          <table:table-cell office:value-type="string" calcext:value-type="string">
            <text:p>Esmi Correra</text:p>
          </table:table-cell>
          <table:table-cell office:value-type="string" calcext:value-type="string">
            <text:p>620-1288</text:p>
          </table:table-cell>
          <table:table-cell/>
          <table:table-cell office:value-type="string" calcext:value-type="string">
            <text:p>elshaddaistaff@btl.net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-88.76700135" calcext:value-type="float">
            <text:p>-88.76700135</text:p>
          </table:table-cell>
          <table:table-cell office:value-type="float" office:value="17.25770303" calcext:value-type="float">
            <text:p>17.2577030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smi Corre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Jose Government Preschool</text:p>
          </table:table-cell>
          <table:table-cell/>
          <table:table-cell office:value-type="string" calcext:value-type="string">
            <text:p>K40104</text:p>
          </table:table-cell>
          <table:table-cell office:value-type="string" calcext:value-type="string">
            <text:p>San Jose Village <text:s/>Orange Walk</text:p>
          </table:table-cell>
          <table:table-cell/>
          <table:table-cell office:value-type="string" calcext:value-type="string">
            <text:p>Omar Cabrera</text:p>
          </table:table-cell>
          <table:table-cell office:value-type="string" calcext:value-type="string">
            <text:p>614-9291</text:p>
          </table:table-cell>
          <table:table-cell/>
          <table:table-cell office:value-type="string" calcext:value-type="string">
            <text:p>sanjosegov@gmail.com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-88.56918512" calcext:value-type="float">
            <text:p>-88.56918512</text:p>
          </table:table-cell>
          <table:table-cell office:value-type="float" office:value="18.19686419" calcext:value-type="float">
            <text:p>18.1968641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Omar Cabrera</text:p>
          </table:table-cell>
          <table:table-cell office:value-type="string" calcext:value-type="string">
            <text:p>Bertha Cantu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ed Creek Mennonite Preschool</text:p>
          </table:table-cell>
          <table:table-cell/>
          <table:table-cell office:value-type="string" calcext:value-type="string">
            <text:p>K28401</text:p>
          </table:table-cell>
          <table:table-cell office:value-type="string" calcext:value-type="string">
            <text:p>Esperanza Village <text:s/>Cayo District</text:p>
          </table:table-cell>
          <table:table-cell/>
          <table:table-cell office:value-type="string" calcext:value-type="string">
            <text:p>Jonathan Yoder</text:p>
          </table:table-cell>
          <table:table-cell office:value-type="string" calcext:value-type="string">
            <text:p>671-4660</text:p>
          </table:table-cell>
          <table:table-cell/>
          <table:table-cell office:value-type="string" calcext:value-type="string">
            <text:p>redcreekprivate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4976" calcext:value-type="float">
            <text:p>-89.04976</text:p>
          </table:table-cell>
          <table:table-cell office:value-type="float" office:value="17.17381" calcext:value-type="float">
            <text:p>17.1738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nathan Yoder</text:p>
          </table:table-cell>
          <table:table-cell office:value-type="string" calcext:value-type="string">
            <text:p>Arlen Lapp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ireh Fundamental Preschool</text:p>
          </table:table-cell>
          <table:table-cell/>
          <table:table-cell office:value-type="string" calcext:value-type="string">
            <text:p>K28301</text:p>
          </table:table-cell>
          <table:table-cell office:value-type="string" calcext:value-type="string">
            <text:p>Spanish Lookout, Cayo District</text:p>
          </table:table-cell>
          <table:table-cell/>
          <table:table-cell office:value-type="string" calcext:value-type="string">
            <text:p>Tina Perez</text:p>
          </table:table-cell>
          <table:table-cell office:value-type="string" calcext:value-type="string">
            <text:p>671-0477</text:p>
          </table:table-cell>
          <table:table-cell/>
          <table:table-cell office:value-type="string" calcext:value-type="string">
            <text:p>jirehfe@yahoo.com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-89.0026375" calcext:value-type="float">
            <text:p>-89.0026375</text:p>
          </table:table-cell>
          <table:table-cell office:value-type="float" office:value="17.2144427" calcext:value-type="float">
            <text:p>17.214442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ina Perez</text:p>
          </table:table-cell>
          <table:table-cell office:value-type="string" calcext:value-type="string">
            <text:p>Katie Salazar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panish Lookout Mission Preschool</text:p>
          </table:table-cell>
          <table:table-cell/>
          <table:table-cell office:value-type="string" calcext:value-type="string">
            <text:p>K28101</text:p>
          </table:table-cell>
          <table:table-cell office:value-type="string" calcext:value-type="string">
            <text:p>Spanish Lookout</text:p>
          </table:table-cell>
          <table:table-cell/>
          <table:table-cell office:value-type="string" calcext:value-type="string">
            <text:p>Calvin Reimer</text:p>
          </table:table-cell>
          <table:table-cell office:value-type="string" calcext:value-type="string">
            <text:p>670-3172</text:p>
          </table:table-cell>
          <table:table-cell/>
          <table:table-cell office:value-type="string" calcext:value-type="string">
            <text:p>birderri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1255446" calcext:value-type="float">
            <text:p>-89.01255446</text:p>
          </table:table-cell>
          <table:table-cell office:value-type="float" office:value="17.28844546" calcext:value-type="float">
            <text:p>17.2884454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lvin Reimer</text:p>
          </table:table-cell>
          <table:table-cell office:value-type="string" calcext:value-type="string">
            <text:p>Ricky Reimer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ghthouse Mennonite Preschool</text:p>
          </table:table-cell>
          <table:table-cell/>
          <table:table-cell office:value-type="string" calcext:value-type="string">
            <text:p>K41104</text:p>
          </table:table-cell>
          <table:table-cell office:value-type="string" calcext:value-type="string">
            <text:p>Yo Creek Village, <text:s/>Orange Walk</text:p>
          </table:table-cell>
          <table:table-cell/>
          <table:table-cell office:value-type="string" calcext:value-type="string">
            <text:p>Mary LaRochelle</text:p>
          </table:table-cell>
          <table:table-cell office:value-type="string" calcext:value-type="string">
            <text:p>668-2912</text:p>
          </table:table-cell>
          <table:table-cell/>
          <table:table-cell office:value-type="string" calcext:value-type="string">
            <text:p>mj14jesus@gmail.com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ta Cruz Government Preschool</text:p>
          </table:table-cell>
          <table:table-cell/>
          <table:table-cell office:value-type="string" calcext:value-type="string">
            <text:p>K50103</text:p>
          </table:table-cell>
          <table:table-cell office:value-type="string" calcext:value-type="string">
            <text:p>Santa Cruz Village <text:s/>Stann Creek District</text:p>
          </table:table-cell>
          <table:table-cell/>
          <table:table-cell office:value-type="string" calcext:value-type="string">
            <text:p>Giselle Serano Gamboa</text:p>
          </table:table-cell>
          <table:table-cell office:value-type="string" calcext:value-type="string">
            <text:p>613-4499/672-2175</text:p>
          </table:table-cell>
          <table:table-cell/>
          <table:table-cell office:value-type="string" calcext:value-type="string">
            <text:p>santacruzgovernment2020@gmail.com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-88.42847" calcext:value-type="float">
            <text:p>-88.42847</text:p>
          </table:table-cell>
          <table:table-cell office:value-type="float" office:value="16.69997" calcext:value-type="float">
            <text:p>16.6999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hloe Crawfor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int Matthew's Anglican Preschool</text:p>
          </table:table-cell>
          <table:table-cell/>
          <table:table-cell office:value-type="string" calcext:value-type="string">
            <text:p>K54117</text:p>
          </table:table-cell>
          <table:table-cell office:value-type="string" calcext:value-type="string">
            <text:p>Pomona <text:s/>Stann Creek District</text:p>
          </table:table-cell>
          <table:table-cell/>
          <table:table-cell office:value-type="string" calcext:value-type="string">
            <text:p>Anna Mae Ferguson</text:p>
          </table:table-cell>
          <table:table-cell office:value-type="string" calcext:value-type="string">
            <text:p>502-3589</text:p>
          </table:table-cell>
          <table:table-cell/>
          <table:table-cell office:value-type="string" calcext:value-type="string">
            <text:p>stmatthew.anglican3589@gmail.com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-88.36676786" calcext:value-type="float">
            <text:p>-88.36676786</text:p>
          </table:table-cell>
          <table:table-cell office:value-type="float" office:value="16.99555047" calcext:value-type="float">
            <text:p>16.9955504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int Oscar Romero Preschool</text:p>
          </table:table-cell>
          <table:table-cell office:value-type="string" calcext:value-type="string">
            <text:p>Monsignor Romero</text:p>
          </table:table-cell>
          <table:table-cell office:value-type="string" calcext:value-type="string">
            <text:p>K24112</text:p>
          </table:table-cell>
          <table:table-cell office:value-type="string" calcext:value-type="string">
            <text:p>Valley of Peace Village <text:s/>PO Box #190, Belmopan</text:p>
          </table:table-cell>
          <table:table-cell/>
          <table:table-cell office:value-type="string" calcext:value-type="string">
            <text:p>Johnny Valencia</text:p>
          </table:table-cell>
          <table:table-cell office:value-type="string" calcext:value-type="string">
            <text:p>670-2799</text:p>
          </table:table-cell>
          <table:table-cell/>
          <table:table-cell office:value-type="string" calcext:value-type="string">
            <text:p>monsignorromerorc@gmail.com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-88.8348297" calcext:value-type="float">
            <text:p>-88.8348297</text:p>
          </table:table-cell>
          <table:table-cell office:value-type="float" office:value="17.3363676" calcext:value-type="float">
            <text:p>17.336367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hony Valencia</text:p>
          </table:table-cell>
          <table:table-cell office:value-type="string" calcext:value-type="string">
            <text:p>Janeth Dweno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he Bernice York Institute of Learning</text:p>
          </table:table-cell>
          <table:table-cell/>
          <table:table-cell office:value-type="string" calcext:value-type="string">
            <text:p>K51103</text:p>
          </table:table-cell>
          <table:table-cell office:value-type="string" calcext:value-type="string">
            <text:p>Placencia, Stann Creek District</text:p>
          </table:table-cell>
          <table:table-cell table:number-columns-repeated="7"/>
          <table:table-cell office:value-type="float" office:value="2018" calcext:value-type="float">
            <text:p>2018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QSI International School of Belize</text:p>
          </table:table-cell>
          <table:table-cell office:value-type="string" calcext:value-type="string">
            <text:p>QSI</text:p>
          </table:table-cell>
          <table:table-cell office:value-type="string" calcext:value-type="string">
            <text:p>K21014</text:p>
          </table:table-cell>
          <table:table-cell office:value-type="string" calcext:value-type="string">
            <text:p>11/13 Dean Crescent <text:s/>University Heights <text:s/>Belmopan</text:p>
          </table:table-cell>
          <table:table-cell/>
          <table:table-cell office:value-type="string" calcext:value-type="string">
            <text:p>Linda Souders</text:p>
          </table:table-cell>
          <table:table-cell office:value-type="float" office:value="8322666" calcext:value-type="float">
            <text:p>8322666</text:p>
          </table:table-cell>
          <table:table-cell/>
          <table:table-cell office:value-type="string" calcext:value-type="string">
            <text:p>linda-souders@qsi.org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-88.761395" calcext:value-type="float">
            <text:p>-88.761395</text:p>
          </table:table-cell>
          <table:table-cell office:value-type="float" office:value="17.237347" calcext:value-type="float">
            <text:p>17.23734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nda Souders</text:p>
          </table:table-cell>
          <table:table-cell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ose Glen Preschool</text:p>
          </table:table-cell>
          <table:table-cell/>
          <table:table-cell office:value-type="string" calcext:value-type="string">
            <text:p>K21107</text:p>
          </table:table-cell>
          <table:table-cell office:value-type="string" calcext:value-type="string">
            <text:p>Spanish Lookout</text:p>
          </table:table-cell>
          <table:table-cell/>
          <table:table-cell office:value-type="string" calcext:value-type="string">
            <text:p>Betty Thiessen</text:p>
          </table:table-cell>
          <table:table-cell office:value-type="string" calcext:value-type="string">
            <text:p>672-0325</text:p>
          </table:table-cell>
          <table:table-cell/>
          <table:table-cell office:value-type="string" calcext:value-type="string">
            <text:p>roseglenschool@gmail.com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-89.0116314" calcext:value-type="float">
            <text:p>-89.0116314</text:p>
          </table:table-cell>
          <table:table-cell office:value-type="float" office:value="17.27268181" calcext:value-type="float">
            <text:p>17.2726818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tty Thiessen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ount Carmel Preschool</text:p>
          </table:table-cell>
          <table:table-cell office:value-type="string" calcext:value-type="string">
            <text:p>Mt. Carmel pre</text:p>
          </table:table-cell>
          <table:table-cell office:value-type="string" calcext:value-type="string">
            <text:p>K24006</text:p>
          </table:table-cell>
          <table:table-cell office:value-type="string" calcext:value-type="string">
            <text:p>Benque Viejo</text:p>
          </table:table-cell>
          <table:table-cell/>
          <table:table-cell office:value-type="string" calcext:value-type="string">
            <text:p>Melvin Manzanero</text:p>
          </table:table-cell>
          <table:table-cell office:value-type="string" calcext:value-type="string">
            <text:p>823-3103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-89.13788282" calcext:value-type="float">
            <text:p>-89.13788282</text:p>
          </table:table-cell>
          <table:table-cell office:value-type="float" office:value="17.0739982" calcext:value-type="float">
            <text:p>17.073998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lvin Manzanero</text:p>
          </table:table-cell>
          <table:table-cell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rozal Nazarene Preschool</text:p>
          </table:table-cell>
          <table:table-cell/>
          <table:table-cell office:value-type="string" calcext:value-type="string">
            <text:p>K34004</text:p>
          </table:table-cell>
          <table:table-cell office:value-type="string" calcext:value-type="string">
            <text:p>Corozal District</text:p>
          </table:table-cell>
          <table:table-cell/>
          <table:table-cell office:value-type="string" calcext:value-type="string">
            <text:p>Valentine Gonzalez</text:p>
          </table:table-cell>
          <table:table-cell office:value-type="string" calcext:value-type="string">
            <text:p>600-7471</text:p>
          </table:table-cell>
          <table:table-cell/>
          <table:table-cell office:value-type="string" calcext:value-type="string">
            <text:p>corozalnazareneschool@gmail.com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-88.3893545" calcext:value-type="float">
            <text:p>-88.3893545</text:p>
          </table:table-cell>
          <table:table-cell office:value-type="float" office:value="18.3901086" calcext:value-type="float">
            <text:p>18.390108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alentine Gonzalez</text:p>
          </table:table-cell>
          <table:table-cell/>
          <table:table-cell office:value-type="string" calcext:value-type="string">
            <text:p>Nazaren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udy Diego Government Preschool</text:p>
          </table:table-cell>
          <table:table-cell/>
          <table:table-cell office:value-type="string" calcext:value-type="string">
            <text:p>K20004</text:p>
          </table:table-cell>
          <table:table-cell office:value-type="string" calcext:value-type="string">
            <text:p>Hillview, Las Flores <text:s/>Belmopan</text:p>
          </table:table-cell>
          <table:table-cell/>
          <table:table-cell office:value-type="string" calcext:value-type="string">
            <text:p>Gaudy Acevedo</text:p>
          </table:table-cell>
          <table:table-cell office:value-type="float" office:value="6368501" calcext:value-type="float">
            <text:p>6368501</text:p>
          </table:table-cell>
          <table:table-cell/>
          <table:table-cell office:value-type="string" calcext:value-type="string">
            <text:p>yaniratzalam@yahoo.com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-88.7797847" calcext:value-type="float">
            <text:p>-88.7797847</text:p>
          </table:table-cell>
          <table:table-cell office:value-type="float" office:value="17.2345727" calcext:value-type="float">
            <text:p>17.234572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udy Acevedo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yrtle Banner Preschool</text:p>
          </table:table-cell>
          <table:table-cell/>
          <table:table-cell office:value-type="string" calcext:value-type="string">
            <text:p>K20105</text:p>
          </table:table-cell>
          <table:table-cell office:value-type="string" calcext:value-type="string">
            <text:p>Camalote Village, Cayo District</text:p>
          </table:table-cell>
          <table:table-cell/>
          <table:table-cell office:value-type="string" calcext:value-type="string">
            <text:p>Araceli Badillo</text:p>
          </table:table-cell>
          <table:table-cell office:value-type="string" calcext:value-type="string">
            <text:p>607-7590</text:p>
          </table:table-cell>
          <table:table-cell/>
          <table:table-cell office:value-type="string" calcext:value-type="string">
            <text:p>myrtlebannerpreschool@gmail.com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-88.8160634" calcext:value-type="float">
            <text:p>-88.8160634</text:p>
          </table:table-cell>
          <table:table-cell office:value-type="float" office:value="17.2504027" calcext:value-type="float">
            <text:p>17.250402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aceli Badillo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onrad S. Metzgen Preschool</text:p>
          </table:table-cell>
          <table:table-cell/>
          <table:table-cell office:value-type="string" calcext:value-type="string">
            <text:p>K20106</text:p>
          </table:table-cell>
          <table:table-cell office:value-type="string" calcext:value-type="string">
            <text:p>El Progresso Village, Cayo District</text:p>
          </table:table-cell>
          <table:table-cell table:number-columns-repeated="2"/>
          <table:table-cell office:value-type="string" calcext:value-type="string">
            <text:p>628-8055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-88.9532646" calcext:value-type="float">
            <text:p>-88.9532646</text:p>
          </table:table-cell>
          <table:table-cell office:value-type="float" office:value="17.1003936" calcext:value-type="float">
            <text:p>17.100393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rian Watson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exia Nolberto Preschoo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ngriga Town, Stann Creek District</text:p>
          </table:table-cell>
          <table:table-cell table:number-columns-repeated="7"/>
          <table:table-cell office:value-type="float" office:value="2021" calcext:value-type="float">
            <text:p>2021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lla Vista Preschool</text:p>
          </table:table-cell>
          <table:table-cell/>
          <table:table-cell office:value-type="string" calcext:value-type="string">
            <text:p>K60104</text:p>
          </table:table-cell>
          <table:table-cell office:value-type="string" calcext:value-type="string">
            <text:p>Bella Vista Village, Toledo District</text:p>
          </table:table-cell>
          <table:table-cell/>
          <table:table-cell office:value-type="string" calcext:value-type="string">
            <text:p>Arlette Serano</text:p>
          </table:table-cell>
          <table:table-cell office:value-type="string" calcext:value-type="string">
            <text:p>652-9946</text:p>
          </table:table-cell>
          <table:table-cell/>
          <table:table-cell office:value-type="string" calcext:value-type="string">
            <text:p>arletteserano@gmail.com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-88.5172672" calcext:value-type="float">
            <text:p>-88.5172672</text:p>
          </table:table-cell>
          <table:table-cell office:value-type="float" office:value="16.50312097" calcext:value-type="float">
            <text:p>16.5031209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nta Cruz Government Preschool</text:p>
          </table:table-cell>
          <table:table-cell/>
          <table:table-cell office:value-type="string" calcext:value-type="string">
            <text:p>K20006</text:p>
          </table:table-cell>
          <table:table-cell office:value-type="string" calcext:value-type="string">
            <text:p>Santa Cruz, Santa Elena</text:p>
          </table:table-cell>
          <table:table-cell table:number-columns-repeated="3"/>
          <table:table-cell office:value-type="string" calcext:value-type="string">
            <text:p>671-0972</text:p>
          </table:table-cell>
          <table:table-cell table:number-columns-repeated="3"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-89.05149304" calcext:value-type="float">
            <text:p>-89.05149304</text:p>
          </table:table-cell>
          <table:table-cell office:value-type="float" office:value="17.15926993" calcext:value-type="float">
            <text:p>17.1592699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belina Gonzalez</text:p>
          </table:table-cell>
          <table:table-cell office:value-type="string" calcext:value-type="string">
            <text:p>Wayne Casey</text:p>
          </table:table-cell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a Inmaculada Roman Catholic Preschool</text:p>
          </table:table-cell>
          <table:table-cell/>
          <table:table-cell office:value-type="string" calcext:value-type="string">
            <text:p>K24113</text:p>
          </table:table-cell>
          <table:table-cell office:value-type="string" calcext:value-type="string">
            <text:p>Arenal Village, Cayo District</text:p>
          </table:table-cell>
          <table:table-cell/>
          <table:table-cell office:value-type="string" calcext:value-type="string">
            <text:p>Celia Usher - General Manager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9.14862" calcext:value-type="float">
            <text:p>-89.14862</text:p>
          </table:table-cell>
          <table:table-cell office:value-type="float" office:value="17.02302" calcext:value-type="float">
            <text:p>17.0230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Vincent Pallotti Roman Catholic Preschool</text:p>
          </table:table-cell>
          <table:table-cell/>
          <table:table-cell office:value-type="string" calcext:value-type="string">
            <text:p>K24115</text:p>
          </table:table-cell>
          <table:table-cell office:value-type="string" calcext:value-type="string">
            <text:p>United Ville, Cayo District</text:p>
          </table:table-cell>
          <table:table-cell/>
          <table:table-cell office:value-type="string" calcext:value-type="string">
            <text:p>Celia Usher - General Manager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8.94284" calcext:value-type="float">
            <text:p>-88.94284</text:p>
          </table:table-cell>
          <table:table-cell office:value-type="float" office:value="17.20893" calcext:value-type="float">
            <text:p>17.2089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Hilda's Anglican Preschool</text:p>
          </table:table-cell>
          <table:table-cell/>
          <table:table-cell office:value-type="string" calcext:value-type="string">
            <text:p>K24114</text:p>
          </table:table-cell>
          <table:table-cell office:value-type="string" calcext:value-type="string">
            <text:p>Georgeville Village, Cayo District</text:p>
          </table:table-cell>
          <table:table-cell/>
          <table:table-cell office:value-type="string" calcext:value-type="string">
            <text:p>Dr. Jeremy Cayetan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8.97925" calcext:value-type="float">
            <text:p>-88.97925</text:p>
          </table:table-cell>
          <table:table-cell office:value-type="float" office:value="17.19352" calcext:value-type="float">
            <text:p>17.1935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Andrew's Anglican Preschool</text:p>
          </table:table-cell>
          <table:table-cell/>
          <table:table-cell office:value-type="string" calcext:value-type="string">
            <text:p>K24007</text:p>
          </table:table-cell>
          <table:table-cell office:value-type="string" calcext:value-type="string">
            <text:p>San Ignacio, Cayo District</text:p>
          </table:table-cell>
          <table:table-cell/>
          <table:table-cell office:value-type="string" calcext:value-type="string">
            <text:p>Dr. Jeremy Cayetano - General Manager</text:p>
          </table:table-cell>
          <table:table-cell office:value-type="string" calcext:value-type="string">
            <text:p>824-2991</text:p>
          </table:table-cell>
          <table:table-cell/>
          <table:table-cell office:value-type="string" calcext:value-type="string">
            <text:p>elisharee@yahoo.com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9.071738" calcext:value-type="float">
            <text:p>-89.071738</text:p>
          </table:table-cell>
          <table:table-cell office:value-type="float" office:value="17.162568" calcext:value-type="float">
            <text:p>17.16256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HK's Preparatory Preschool</text:p>
          </table:table-cell>
          <table:table-cell/>
          <table:table-cell office:value-type="string" calcext:value-type="string">
            <text:p>K41105</text:p>
          </table:table-cell>
          <table:table-cell office:value-type="string" calcext:value-type="string">
            <text:p>11 Seagull Street <text:s/>Trial Farm <text:s/>Orange walk</text:p>
          </table:table-cell>
          <table:table-cell/>
          <table:table-cell office:value-type="string" calcext:value-type="string">
            <text:p>Rebecca Hernandez</text:p>
          </table:table-cell>
          <table:table-cell office:value-type="string" calcext:value-type="string">
            <text:p>623-2162</text:p>
          </table:table-cell>
          <table:table-cell/>
          <table:table-cell office:value-type="string" calcext:value-type="string">
            <text:p>beckynandez51@gmail.com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8.56666603" calcext:value-type="float">
            <text:p>-88.56666603</text:p>
          </table:table-cell>
          <table:table-cell office:value-type="float" office:value="18.101881" calcext:value-type="float">
            <text:p>18.10188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ebecca Hernandez</text:p>
          </table:table-cell>
          <table:table-cell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el Briceno Academy Pre-primary</text:p>
          </table:table-cell>
          <table:table-cell/>
          <table:table-cell office:value-type="string" calcext:value-type="string">
            <text:p>K44009</text:p>
          </table:table-cell>
          <table:table-cell office:value-type="string" calcext:value-type="string">
            <text:p>San Lorenzo <text:s/>Orange Walk District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8.57711709" calcext:value-type="float">
            <text:p>-88.57711709</text:p>
          </table:table-cell>
          <table:table-cell office:value-type="float" office:value="18.09972918" calcext:value-type="float">
            <text:p>18.0997291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right Horizon Preschool</text:p>
          </table:table-cell>
          <table:table-cell/>
          <table:table-cell office:value-type="string" calcext:value-type="string">
            <text:p>K11102</text:p>
          </table:table-cell>
          <table:table-cell office:value-type="string" calcext:value-type="string">
            <text:p>8 Miles Community</text:p>
          </table:table-cell>
          <table:table-cell/>
          <table:table-cell office:value-type="string" calcext:value-type="string">
            <text:p>Tarsha Lamb</text:p>
          </table:table-cell>
          <table:table-cell table:number-columns-repeated="2"/>
          <table:table-cell office:value-type="string" calcext:value-type="string">
            <text:p>tarshalamb@gmail.com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-88.2990029198657" calcext:value-type="float">
            <text:p>-88.2990029198657</text:p>
          </table:table-cell>
          <table:table-cell office:value-type="float" office:value="17.4744800359876" calcext:value-type="float">
            <text:p>17.4744800359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den SDA Preschool</text:p>
          </table:table-cell>
          <table:table-cell/>
          <table:table-cell office:value-type="string" calcext:value-type="string">
            <text:p>K24008</text:p>
          </table:table-cell>
          <table:table-cell office:value-type="string" calcext:value-type="string">
            <text:p>Red Creek, Santa Elena</text:p>
          </table:table-cell>
          <table:table-cell/>
          <table:table-cell office:value-type="string" calcext:value-type="string">
            <text:p>Sharon Carr-Lopez</text:p>
          </table:table-cell>
          <table:table-cell office:value-type="string" calcext:value-type="string">
            <text:p>671-0525</text:p>
          </table:table-cell>
          <table:table-cell/>
          <table:table-cell office:value-type="string" calcext:value-type="string">
            <text:p>sharonllopez2021@gmail.com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-89.06221" calcext:value-type="float">
            <text:p>-89.06221</text:p>
          </table:table-cell>
          <table:table-cell office:value-type="float" office:value="17.16314" calcext:value-type="float">
            <text:p>17.1631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Adventi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rteneja La Inmaculada R.C. Preschool</text:p>
          </table:table-cell>
          <table:table-cell/>
          <table:table-cell office:value-type="string" calcext:value-type="string">
            <text:p>K34122</text:p>
          </table:table-cell>
          <table:table-cell office:value-type="string" calcext:value-type="string">
            <text:p>Primitivo Aragon Avenue, <text:s/>Sarteneja Village, <text:s/>Corozal District, <text:s/>Belize</text:p>
          </table:table-cell>
          <table:table-cell/>
          <table:table-cell office:value-type="string" calcext:value-type="string">
            <text:p>Evelio Tzul</text:p>
          </table:table-cell>
          <table:table-cell office:value-type="string" calcext:value-type="string">
            <text:p>633-1371</text:p>
          </table:table-cell>
          <table:table-cell/>
          <table:table-cell office:value-type="string" calcext:value-type="string">
            <text:p>sarteneja.inmaculada@gmail.com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-88.138155" calcext:value-type="float">
            <text:p>-88.138155</text:p>
          </table:table-cell>
          <table:table-cell office:value-type="float" office:value="18.3540657" calcext:value-type="float">
            <text:p>18.354065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ndy Creek Academy Preschool</text:p>
          </table:table-cell>
          <table:table-cell/>
          <table:table-cell office:value-type="string" calcext:value-type="string">
            <text:p>K51104</text:p>
          </table:table-cell>
          <table:table-cell office:value-type="string" calcext:value-type="string">
            <text:p>Mile 7, Southern Highway <text:s/>Silk Grass Village <text:s/>Stann Creek District</text:p>
          </table:table-cell>
          <table:table-cell/>
          <table:table-cell office:value-type="string" calcext:value-type="string">
            <text:p>Dr. Henry Canton</text:p>
          </table:table-cell>
          <table:table-cell table:number-columns-repeated="2"/>
          <table:table-cell office:value-type="string" calcext:value-type="string">
            <text:p>sandycreekelementary@silkgrassfarms.com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-88.337766" calcext:value-type="float">
            <text:p>-88.337766</text:p>
          </table:table-cell>
          <table:table-cell office:value-type="float" office:value="16.888729" calcext:value-type="float">
            <text:p>16.88872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hanna M. Banner Preschool</text:p>
          </table:table-cell>
          <table:table-cell/>
          <table:table-cell office:value-type="string" calcext:value-type="string">
            <text:p>K21015</text:p>
          </table:table-cell>
          <table:table-cell office:value-type="string" calcext:value-type="string">
            <text:p>25 Trio Street <text:s/>Belmopan</text:p>
          </table:table-cell>
          <table:table-cell/>
          <table:table-cell office:value-type="string" calcext:value-type="string">
            <text:p>Shanna Banner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4"/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eschool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port Generated: 2025-02-25 15:30:10</text:p>
          </table:table-cell>
          <table:table-cell table:number-columns-repeated="63"/>
        </table:table-row>
        <table:named-expressions>
          <table:named-range table:name="_xlnm._FilterDatabase" table:base-cell-address="$Sheet4.$A$1" table:cell-range-address="$Preschool.$A$1:.$AF$263"/>
        </table:named-expressions>
      </table:table>
      <table:table table:name="Primary " table:style-name="ta5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ternative 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e Opened</text:p>
          </table:table-cell>
          <table:table-cell office:value-type="string" calcext:value-type="string">
            <text:p>Year Opened</text:p>
          </table:table-cell>
          <table:table-cell office:value-type="string" calcext:value-type="string">
            <text:p>Date Closed</text:p>
          </table:table-cell>
          <table:table-cell office:value-type="string" calcext:value-type="string">
            <text:p>Year Close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hift Typ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rea Education Code</text:p>
          </table:table-cell>
          <table:table-cell office:value-type="string" calcext:value-type="string">
            <text:p>Area Education</text:p>
          </table:table-cell>
          <table:table-cell office:value-type="string" calcext:value-type="string">
            <text:p>Area Administrative Code</text:p>
          </table:table-cell>
          <table:table-cell office:value-type="string" calcext:value-type="string">
            <text:p>Area Administrativ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hool Administrator 1</text:p>
          </table:table-cell>
          <table:table-cell office:value-type="string" calcext:value-type="string">
            <text:p>School Administrator 2</text:p>
          </table:table-cell>
          <table:table-cell office:value-type="string" calcext:value-type="string">
            <text:p>Denominatio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guacate RC Primary</text:p>
          </table:table-cell>
          <table:table-cell/>
          <table:table-cell office:value-type="string" calcext:value-type="string">
            <text:p>P61101</text:p>
          </table:table-cell>
          <table:table-cell office:value-type="string" calcext:value-type="string">
            <text:p>Aguacat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is Cucul</text:p>
          </table:table-cell>
          <table:table-cell office:value-type="string" calcext:value-type="string">
            <text:p>653-0756</text:p>
          </table:table-cell>
          <table:table-cell/>
          <table:table-cell office:value-type="string" calcext:value-type="string">
            <text:p>aguacaterc@gmail.com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-89.091994" calcext:value-type="float">
            <text:p>-89.091994</text:p>
          </table:table-cell>
          <table:table-cell office:value-type="float" office:value="16.161555" calcext:value-type="float">
            <text:p>16.16155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ouis Cucul</text:p>
          </table:table-cell>
          <table:table-cell office:value-type="string" calcext:value-type="string">
            <text:p>Jenella Pop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l Saints Anglican Primary School</text:p>
          </table:table-cell>
          <table:table-cell/>
          <table:table-cell office:value-type="string" calcext:value-type="string">
            <text:p>P12001</text:p>
          </table:table-cell>
          <table:table-cell office:value-type="string" calcext:value-type="string">
            <text:p>First &amp; Dunn Street, Kings P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n Estrada</text:p>
          </table:table-cell>
          <table:table-cell office:value-type="string" calcext:value-type="string">
            <text:p>223-1390/203-0273</text:p>
          </table:table-cell>
          <table:table-cell/>
          <table:table-cell office:value-type="string" calcext:value-type="string">
            <text:p>allsaintsschool@live.com</text:p>
          </table:table-cell>
          <table:table-cell office:value-type="string" calcext:value-type="string">
            <text:p>https://www.allsaintsschool.edu.bz/</text:p>
          </table:table-cell>
          <table:table-cell/>
          <table:table-cell office:value-type="float" office:value="1958" calcext:value-type="float">
            <text:p>1958</text:p>
          </table:table-cell>
          <table:table-cell table:number-columns-repeated="2"/>
          <table:table-cell office:value-type="float" office:value="-88.19344599" calcext:value-type="float">
            <text:p>-88.19344599</text:p>
          </table:table-cell>
          <table:table-cell office:value-type="float" office:value="17.50660556" calcext:value-type="float">
            <text:p>17.5066055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ollin Estrada</text:p>
          </table:table-cell>
          <table:table-cell office:value-type="string" calcext:value-type="string">
            <text:p>Ines Berry</text:p>
          </table:table-cell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mbergris Caye Elementary Primary</text:p>
          </table:table-cell>
          <table:table-cell office:value-type="string" calcext:value-type="string">
            <text:p>ACES</text:p>
          </table:table-cell>
          <table:table-cell office:value-type="string" calcext:value-type="string">
            <text:p>P17010</text:p>
          </table:table-cell>
          <table:table-cell office:value-type="string" calcext:value-type="string">
            <text:p>1 Turtle Street, San Pedro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nda Burgos</text:p>
          </table:table-cell>
          <table:table-cell office:value-type="string" calcext:value-type="string">
            <text:p>226-2226</text:p>
          </table:table-cell>
          <table:table-cell/>
          <table:table-cell office:value-type="string" calcext:value-type="string">
            <text:p>officeadmins@aces.edu.bz</text:p>
          </table:table-cell>
          <table:table-cell office:value-type="string" calcext:value-type="string">
            <text:p>aces.edu.bz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-87.9772002" calcext:value-type="float">
            <text:p>-87.9772002</text:p>
          </table:table-cell>
          <table:table-cell office:value-type="float" office:value="17.9061496" calcext:value-type="float">
            <text:p>17.906149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manda Burgos</text:p>
          </table:table-cell>
          <table:table-cell office:value-type="string" calcext:value-type="string">
            <text:p>Jovani Grajal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menia Government Primary School</text:p>
          </table:table-cell>
          <table:table-cell/>
          <table:table-cell office:value-type="string" calcext:value-type="string">
            <text:p>P20401</text:p>
          </table:table-cell>
          <table:table-cell office:value-type="string" calcext:value-type="string">
            <text:p>Mile 46 Hummingbird Highway</text:p>
          </table:table-cell>
          <table:table-cell office:value-type="string" calcext:value-type="string">
            <text:p>Armenia village</text:p>
          </table:table-cell>
          <table:table-cell office:value-type="string" calcext:value-type="string">
            <text:p>Clementina Romero</text:p>
          </table:table-cell>
          <table:table-cell office:value-type="string" calcext:value-type="string">
            <text:p>615-5252</text:p>
          </table:table-cell>
          <table:table-cell/>
          <table:table-cell office:value-type="string" calcext:value-type="string">
            <text:p>armeniagovschl@gmail.com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-88.74495422" calcext:value-type="float">
            <text:p>-88.74495422</text:p>
          </table:table-cell>
          <table:table-cell office:value-type="float" office:value="17.15552726" calcext:value-type="float">
            <text:p>17.1555272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lementina Romero</text:p>
          </table:table-cell>
          <table:table-cell office:value-type="string" calcext:value-type="string">
            <text:p>Marin Rosad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ms of Love Primary</text:p>
          </table:table-cell>
          <table:table-cell/>
          <table:table-cell office:value-type="string" calcext:value-type="string">
            <text:p>P29002</text:p>
          </table:table-cell>
          <table:table-cell office:value-type="string" calcext:value-type="string">
            <text:p>Kontiki Area</text:p>
          </table:table-cell>
          <table:table-cell/>
          <table:table-cell office:value-type="string" calcext:value-type="string">
            <text:p>Chantel Petzold</text:p>
          </table:table-cell>
          <table:table-cell/>
          <table:table-cell office:value-type="string" calcext:value-type="string">
            <text:p>615-2879</text:p>
          </table:table-cell>
          <table:table-cell office:value-type="string" calcext:value-type="string">
            <text:p>principal.armsofloveprimary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7819206" calcext:value-type="float">
            <text:p>-89.07819206</text:p>
          </table:table-cell>
          <table:table-cell office:value-type="float" office:value="17.14421006" calcext:value-type="float">
            <text:p>17.1442100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International Church of Foursquare Gospel of Beliz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ris Cano (Principal)</text:p>
          </table:table-cell>
          <table:table-cell/>
          <table:table-cell office:value-type="string" calcext:value-type="string">
            <text:p>Denomination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ugust Pine Ridge RC Primary</text:p>
          </table:table-cell>
          <table:table-cell/>
          <table:table-cell office:value-type="string" calcext:value-type="string">
            <text:p>P41401</text:p>
          </table:table-cell>
          <table:table-cell office:value-type="string" calcext:value-type="string">
            <text:p>August Pine 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Estela Torres</text:p>
          </table:table-cell>
          <table:table-cell office:value-type="string" calcext:value-type="string">
            <text:p>666 -2939, <text:s/>303-3288</text:p>
          </table:table-cell>
          <table:table-cell/>
          <table:table-cell office:value-type="string" calcext:value-type="string">
            <text:p>bestorres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7267839" calcext:value-type="float">
            <text:p>-88.7267839</text:p>
          </table:table-cell>
          <table:table-cell office:value-type="float" office:value="17.9731652" calcext:value-type="float">
            <text:p>17.973165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elize Christian Academy Primary</text:p>
          </table:table-cell>
          <table:table-cell office:value-type="string" calcext:value-type="string">
            <text:p>BCA</text:p>
          </table:table-cell>
          <table:table-cell office:value-type="string" calcext:value-type="string">
            <text:p>P27401</text:p>
          </table:table-cell>
          <table:table-cell office:value-type="string" calcext:value-type="string">
            <text:p>Mile 47 George Price Highway</text:p>
          </table:table-cell>
          <table:table-cell office:value-type="string" calcext:value-type="string">
            <text:p>PO Box 267</text:p>
          </table:table-cell>
          <table:table-cell office:value-type="string" calcext:value-type="string">
            <text:p>Carolyn Hulse</text:p>
          </table:table-cell>
          <table:table-cell office:value-type="string" calcext:value-type="string">
            <text:p>822-3048</text:p>
          </table:table-cell>
          <table:table-cell/>
          <table:table-cell office:value-type="string" calcext:value-type="string">
            <text:p>information@belizechristianacademy.com</text:p>
          </table:table-cell>
          <table:table-cell office:value-type="string" calcext:value-type="string">
            <text:p>www.belizechristianacademy.com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7836532" calcext:value-type="float">
            <text:p>-88.7836532</text:p>
          </table:table-cell>
          <table:table-cell office:value-type="float" office:value="17.277441" calcext:value-type="float">
            <text:p>17.27744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olyn Hulse,Minerva Blancaneaux</text:p>
          </table:table-cell>
          <table:table-cell office:value-type="string" calcext:value-type="string">
            <text:p>Sherlee Camal,Jomaira Martin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elize Elementary Primary School</text:p>
          </table:table-cell>
          <table:table-cell/>
          <table:table-cell office:value-type="string" calcext:value-type="string">
            <text:p>P17001</text:p>
          </table:table-cell>
          <table:table-cell office:value-type="string" calcext:value-type="string">
            <text:p>Princess Margaret Drive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iba Sharp</text:p>
          </table:table-cell>
          <table:table-cell office:value-type="string" calcext:value-type="string">
            <text:p>223-5765</text:p>
          </table:table-cell>
          <table:table-cell/>
          <table:table-cell office:value-type="string" calcext:value-type="string">
            <text:p>bes@btl.net</text:p>
          </table:table-cell>
          <table:table-cell office:value-type="string" calcext:value-type="string">
            <text:p>www.bes.edu.bz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-88.19728079" calcext:value-type="float">
            <text:p>-88.19728079</text:p>
          </table:table-cell>
          <table:table-cell office:value-type="float" office:value="17.50686001" calcext:value-type="float">
            <text:p>17.5068600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jiba Sharp</text:p>
          </table:table-cell>
          <table:table-cell office:value-type="string" calcext:value-type="string">
            <text:p>Iris Tewes</text:p>
          </table:table-cell>
          <table:table-cell table:number-columns-repeated="33"/>
        </table:table-row>
        <table:table-row table:style-name="ro1">
          <table:table-cell table:style-name="ce16" office:value-type="string" calcext:value-type="string">
            <text:p>Belize Primary Home School</text:p>
          </table:table-cell>
          <table:table-cell/>
          <table:table-cell office:value-type="string" calcext:value-type="string">
            <text:p>P19099</text:p>
          </table:table-cell>
          <table:table-cell office:value-type="string" calcext:value-type="string">
            <text:p>Belize District</text:p>
          </table:table-cell>
          <table:table-cell table:number-columns-repeated="7"/>
          <table:table-cell office:value-type="float" office:value="2020" calcext:value-type="float">
            <text:p>2020</text:p>
          </table:table-cell>
          <table:table-cell/>
          <table:table-cell table:style-name="ce17" office:value-type="float" office:value="2022" calcext:value-type="float">
            <text:p>2022</text:p>
          </table:table-cell>
          <table:table-cell office:value-type="float" office:value="-88.226643" calcext:value-type="float">
            <text:p>-88.226643</text:p>
          </table:table-cell>
          <table:table-cell office:value-type="float" office:value="17.641033" calcext:value-type="float">
            <text:p>17.64103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lize Rural Primary School</text:p>
          </table:table-cell>
          <table:table-cell/>
          <table:table-cell office:value-type="string" calcext:value-type="string">
            <text:p>P10302</text:p>
          </table:table-cell>
          <table:table-cell office:value-type="string" calcext:value-type="string">
            <text:p>Double Head, Flowers Bank, Rancho, Bermudian Lan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eth McFadzean Kelly - VP</text:p>
          </table:table-cell>
          <table:table-cell office:value-type="string" calcext:value-type="string">
            <text:p>615-8395</text:p>
          </table:table-cell>
          <table:table-cell/>
          <table:table-cell office:value-type="string" calcext:value-type="string">
            <text:p>bzerps@yahoo.com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-88.5554351" calcext:value-type="float">
            <text:p>-88.5554351</text:p>
          </table:table-cell>
          <table:table-cell office:value-type="float" office:value="17.5531873" calcext:value-type="float">
            <text:p>17.553187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uliet Roc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ernice Yorke Institute of Learning Primary</text:p>
          </table:table-cell>
          <table:table-cell office:value-type="string" calcext:value-type="string">
            <text:p>BYI</text:p>
          </table:table-cell>
          <table:table-cell office:value-type="string" calcext:value-type="string">
            <text:p>P17005</text:p>
          </table:table-cell>
          <table:table-cell office:value-type="string" calcext:value-type="string">
            <text:p>#27 Corner St. Thomas &amp; 6th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rry Ali</text:p>
          </table:table-cell>
          <table:table-cell office:value-type="string" calcext:value-type="string">
            <text:p>223-1876/626-7873</text:p>
          </table:table-cell>
          <table:table-cell/>
          <table:table-cell office:value-type="string" calcext:value-type="string">
            <text:p>info@byi.bz</text:p>
          </table:table-cell>
          <table:table-cell office:value-type="string" calcext:value-type="string">
            <text:p>www.byi.bz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2"/>
          <table:table-cell office:value-type="float" office:value="-88.2333959" calcext:value-type="float">
            <text:p>-88.2333959</text:p>
          </table:table-cell>
          <table:table-cell office:value-type="float" office:value="17.5172936" calcext:value-type="float">
            <text:p>17.517293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laika Yorke, Owner/Technology Director</text:p>
          </table:table-cell>
          <table:table-cell office:value-type="string" calcext:value-type="string">
            <text:p>Tanya Barrow, Owner/Technology Director</text:p>
          </table:table-cell>
          <table:table-cell table:number-columns-repeated="33"/>
        </table:table-row>
        <table:table-row table:style-name="ro1">
          <table:table-cell table:style-name="ce17" office:value-type="string" calcext:value-type="string">
            <text:p>Bethel Primary School</text:p>
          </table:table-cell>
          <table:table-cell/>
          <table:table-cell office:value-type="string" calcext:value-type="string">
            <text:p>P19001</text:p>
          </table:table-cell>
          <table:table-cell office:value-type="string" calcext:value-type="string">
            <text:p>46 Freetown Road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quel Moreno</text:p>
          </table:table-cell>
          <table:table-cell office:value-type="string" calcext:value-type="string">
            <text:p>203-7602</text:p>
          </table:table-cell>
          <table:table-cell/>
          <table:table-cell office:value-type="string" calcext:value-type="string">
            <text:p>racks.moreno@gmail.com</text:p>
          </table:table-cell>
          <table:table-cell table:number-columns-repeated="2"/>
          <table:table-cell office:value-type="float" office:value="1952" calcext:value-type="float">
            <text:p>1952</text:p>
          </table:table-cell>
          <table:table-cell/>
          <table:table-cell table:style-name="ce17" office:value-type="float" office:value="2021" calcext:value-type="float">
            <text:p>2021</text:p>
          </table:table-cell>
          <table:table-cell office:value-type="float" office:value="-88.188822" calcext:value-type="float">
            <text:p>-88.188822</text:p>
          </table:table-cell>
          <table:table-cell office:value-type="float" office:value="17.501485" calcext:value-type="float">
            <text:p>17.501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Bethel Assembly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thel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dward Loga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ethel SDA Primary</text:p>
          </table:table-cell>
          <table:table-cell office:value-type="string" calcext:value-type="string">
            <text:p>Adventist</text:p>
          </table:table-cell>
          <table:table-cell office:value-type="string" calcext:value-type="string">
            <text:p>P64001</text:p>
          </table:table-cell>
          <table:table-cell office:value-type="string" calcext:value-type="string">
            <text:p>Indianville Area Extension <text:s/>Punta Gorda Town <text:s/>Toledo District</text:p>
          </table:table-cell>
          <table:table-cell/>
          <table:table-cell office:value-type="string" calcext:value-type="string">
            <text:p>Simon Acosta</text:p>
          </table:table-cell>
          <table:table-cell office:value-type="string" calcext:value-type="string">
            <text:p>662-1628 / 629-1720</text:p>
          </table:table-cell>
          <table:table-cell/>
          <table:table-cell office:value-type="string" calcext:value-type="string">
            <text:p>bethel.sda.pg@gmail.com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-88.820455" calcext:value-type="float">
            <text:p>-88.820455</text:p>
          </table:table-cell>
          <table:table-cell office:value-type="float" office:value="16.10509" calcext:value-type="float">
            <text:p>16.1050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ose Odinga</text:p>
          </table:table-cell>
          <table:table-cell office:value-type="string" calcext:value-type="string">
            <text:p>Kimberly Tyndall Warrior</text:p>
          </table:table-cell>
          <table:table-cell office:value-type="string" calcext:value-type="string">
            <text:p>Adventi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ig Falls RC Primary</text:p>
          </table:table-cell>
          <table:table-cell/>
          <table:table-cell office:value-type="string" calcext:value-type="string">
            <text:p>P61401</text:p>
          </table:table-cell>
          <table:table-cell office:value-type="string" calcext:value-type="string">
            <text:p>Big Fall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gorio Chee</text:p>
          </table:table-cell>
          <table:table-cell office:value-type="string" calcext:value-type="string">
            <text:p>604-7467</text:p>
          </table:table-cell>
          <table:table-cell/>
          <table:table-cell office:value-type="string" calcext:value-type="string">
            <text:p>bigfallsschool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8835809" calcext:value-type="float">
            <text:p>-88.8835809</text:p>
          </table:table-cell>
          <table:table-cell office:value-type="float" office:value="16.25809102" calcext:value-type="float">
            <text:p>16.2580910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regorio Chee</text:p>
          </table:table-cell>
          <table:table-cell office:value-type="string" calcext:value-type="string">
            <text:p>Orpha Garci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illy White SDA Primary</text:p>
          </table:table-cell>
          <table:table-cell/>
          <table:table-cell office:value-type="string" calcext:value-type="string">
            <text:p>P24450</text:p>
          </table:table-cell>
          <table:table-cell office:value-type="string" calcext:value-type="string">
            <text:p>Billy White, Spanish Lookout Ar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rom Landero</text:p>
          </table:table-cell>
          <table:table-cell office:value-type="string" calcext:value-type="string">
            <text:p>607-2616</text:p>
          </table:table-cell>
          <table:table-cell/>
          <table:table-cell office:value-type="string" calcext:value-type="string">
            <text:p>billywhitesda6072616@gmail.com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float" office:value="-89.04963713" calcext:value-type="float">
            <text:p>-89.04963713</text:p>
          </table:table-cell>
          <table:table-cell office:value-type="float" office:value="17.21390186" calcext:value-type="float">
            <text:p>17.2139018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srom Landero</text:p>
          </table:table-cell>
          <table:table-cell office:value-type="string" calcext:value-type="string">
            <text:p>Neptalie Cana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iscayne Government Primary</text:p>
          </table:table-cell>
          <table:table-cell/>
          <table:table-cell office:value-type="string" calcext:value-type="string">
            <text:p>P10401</text:p>
          </table:table-cell>
          <table:table-cell office:value-type="string" calcext:value-type="string">
            <text:p>26 Miles Philip Goldson Highway <text:s/>Biscayne Village <text:s/>Belize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m Neal</text:p>
          </table:table-cell>
          <table:table-cell office:value-type="string" calcext:value-type="string">
            <text:p>615-7950</text:p>
          </table:table-cell>
          <table:table-cell/>
          <table:table-cell office:value-type="string" calcext:value-type="string">
            <text:p>biscaynegov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524974" calcext:value-type="float">
            <text:p>-88.4524974</text:p>
          </table:table-cell>
          <table:table-cell office:value-type="float" office:value="17.7133172" calcext:value-type="float">
            <text:p>17.713317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orla Wade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ishop O.P. Martin RC Primary</text:p>
          </table:table-cell>
          <table:table-cell office:value-type="string" calcext:value-type="string">
            <text:p>Bishop Martin</text:p>
          </table:table-cell>
          <table:table-cell office:value-type="string" calcext:value-type="string">
            <text:p>P21009</text:p>
          </table:table-cell>
          <table:table-cell office:value-type="string" calcext:value-type="string">
            <text:p>Bullet Tree Road, San Ignacio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imael Waight</text:p>
          </table:table-cell>
          <table:table-cell office:value-type="string" calcext:value-type="string">
            <text:p>614-1413</text:p>
          </table:table-cell>
          <table:table-cell/>
          <table:table-cell office:value-type="string" calcext:value-type="string">
            <text:p>bishopmartin2001@gmail.com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-89.0835264" calcext:value-type="float">
            <text:p>-89.0835264</text:p>
          </table:table-cell>
          <table:table-cell office:value-type="float" office:value="17.1592719" calcext:value-type="float">
            <text:p>17.159271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bimael Waight</text:p>
          </table:table-cell>
          <table:table-cell office:value-type="string" calcext:value-type="string">
            <text:p>Erington Neal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lue Creek Mennonite Primary</text:p>
          </table:table-cell>
          <table:table-cell/>
          <table:table-cell office:value-type="string" calcext:value-type="string">
            <text:p>P68470</text:p>
          </table:table-cell>
          <table:table-cell office:value-type="string" calcext:value-type="string">
            <text:p>Blue Creek Village, Punta Gorda, Toledo District</text:p>
          </table:table-cell>
          <table:table-cell office:value-type="string" calcext:value-type="string">
            <text:p>PO Box 35</text:p>
          </table:table-cell>
          <table:table-cell office:value-type="string" calcext:value-type="string">
            <text:p>Mervin Amstutz/Daniel Sullivan</text:p>
          </table:table-cell>
          <table:table-cell office:value-type="string" calcext:value-type="string">
            <text:p>670 4689/603-1287</text:p>
          </table:table-cell>
          <table:table-cell/>
          <table:table-cell office:value-type="string" calcext:value-type="string">
            <text:p>jordanmennonite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43886" calcext:value-type="float">
            <text:p>-89.043886</text:p>
          </table:table-cell>
          <table:table-cell office:value-type="float" office:value="16.199887" calcext:value-type="float">
            <text:p>16.19988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rvin Amstutz</text:p>
          </table:table-cell>
          <table:table-cell office:value-type="string" calcext:value-type="string">
            <text:p>Daniel Sullivan</text:p>
          </table:table-cell>
          <table:table-cell office:value-type="string" calcext:value-type="string">
            <text:p>Methodi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lue Creek RC Primary</text:p>
          </table:table-cell>
          <table:table-cell/>
          <table:table-cell office:value-type="string" calcext:value-type="string">
            <text:p>P61201</text:p>
          </table:table-cell>
          <table:table-cell office:value-type="string" calcext:value-type="string">
            <text:p>Blue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relio Palma</text:p>
          </table:table-cell>
          <table:table-cell office:value-type="string" calcext:value-type="string">
            <text:p>625-8809</text:p>
          </table:table-cell>
          <table:table-cell/>
          <table:table-cell office:value-type="string" calcext:value-type="string">
            <text:p>lelito79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4589857" calcext:value-type="float">
            <text:p>-89.04589857</text:p>
          </table:table-cell>
          <table:table-cell office:value-type="float" office:value="16.19895121" calcext:value-type="float">
            <text:p>16.1989512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los Che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uena Vista Government Primary</text:p>
          </table:table-cell>
          <table:table-cell/>
          <table:table-cell office:value-type="string" calcext:value-type="string">
            <text:p>P20201</text:p>
          </table:table-cell>
          <table:table-cell office:value-type="string" calcext:value-type="string">
            <text:p>Buena Vista Village, Spanish Look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wart Caballero</text:p>
          </table:table-cell>
          <table:table-cell office:value-type="string" calcext:value-type="string">
            <text:p>636-3336</text:p>
          </table:table-cell>
          <table:table-cell/>
          <table:table-cell office:value-type="string" calcext:value-type="string">
            <text:p>buenavista.gov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424006" calcext:value-type="float">
            <text:p>-88.9424006</text:p>
          </table:table-cell>
          <table:table-cell office:value-type="float" office:value="17.2500862" calcext:value-type="float">
            <text:p>17.250086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wart Caballero</text:p>
          </table:table-cell>
          <table:table-cell office:value-type="string" calcext:value-type="string">
            <text:p>Carmencita Blanc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uena Vista RC Primary School</text:p>
          </table:table-cell>
          <table:table-cell/>
          <table:table-cell office:value-type="string" calcext:value-type="string">
            <text:p>P31402</text:p>
          </table:table-cell>
          <table:table-cell office:value-type="string" calcext:value-type="string">
            <text:p>Buena Vist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Bobadilla</text:p>
          </table:table-cell>
          <table:table-cell office:value-type="string" calcext:value-type="string">
            <text:p>661-7618</text:p>
          </table:table-cell>
          <table:table-cell/>
          <table:table-cell office:value-type="string" calcext:value-type="string">
            <text:p>czlbuenavistarcs@gmail.com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table:number-columns-repeated="2"/>
          <table:table-cell office:value-type="float" office:value="-88.52545564" calcext:value-type="float">
            <text:p>-88.52545564</text:p>
          </table:table-cell>
          <table:table-cell office:value-type="float" office:value="18.23425545" calcext:value-type="float">
            <text:p>18.2342554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ullet Tree SDA Primary</text:p>
          </table:table-cell>
          <table:table-cell/>
          <table:table-cell office:value-type="string" calcext:value-type="string">
            <text:p>P24401</text:p>
          </table:table-cell>
          <table:table-cell office:value-type="string" calcext:value-type="string">
            <text:p>Bullet Tree Fall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ita Ortega Valdez</text:p>
          </table:table-cell>
          <table:table-cell office:value-type="string" calcext:value-type="string">
            <text:p>669-8932</text:p>
          </table:table-cell>
          <table:table-cell/>
          <table:table-cell office:value-type="string" calcext:value-type="string">
            <text:p>claritaortega06@yahoo.com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float" office:value="-89.11225311" calcext:value-type="float">
            <text:p>-89.11225311</text:p>
          </table:table-cell>
          <table:table-cell office:value-type="float" office:value="17.16714223" calcext:value-type="float">
            <text:p>17.1671422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larita Valdez (Principal)</text:p>
          </table:table-cell>
          <table:table-cell office:value-type="string" calcext:value-type="string">
            <text:p>Delmie Hernandez (Teacher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urrell Boom Methodist Primary</text:p>
          </table:table-cell>
          <table:table-cell/>
          <table:table-cell office:value-type="string" calcext:value-type="string">
            <text:p>P13401</text:p>
          </table:table-cell>
          <table:table-cell office:value-type="string" calcext:value-type="string">
            <text:p>Main Avenue <text:s/>Burrell Boom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vin Brooks</text:p>
          </table:table-cell>
          <table:table-cell office:value-type="string" calcext:value-type="string">
            <text:p>225-9024</text:p>
          </table:table-cell>
          <table:table-cell/>
          <table:table-cell office:value-type="string" calcext:value-type="string">
            <text:p>bbmmss2010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034022" calcext:value-type="float">
            <text:p>-88.4034022</text:p>
          </table:table-cell>
          <table:table-cell office:value-type="float" office:value="17.568794" calcext:value-type="float">
            <text:p>17.56879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uttonwood Bay Nazarene Primary School</text:p>
          </table:table-cell>
          <table:table-cell office:value-type="string" calcext:value-type="string">
            <text:p>BBNPS</text:p>
          </table:table-cell>
          <table:table-cell office:value-type="string" calcext:value-type="string">
            <text:p>P15001</text:p>
          </table:table-cell>
          <table:table-cell office:value-type="string" calcext:value-type="string">
            <text:p>4649 Coney Drive, Buttonwood Bay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elia Bencomo</text:p>
          </table:table-cell>
          <table:table-cell office:value-type="string" calcext:value-type="string">
            <text:p>223-1847/631-7132</text:p>
          </table:table-cell>
          <table:table-cell/>
          <table:table-cell office:value-type="string" calcext:value-type="string">
            <text:p>bttnwdbynz@gmail.com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-88.210357" calcext:value-type="float">
            <text:p>-88.210357</text:p>
          </table:table-cell>
          <table:table-cell office:value-type="float" office:value="17.5119826" calcext:value-type="float">
            <text:p>17.511982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melia Bencomo</text:p>
          </table:table-cell>
          <table:table-cell office:value-type="string" calcext:value-type="string">
            <text:p>Avril Bud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alcutta Government Primary School</text:p>
          </table:table-cell>
          <table:table-cell/>
          <table:table-cell office:value-type="string" calcext:value-type="string">
            <text:p>P30401</text:p>
          </table:table-cell>
          <table:table-cell office:value-type="string" calcext:value-type="string">
            <text:p>Calcutt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aese Mendez</text:p>
          </table:table-cell>
          <table:table-cell office:value-type="string" calcext:value-type="string">
            <text:p>665-6563</text:p>
          </table:table-cell>
          <table:table-cell/>
          <table:table-cell office:value-type="string" calcext:value-type="string">
            <text:p>calcuttagovernment2013@gmail.com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number-columns-repeated="2"/>
          <table:table-cell office:value-type="float" office:value="-88.43205515" calcext:value-type="float">
            <text:p>-88.43205515</text:p>
          </table:table-cell>
          <table:table-cell office:value-type="float" office:value="18.36313497" calcext:value-type="float">
            <text:p>18.3631349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lcutta SDA Primary School</text:p>
          </table:table-cell>
          <table:table-cell/>
          <table:table-cell office:value-type="string" calcext:value-type="string">
            <text:p>P34401</text:p>
          </table:table-cell>
          <table:table-cell office:value-type="string" calcext:value-type="string">
            <text:p>Mile 81 Phillip Goldson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Hernandez</text:p>
          </table:table-cell>
          <table:table-cell office:value-type="float" office:value="6651897" calcext:value-type="float">
            <text:p>6651897</text:p>
          </table:table-cell>
          <table:table-cell/>
          <table:table-cell office:value-type="string" calcext:value-type="string">
            <text:p>calcuttasdaschool@gmail.com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table:number-columns-repeated="2"/>
          <table:table-cell office:value-type="float" office:value="-88.43864066" calcext:value-type="float">
            <text:p>-88.43864066</text:p>
          </table:table-cell>
          <table:table-cell office:value-type="float" office:value="18.36272172" calcext:value-type="float">
            <text:p>18.3627217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ledonia RC Primary School</text:p>
          </table:table-cell>
          <table:table-cell/>
          <table:table-cell office:value-type="string" calcext:value-type="string">
            <text:p>P31403</text:p>
          </table:table-cell>
          <table:table-cell office:value-type="string" calcext:value-type="string">
            <text:p>Caledonia Village <text:s text:c="3"/>Corozal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bastian Vargas</text:p>
          </table:table-cell>
          <table:table-cell office:value-type="float" office:value="6672874" calcext:value-type="float">
            <text:p>6672874</text:p>
          </table:table-cell>
          <table:table-cell/>
          <table:table-cell office:value-type="string" calcext:value-type="string">
            <text:p>caledonia.rcschool@gmail.com</text:p>
          </table:table-cell>
          <table:table-cell office:value-type="string" calcext:value-type="string">
            <text:p>caledoniaschool.edu.bz.</text:p>
          </table:table-cell>
          <table:table-cell/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-88.4739961" calcext:value-type="float">
            <text:p>-88.4739961</text:p>
          </table:table-cell>
          <table:table-cell office:value-type="float" office:value="18.2295071" calcext:value-type="float">
            <text:p>18.229507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lvary Temple Primary School</text:p>
          </table:table-cell>
          <table:table-cell/>
          <table:table-cell office:value-type="string" calcext:value-type="string">
            <text:p>P19002</text:p>
          </table:table-cell>
          <table:table-cell office:value-type="string" calcext:value-type="string">
            <text:p>60 Regent Street Wes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tt Bartley</text:p>
          </table:table-cell>
          <table:table-cell table:number-columns-repeated="2" office:value-type="string" calcext:value-type="string">
            <text:p>227-1676</text:p>
          </table:table-cell>
          <table:table-cell office:value-type="string" calcext:value-type="string">
            <text:p>calvarytempleschool60@gmail.com</text:p>
          </table:table-cell>
          <table:table-cell table:number-columns-repeated="2"/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-88.18978581" calcext:value-type="float">
            <text:p>-88.18978581</text:p>
          </table:table-cell>
          <table:table-cell office:value-type="float" office:value="17.49719353" calcext:value-type="float">
            <text:p>17.4971935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lvary Temple Primary Schoo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lvary Temple Primary School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rmelita Government Primary School</text:p>
          </table:table-cell>
          <table:table-cell/>
          <table:table-cell office:value-type="string" calcext:value-type="string">
            <text:p>P40401</text:p>
          </table:table-cell>
          <table:table-cell office:value-type="string" calcext:value-type="string">
            <text:p>Carmelita Village, Orange Walk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ith Augustine</text:p>
          </table:table-cell>
          <table:table-cell office:value-type="string" calcext:value-type="string">
            <text:p>665-5106/302-1438</text:p>
          </table:table-cell>
          <table:table-cell/>
          <table:table-cell office:value-type="string" calcext:value-type="string">
            <text:p>carmgov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432047" calcext:value-type="float">
            <text:p>-88.5432047</text:p>
          </table:table-cell>
          <table:table-cell office:value-type="float" office:value="18.0136924" calcext:value-type="float">
            <text:p>18.013692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sey Community Primary School</text:p>
          </table:table-cell>
          <table:table-cell office:value-type="string" calcext:value-type="string">
            <text:p>Gallon Jug</text:p>
          </table:table-cell>
          <table:table-cell office:value-type="string" calcext:value-type="string">
            <text:p>P47401</text:p>
          </table:table-cell>
          <table:table-cell office:value-type="string" calcext:value-type="string">
            <text:p>PO Box 37, Belize City, Gallon Ju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zem Briceno</text:p>
          </table:table-cell>
          <table:table-cell office:value-type="string" calcext:value-type="string">
            <text:p>626-1152</text:p>
          </table:table-cell>
          <table:table-cell/>
          <table:table-cell office:value-type="string" calcext:value-type="string">
            <text:p>ozembriceno17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4644431" calcext:value-type="float">
            <text:p>-89.04644431</text:p>
          </table:table-cell>
          <table:table-cell office:value-type="float" office:value="17.56066136" calcext:value-type="float">
            <text:p>17.5606613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Ozem Briceno</text:p>
          </table:table-cell>
          <table:table-cell office:value-type="string" calcext:value-type="string">
            <text:p>Zamily Castillo</text:p>
          </table:table-cell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aye Caulker RC Primary</text:p>
          </table:table-cell>
          <table:table-cell/>
          <table:table-cell office:value-type="string" calcext:value-type="string">
            <text:p>P11201</text:p>
          </table:table-cell>
          <table:table-cell office:value-type="string" calcext:value-type="string">
            <text:p>Avenida Pueblo Nuevo, Caye Caul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Chan</text:p>
          </table:table-cell>
          <table:table-cell office:value-type="string" calcext:value-type="string">
            <text:p>226-0164 <text:s text:c="5"/>/ 668-2985</text:p>
          </table:table-cell>
          <table:table-cell/>
          <table:table-cell office:value-type="string" calcext:value-type="string">
            <text:p>ckrrcs@gmail.com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table:number-columns-repeated="2"/>
          <table:table-cell office:value-type="float" office:value="-88.02636401" calcext:value-type="float">
            <text:p>-88.02636401</text:p>
          </table:table-cell>
          <table:table-cell office:value-type="float" office:value="17.7387978" calcext:value-type="float">
            <text:p>17.738797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atriz Chan</text:p>
          </table:table-cell>
          <table:table-cell office:value-type="string" calcext:value-type="string">
            <text:p>Teisy Ek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ayo Deaf Institute</text:p>
          </table:table-cell>
          <table:table-cell office:value-type="string" calcext:value-type="string">
            <text:p>Special Education Institution</text:p>
          </table:table-cell>
          <table:table-cell office:value-type="string" calcext:value-type="string">
            <text:p>P27101</text:p>
          </table:table-cell>
          <table:table-cell office:value-type="string" calcext:value-type="string">
            <text:p>Central Farm <text:s/>Cayo District</text:p>
          </table:table-cell>
          <table:table-cell/>
          <table:table-cell office:value-type="string" calcext:value-type="string">
            <text:p>Peter Neufeld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table:style-name="ce17" office:value-type="string" calcext:value-type="string">
            <text:p>Cayo Primary Home School</text:p>
          </table:table-cell>
          <table:table-cell/>
          <table:table-cell office:value-type="string" calcext:value-type="string">
            <text:p>P29099</text:p>
          </table:table-cell>
          <table:table-cell office:value-type="string" calcext:value-type="string">
            <text:p>Cayo District</text:p>
          </table:table-cell>
          <table:table-cell table:number-columns-repeated="7"/>
          <table:table-cell office:value-type="float" office:value="2020" calcext:value-type="float">
            <text:p>2020</text:p>
          </table:table-cell>
          <table:table-cell/>
          <table:table-cell table:style-name="ce17" office:value-type="float" office:value="2022" calcext:value-type="float">
            <text:p>2022</text:p>
          </table:table-cell>
          <table:table-cell office:value-type="float" office:value="-89.057448" calcext:value-type="float">
            <text:p>-89.057448</text:p>
          </table:table-cell>
          <table:table-cell office:value-type="float" office:value="17.166964" calcext:value-type="float">
            <text:p>17.16696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entral Christian Primar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16001</text:p>
          </table:table-cell>
          <table:table-cell office:value-type="string" calcext:value-type="string">
            <text:p>166 Freetown Road, Belize City</text:p>
          </table:table-cell>
          <table:table-cell office:value-type="string" calcext:value-type="string">
            <text:p>PO Box 988</text:p>
          </table:table-cell>
          <table:table-cell office:value-type="string" calcext:value-type="string">
            <text:p>Kenesha Perry</text:p>
          </table:table-cell>
          <table:table-cell office:value-type="string" calcext:value-type="string">
            <text:p>224-567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entralchristianschoolag@gmail.com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2"/>
          <table:table-cell office:value-type="float" office:value="-88.19453372" calcext:value-type="float">
            <text:p>-88.19453372</text:p>
          </table:table-cell>
          <table:table-cell office:value-type="float" office:value="17.50385702" calcext:value-type="float">
            <text:p>17.5038570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ssemblies of God Christian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elen Parker</text:p>
          </table:table-cell>
          <table:table-cell office:value-type="string" calcext:value-type="string">
            <text:p>Kenesha Perry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han Chen Government Primary School</text:p>
          </table:table-cell>
          <table:table-cell/>
          <table:table-cell office:value-type="string" calcext:value-type="string">
            <text:p>P30402</text:p>
          </table:table-cell>
          <table:table-cell office:value-type="string" calcext:value-type="string">
            <text:p>Chan Chen Village <text:s/>Corozal District <text:s/>Belize C.A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Itzab</text:p>
          </table:table-cell>
          <table:table-cell office:value-type="string" calcext:value-type="string">
            <text:p>665-9221</text:p>
          </table:table-cell>
          <table:table-cell/>
          <table:table-cell office:value-type="string" calcext:value-type="string">
            <text:p>chanchengov@gmail.com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table:number-columns-repeated="2"/>
          <table:table-cell office:value-type="float" office:value="-88.42791132" calcext:value-type="float">
            <text:p>-88.42791132</text:p>
          </table:table-cell>
          <table:table-cell office:value-type="float" office:value="18.44027843" calcext:value-type="float">
            <text:p>18.4402784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han Pine Ridge Government Primary</text:p>
          </table:table-cell>
          <table:table-cell/>
          <table:table-cell office:value-type="string" calcext:value-type="string">
            <text:p>P40402</text:p>
          </table:table-cell>
          <table:table-cell office:value-type="string" calcext:value-type="string">
            <text:p>Chan Pine Ridg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iceli Varela</text:p>
          </table:table-cell>
          <table:table-cell office:value-type="float" office:value="6313991" calcext:value-type="float">
            <text:p>6313991</text:p>
          </table:table-cell>
          <table:table-cell/>
          <table:table-cell office:value-type="string" calcext:value-type="string">
            <text:p>victorpadron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8306788" calcext:value-type="float">
            <text:p>-88.58306788</text:p>
          </table:table-cell>
          <table:table-cell office:value-type="float" office:value="18.03451029" calcext:value-type="float">
            <text:p>18.0345102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ictor Padron</text:p>
          </table:table-cell>
          <table:table-cell office:value-type="string" calcext:value-type="string">
            <text:p>Lorena Padr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hapel Primary School</text:p>
          </table:table-cell>
          <table:table-cell/>
          <table:table-cell office:value-type="string" calcext:value-type="string">
            <text:p>P49001</text:p>
          </table:table-cell>
          <table:table-cell office:value-type="string" calcext:value-type="string">
            <text:p>Tate Street, Orange Walk Town</text:p>
          </table:table-cell>
          <table:table-cell office:value-type="string" calcext:value-type="string">
            <text:p>P.O.Box105</text:p>
          </table:table-cell>
          <table:table-cell office:value-type="string" calcext:value-type="string">
            <text:p>Heidi Tejada</text:p>
          </table:table-cell>
          <table:table-cell office:value-type="string" calcext:value-type="string">
            <text:p>637-6344</text:p>
          </table:table-cell>
          <table:table-cell/>
          <table:table-cell office:value-type="string" calcext:value-type="string">
            <text:p>chapelschool2018@gmail.com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table:number-columns-repeated="2"/>
          <table:table-cell office:value-type="float" office:value="-88.561185" calcext:value-type="float">
            <text:p>-88.561185</text:p>
          </table:table-cell>
          <table:table-cell office:value-type="float" office:value="18.08663569" calcext:value-type="float">
            <text:p>18.0866356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Union of Evangelical Churches of Beliz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Denomination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hrist the King Anglican Primary</text:p>
          </table:table-cell>
          <table:table-cell/>
          <table:table-cell office:value-type="string" calcext:value-type="string">
            <text:p>P52001</text:p>
          </table:table-cell>
          <table:table-cell office:value-type="string" calcext:value-type="string">
            <text:p>2 Rest House Alley, Dangriga Town</text:p>
          </table:table-cell>
          <table:table-cell/>
          <table:table-cell office:value-type="string" calcext:value-type="string">
            <text:p>Nancy Flores- Cruz</text:p>
          </table:table-cell>
          <table:table-cell office:value-type="string" calcext:value-type="string">
            <text:p>502-2462/615-7539/614-5564</text:p>
          </table:table-cell>
          <table:table-cell/>
          <table:table-cell office:value-type="string" calcext:value-type="string">
            <text:p>ctkas16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205947" calcext:value-type="float">
            <text:p>-88.2205947</text:p>
          </table:table-cell>
          <table:table-cell office:value-type="float" office:value="16.971345" calcext:value-type="float">
            <text:p>16.97134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ancy Flores-Cru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hristiline Gill SDA Primary School</text:p>
          </table:table-cell>
          <table:table-cell/>
          <table:table-cell office:value-type="string" calcext:value-type="string">
            <text:p>P34001</text:p>
          </table:table-cell>
          <table:table-cell office:value-type="string" calcext:value-type="string">
            <text:p>Port Saul Ar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 Alfredo Lucas</text:p>
          </table:table-cell>
          <table:table-cell office:value-type="string" calcext:value-type="string">
            <text:p>402-2909</text:p>
          </table:table-cell>
          <table:table-cell/>
          <table:table-cell office:value-type="string" calcext:value-type="string">
            <text:p>cgsda1945@gmail.com</text:p>
          </table:table-cell>
          <table:table-cell table:number-columns-repeated="2"/>
          <table:table-cell office:value-type="float" office:value="1945" calcext:value-type="float">
            <text:p>1945</text:p>
          </table:table-cell>
          <table:table-cell table:number-columns-repeated="2"/>
          <table:table-cell office:value-type="float" office:value="-88.3928434" calcext:value-type="float">
            <text:p>-88.3928434</text:p>
          </table:table-cell>
          <table:table-cell office:value-type="float" office:value="18.3961924" calcext:value-type="float">
            <text:p>18.396192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hunox RC Primary School</text:p>
          </table:table-cell>
          <table:table-cell/>
          <table:table-cell office:value-type="string" calcext:value-type="string">
            <text:p>P31102</text:p>
          </table:table-cell>
          <table:table-cell office:value-type="string" calcext:value-type="string">
            <text:p>Chunox Village, <text:s/>Corozal District, <text:s/>Belize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Mesh</text:p>
          </table:table-cell>
          <table:table-cell office:value-type="string" calcext:value-type="string">
            <text:p>650-9754</text:p>
          </table:table-cell>
          <table:table-cell/>
          <table:table-cell office:value-type="string" calcext:value-type="string">
            <text:p>chunoxrc2020@gmail.com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2"/>
          <table:table-cell office:value-type="float" office:value="-88.3585596" calcext:value-type="float">
            <text:p>-88.3585596</text:p>
          </table:table-cell>
          <table:table-cell office:value-type="float" office:value="18.293324" calcext:value-type="float">
            <text:p>18.29332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hunox SDA Primary School</text:p>
          </table:table-cell>
          <table:table-cell/>
          <table:table-cell office:value-type="string" calcext:value-type="string">
            <text:p>P34101</text:p>
          </table:table-cell>
          <table:table-cell office:value-type="string" calcext:value-type="string">
            <text:p>Chunox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Montalvo</text:p>
          </table:table-cell>
          <table:table-cell office:value-type="string" calcext:value-type="string">
            <text:p>665-9652</text:p>
          </table:table-cell>
          <table:table-cell/>
          <table:table-cell office:value-type="string" calcext:value-type="string">
            <text:p>chunox.sda00@gmail.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-88.3549183" calcext:value-type="float">
            <text:p>-88.3549183</text:p>
          </table:table-cell>
          <table:table-cell office:value-type="float" office:value="18.2931429" calcext:value-type="float">
            <text:p>18.293142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hurch of Christ Primary</text:p>
          </table:table-cell>
          <table:table-cell/>
          <table:table-cell office:value-type="string" calcext:value-type="string">
            <text:p>P59101</text:p>
          </table:table-cell>
          <table:table-cell office:value-type="string" calcext:value-type="string">
            <text:p>Independenc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nishia Pandy</text:p>
          </table:table-cell>
          <table:table-cell office:value-type="string" calcext:value-type="string">
            <text:p>634-1835</text:p>
          </table:table-cell>
          <table:table-cell/>
          <table:table-cell office:value-type="string" calcext:value-type="string">
            <text:p>cocps05@gmail.com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-88.41387582" calcext:value-type="float">
            <text:p>-88.41387582</text:p>
          </table:table-cell>
          <table:table-cell office:value-type="float" office:value="16.53150127" calcext:value-type="float">
            <text:p>16.5315012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hyllis Garbutt</text:p>
          </table:table-cell>
          <table:table-cell/>
          <table:table-cell office:value-type="string" calcext:value-type="string">
            <text:p>Denomination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astal Education Center</text:p>
          </table:table-cell>
          <table:table-cell/>
          <table:table-cell office:value-type="string" calcext:value-type="string">
            <text:p>P57102</text:p>
          </table:table-cell>
          <table:table-cell office:value-type="string" calcext:value-type="string">
            <text:p>Main Street <text:s/>Placencia</text:p>
          </table:table-cell>
          <table:table-cell/>
          <table:table-cell office:value-type="string" calcext:value-type="string">
            <text:p>Tanya Edwards</text:p>
          </table:table-cell>
          <table:table-cell/>
          <table:table-cell office:value-type="string" calcext:value-type="string">
            <text:p>634-7039</text:p>
          </table:table-cell>
          <table:table-cell office:value-type="string" calcext:value-type="string">
            <text:p>coastaleducationcenter.bz@gmail.com</text:p>
          </table:table-cell>
          <table:table-cell office:value-type="string" calcext:value-type="string">
            <text:p>https://www.coastaleducationcenter.bz/</text:p>
          </table:table-cell>
          <table:table-cell/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-88.366669" calcext:value-type="float">
            <text:p>-88.366669</text:p>
          </table:table-cell>
          <table:table-cell office:value-type="float" office:value="16.513889" calcext:value-type="float">
            <text:p>16.51388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astland Education Institute Primary</text:p>
          </table:table-cell>
          <table:table-cell/>
          <table:table-cell office:value-type="string" calcext:value-type="string">
            <text:p>P57002</text:p>
          </table:table-cell>
          <table:table-cell office:value-type="string" calcext:value-type="string">
            <text:p>1596 Teddy Cas Street, Dangriga Town / AB Ogaldez Street Dangrig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abelle Martinez</text:p>
          </table:table-cell>
          <table:table-cell office:value-type="string" calcext:value-type="string">
            <text:p>608-1461/624-4734</text:p>
          </table:table-cell>
          <table:table-cell/>
          <table:table-cell office:value-type="string" calcext:value-type="string">
            <text:p>mpetra47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244213" calcext:value-type="float">
            <text:p>-88.2244213</text:p>
          </table:table-cell>
          <table:table-cell office:value-type="float" office:value="16.9645352" calcext:value-type="float">
            <text:p>16.964535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passion UECB Primary School</text:p>
          </table:table-cell>
          <table:table-cell/>
          <table:table-cell office:value-type="string" calcext:value-type="string">
            <text:p>P49402</text:p>
          </table:table-cell>
          <table:table-cell office:value-type="string" calcext:value-type="string">
            <text:p>Yo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Rejon</text:p>
          </table:table-cell>
          <table:table-cell office:value-type="string" calcext:value-type="string">
            <text:p>342-7110 or mobile: 628-0400</text:p>
          </table:table-cell>
          <table:table-cell/>
          <table:table-cell office:value-type="string" calcext:value-type="string">
            <text:p>compassionschool89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4028513" calcext:value-type="float">
            <text:p>-88.64028513</text:p>
          </table:table-cell>
          <table:table-cell office:value-type="float" office:value="18.09183031" calcext:value-type="float">
            <text:p>18.0918303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Union of Evangelical Churches of Beliz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nuel Rej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cepcion Presbyterian Primary School</text:p>
          </table:table-cell>
          <table:table-cell/>
          <table:table-cell office:value-type="string" calcext:value-type="string">
            <text:p>P39402</text:p>
          </table:table-cell>
          <table:table-cell office:value-type="string" calcext:value-type="string">
            <text:p>Concepcio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ian E. Cobos</text:p>
          </table:table-cell>
          <table:table-cell office:value-type="string" calcext:value-type="string">
            <text:p>423-0332/610-6952</text:p>
          </table:table-cell>
          <table:table-cell/>
          <table:table-cell office:value-type="string" calcext:value-type="string">
            <text:p>concepcionpresbschool@gmail.com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-88.46676247" calcext:value-type="float">
            <text:p>-88.46676247</text:p>
          </table:table-cell>
          <table:table-cell office:value-type="float" office:value="18.32252938" calcext:value-type="float">
            <text:p>18.3225293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ncepcion RC Primary School</text:p>
          </table:table-cell>
          <table:table-cell/>
          <table:table-cell office:value-type="string" calcext:value-type="string">
            <text:p>P31404</text:p>
          </table:table-cell>
          <table:table-cell office:value-type="string" calcext:value-type="string">
            <text:p>Concepcio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yfi Perez</text:p>
          </table:table-cell>
          <table:table-cell office:value-type="string" calcext:value-type="string">
            <text:p>621-7223</text:p>
          </table:table-cell>
          <table:table-cell/>
          <table:table-cell office:value-type="string" calcext:value-type="string">
            <text:p>concepcion.rcschool@gmail.com</text:p>
          </table:table-cell>
          <table:table-cell table:number-columns-repeated="2"/>
          <table:table-cell office:value-type="float" office:value="1945" calcext:value-type="float">
            <text:p>1945</text:p>
          </table:table-cell>
          <table:table-cell table:number-columns-repeated="2"/>
          <table:table-cell office:value-type="float" office:value="-88.46698687" calcext:value-type="float">
            <text:p>-88.46698687</text:p>
          </table:table-cell>
          <table:table-cell office:value-type="float" office:value="18.32397393" calcext:value-type="float">
            <text:p>18.3239739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pper Bank RC Primary School</text:p>
          </table:table-cell>
          <table:table-cell/>
          <table:table-cell office:value-type="string" calcext:value-type="string">
            <text:p>P31101</text:p>
          </table:table-cell>
          <table:table-cell office:value-type="string" calcext:value-type="string">
            <text:p>Copper Ba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ita Tzul</text:p>
          </table:table-cell>
          <table:table-cell office:value-type="string" calcext:value-type="string">
            <text:p>637-1979</text:p>
          </table:table-cell>
          <table:table-cell/>
          <table:table-cell office:value-type="string" calcext:value-type="string">
            <text:p>copperbankschool@gmail.com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-88.3564069" calcext:value-type="float">
            <text:p>-88.3564069</text:p>
          </table:table-cell>
          <table:table-cell office:value-type="float" office:value="18.3200791" calcext:value-type="float">
            <text:p>18.320079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razon Creek RC Primary</text:p>
          </table:table-cell>
          <table:table-cell/>
          <table:table-cell office:value-type="string" calcext:value-type="string">
            <text:p>P61104</text:p>
          </table:table-cell>
          <table:table-cell office:value-type="string" calcext:value-type="string">
            <text:p>Corazon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Kal</text:p>
          </table:table-cell>
          <table:table-cell office:value-type="string" calcext:value-type="string">
            <text:p>650-9938</text:p>
          </table:table-cell>
          <table:table-cell/>
          <table:table-cell office:value-type="string" calcext:value-type="string">
            <text:p>cal_julio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122435" calcext:value-type="float">
            <text:p>-89.122435</text:p>
          </table:table-cell>
          <table:table-cell office:value-type="float" office:value="16.053486" calcext:value-type="float">
            <text:p>16.05348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ulio Ka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rnerstone Christian School</text:p>
          </table:table-cell>
          <table:table-cell/>
          <table:table-cell office:value-type="string" calcext:value-type="string">
            <text:p>P48104</text:p>
          </table:table-cell>
          <table:table-cell office:value-type="string" calcext:value-type="string">
            <text:p>Camp #5 <text:s text:c="2"/>PO Box 209 <text:s/>Shipyard <text:s text:c="2"/>Orange Walk</text:p>
          </table:table-cell>
          <table:table-cell/>
          <table:table-cell office:value-type="string" calcext:value-type="string">
            <text:p>John Friesen</text:p>
          </table:table-cell>
          <table:table-cell office:value-type="string" calcext:value-type="string">
            <text:p>661-1776</text:p>
          </table:table-cell>
          <table:table-cell office:value-type="string" calcext:value-type="string">
            <text:p>662-3908/630-1652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-88.68125143" calcext:value-type="float">
            <text:p>-88.68125143</text:p>
          </table:table-cell>
          <table:table-cell office:value-type="float" office:value="17.94989913" calcext:value-type="float">
            <text:p>17.9498991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rozal Church of Christ Primary School</text:p>
          </table:table-cell>
          <table:table-cell/>
          <table:table-cell office:value-type="string" calcext:value-type="string">
            <text:p>P39001</text:p>
          </table:table-cell>
          <table:table-cell office:value-type="string" calcext:value-type="string">
            <text:p>Santa Maria Street <text:s/>Hall's Layout, <text:s text:c="2"/>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Chan</text:p>
          </table:table-cell>
          <table:table-cell office:value-type="float" office:value="6704979" calcext:value-type="float">
            <text:p>6704979</text:p>
          </table:table-cell>
          <table:table-cell/>
          <table:table-cell office:value-type="string" calcext:value-type="string">
            <text:p>chanjose6462@yahoo.com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float" office:value="-88.3977439" calcext:value-type="float">
            <text:p>-88.3977439</text:p>
          </table:table-cell>
          <table:table-cell office:value-type="float" office:value="18.3921435" calcext:value-type="float">
            <text:p>18.392143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orozal Church of Chr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orozal Church of Christ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rozal Methodist Primary School</text:p>
          </table:table-cell>
          <table:table-cell/>
          <table:table-cell office:value-type="string" calcext:value-type="string">
            <text:p>P33001</text:p>
          </table:table-cell>
          <table:table-cell office:value-type="string" calcext:value-type="string">
            <text:p>57 1st Avenue, <text:s/>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ven Peña</text:p>
          </table:table-cell>
          <table:table-cell office:value-type="string" calcext:value-type="string">
            <text:p>422-2839</text:p>
          </table:table-cell>
          <table:table-cell/>
          <table:table-cell office:value-type="string" calcext:value-type="string">
            <text:p>cormethsch@gmail.com</text:p>
          </table:table-cell>
          <table:table-cell table:number-columns-repeated="2"/>
          <table:table-cell office:value-type="float" office:value="1859" calcext:value-type="float">
            <text:p>1859</text:p>
          </table:table-cell>
          <table:table-cell table:number-columns-repeated="2"/>
          <table:table-cell office:value-type="float" office:value="-88.3846929" calcext:value-type="float">
            <text:p>-88.3846929</text:p>
          </table:table-cell>
          <table:table-cell office:value-type="float" office:value="18.3914223" calcext:value-type="float">
            <text:p>18.391422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rozal Nazarene Primary School</text:p>
          </table:table-cell>
          <table:table-cell/>
          <table:table-cell office:value-type="string" calcext:value-type="string">
            <text:p>P35001</text:p>
          </table:table-cell>
          <table:table-cell office:value-type="string" calcext:value-type="string">
            <text:p>5 Fifth Avenue, <text:s/>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 Sierra</text:p>
          </table:table-cell>
          <table:table-cell office:value-type="string" calcext:value-type="string">
            <text:p>600-7471</text:p>
          </table:table-cell>
          <table:table-cell/>
          <table:table-cell office:value-type="string" calcext:value-type="string">
            <text:p>corozalnazarene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893545" calcext:value-type="float">
            <text:p>-88.3893545</text:p>
          </table:table-cell>
          <table:table-cell office:value-type="float" office:value="18.3901086" calcext:value-type="float">
            <text:p>18.390108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table:style-name="ce17" office:value-type="string" calcext:value-type="string">
            <text:p>Corozal Primary Home School</text:p>
          </table:table-cell>
          <table:table-cell/>
          <table:table-cell office:value-type="string" calcext:value-type="string">
            <text:p>P39099</text:p>
          </table:table-cell>
          <table:table-cell office:value-type="string" calcext:value-type="string">
            <text:p>Corozal District</text:p>
          </table:table-cell>
          <table:table-cell table:number-columns-repeated="7"/>
          <table:table-cell office:value-type="float" office:value="2020" calcext:value-type="float">
            <text:p>2020</text:p>
          </table:table-cell>
          <table:table-cell/>
          <table:table-cell table:style-name="ce17" office:value-type="float" office:value="2022" calcext:value-type="float">
            <text:p>2022</text:p>
          </table:table-cell>
          <table:table-cell office:value-type="float" office:value="-88.389832" calcext:value-type="float">
            <text:p>-88.389832</text:p>
          </table:table-cell>
          <table:table-cell office:value-type="float" office:value="18.39506" calcext:value-type="float">
            <text:p>18.3950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rique Jute Government Primary</text:p>
          </table:table-cell>
          <table:table-cell/>
          <table:table-cell office:value-type="string" calcext:value-type="string">
            <text:p>P60102</text:p>
          </table:table-cell>
          <table:table-cell office:value-type="string" calcext:value-type="string">
            <text:p>Crique Jut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Bejerano</text:p>
          </table:table-cell>
          <table:table-cell office:value-type="float" office:value="6301922" calcext:value-type="float">
            <text:p>6301922</text:p>
          </table:table-cell>
          <table:table-cell/>
          <table:table-cell office:value-type="string" calcext:value-type="string">
            <text:p>criquejutegovtschool@gmail.com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2"/>
          <table:table-cell office:value-type="float" office:value="-89.016066" calcext:value-type="float">
            <text:p>-89.016066</text:p>
          </table:table-cell>
          <table:table-cell office:value-type="float" office:value="16.272375" calcext:value-type="float">
            <text:p>16.27237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ia Bejeran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risto Rey RC Primary School</text:p>
          </table:table-cell>
          <table:table-cell/>
          <table:table-cell office:value-type="string" calcext:value-type="string">
            <text:p>P31405</text:p>
          </table:table-cell>
          <table:table-cell office:value-type="string" calcext:value-type="string">
            <text:p>Cristo Rey Village <text:s/>Corozal Distict <text:s/>Belize C.A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ita C Chan</text:p>
          </table:table-cell>
          <table:table-cell office:value-type="string" calcext:value-type="string">
            <text:p>662-5251</text:p>
          </table:table-cell>
          <table:table-cell/>
          <table:table-cell office:value-type="string" calcext:value-type="string">
            <text:p>cristoreyr.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9621509" calcext:value-type="float">
            <text:p>-88.49621509</text:p>
          </table:table-cell>
          <table:table-cell office:value-type="float" office:value="18.34813114" calcext:value-type="float">
            <text:p>18.3481311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mita Cha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risto Rey RC Primary School-CYO</text:p>
          </table:table-cell>
          <table:table-cell/>
          <table:table-cell office:value-type="string" calcext:value-type="string">
            <text:p>P21201</text:p>
          </table:table-cell>
          <table:table-cell office:value-type="string" calcext:value-type="string">
            <text:p>Cristo Rey, Cayo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Ronnie Ulloa</text:p>
          </table:table-cell>
          <table:table-cell office:value-type="string" calcext:value-type="string">
            <text:p>621-4584</text:p>
          </table:table-cell>
          <table:table-cell/>
          <table:table-cell office:value-type="string" calcext:value-type="string">
            <text:p>cristoreyrcschool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9.05491947" calcext:value-type="float">
            <text:p>-89.05491947</text:p>
          </table:table-cell>
          <table:table-cell office:value-type="float" office:value="17.13238108" calcext:value-type="float">
            <text:p>17.1323810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onnie Ulloa</text:p>
          </table:table-cell>
          <table:table-cell office:value-type="string" calcext:value-type="string">
            <text:p>Arcelia Pech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rooked Tree Government Primary</text:p>
          </table:table-cell>
          <table:table-cell/>
          <table:table-cell office:value-type="string" calcext:value-type="string">
            <text:p>P10301</text:p>
          </table:table-cell>
          <table:table-cell office:value-type="string" calcext:value-type="string">
            <text:p>Crooked Tre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 Lauriano</text:p>
          </table:table-cell>
          <table:table-cell office:value-type="string" calcext:value-type="string">
            <text:p>600-7335</text:p>
          </table:table-cell>
          <table:table-cell/>
          <table:table-cell office:value-type="string" calcext:value-type="string">
            <text:p>crookedtreegovtschool@yahoo.com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2"/>
          <table:table-cell office:value-type="float" office:value="-88.53620898" calcext:value-type="float">
            <text:p>-88.53620898</text:p>
          </table:table-cell>
          <table:table-cell office:value-type="float" office:value="17.77630954" calcext:value-type="float">
            <text:p>17.7763095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innie GIllett</text:p>
          </table:table-cell>
          <table:table-cell office:value-type="string" calcext:value-type="string">
            <text:p>Kathie Gillet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benezer Methodist Primary School</text:p>
          </table:table-cell>
          <table:table-cell/>
          <table:table-cell office:value-type="string" calcext:value-type="string">
            <text:p>P13002</text:p>
          </table:table-cell>
          <table:table-cell office:value-type="string" calcext:value-type="string">
            <text:p>117 Barrack Road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ynor Munnings</text:p>
          </table:table-cell>
          <table:table-cell office:value-type="string" calcext:value-type="string">
            <text:p>224-4558/ 627-5113</text:p>
          </table:table-cell>
          <table:table-cell/>
          <table:table-cell office:value-type="string" calcext:value-type="string">
            <text:p>ebenezerschool.meth1856@gmail.com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table:number-columns-repeated="2"/>
          <table:table-cell office:value-type="float" office:value="-88.18624379" calcext:value-type="float">
            <text:p>-88.18624379</text:p>
          </table:table-cell>
          <table:table-cell office:value-type="float" office:value="17.50070994" calcext:value-type="float">
            <text:p>17.5007099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ynor Munnings</text:p>
          </table:table-cell>
          <table:table-cell office:value-type="string" calcext:value-type="string">
            <text:p>Nelma Sampson Belisl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den SDA Primary</text:p>
          </table:table-cell>
          <table:table-cell/>
          <table:table-cell office:value-type="string" calcext:value-type="string">
            <text:p>P24001</text:p>
          </table:table-cell>
          <table:table-cell office:value-type="string" calcext:value-type="string">
            <text:p>Cor. Carmen &amp; Salazar St., Santa El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on Lopez</text:p>
          </table:table-cell>
          <table:table-cell office:value-type="string" calcext:value-type="string">
            <text:p>671-4952 or 671-0525</text:p>
          </table:table-cell>
          <table:table-cell/>
          <table:table-cell office:value-type="string" calcext:value-type="string">
            <text:p>edensdaprimary15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54542" calcext:value-type="float">
            <text:p>-89.054542</text:p>
          </table:table-cell>
          <table:table-cell office:value-type="float" office:value="17.163534" calcext:value-type="float">
            <text:p>17.16353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harine Gabourel</text:p>
          </table:table-cell>
          <table:table-cell office:value-type="string" calcext:value-type="string">
            <text:p>Aurora Hernand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denthal Kleinegemeinde School</text:p>
          </table:table-cell>
          <table:table-cell/>
          <table:table-cell office:value-type="string" calcext:value-type="string">
            <text:p>P47102</text:p>
          </table:table-cell>
          <table:table-cell office:value-type="string" calcext:value-type="string">
            <text:p>Quatro Leguas <text:s/>Orange Walk District</text:p>
          </table:table-cell>
          <table:table-cell/>
          <table:table-cell office:value-type="string" calcext:value-type="string">
            <text:p>Gerald Kornelsen</text:p>
          </table:table-cell>
          <table:table-cell/>
          <table:table-cell office:value-type="string" calcext:value-type="string">
            <text:p>671-9911</text:p>
          </table:table-cell>
          <table:table-cell office:value-type="string" calcext:value-type="string">
            <text:p>edenthalkleingemeindeschool@gmail.com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table:number-columns-repeated="2"/>
          <table:table-cell office:value-type="float" office:value="-88.9795013" calcext:value-type="float">
            <text:p>-88.9795013</text:p>
          </table:table-cell>
          <table:table-cell office:value-type="float" office:value="17.93058863" calcext:value-type="float">
            <text:p>17.9305886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saac Bergen</text:p>
          </table:table-cell>
          <table:table-cell office:value-type="string" calcext:value-type="string">
            <text:p>Dennis Kornelsen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l Progresso Community Primary School</text:p>
          </table:table-cell>
          <table:table-cell/>
          <table:table-cell office:value-type="string" calcext:value-type="string">
            <text:p>P20104</text:p>
          </table:table-cell>
          <table:table-cell office:value-type="string" calcext:value-type="string">
            <text:p>7 Miles Mountain Pine Ridge 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an Watson</text:p>
          </table:table-cell>
          <table:table-cell office:value-type="string" calcext:value-type="string">
            <text:p>663-1537</text:p>
          </table:table-cell>
          <table:table-cell/>
          <table:table-cell office:value-type="string" calcext:value-type="string">
            <text:p>elprogressocommunity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5346121" calcext:value-type="float">
            <text:p>-88.95346121</text:p>
          </table:table-cell>
          <table:table-cell office:value-type="float" office:value="17.10021099" calcext:value-type="float">
            <text:p>17.1002109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rian Watson</text:p>
          </table:table-cell>
          <table:table-cell office:value-type="string" calcext:value-type="string">
            <text:p>Jose Medin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 Shaddai SDA Primary</text:p>
          </table:table-cell>
          <table:table-cell/>
          <table:table-cell office:value-type="string" calcext:value-type="string">
            <text:p>P24002</text:p>
          </table:table-cell>
          <table:table-cell office:value-type="string" calcext:value-type="string">
            <text:p>1 Macal Street, 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mi Correa</text:p>
          </table:table-cell>
          <table:table-cell office:value-type="string" calcext:value-type="string">
            <text:p>802-0391</text:p>
          </table:table-cell>
          <table:table-cell/>
          <table:table-cell office:value-type="string" calcext:value-type="string">
            <text:p>elshaddaistaff@btl.net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-88.76700135" calcext:value-type="float">
            <text:p>-88.76700135</text:p>
          </table:table-cell>
          <table:table-cell office:value-type="float" office:value="17.25770303" calcext:value-type="float">
            <text:p>17.2577030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smi Corre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phesus SDA Primary</text:p>
          </table:table-cell>
          <table:table-cell/>
          <table:table-cell office:value-type="string" calcext:value-type="string">
            <text:p>P14002</text:p>
          </table:table-cell>
          <table:table-cell office:value-type="string" calcext:value-type="string">
            <text:p>1 Wilson Stree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 Collins</text:p>
          </table:table-cell>
          <table:table-cell office:value-type="string" calcext:value-type="string">
            <text:p>623-9997</text:p>
          </table:table-cell>
          <table:table-cell/>
          <table:table-cell office:value-type="string" calcext:value-type="string">
            <text:p>ephesusprimaryschool@gmail.com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-88.1899488" calcext:value-type="float">
            <text:p>-88.1899488</text:p>
          </table:table-cell>
          <table:table-cell office:value-type="float" office:value="17.5028534" calcext:value-type="float">
            <text:p>17.502853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elda Jesse</text:p>
          </table:table-cell>
          <table:table-cell/>
          <table:table-cell office:value-type="string" calcext:value-type="string">
            <text:p>Seventh Day Adventi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pworth Methodist Primary</text:p>
          </table:table-cell>
          <table:table-cell/>
          <table:table-cell office:value-type="string" calcext:value-type="string">
            <text:p>P53001</text:p>
          </table:table-cell>
          <table:table-cell office:value-type="string" calcext:value-type="string">
            <text:p>119 Corner Commerce &amp; Dr. All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lisha Zuniga</text:p>
          </table:table-cell>
          <table:table-cell office:value-type="string" calcext:value-type="string">
            <text:p>615-3047</text:p>
          </table:table-cell>
          <table:table-cell/>
          <table:table-cell office:value-type="string" calcext:value-type="string">
            <text:p>epworthmethodist55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2204658" calcext:value-type="float">
            <text:p>-88.22204658</text:p>
          </table:table-cell>
          <table:table-cell office:value-type="float" office:value="16.96934443" calcext:value-type="float">
            <text:p>16.9693444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ilda Wagner</text:p>
          </table:table-cell>
          <table:table-cell office:value-type="string" calcext:value-type="string">
            <text:p>Patricia Usher</text:p>
          </table:table-cell>
          <table:table-cell table:number-columns-repeated="33"/>
        </table:table-row>
        <table:table-row table:style-name="ro1">
          <table:table-cell table:style-name="ce17" office:value-type="string" calcext:value-type="string">
            <text:p>Evangelical Holiness Academy Primary</text:p>
          </table:table-cell>
          <table:table-cell/>
          <table:table-cell office:value-type="string" calcext:value-type="string">
            <text:p>P29301</text:p>
          </table:table-cell>
          <table:table-cell office:value-type="string" calcext:value-type="string">
            <text:p>Santa Famili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ia Aguirre</text:p>
          </table:table-cell>
          <table:table-cell office:value-type="string" calcext:value-type="string">
            <text:p>621-0525</text:p>
          </table:table-cell>
          <table:table-cell/>
          <table:table-cell office:value-type="string" calcext:value-type="string">
            <text:p>nuriamonterroso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/>
          <table:table-cell table:style-name="ce17"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Union of Evangelical Churches of Beliz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ias Moh (Principal)</text:p>
          </table:table-cell>
          <table:table-cell office:value-type="string" calcext:value-type="string">
            <text:p>Julissa Rodriguez (Teacher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vangelical Mennonite Mission Church School</text:p>
          </table:table-cell>
          <table:table-cell office:value-type="string" calcext:value-type="string">
            <text:p>EMMC</text:p>
          </table:table-cell>
          <table:table-cell office:value-type="string" calcext:value-type="string">
            <text:p>P28104</text:p>
          </table:table-cell>
          <table:table-cell office:value-type="string" calcext:value-type="string">
            <text:p>Spanish Lookout</text:p>
          </table:table-cell>
          <table:table-cell/>
          <table:table-cell office:value-type="string" calcext:value-type="string">
            <text:p>Dayna Wutke</text:p>
          </table:table-cell>
          <table:table-cell office:value-type="float" office:value="6153547" calcext:value-type="float">
            <text:p>6153547</text:p>
          </table:table-cell>
          <table:table-cell/>
          <table:table-cell office:value-type="string" calcext:value-type="string">
            <text:p>emmcschoolprincipal@gmail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9.03521981" calcext:value-type="float">
            <text:p>-89.03521981</text:p>
          </table:table-cell>
          <table:table-cell office:value-type="float" office:value="17.26657853" calcext:value-type="float">
            <text:p>17.2665785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annel Tejeda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abian Cayetano RC Primary</text:p>
          </table:table-cell>
          <table:table-cell/>
          <table:table-cell office:value-type="string" calcext:value-type="string">
            <text:p>P61407</text:p>
          </table:table-cell>
          <table:table-cell office:value-type="string" calcext:value-type="string">
            <text:p>Bladen Village, Toled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aria Ramos</text:p>
          </table:table-cell>
          <table:table-cell office:value-type="string" calcext:value-type="string">
            <text:p>665-2588/613-2505</text:p>
          </table:table-cell>
          <table:table-cell/>
          <table:table-cell office:value-type="string" calcext:value-type="string">
            <text:p>FabianCayetanoRC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62242232" calcext:value-type="float">
            <text:p>-88.62242232</text:p>
          </table:table-cell>
          <table:table-cell office:value-type="float" office:value="16.47377481" calcext:value-type="float">
            <text:p>16.4737748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s. Hilaria Ramos</text:p>
          </table:table-cell>
          <table:table-cell office:value-type="string" calcext:value-type="string">
            <text:p>Ms. Trishia Loft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aith Nazarene Primary</text:p>
          </table:table-cell>
          <table:table-cell/>
          <table:table-cell office:value-type="string" calcext:value-type="string">
            <text:p>P25002</text:p>
          </table:table-cell>
          <table:table-cell office:value-type="string" calcext:value-type="string">
            <text:p>4 George Street, San Ignacio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vern Flowers</text:p>
          </table:table-cell>
          <table:table-cell office:value-type="string" calcext:value-type="string">
            <text:p>804-3320</text:p>
          </table:table-cell>
          <table:table-cell/>
          <table:table-cell office:value-type="string" calcext:value-type="string">
            <text:p>faithnazcyo@gmail.com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-89.0718259" calcext:value-type="float">
            <text:p>-89.0718259</text:p>
          </table:table-cell>
          <table:table-cell office:value-type="float" office:value="17.1593016" calcext:value-type="float">
            <text:p>17.159301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ia Ruiz (Principal)</text:p>
          </table:table-cell>
          <table:table-cell office:value-type="string" calcext:value-type="string">
            <text:p>Shelan Humes (Vice Principal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l Briceno Academy Primary</text:p>
          </table:table-cell>
          <table:table-cell/>
          <table:table-cell office:value-type="string" calcext:value-type="string">
            <text:p>P41005</text:p>
          </table:table-cell>
          <table:table-cell office:value-type="string" calcext:value-type="string">
            <text:p>San Lorenzo <text:s/>Orange Walk District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8.57711709" calcext:value-type="float">
            <text:p>-88.57711709</text:p>
          </table:table-cell>
          <table:table-cell office:value-type="float" office:value="18.09972918" calcext:value-type="float">
            <text:p>18.09972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ire Burn Government Primary</text:p>
          </table:table-cell>
          <table:table-cell/>
          <table:table-cell office:value-type="string" calcext:value-type="string">
            <text:p>P40104</text:p>
          </table:table-cell>
          <table:table-cell office:value-type="string" calcext:value-type="string">
            <text:p>Firebur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iceli Varela</text:p>
          </table:table-cell>
          <table:table-cell office:value-type="string" calcext:value-type="string">
            <text:p>629-6237</text:p>
          </table:table-cell>
          <table:table-cell/>
          <table:table-cell office:value-type="string" calcext:value-type="string">
            <text:p>fireburngov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88234" calcext:value-type="float">
            <text:p>-88.388234</text:p>
          </table:table-cell>
          <table:table-cell office:value-type="float" office:value="17.971149" calcext:value-type="float">
            <text:p>17.97114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Fire Burn RC Primary School</text:p>
          </table:table-cell>
          <table:table-cell/>
          <table:table-cell office:value-type="string" calcext:value-type="string">
            <text:p>P31499</text:p>
          </table:table-cell>
          <table:table-cell office:value-type="string" calcext:value-type="string">
            <text:p>Fire Burn Commun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Ack</text:p>
          </table:table-cell>
          <table:table-cell office:value-type="string" calcext:value-type="string">
            <text:p>625-6458</text:p>
          </table:table-cell>
          <table:table-cell/>
          <table:table-cell office:value-type="string" calcext:value-type="string">
            <text:p>fireburn.rc@gmail.com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-88.430817" calcext:value-type="float">
            <text:p>-88.430817</text:p>
          </table:table-cell>
          <table:table-cell office:value-type="float" office:value="18.387728" calcext:value-type="float">
            <text:p>18.38772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orest Home Methodist Primary</text:p>
          </table:table-cell>
          <table:table-cell/>
          <table:table-cell office:value-type="string" calcext:value-type="string">
            <text:p>P63401</text:p>
          </table:table-cell>
          <table:table-cell office:value-type="string" calcext:value-type="string">
            <text:p>Forest Hom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orah Borland</text:p>
          </table:table-cell>
          <table:table-cell office:value-type="string" calcext:value-type="string">
            <text:p>654-2268</text:p>
          </table:table-cell>
          <table:table-cell/>
          <table:table-cell office:value-type="string" calcext:value-type="string">
            <text:p>foresthomemeth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2907736" calcext:value-type="float">
            <text:p>-88.82907736</text:p>
          </table:table-cell>
          <table:table-cell office:value-type="float" office:value="16.13512765" calcext:value-type="float">
            <text:p>16.1351276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borah Borland</text:p>
          </table:table-cell>
          <table:table-cell office:value-type="string" calcext:value-type="string">
            <text:p>Dorita Ranguy</text:p>
          </table:table-cell>
          <table:table-cell office:value-type="string" calcext:value-type="string">
            <text:p>Methodi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rank's Eddy Government Primary</text:p>
          </table:table-cell>
          <table:table-cell/>
          <table:table-cell office:value-type="string" calcext:value-type="string">
            <text:p>P20301</text:p>
          </table:table-cell>
          <table:table-cell office:value-type="string" calcext:value-type="string">
            <text:p>37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Guillen</text:p>
          </table:table-cell>
          <table:table-cell office:value-type="string" calcext:value-type="string">
            <text:p>601 2323</text:p>
          </table:table-cell>
          <table:table-cell/>
          <table:table-cell office:value-type="string" calcext:value-type="string">
            <text:p>frankseddygovernmentschool@yahoo.com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-88.63460039" calcext:value-type="float">
            <text:p>-88.63460039</text:p>
          </table:table-cell>
          <table:table-cell office:value-type="float" office:value="17.25571545" calcext:value-type="float">
            <text:p>17.2557154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renda Guillen</text:p>
          </table:table-cell>
          <table:table-cell office:value-type="string" calcext:value-type="string">
            <text:p>Kendra Arnol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riends Boys School</text:p>
          </table:table-cell>
          <table:table-cell/>
          <table:table-cell office:value-type="string" calcext:value-type="string">
            <text:p>P19095</text:p>
          </table:table-cell>
          <table:table-cell office:value-type="string" calcext:value-type="string">
            <text:p>Central American Boulevard, Belize City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Frank Tench</text:p>
          </table:table-cell>
          <table:table-cell office:value-type="string" calcext:value-type="string">
            <text:p>227-0449</text:p>
          </table:table-cell>
          <table:table-cell/>
          <table:table-cell office:value-type="string" calcext:value-type="string">
            <text:p>friendsboysschool@btl.net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-88.1917448" calcext:value-type="float">
            <text:p>-88.1917448</text:p>
          </table:table-cell>
          <table:table-cell office:value-type="float" office:value="17.4910072" calcext:value-type="float">
            <text:p>17.491007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Friends United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ales Point Government Primary</text:p>
          </table:table-cell>
          <table:table-cell/>
          <table:table-cell office:value-type="string" calcext:value-type="string">
            <text:p>P10101</text:p>
          </table:table-cell>
          <table:table-cell office:value-type="string" calcext:value-type="string">
            <text:p>Main Street, Gales Point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rmadine Samuels</text:p>
          </table:table-cell>
          <table:table-cell office:value-type="string" calcext:value-type="string">
            <text:p>655-2562</text:p>
          </table:table-cell>
          <table:table-cell/>
          <table:table-cell office:value-type="string" calcext:value-type="string">
            <text:p>galespointsgovbz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3069856" calcext:value-type="float">
            <text:p>-88.33069856</text:p>
          </table:table-cell>
          <table:table-cell office:value-type="float" office:value="17.1759659" calcext:value-type="float">
            <text:p>17.175965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enford Palacio</text:p>
          </table:table-cell>
          <table:table-cell office:value-type="string" calcext:value-type="string">
            <text:p>Shermadine Samuel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arden City Primary</text:p>
          </table:table-cell>
          <table:table-cell office:value-type="string" calcext:value-type="string">
            <text:p>GCPS</text:p>
          </table:table-cell>
          <table:table-cell office:value-type="string" calcext:value-type="string">
            <text:p>P20003</text:p>
          </table:table-cell>
          <table:table-cell office:value-type="string" calcext:value-type="string">
            <text:p>Hummingbird Avenue, Mountain View Ar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vin Hall</text:p>
          </table:table-cell>
          <table:table-cell office:value-type="string" calcext:value-type="string">
            <text:p>822-3791/ 615-0523/628-0523</text:p>
          </table:table-cell>
          <table:table-cell/>
          <table:table-cell office:value-type="string" calcext:value-type="string">
            <text:p>gardencity_primaryschool@yahoo.com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76885633" calcext:value-type="float">
            <text:p>-88.76885633</text:p>
          </table:table-cell>
          <table:table-cell office:value-type="float" office:value="17.24135329" calcext:value-type="float">
            <text:p>17.2413532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Kevin Hall</text:p>
          </table:table-cell>
          <table:table-cell office:value-type="string" calcext:value-type="string">
            <text:p>Paul Chu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arden Valley Mennonite School</text:p>
          </table:table-cell>
          <table:table-cell/>
          <table:table-cell office:value-type="string" calcext:value-type="string">
            <text:p>P28203</text:p>
          </table:table-cell>
          <table:table-cell office:value-type="string" calcext:value-type="string">
            <text:p>Springfield Community <text:s/>PO Box 123, Belmopan</text:p>
          </table:table-cell>
          <table:table-cell/>
          <table:table-cell office:value-type="string" calcext:value-type="string">
            <text:p>Ivan martin / Andrew Beiler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1521537" calcext:value-type="float">
            <text:p>-88.81521537</text:p>
          </table:table-cell>
          <table:table-cell office:value-type="float" office:value="17.14397309" calcext:value-type="float">
            <text:p>17.1439730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van Martin</text:p>
          </table:table-cell>
          <table:table-cell office:value-type="string" calcext:value-type="string">
            <text:p>Andrew Beil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olden Stream Government Primary</text:p>
          </table:table-cell>
          <table:table-cell/>
          <table:table-cell office:value-type="string" calcext:value-type="string">
            <text:p>P60104</text:p>
          </table:table-cell>
          <table:table-cell office:value-type="string" calcext:value-type="string">
            <text:p>Golden Stream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et Garbutt</text:p>
          </table:table-cell>
          <table:table-cell office:value-type="string" calcext:value-type="string">
            <text:p>621-6702</text:p>
          </table:table-cell>
          <table:table-cell/>
          <table:table-cell office:value-type="string" calcext:value-type="string">
            <text:p>goldenstreamgov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79922442" calcext:value-type="float">
            <text:p>-88.79922442</text:p>
          </table:table-cell>
          <table:table-cell office:value-type="float" office:value="16.35095604" calcext:value-type="float">
            <text:p>16.3509560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oret Garbutt</text:p>
          </table:table-cell>
          <table:table-cell office:value-type="string" calcext:value-type="string">
            <text:p>Lawrence Ush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race Primary School</text:p>
          </table:table-cell>
          <table:table-cell/>
          <table:table-cell office:value-type="string" calcext:value-type="string">
            <text:p>P19003</text:p>
          </table:table-cell>
          <table:table-cell office:value-type="string" calcext:value-type="string">
            <text:p>14 Amara Aven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ann Garnett</text:p>
          </table:table-cell>
          <table:table-cell office:value-type="string" calcext:value-type="string">
            <text:p>227-3430 or 227-5657</text:p>
          </table:table-cell>
          <table:table-cell/>
          <table:table-cell office:value-type="string" calcext:value-type="string">
            <text:p>graceprimary07@yahoo.com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-88.19180459" calcext:value-type="float">
            <text:p>-88.19180459</text:p>
          </table:table-cell>
          <table:table-cell office:value-type="float" office:value="17.49431009" calcext:value-type="float">
            <text:p>17.4943100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hristian Brethr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hristian Brethre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orna Gillett Sheppard</text:p>
          </table:table-cell>
          <table:table-cell office:value-type="string" calcext:value-type="string">
            <text:p>Ruby Perriott</text:p>
          </table:table-cell>
          <table:table-cell office:value-type="string" calcext:value-type="string">
            <text:p>Denomination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raham Creek Government Primary School</text:p>
          </table:table-cell>
          <table:table-cell/>
          <table:table-cell office:value-type="string" calcext:value-type="string">
            <text:p>P60106</text:p>
          </table:table-cell>
          <table:table-cell office:value-type="string" calcext:value-type="string">
            <text:p>Graham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Cuc</text:p>
          </table:table-cell>
          <table:table-cell office:value-type="string" calcext:value-type="string">
            <text:p>661-1719</text:p>
          </table:table-cell>
          <table:table-cell/>
          <table:table-cell office:value-type="string" calcext:value-type="string">
            <text:p>grahamcreekgov@gmail.com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-89.12791" calcext:value-type="float">
            <text:p>-89.12791</text:p>
          </table:table-cell>
          <table:table-cell office:value-type="float" office:value="15.93168" calcext:value-type="float">
            <text:p>15.9316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i Ca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reen Hills Mennonite Primary</text:p>
          </table:table-cell>
          <table:table-cell/>
          <table:table-cell office:value-type="string" calcext:value-type="string">
            <text:p>P28105</text:p>
          </table:table-cell>
          <table:table-cell office:value-type="string" calcext:value-type="string">
            <text:p>Green Hills Community</text:p>
          </table:table-cell>
          <table:table-cell/>
          <table:table-cell office:value-type="string" calcext:value-type="string">
            <text:p>Peter Penner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75459" calcext:value-type="float">
            <text:p>-88.975459</text:p>
          </table:table-cell>
          <table:table-cell office:value-type="float" office:value="17.097822" calcext:value-type="float">
            <text:p>17.09782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uadalupe RC Primary</text:p>
          </table:table-cell>
          <table:table-cell/>
          <table:table-cell office:value-type="string" calcext:value-type="string">
            <text:p>P11402</text:p>
          </table:table-cell>
          <table:table-cell office:value-type="string" calcext:value-type="string">
            <text:p>Sandhill Village, 17.5 miles Phillip Goldson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her Nal Requena</text:p>
          </table:table-cell>
          <table:table-cell office:value-type="string" calcext:value-type="string">
            <text:p>614-9048</text:p>
          </table:table-cell>
          <table:table-cell/>
          <table:table-cell office:value-type="string" calcext:value-type="string">
            <text:p>guadalupercschool@hot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689477" calcext:value-type="float">
            <text:p>-88.3689477</text:p>
          </table:table-cell>
          <table:table-cell office:value-type="float" office:value="17.6283615" calcext:value-type="float">
            <text:p>17.628361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sther Requena</text:p>
          </table:table-cell>
          <table:table-cell office:value-type="string" calcext:value-type="string">
            <text:p>Melanie Torre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uinea Grass Pentecostal Primary</text:p>
          </table:table-cell>
          <table:table-cell office:value-type="string" calcext:value-type="string">
            <text:p>Guinea Grass Pentecostal Pre &amp; Primary School</text:p>
          </table:table-cell>
          <table:table-cell office:value-type="string" calcext:value-type="string">
            <text:p>P49403</text:p>
          </table:table-cell>
          <table:table-cell office:value-type="string" calcext:value-type="string">
            <text:p>Guinea Grass Village <text:s/>Orange Walk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e Lopez</text:p>
          </table:table-cell>
          <table:table-cell office:value-type="string" calcext:value-type="string">
            <text:p>303-1031/660-6536</text:p>
          </table:table-cell>
          <table:table-cell/>
          <table:table-cell office:value-type="string" calcext:value-type="string">
            <text:p>noelopz74@gmail.com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-88.59758867" calcext:value-type="float">
            <text:p>-88.59758867</text:p>
          </table:table-cell>
          <table:table-cell office:value-type="float" office:value="17.96526293" calcext:value-type="float">
            <text:p>17.9652629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uinea Grass Pentecoastal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Guinea Grass Pentecostal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uinea Grass Roman Catholic Primary School</text:p>
          </table:table-cell>
          <table:table-cell/>
          <table:table-cell office:value-type="string" calcext:value-type="string">
            <text:p>P41402</text:p>
          </table:table-cell>
          <table:table-cell office:value-type="string" calcext:value-type="string">
            <text:p>Guinea Gras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a Jimenez</text:p>
          </table:table-cell>
          <table:table-cell office:value-type="string" calcext:value-type="string">
            <text:p>303-1028</text:p>
          </table:table-cell>
          <table:table-cell/>
          <table:table-cell office:value-type="string" calcext:value-type="string">
            <text:p>guineagrass20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9735397" calcext:value-type="float">
            <text:p>-88.59735397</text:p>
          </table:table-cell>
          <table:table-cell office:value-type="float" office:value="17.96684204" calcext:value-type="float">
            <text:p>17.9668420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ulisi Community Primary</text:p>
          </table:table-cell>
          <table:table-cell/>
          <table:table-cell office:value-type="string" calcext:value-type="string">
            <text:p>P50001</text:p>
          </table:table-cell>
          <table:table-cell office:value-type="string" calcext:value-type="string">
            <text:p>Monument Site, Dangrig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ol Ellis</text:p>
          </table:table-cell>
          <table:table-cell office:value-type="string" calcext:value-type="string">
            <text:p>613-8963</text:p>
          </table:table-cell>
          <table:table-cell/>
          <table:table-cell office:value-type="string" calcext:value-type="string">
            <text:p>junall057@gmail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24126268" calcext:value-type="float">
            <text:p>-88.24126268</text:p>
          </table:table-cell>
          <table:table-cell office:value-type="float" office:value="16.96199367" calcext:value-type="float">
            <text:p>16.9619936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tional Garifuna Counci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enancia Flores</text:p>
          </table:table-cell>
          <table:table-cell office:value-type="string" calcext:value-type="string">
            <text:p>Marsha Meji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attieville Government Primary</text:p>
          </table:table-cell>
          <table:table-cell/>
          <table:table-cell office:value-type="string" calcext:value-type="string">
            <text:p>P10402</text:p>
          </table:table-cell>
          <table:table-cell office:value-type="string" calcext:value-type="string">
            <text:p>115 Sylvestre Blvd, Hattievill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wendolyn Usher</text:p>
          </table:table-cell>
          <table:table-cell office:value-type="string" calcext:value-type="string">
            <text:p>225-6127 /225-6014</text:p>
          </table:table-cell>
          <table:table-cell/>
          <table:table-cell office:value-type="string" calcext:value-type="string">
            <text:p>hattievillegovernment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934689" calcext:value-type="float">
            <text:p>-88.3934689</text:p>
          </table:table-cell>
          <table:table-cell office:value-type="float" office:value="17.4485986" calcext:value-type="float">
            <text:p>17.448598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attieville SDA Primary</text:p>
          </table:table-cell>
          <table:table-cell/>
          <table:table-cell office:value-type="string" calcext:value-type="string">
            <text:p>P14450</text:p>
          </table:table-cell>
          <table:table-cell office:value-type="string" calcext:value-type="string">
            <text:p>Hattievill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lette Belisle-Jacobs</text:p>
          </table:table-cell>
          <table:table-cell office:value-type="string" calcext:value-type="string">
            <text:p>630-5823</text:p>
          </table:table-cell>
          <table:table-cell/>
          <table:table-cell office:value-type="string" calcext:value-type="string">
            <text:p>hattievillesdaschool@gmail.com</text:p>
          </table:table-cell>
          <table:table-cell office:value-type="string" calcext:value-type="string">
            <text:p>https://www.facebook.com/hattieville.sda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-88.392619" calcext:value-type="float">
            <text:p>-88.392619</text:p>
          </table:table-cell>
          <table:table-cell office:value-type="float" office:value="17.462312" calcext:value-type="float">
            <text:p>17.46231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idden Paradise Government Primary</text:p>
          </table:table-cell>
          <table:table-cell/>
          <table:table-cell office:value-type="string" calcext:value-type="string">
            <text:p>P20105</text:p>
          </table:table-cell>
          <table:table-cell office:value-type="string" calcext:value-type="string">
            <text:p>Duck Run 3, Spanish Lookout Ar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emi Pott Gonzalez</text:p>
          </table:table-cell>
          <table:table-cell office:value-type="float" office:value="6130189" calcext:value-type="float">
            <text:p>6130189</text:p>
          </table:table-cell>
          <table:table-cell/>
          <table:table-cell office:value-type="string" calcext:value-type="string">
            <text:p>hiddenparadisegovernment@gmail.com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-89.03432585" calcext:value-type="float">
            <text:p>-89.03432585</text:p>
          </table:table-cell>
          <table:table-cell office:value-type="float" office:value="17.26126489" calcext:value-type="float">
            <text:p>17.2612648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oemi Gonzal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ill Top Primary School</text:p>
          </table:table-cell>
          <table:table-cell office:value-type="string" calcext:value-type="string">
            <text:p>Lower Barton Creek</text:p>
          </table:table-cell>
          <table:table-cell office:value-type="string" calcext:value-type="string">
            <text:p>P28207</text:p>
          </table:table-cell>
          <table:table-cell office:value-type="string" calcext:value-type="string">
            <text:p>Lower Barton Creek</text:p>
          </table:table-cell>
          <table:table-cell/>
          <table:table-cell office:value-type="string" calcext:value-type="string">
            <text:p>Henry Reddicopp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3065782" calcext:value-type="float">
            <text:p>-88.93065782</text:p>
          </table:table-cell>
          <table:table-cell office:value-type="float" office:value="17.15349771" calcext:value-type="float">
            <text:p>17.1534977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ills of Promise Primary</text:p>
          </table:table-cell>
          <table:table-cell/>
          <table:table-cell office:value-type="string" calcext:value-type="string">
            <text:p>P24003</text:p>
          </table:table-cell>
          <table:table-cell office:value-type="string" calcext:value-type="string">
            <text:p>Corner George Price Blvd &amp; Said Musa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ffany Salas</text:p>
          </table:table-cell>
          <table:table-cell office:value-type="string" calcext:value-type="string">
            <text:p>670-3766</text:p>
          </table:table-cell>
          <table:table-cell/>
          <table:table-cell office:value-type="string" calcext:value-type="string">
            <text:p>hillsofpromisesda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133134" calcext:value-type="float">
            <text:p>-89.133134</text:p>
          </table:table-cell>
          <table:table-cell office:value-type="float" office:value="17.07513652" calcext:value-type="float">
            <text:p>17.0751365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hiffany Salas</text:p>
          </table:table-cell>
          <table:table-cell office:value-type="string" calcext:value-type="string">
            <text:p>Delmy Rosale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olland Mennonite Primary School</text:p>
          </table:table-cell>
          <table:table-cell office:value-type="string" calcext:value-type="string">
            <text:p>Holland Community School</text:p>
          </table:table-cell>
          <table:table-cell office:value-type="string" calcext:value-type="string">
            <text:p>P28206</text:p>
          </table:table-cell>
          <table:table-cell office:value-type="string" calcext:value-type="string">
            <text:p>P.O. Box 21 San Ignacio, Cayo District, Belize <text:s/>Holland Community</text:p>
          </table:table-cell>
          <table:table-cell/>
          <table:table-cell office:value-type="string" calcext:value-type="string">
            <text:p>Abraham Lowen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18079" calcext:value-type="float">
            <text:p>-89.018079</text:p>
          </table:table-cell>
          <table:table-cell office:value-type="float" office:value="17.277425" calcext:value-type="float">
            <text:p>17.27742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braham Lowe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oly Angels RC Primary</text:p>
          </table:table-cell>
          <table:table-cell/>
          <table:table-cell office:value-type="string" calcext:value-type="string">
            <text:p>P51401</text:p>
          </table:table-cell>
          <table:table-cell office:value-type="string" calcext:value-type="string">
            <text:p>12 miles SC Valley Road, Pom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an Gutierrez</text:p>
          </table:table-cell>
          <table:table-cell office:value-type="string" calcext:value-type="string">
            <text:p>502-3202</text:p>
          </table:table-cell>
          <table:table-cell/>
          <table:table-cell office:value-type="string" calcext:value-type="string">
            <text:p>holyangelspom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7536845" calcext:value-type="float">
            <text:p>-88.37536845</text:p>
          </table:table-cell>
          <table:table-cell office:value-type="float" office:value="16.99309444" calcext:value-type="float">
            <text:p>16.9930944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adie Asevedo</text:p>
          </table:table-cell>
          <table:table-cell office:value-type="string" calcext:value-type="string">
            <text:p>Esan Gutierr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oly Cross Anglican Primary School</text:p>
          </table:table-cell>
          <table:table-cell/>
          <table:table-cell office:value-type="string" calcext:value-type="string">
            <text:p>P12009</text:p>
          </table:table-cell>
          <table:table-cell office:value-type="string" calcext:value-type="string">
            <text:p>San Mateo, Ambergris Ca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dney Griffith</text:p>
          </table:table-cell>
          <table:table-cell office:value-type="string" calcext:value-type="string">
            <text:p>226 - 3456</text:p>
          </table:table-cell>
          <table:table-cell/>
          <table:table-cell office:value-type="string" calcext:value-type="string">
            <text:p>holycrossschool@hcmail.bz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7.95800778" calcext:value-type="float">
            <text:p>-87.95800778</text:p>
          </table:table-cell>
          <table:table-cell office:value-type="float" office:value="17.93204994" calcext:value-type="float">
            <text:p>17.9320499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oly Cross RC Primary</text:p>
          </table:table-cell>
          <table:table-cell/>
          <table:table-cell office:value-type="string" calcext:value-type="string">
            <text:p>P21102</text:p>
          </table:table-cell>
          <table:table-cell office:value-type="string" calcext:value-type="string">
            <text:p>Calla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e Herrera</text:p>
          </table:table-cell>
          <table:table-cell office:value-type="string" calcext:value-type="string">
            <text:p>620-3590</text:p>
          </table:table-cell>
          <table:table-cell/>
          <table:table-cell office:value-type="string" calcext:value-type="string">
            <text:p>holycrosscallacreek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13376266" calcext:value-type="float">
            <text:p>-89.13376266</text:p>
          </table:table-cell>
          <table:table-cell office:value-type="float" office:value="17.12512502" calcext:value-type="float">
            <text:p>17.1251250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ide Herrera</text:p>
          </table:table-cell>
          <table:table-cell office:value-type="string" calcext:value-type="string">
            <text:p>Marian Nobl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oly Family RC Primary</text:p>
          </table:table-cell>
          <table:table-cell/>
          <table:table-cell office:value-type="string" calcext:value-type="string">
            <text:p>P51303</text:p>
          </table:table-cell>
          <table:table-cell office:value-type="string" calcext:value-type="string">
            <text:p>Hopkins Village, SC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 Nunez</text:p>
          </table:table-cell>
          <table:table-cell office:value-type="string" calcext:value-type="string">
            <text:p>607-6094/613-9919</text:p>
          </table:table-cell>
          <table:table-cell/>
          <table:table-cell office:value-type="string" calcext:value-type="string">
            <text:p>holyfamily518@gmail.com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-88.28384546" calcext:value-type="float">
            <text:p>-88.28384546</text:p>
          </table:table-cell>
          <table:table-cell office:value-type="float" office:value="16.858705" calcext:value-type="float">
            <text:p>16.85870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atasha Acosta</text:p>
          </table:table-cell>
          <table:table-cell office:value-type="string" calcext:value-type="string">
            <text:p>Hilton Rodrigu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oly Ghost RC Primary</text:p>
          </table:table-cell>
          <table:table-cell/>
          <table:table-cell office:value-type="string" calcext:value-type="string">
            <text:p>P51002</text:p>
          </table:table-cell>
          <table:table-cell office:value-type="string" calcext:value-type="string">
            <text:p>Rail Way Pier Road, Dang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a Sabal</text:p>
          </table:table-cell>
          <table:table-cell office:value-type="string" calcext:value-type="string">
            <text:p>615-7517</text:p>
          </table:table-cell>
          <table:table-cell/>
          <table:table-cell office:value-type="string" calcext:value-type="string">
            <text:p>holyghostdangriga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2036542" calcext:value-type="float">
            <text:p>-88.22036542</text:p>
          </table:table-cell>
          <table:table-cell office:value-type="float" office:value="16.95834961" calcext:value-type="float">
            <text:p>16.9583496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ushinka lopez</text:p>
          </table:table-cell>
          <table:table-cell office:value-type="string" calcext:value-type="string">
            <text:p>Ercelia Wagn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oly Redeemer RC Primary</text:p>
          </table:table-cell>
          <table:table-cell/>
          <table:table-cell office:value-type="string" calcext:value-type="string">
            <text:p>P11001</text:p>
          </table:table-cell>
          <table:table-cell office:value-type="string" calcext:value-type="string">
            <text:p>144 North Front Street <text:s text:c="3"/>P.O. Box 616 <text:s text:c="3"/>Belize City, Beli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Waight</text:p>
          </table:table-cell>
          <table:table-cell office:value-type="string" calcext:value-type="string">
            <text:p>227-0959</text:p>
          </table:table-cell>
          <table:table-cell/>
          <table:table-cell office:value-type="string" calcext:value-type="string">
            <text:p>hrpschool@yahoo.com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-88.18728754" calcext:value-type="float">
            <text:p>-88.18728754</text:p>
          </table:table-cell>
          <table:table-cell office:value-type="float" office:value="17.49672389" calcext:value-type="float">
            <text:p>17.4967238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eticia Waight</text:p>
          </table:table-cell>
          <table:table-cell office:value-type="string" calcext:value-type="string">
            <text:p>Marixa Guerr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ope Creek Methodist Primary</text:p>
          </table:table-cell>
          <table:table-cell/>
          <table:table-cell office:value-type="string" calcext:value-type="string">
            <text:p>P53401</text:p>
          </table:table-cell>
          <table:table-cell office:value-type="string" calcext:value-type="string">
            <text:p>Hope Creek Methodist School <text:s text:c="3"/>Hope Creek Village <text:s/>7 Miles Stann Creek Valley Road <text:s/>Stann Creek District <text:s/>Belize <text:s/>Tel – 542-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Usher</text:p>
          </table:table-cell>
          <table:table-cell office:value-type="string" calcext:value-type="string">
            <text:p>542-2010</text:p>
          </table:table-cell>
          <table:table-cell/>
          <table:table-cell office:value-type="string" calcext:value-type="string">
            <text:p>hopecreekmethodistschoo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134707" calcext:value-type="float">
            <text:p>-88.3134707</text:p>
          </table:table-cell>
          <table:table-cell office:value-type="float" office:value="17.0027292" calcext:value-type="float">
            <text:p>17.002729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ladys Jackson</text:p>
          </table:table-cell>
          <table:table-cell office:value-type="string" calcext:value-type="string">
            <text:p>Sandra Zunig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orizon Academy Primary</text:p>
          </table:table-cell>
          <table:table-cell/>
          <table:table-cell office:value-type="string" calcext:value-type="string">
            <text:p>P17401</text:p>
          </table:table-cell>
          <table:table-cell office:value-type="string" calcext:value-type="string">
            <text:p>3 miles Phillip Goldson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ia Burgos Peres</text:p>
          </table:table-cell>
          <table:table-cell office:value-type="string" calcext:value-type="string">
            <text:p>223-276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ncipal@horizonacademy.edu.bz</text:p>
          </table:table-cell>
          <table:table-cell office:value-type="string" calcext:value-type="string">
            <text:p>https://horizonacademy.edu.bz/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-88.229091" calcext:value-type="float">
            <text:p>-88.229091</text:p>
          </table:table-cell>
          <table:table-cell office:value-type="float" office:value="17.51737736" calcext:value-type="float">
            <text:p>17.5173773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an Mehei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oward Smith Nazarene Primary</text:p>
          </table:table-cell>
          <table:table-cell/>
          <table:table-cell office:value-type="string" calcext:value-type="string">
            <text:p>P25001</text:p>
          </table:table-cell>
          <table:table-cell office:value-type="string" calcext:value-type="string">
            <text:p>Juanito Gongora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 Cano</text:p>
          </table:table-cell>
          <table:table-cell office:value-type="string" calcext:value-type="string">
            <text:p>803-3202 600-3361</text:p>
          </table:table-cell>
          <table:table-cell/>
          <table:table-cell office:value-type="string" calcext:value-type="string">
            <text:p>howardsmithnazarene@yahoo.com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-89.1337927" calcext:value-type="float">
            <text:p>-89.1337927</text:p>
          </table:table-cell>
          <table:table-cell office:value-type="float" office:value="17.073336" calcext:value-type="float">
            <text:p>17.07333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coni Cano ( Principal)</text:p>
          </table:table-cell>
          <table:table-cell/>
          <table:table-cell office:value-type="string" calcext:value-type="string">
            <text:p>Nazaren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ummingbird Christian Mennonite Primary</text:p>
          </table:table-cell>
          <table:table-cell/>
          <table:table-cell office:value-type="string" calcext:value-type="string">
            <text:p>P58450</text:p>
          </table:table-cell>
          <table:table-cell office:value-type="string" calcext:value-type="string">
            <text:p>25.5 miles Hummingbird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son Kelp</text:p>
          </table:table-cell>
          <table:table-cell office:value-type="string" calcext:value-type="string">
            <text:p>615-7659</text:p>
          </table:table-cell>
          <table:table-cell/>
          <table:table-cell office:value-type="string" calcext:value-type="string">
            <text:p>jmk28bz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382091" calcext:value-type="float">
            <text:p>-88.5382091</text:p>
          </table:table-cell>
          <table:table-cell office:value-type="float" office:value="17.04859458" calcext:value-type="float">
            <text:p>17.0485945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ason Kropf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ummingbird Elementary Primary</text:p>
          </table:table-cell>
          <table:table-cell/>
          <table:table-cell office:value-type="string" calcext:value-type="string">
            <text:p>P17009</text:p>
          </table:table-cell>
          <table:table-cell office:value-type="string" calcext:value-type="string">
            <text:p>24 Newtown Barrack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una Vasquez</text:p>
          </table:table-cell>
          <table:table-cell office:value-type="string" calcext:value-type="string">
            <text:p>224-5383</text:p>
          </table:table-cell>
          <table:table-cell/>
          <table:table-cell office:value-type="string" calcext:value-type="string">
            <text:p>jamunavasquez@hotmail.com</text:p>
          </table:table-cell>
          <table:table-cell office:value-type="string" calcext:value-type="string">
            <text:p>hummingbirdelementarybelize.com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-88.1881624" calcext:value-type="float">
            <text:p>-88.1881624</text:p>
          </table:table-cell>
          <table:table-cell office:value-type="float" office:value="17.5091307" calcext:value-type="float">
            <text:p>17.509130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indy Ca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guana Creek Government Primary</text:p>
          </table:table-cell>
          <table:table-cell/>
          <table:table-cell office:value-type="string" calcext:value-type="string">
            <text:p>P20101</text:p>
          </table:table-cell>
          <table:table-cell office:value-type="string" calcext:value-type="string">
            <text:p>Selen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issa Harris/Marion Watson</text:p>
          </table:table-cell>
          <table:table-cell office:value-type="string" calcext:value-type="string">
            <text:p>622-8142</text:p>
          </table:table-cell>
          <table:table-cell/>
          <table:table-cell office:value-type="string" calcext:value-type="string">
            <text:p>iguanacreek97@gmail.com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-88.98886432" calcext:value-type="float">
            <text:p>-88.98886432</text:p>
          </table:table-cell>
          <table:table-cell office:value-type="float" office:value="17.29344996" calcext:value-type="float">
            <text:p>17.2934499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mmaculate Conception RC Primary</text:p>
          </table:table-cell>
          <table:table-cell/>
          <table:table-cell office:value-type="string" calcext:value-type="string">
            <text:p>P21401</text:p>
          </table:table-cell>
          <table:table-cell office:value-type="string" calcext:value-type="string">
            <text:p>Bullet Tree Falls Villag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Victor Daniel Pott</text:p>
          </table:table-cell>
          <table:table-cell office:value-type="string" calcext:value-type="string">
            <text:p>844 - 4060</text:p>
          </table:table-cell>
          <table:table-cell/>
          <table:table-cell office:value-type="string" calcext:value-type="string">
            <text:p>immaculateconception604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1118166" calcext:value-type="float">
            <text:p>-89.1118166</text:p>
          </table:table-cell>
          <table:table-cell office:value-type="float" office:value="17.17028661" calcext:value-type="float">
            <text:p>17.1702866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ictor Daniel Pott</text:p>
          </table:table-cell>
          <table:table-cell office:value-type="string" calcext:value-type="string">
            <text:p>Lloyd Martin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Independence Primary</text:p>
          </table:table-cell>
          <table:table-cell/>
          <table:table-cell office:value-type="string" calcext:value-type="string">
            <text:p>P50103</text:p>
          </table:table-cell>
          <table:table-cell office:value-type="string" calcext:value-type="string">
            <text:p>Independence Village, SC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nt Foreman</text:p>
          </table:table-cell>
          <table:table-cell office:value-type="string" calcext:value-type="string">
            <text:p>523-2506</text:p>
          </table:table-cell>
          <table:table-cell/>
          <table:table-cell office:value-type="string" calcext:value-type="string">
            <text:p>independenceprimaryschool@gmail.com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-88.41500479" calcext:value-type="float">
            <text:p>-88.41500479</text:p>
          </table:table-cell>
          <table:table-cell office:value-type="float" office:value="16.53484501" calcext:value-type="float">
            <text:p>16.5348450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lint Coleman</text:p>
          </table:table-cell>
          <table:table-cell office:value-type="string" calcext:value-type="string">
            <text:p>Jose Funez</text:p>
          </table:table-cell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ndian Church Government Primary</text:p>
          </table:table-cell>
          <table:table-cell/>
          <table:table-cell office:value-type="string" calcext:value-type="string">
            <text:p>P40101</text:p>
          </table:table-cell>
          <table:table-cell office:value-type="string" calcext:value-type="string">
            <text:p>Indian Church Village, <text:s/>Orange Walk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. Sonia Tun</text:p>
          </table:table-cell>
          <table:table-cell office:value-type="string" calcext:value-type="string">
            <text:p>663-8668</text:p>
          </table:table-cell>
          <table:table-cell/>
          <table:table-cell office:value-type="string" calcext:value-type="string">
            <text:p>indianchurchgovsch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5842716" calcext:value-type="float">
            <text:p>-88.65842716</text:p>
          </table:table-cell>
          <table:table-cell office:value-type="float" office:value="17.75312214" calcext:value-type="float">
            <text:p>17.7531221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utemio Magania</text:p>
          </table:table-cell>
          <table:table-cell office:value-type="string" calcext:value-type="string">
            <text:p>Sonia Tun (663-8668)</text:p>
          </table:table-cell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ndian Creek Mennonite Community Primary</text:p>
          </table:table-cell>
          <table:table-cell/>
          <table:table-cell office:value-type="string" calcext:value-type="string">
            <text:p>P48101</text:p>
          </table:table-cell>
          <table:table-cell office:value-type="string" calcext:value-type="string">
            <text:p>P.O Box 45 <text:s/>Indian Cree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han Thiessem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5705387" calcext:value-type="float">
            <text:p>-88.65705387</text:p>
          </table:table-cell>
          <table:table-cell office:value-type="float" office:value="17.75309404" calcext:value-type="float">
            <text:p>17.7530940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han Thiessen</text:p>
          </table:table-cell>
          <table:table-cell office:value-type="string" calcext:value-type="string">
            <text:p>Wilhelm Harder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ndian Creek RC Primary</text:p>
          </table:table-cell>
          <table:table-cell/>
          <table:table-cell office:value-type="string" calcext:value-type="string">
            <text:p>P61202</text:p>
          </table:table-cell>
          <table:table-cell office:value-type="string" calcext:value-type="string">
            <text:p>Indian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otivo Co</text:p>
          </table:table-cell>
          <table:table-cell office:value-type="string" calcext:value-type="string">
            <text:p>605-3633</text:p>
          </table:table-cell>
          <table:table-cell/>
          <table:table-cell office:value-type="string" calcext:value-type="string">
            <text:p>indiancreekrc79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32219" calcext:value-type="float">
            <text:p>-88.832219</text:p>
          </table:table-cell>
          <table:table-cell office:value-type="float" office:value="16.312807" calcext:value-type="float">
            <text:p>16.31280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s. Miguelina Mend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sabella Harmony Primary</text:p>
          </table:table-cell>
          <table:table-cell/>
          <table:table-cell office:value-type="string" calcext:value-type="string">
            <text:p>P18450</text:p>
          </table:table-cell>
          <table:table-cell office:value-type="string" calcext:value-type="string">
            <text:p>PO Box 596 Belize City/ Isabella Bank</text:p>
          </table:table-cell>
          <table:table-cell/>
          <table:table-cell office:value-type="string" calcext:value-type="string">
            <text:p>Justin Goff</text:p>
          </table:table-cell>
          <table:table-cell office:value-type="string" calcext:value-type="string">
            <text:p>622-6711</text:p>
          </table:table-cell>
          <table:table-cell/>
          <table:table-cell office:value-type="string" calcext:value-type="string">
            <text:p>isabella.schrock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38209" calcext:value-type="float">
            <text:p>-88.538209</text:p>
          </table:table-cell>
          <table:table-cell office:value-type="float" office:value="17.579366" calcext:value-type="float">
            <text:p>17.57936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alacte RC Primary</text:p>
          </table:table-cell>
          <table:table-cell/>
          <table:table-cell office:value-type="string" calcext:value-type="string">
            <text:p>P61107</text:p>
          </table:table-cell>
          <table:table-cell office:value-type="string" calcext:value-type="string">
            <text:p>Jalact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mar Requena</text:p>
          </table:table-cell>
          <table:table-cell office:value-type="string" calcext:value-type="string">
            <text:p>629-9181</text:p>
          </table:table-cell>
          <table:table-cell/>
          <table:table-cell office:value-type="string" calcext:value-type="string">
            <text:p>jalacterc@gmail.com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-89.202056" calcext:value-type="float">
            <text:p>-89.202056</text:p>
          </table:table-cell>
          <table:table-cell office:value-type="float" office:value="16.203971" calcext:value-type="float">
            <text:p>16.20397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loriano Chu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ames Garbutt SDA Primary</text:p>
          </table:table-cell>
          <table:table-cell/>
          <table:table-cell office:value-type="string" calcext:value-type="string">
            <text:p>P14001</text:p>
          </table:table-cell>
          <table:table-cell office:value-type="string" calcext:value-type="string">
            <text:p>21 Albert Street West, Belize City</text:p>
          </table:table-cell>
          <table:table-cell office:value-type="string" calcext:value-type="string">
            <text:p>PO BOX 90</text:p>
          </table:table-cell>
          <table:table-cell office:value-type="string" calcext:value-type="string">
            <text:p>Maren Moralez</text:p>
          </table:table-cell>
          <table:table-cell office:value-type="string" calcext:value-type="string">
            <text:p>207-2769</text:p>
          </table:table-cell>
          <table:table-cell/>
          <table:table-cell office:value-type="string" calcext:value-type="string">
            <text:p>jamesgarbuttsda@yahoo.com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table:number-columns-repeated="2"/>
          <table:table-cell office:value-type="float" office:value="-88.1886479" calcext:value-type="float">
            <text:p>-88.1886479</text:p>
          </table:table-cell>
          <table:table-cell office:value-type="float" office:value="17.4892637" calcext:value-type="float">
            <text:p>17.489263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s. Sandra Carr</text:p>
          </table:table-cell>
          <table:table-cell office:value-type="string" calcext:value-type="string">
            <text:p>Sofia Tost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Jireh Fundamental Education</text:p>
          </table:table-cell>
          <table:table-cell/>
          <table:table-cell office:value-type="string" calcext:value-type="string">
            <text:p>P28301</text:p>
          </table:table-cell>
          <table:table-cell office:value-type="string" calcext:value-type="string">
            <text:p>Spanish Lookout</text:p>
          </table:table-cell>
          <table:table-cell/>
          <table:table-cell office:value-type="string" calcext:value-type="string">
            <text:p>Tina Perez / Katie Salazar</text:p>
          </table:table-cell>
          <table:table-cell office:value-type="string" calcext:value-type="string">
            <text:p>671-0477/671-1986</text:p>
          </table:table-cell>
          <table:table-cell/>
          <table:table-cell office:value-type="string" calcext:value-type="string">
            <text:p>jirehfe@yahoo.com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-89.0026375" calcext:value-type="float">
            <text:p>-89.0026375</text:p>
          </table:table-cell>
          <table:table-cell office:value-type="float" office:value="17.2144427" calcext:value-type="float">
            <text:p>17.214442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ina Perez</text:p>
          </table:table-cell>
          <table:table-cell office:value-type="string" calcext:value-type="string">
            <text:p>katie Salazar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ordan Mennonite Primary</text:p>
          </table:table-cell>
          <table:table-cell/>
          <table:table-cell office:value-type="string" calcext:value-type="string">
            <text:p>P68460</text:p>
          </table:table-cell>
          <table:table-cell office:value-type="string" calcext:value-type="string">
            <text:p>Jordan Village /PO Box 35, Punta Gorda</text:p>
          </table:table-cell>
          <table:table-cell/>
          <table:table-cell office:value-type="string" calcext:value-type="string">
            <text:p>Howard Kropf</text:p>
          </table:table-cell>
          <table:table-cell office:value-type="string" calcext:value-type="string">
            <text:p>603-1287</text:p>
          </table:table-cell>
          <table:table-cell/>
          <table:table-cell office:value-type="string" calcext:value-type="string">
            <text:p>belizehomefeeling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16545" calcext:value-type="float">
            <text:p>-89.016545</text:p>
          </table:table-cell>
          <table:table-cell office:value-type="float" office:value="16.151895" calcext:value-type="float">
            <text:p>16.15189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rvin Amstutz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ids First Child Development Center Primary</text:p>
          </table:table-cell>
          <table:table-cell/>
          <table:table-cell office:value-type="string" calcext:value-type="string">
            <text:p>P57001</text:p>
          </table:table-cell>
          <table:table-cell office:value-type="string" calcext:value-type="string">
            <text:p>7 Rice Street <text:s/>Dang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a Thompson</text:p>
          </table:table-cell>
          <table:table-cell table:number-columns-repeated="2" office:value-type="string" calcext:value-type="string">
            <text:p>502-0272</text:p>
          </table:table-cell>
          <table:table-cell office:value-type="string" calcext:value-type="string">
            <text:p>kidsfirst82@yahoo.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-88.22381549" calcext:value-type="float">
            <text:p>-88.22381549</text:p>
          </table:table-cell>
          <table:table-cell office:value-type="float" office:value="16.97261741" calcext:value-type="float">
            <text:p>16.9726174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la Thomps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Kuxlin Ha Government Primary</text:p>
          </table:table-cell>
          <table:table-cell/>
          <table:table-cell office:value-type="string" calcext:value-type="string">
            <text:p>P20004</text:p>
          </table:table-cell>
          <table:table-cell office:value-type="string" calcext:value-type="string">
            <text:p>Masaan St. <text:s/>Maya Mopan <text:s/>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rline Wiltshire</text:p>
          </table:table-cell>
          <table:table-cell office:value-type="string" calcext:value-type="string">
            <text:p>663-6142</text:p>
          </table:table-cell>
          <table:table-cell/>
          <table:table-cell office:value-type="string" calcext:value-type="string">
            <text:p>kuxlinha@gmail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75091571" calcext:value-type="float">
            <text:p>-88.75091571</text:p>
          </table:table-cell>
          <table:table-cell office:value-type="float" office:value="17.24511902" calcext:value-type="float">
            <text:p>17.2451190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ilberto Chulin Jr. (Vice-Principal)</text:p>
          </table:table-cell>
          <table:table-cell office:value-type="string" calcext:value-type="string">
            <text:p>Marlin Muslar (Vice-Principal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a Gracia Government Primary</text:p>
          </table:table-cell>
          <table:table-cell/>
          <table:table-cell office:value-type="string" calcext:value-type="string">
            <text:p>P20404</text:p>
          </table:table-cell>
          <table:table-cell office:value-type="string" calcext:value-type="string">
            <text:p>La Gracia Village, Yalbac Area,Ca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emi Westby</text:p>
          </table:table-cell>
          <table:table-cell office:value-type="string" calcext:value-type="string">
            <text:p>660-8563 660-9696</text:p>
          </table:table-cell>
          <table:table-cell/>
          <table:table-cell office:value-type="string" calcext:value-type="string">
            <text:p>lagraciagovtschool@gmail.com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-88.93366512" calcext:value-type="float">
            <text:p>-88.93366512</text:p>
          </table:table-cell>
          <table:table-cell office:value-type="float" office:value="17.3538976" calcext:value-type="float">
            <text:p>17.353897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oemi Westby</text:p>
          </table:table-cell>
          <table:table-cell office:value-type="string" calcext:value-type="string">
            <text:p>Ismael Meigha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a Inmaculada RC Primary</text:p>
          </table:table-cell>
          <table:table-cell/>
          <table:table-cell office:value-type="string" calcext:value-type="string">
            <text:p>P41003</text:p>
          </table:table-cell>
          <table:table-cell office:value-type="string" calcext:value-type="string">
            <text:p>3 Church St., Orange Walk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ny Umana</text:p>
          </table:table-cell>
          <table:table-cell office:value-type="string" calcext:value-type="string">
            <text:p>322-3450</text:p>
          </table:table-cell>
          <table:table-cell/>
          <table:table-cell office:value-type="string" calcext:value-type="string">
            <text:p>lainmacualadarcschool@yahoo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55877801" calcext:value-type="float">
            <text:p>-88.55877801</text:p>
          </table:table-cell>
          <table:table-cell office:value-type="float" office:value="18.07972456" calcext:value-type="float">
            <text:p>18.0797245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 Inmaculada RC Primary-CYO</text:p>
          </table:table-cell>
          <table:table-cell/>
          <table:table-cell office:value-type="string" calcext:value-type="string">
            <text:p>P21101</text:p>
          </table:table-cell>
          <table:table-cell office:value-type="string" calcext:value-type="string">
            <text:p>Arenal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Rene Guerra</text:p>
          </table:table-cell>
          <table:table-cell office:value-type="string" calcext:value-type="string">
            <text:p>621-8200</text:p>
          </table:table-cell>
          <table:table-cell/>
          <table:table-cell office:value-type="string" calcext:value-type="string">
            <text:p>lainmaculada1967@gmail.com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table:number-columns-repeated="2"/>
          <table:table-cell office:value-type="float" office:value="-89.14862" calcext:value-type="float">
            <text:p>-89.14862</text:p>
          </table:table-cell>
          <table:table-cell office:value-type="float" office:value="17.02302" calcext:value-type="float">
            <text:p>17.0230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Oscar Guerra (Principal)</text:p>
          </table:table-cell>
          <table:table-cell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a Isla Bonita Elementary Primary</text:p>
          </table:table-cell>
          <table:table-cell/>
          <table:table-cell office:value-type="string" calcext:value-type="string">
            <text:p>P17002</text:p>
          </table:table-cell>
          <table:table-cell office:value-type="string" calcext:value-type="string">
            <text:p>Cormorant Street, San Pe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Trejo</text:p>
          </table:table-cell>
          <table:table-cell office:value-type="string" calcext:value-type="string">
            <text:p>226-3754</text:p>
          </table:table-cell>
          <table:table-cell/>
          <table:table-cell office:value-type="string" calcext:value-type="string">
            <text:p>teacherhectorteaches2020@gmail.com</text:p>
          </table:table-cell>
          <table:table-cell office:value-type="string" calcext:value-type="string">
            <text:p>Isla Bonita Elementary School.co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-87.96043406" calcext:value-type="float">
            <text:p>-87.96043406</text:p>
          </table:table-cell>
          <table:table-cell office:value-type="float" office:value="17.92448925" calcext:value-type="float">
            <text:p>17.9244892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 Isla Carinosa Academy Primary</text:p>
          </table:table-cell>
          <table:table-cell/>
          <table:table-cell office:value-type="string" calcext:value-type="string">
            <text:p>P17201</text:p>
          </table:table-cell>
          <table:table-cell office:value-type="string" calcext:value-type="string">
            <text:p>46 Travellers Palm Street <text:s/>Caye Caulker</text:p>
          </table:table-cell>
          <table:table-cell/>
          <table:table-cell office:value-type="string" calcext:value-type="string">
            <text:p>Alberto August / Valerie August</text:p>
          </table:table-cell>
          <table:table-cell office:value-type="string" calcext:value-type="string">
            <text:p>607-4114</text:p>
          </table:table-cell>
          <table:table-cell/>
          <table:table-cell office:value-type="string" calcext:value-type="string">
            <text:p>principal@licaacademy.com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-88.0261763" calcext:value-type="float">
            <text:p>-88.0261763</text:p>
          </table:table-cell>
          <table:table-cell office:value-type="float" office:value="17.7397693" calcext:value-type="float">
            <text:p>17.739769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adyville Evangelical Primary</text:p>
          </table:table-cell>
          <table:table-cell/>
          <table:table-cell office:value-type="string" calcext:value-type="string">
            <text:p>P19401</text:p>
          </table:table-cell>
          <table:table-cell office:value-type="string" calcext:value-type="string">
            <text:p>10 <text:s/>1/4 <text:s/>Miles Phillip Goldson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 Lucia Chi</text:p>
          </table:table-cell>
          <table:table-cell office:value-type="float" office:value="2252223" calcext:value-type="float">
            <text:p>2252223</text:p>
          </table:table-cell>
          <table:table-cell/>
          <table:table-cell office:value-type="string" calcext:value-type="string">
            <text:p>ladyvillevangelical@yahoo.com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table:number-columns-repeated="2"/>
          <table:table-cell office:value-type="float" office:value="-88.3101871" calcext:value-type="float">
            <text:p>-88.3101871</text:p>
          </table:table-cell>
          <table:table-cell office:value-type="float" office:value="17.5560136" calcext:value-type="float">
            <text:p>17.556013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Union of Evangelical Churches of Beliz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dyville SDA Primary</text:p>
          </table:table-cell>
          <table:table-cell/>
          <table:table-cell office:value-type="string" calcext:value-type="string">
            <text:p>P14451</text:p>
          </table:table-cell>
          <table:table-cell office:value-type="string" calcext:value-type="string">
            <text:p>Corner Mamie &amp; Perez St., Ladyv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lfonso Acosta</text:p>
          </table:table-cell>
          <table:table-cell office:value-type="string" calcext:value-type="string">
            <text:p>205-2409 / 613-5886</text:p>
          </table:table-cell>
          <table:table-cell/>
          <table:table-cell office:value-type="string" calcext:value-type="string">
            <text:p>ladyvillesdasch.adm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956856" calcext:value-type="float">
            <text:p>-88.2956856</text:p>
          </table:table-cell>
          <table:table-cell office:value-type="float" office:value="17.5512126" calcext:value-type="float">
            <text:p>17.551212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loria Alvar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aguna Government Primary</text:p>
          </table:table-cell>
          <table:table-cell/>
          <table:table-cell office:value-type="string" calcext:value-type="string">
            <text:p>P60201</text:p>
          </table:table-cell>
          <table:table-cell office:value-type="string" calcext:value-type="string">
            <text:p>Lagun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inda Ann Coleman</text:p>
          </table:table-cell>
          <table:table-cell office:value-type="string" calcext:value-type="string">
            <text:p>654-2526</text:p>
          </table:table-cell>
          <table:table-cell/>
          <table:table-cell office:value-type="string" calcext:value-type="string">
            <text:p>lagunagovtsch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38926" calcext:value-type="float">
            <text:p>-88.938926</text:p>
          </table:table-cell>
          <table:table-cell office:value-type="float" office:value="16.166292" calcext:value-type="float">
            <text:p>16.16629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linda Ann Coleman</text:p>
          </table:table-cell>
          <table:table-cell office:value-type="string" calcext:value-type="string">
            <text:p>Marisela Requen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ibertad Methodist Primary School</text:p>
          </table:table-cell>
          <table:table-cell/>
          <table:table-cell office:value-type="string" calcext:value-type="string">
            <text:p>P33401</text:p>
          </table:table-cell>
          <table:table-cell office:value-type="string" calcext:value-type="string">
            <text:p>Libertad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e Nunez</text:p>
          </table:table-cell>
          <table:table-cell office:value-type="string" calcext:value-type="string">
            <text:p>667-9232</text:p>
          </table:table-cell>
          <table:table-cell/>
          <table:table-cell office:value-type="string" calcext:value-type="string">
            <text:p>libertadmethodist@gmail.com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table:number-columns-repeated="2"/>
          <table:table-cell office:value-type="float" office:value="-88.45572296" calcext:value-type="float">
            <text:p>-88.45572296</text:p>
          </table:table-cell>
          <table:table-cell office:value-type="float" office:value="18.30502436" calcext:value-type="float">
            <text:p>18.3050243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ibertad RC Primary School</text:p>
          </table:table-cell>
          <table:table-cell/>
          <table:table-cell office:value-type="string" calcext:value-type="string">
            <text:p>P31406</text:p>
          </table:table-cell>
          <table:table-cell office:value-type="string" calcext:value-type="string">
            <text:p>Libertad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eban Pasos</text:p>
          </table:table-cell>
          <table:table-cell office:value-type="string" calcext:value-type="string">
            <text:p>600-5118</text:p>
          </table:table-cell>
          <table:table-cell/>
          <table:table-cell office:value-type="string" calcext:value-type="string">
            <text:p>libertadrcs@gmail.com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-88.4548" calcext:value-type="float">
            <text:p>-88.4548</text:p>
          </table:table-cell>
          <table:table-cell office:value-type="float" office:value="18.30565" calcext:value-type="float">
            <text:p>18.3056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ibertad SDA Primary School</text:p>
          </table:table-cell>
          <table:table-cell/>
          <table:table-cell office:value-type="string" calcext:value-type="string">
            <text:p>P34402</text:p>
          </table:table-cell>
          <table:table-cell office:value-type="string" calcext:value-type="string">
            <text:p>Libertad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jony Canul</text:p>
          </table:table-cell>
          <table:table-cell office:value-type="string" calcext:value-type="string">
            <text:p>501-634-4982</text:p>
          </table:table-cell>
          <table:table-cell/>
          <table:table-cell office:value-type="string" calcext:value-type="string">
            <text:p>adilibsku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546444" calcext:value-type="float">
            <text:p>-88.4546444</text:p>
          </table:table-cell>
          <table:table-cell office:value-type="float" office:value="18.30507008" calcext:value-type="float">
            <text:p>18.3050700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ight of the Valley Baptist Primary</text:p>
          </table:table-cell>
          <table:table-cell/>
          <table:table-cell office:value-type="string" calcext:value-type="string">
            <text:p>P59401</text:p>
          </table:table-cell>
          <table:table-cell office:value-type="string" calcext:value-type="string">
            <text:p>18.5 miles Stann Creek Valley R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ree Pascual</text:p>
          </table:table-cell>
          <table:table-cell office:value-type="string" calcext:value-type="string">
            <text:p>606-8397</text:p>
          </table:table-cell>
          <table:table-cell/>
          <table:table-cell office:value-type="string" calcext:value-type="string">
            <text:p>schoolleader@lotvbs.edu.bz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501321" calcext:value-type="float">
            <text:p>-88.4501321</text:p>
          </table:table-cell>
          <table:table-cell office:value-type="float" office:value="17.0026135" calcext:value-type="float">
            <text:p>17.002613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ighthouse Mennonite Primary School</text:p>
          </table:table-cell>
          <table:table-cell/>
          <table:table-cell office:value-type="string" calcext:value-type="string">
            <text:p>P48402</text:p>
          </table:table-cell>
          <table:table-cell office:value-type="string" calcext:value-type="string">
            <text:p>San Antonio Road <text:s/>Orange Walk</text:p>
          </table:table-cell>
          <table:table-cell/>
          <table:table-cell office:value-type="string" calcext:value-type="string">
            <text:p>Mary LaRochelle</text:p>
          </table:table-cell>
          <table:table-cell office:value-type="string" calcext:value-type="string">
            <text:p>668-2912</text:p>
          </table:table-cell>
          <table:table-cell/>
          <table:table-cell office:value-type="string" calcext:value-type="string">
            <text:p>dkm1995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732989" calcext:value-type="float">
            <text:p>-88.5732989</text:p>
          </table:table-cell>
          <table:table-cell office:value-type="float" office:value="18.0805329" calcext:value-type="float">
            <text:p>18.080532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n Stutzman</text:p>
          </table:table-cell>
          <table:table-cell office:value-type="string" calcext:value-type="string">
            <text:p>Mary LaRochelle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nda Vista Primary</text:p>
          </table:table-cell>
          <table:table-cell/>
          <table:table-cell office:value-type="string" calcext:value-type="string">
            <text:p>P47101</text:p>
          </table:table-cell>
          <table:table-cell office:value-type="string" calcext:value-type="string">
            <text:p>Linda Vista, PO Box 2, OW Town</text:p>
          </table:table-cell>
          <table:table-cell/>
          <table:table-cell office:value-type="string" calcext:value-type="string">
            <text:p>Nancy Rempel</text:p>
          </table:table-cell>
          <table:table-cell office:value-type="string" calcext:value-type="string">
            <text:p>323-0204 or 670-6590</text:p>
          </table:table-cell>
          <table:table-cell/>
          <table:table-cell office:value-type="string" calcext:value-type="string">
            <text:p>lvsbluecreek@gmail.com</text:p>
          </table:table-cell>
          <table:table-cell office:value-type="string" calcext:value-type="string">
            <text:p>https://lindavistaschool.wixsite.com/belize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0067932" calcext:value-type="float">
            <text:p>-88.90067932</text:p>
          </table:table-cell>
          <table:table-cell office:value-type="float" office:value="17.89792183" calcext:value-type="float">
            <text:p>17.8979218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ancy Rempel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ttle Belize Mennonity Community Primary</text:p>
          </table:table-cell>
          <table:table-cell/>
          <table:table-cell office:value-type="string" calcext:value-type="string">
            <text:p>P384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ilhelm Thiessen</text:p>
          </table:table-cell>
          <table:table-cell office:value-type="string" calcext:value-type="string">
            <text:p>655-5699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04742" calcext:value-type="float">
            <text:p>-88.404742</text:p>
          </table:table-cell>
          <table:table-cell office:value-type="float" office:value="18.20905" calcext:value-type="float">
            <text:p>18.2090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ittle Flower RC Primary</text:p>
          </table:table-cell>
          <table:table-cell/>
          <table:table-cell office:value-type="string" calcext:value-type="string">
            <text:p>P61403</text:p>
          </table:table-cell>
          <table:table-cell office:value-type="string" calcext:value-type="string">
            <text:p>Forest Hom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eo Palma</text:p>
          </table:table-cell>
          <table:table-cell office:value-type="string" calcext:value-type="string">
            <text:p>613-3776</text:p>
          </table:table-cell>
          <table:table-cell/>
          <table:table-cell office:value-type="string" calcext:value-type="string">
            <text:p>littleflowerrc2020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22948" calcext:value-type="float">
            <text:p>-88.822948</text:p>
          </table:table-cell>
          <table:table-cell office:value-type="float" office:value="16.135152" calcext:value-type="float">
            <text:p>16.13515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ulieta Paquiu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iving Hope Preparatory School</text:p>
          </table:table-cell>
          <table:table-cell/>
          <table:table-cell office:value-type="string" calcext:value-type="string">
            <text:p>P17007</text:p>
          </table:table-cell>
          <table:table-cell office:value-type="string" calcext:value-type="string">
            <text:p>7088 Maskall Street, Racoon Street Extension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Rev. Natalie Dawn Bowen</text:p>
          </table:table-cell>
          <table:table-cell office:value-type="string" calcext:value-type="string">
            <text:p>207-0139</text:p>
          </table:table-cell>
          <table:table-cell/>
          <table:table-cell office:value-type="string" calcext:value-type="string">
            <text:p>livinghopesch@yahoo.com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-88.202257" calcext:value-type="float">
            <text:p>-88.202257</text:p>
          </table:table-cell>
          <table:table-cell office:value-type="float" office:value="17.492866" calcext:value-type="float">
            <text:p>17.49286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erri Westb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iving Word Primary</text:p>
          </table:table-cell>
          <table:table-cell/>
          <table:table-cell office:value-type="string" calcext:value-type="string">
            <text:p>P60401</text:p>
          </table:table-cell>
          <table:table-cell office:value-type="string" calcext:value-type="string">
            <text:p>Boom Creek Village, PO Box 90, 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mar Selgado</text:p>
          </table:table-cell>
          <table:table-cell office:value-type="string" calcext:value-type="string">
            <text:p>632-7820</text:p>
          </table:table-cell>
          <table:table-cell/>
          <table:table-cell office:value-type="string" calcext:value-type="string">
            <text:p>livingwordgovt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10636" calcext:value-type="float">
            <text:p>-88.910636</text:p>
          </table:table-cell>
          <table:table-cell office:value-type="float" office:value="16.076112" calcext:value-type="float">
            <text:p>16.07611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uth Coleman</text:p>
          </table:table-cell>
          <table:table-cell office:value-type="string" calcext:value-type="string">
            <text:p>Alice Manga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os Tambos Government Primary</text:p>
          </table:table-cell>
          <table:table-cell/>
          <table:table-cell office:value-type="string" calcext:value-type="string">
            <text:p>P20102</text:p>
          </table:table-cell>
          <table:table-cell office:value-type="string" calcext:value-type="string">
            <text:p>Los Tambo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metria Lilia Reyes</text:p>
          </table:table-cell>
          <table:table-cell office:value-type="float" office:value="6509998" calcext:value-type="float">
            <text:p>6509998</text:p>
          </table:table-cell>
          <table:table-cell/>
          <table:table-cell office:value-type="string" calcext:value-type="string">
            <text:p>lilsreyes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089457" calcext:value-type="float">
            <text:p>-89.0089457</text:p>
          </table:table-cell>
          <table:table-cell office:value-type="float" office:value="17.3273833" calcext:value-type="float">
            <text:p>17.327383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metria Lilia Reyes</text:p>
          </table:table-cell>
          <table:table-cell office:value-type="string" calcext:value-type="string">
            <text:p>Steven Zunig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ouisiana Government Primary</text:p>
          </table:table-cell>
          <table:table-cell/>
          <table:table-cell office:value-type="string" calcext:value-type="string">
            <text:p>P40001</text:p>
          </table:table-cell>
          <table:table-cell office:value-type="string" calcext:value-type="string">
            <text:p>Corner Zericote &amp; Flamboyant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orah Palacio</text:p>
          </table:table-cell>
          <table:table-cell table:number-columns-repeated="2" office:value-type="string" calcext:value-type="string">
            <text:p>322-2684</text:p>
          </table:table-cell>
          <table:table-cell office:value-type="string" calcext:value-type="string">
            <text:p>palaciodeborah@yahoo.com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-88.56283762" calcext:value-type="float">
            <text:p>-88.56283762</text:p>
          </table:table-cell>
          <table:table-cell office:value-type="float" office:value="18.0729626" calcext:value-type="float">
            <text:p>18.072962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ouisville RC Primary School</text:p>
          </table:table-cell>
          <table:table-cell/>
          <table:table-cell office:value-type="string" calcext:value-type="string">
            <text:p>P31407</text:p>
          </table:table-cell>
          <table:table-cell office:value-type="string" calcext:value-type="string">
            <text:p>Louisville Villa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2-0415</text:p>
          </table:table-cell>
          <table:table-cell/>
          <table:table-cell office:value-type="string" calcext:value-type="string">
            <text:p>louisvillercschool@gmail.com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table:number-columns-repeated="2"/>
          <table:table-cell office:value-type="float" office:value="-88.50963896" calcext:value-type="float">
            <text:p>-88.50963896</text:p>
          </table:table-cell>
          <table:table-cell office:value-type="float" office:value="18.31995322" calcext:value-type="float">
            <text:p>18.3199532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ower Barton Creek Primary</text:p>
          </table:table-cell>
          <table:table-cell/>
          <table:table-cell office:value-type="string" calcext:value-type="string">
            <text:p>P28205</text:p>
          </table:table-cell>
          <table:table-cell office:value-type="string" calcext:value-type="string">
            <text:p>Lower Barton Cree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nry Thiessen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3294814" calcext:value-type="float">
            <text:p>-88.93294814</text:p>
          </table:table-cell>
          <table:table-cell office:value-type="float" office:value="17.15643653" calcext:value-type="float">
            <text:p>17.1564365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enry Reddicopp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ucky Strike Government Primary</text:p>
          </table:table-cell>
          <table:table-cell/>
          <table:table-cell office:value-type="string" calcext:value-type="string">
            <text:p>P10201</text:p>
          </table:table-cell>
          <table:table-cell office:value-type="string" calcext:value-type="string">
            <text:p>30.5 miles Old Northern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een St. Benard</text:p>
          </table:table-cell>
          <table:table-cell office:value-type="string" calcext:value-type="string">
            <text:p>615-5342</text:p>
          </table:table-cell>
          <table:table-cell/>
          <table:table-cell office:value-type="string" calcext:value-type="string">
            <text:p>luckystrikegovernment@gmail.com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table:number-columns-repeated="2"/>
          <table:table-cell office:value-type="float" office:value="-88.32019553" calcext:value-type="float">
            <text:p>-88.32019553</text:p>
          </table:table-cell>
          <table:table-cell office:value-type="float" office:value="17.78191457" calcext:value-type="float">
            <text:p>17.7819145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aneen St. Bernar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bil Ha Government Primary</text:p>
          </table:table-cell>
          <table:table-cell/>
          <table:table-cell office:value-type="string" calcext:value-type="string">
            <text:p>P60205</text:p>
          </table:table-cell>
          <table:table-cell office:value-type="string" calcext:value-type="string">
            <text:p>Mabilh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i Cal</text:p>
          </table:table-cell>
          <table:table-cell office:value-type="string" calcext:value-type="string">
            <text:p>620-7944</text:p>
          </table:table-cell>
          <table:table-cell/>
          <table:table-cell office:value-type="string" calcext:value-type="string">
            <text:p>mabilhagov20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88083" calcext:value-type="float">
            <text:p>-89.088083</text:p>
          </table:table-cell>
          <table:table-cell office:value-type="float" office:value="16.101889" calcext:value-type="float">
            <text:p>16.10188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se Cuc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chakilha RC Primary</text:p>
          </table:table-cell>
          <table:table-cell/>
          <table:table-cell office:value-type="string" calcext:value-type="string">
            <text:p>P61109</text:p>
          </table:table-cell>
          <table:table-cell office:value-type="string" calcext:value-type="string">
            <text:p>Machakilh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derius Bol</text:p>
          </table:table-cell>
          <table:table-cell office:value-type="float" office:value="6307700" calcext:value-type="float">
            <text:p>6307700</text:p>
          </table:table-cell>
          <table:table-cell/>
          <table:table-cell office:value-type="string" calcext:value-type="string">
            <text:p>desbol983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190573" calcext:value-type="float">
            <text:p>-89.190573</text:p>
          </table:table-cell>
          <table:table-cell office:value-type="float" office:value="15.941495" calcext:value-type="float">
            <text:p>15.94149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siderius Bo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fredi Methodist Primary</text:p>
          </table:table-cell>
          <table:table-cell/>
          <table:table-cell office:value-type="string" calcext:value-type="string">
            <text:p>P63402</text:p>
          </table:table-cell>
          <table:table-cell office:value-type="string" calcext:value-type="string">
            <text:p>Mafredi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lberto Rodriguez</text:p>
          </table:table-cell>
          <table:table-cell office:value-type="string" calcext:value-type="string">
            <text:p>608-0709</text:p>
          </table:table-cell>
          <table:table-cell/>
          <table:table-cell office:value-type="string" calcext:value-type="string">
            <text:p>mafredimeth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9248725" calcext:value-type="float">
            <text:p>-88.99248725</text:p>
          </table:table-cell>
          <table:table-cell office:value-type="float" office:value="16.24439481" calcext:value-type="float">
            <text:p>16.2443948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. Nolberto Rodriguez</text:p>
          </table:table-cell>
          <table:table-cell office:value-type="string" calcext:value-type="string">
            <text:p>Mr. Leon Coc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ary Hill RC Primary School</text:p>
          </table:table-cell>
          <table:table-cell/>
          <table:table-cell office:value-type="string" calcext:value-type="string">
            <text:p>P31003</text:p>
          </table:table-cell>
          <table:table-cell office:value-type="string" calcext:value-type="string">
            <text:p>San Andres Road, <text:s/>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llermo Pech</text:p>
          </table:table-cell>
          <table:table-cell office:value-type="string" calcext:value-type="string">
            <text:p>402-2567</text:p>
          </table:table-cell>
          <table:table-cell/>
          <table:table-cell office:value-type="string" calcext:value-type="string">
            <text:p>maryhillrc@gmail.com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number-columns-repeated="2"/>
          <table:table-cell office:value-type="float" office:value="-88.4021072" calcext:value-type="float">
            <text:p>-88.4021072</text:p>
          </table:table-cell>
          <table:table-cell office:value-type="float" office:value="18.3894977" calcext:value-type="float">
            <text:p>18.389497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ya Mopan Government Primary</text:p>
          </table:table-cell>
          <table:table-cell/>
          <table:table-cell office:value-type="string" calcext:value-type="string">
            <text:p>P50301</text:p>
          </table:table-cell>
          <table:table-cell office:value-type="string" calcext:value-type="string">
            <text:p>Maya Mopan Village <text:s/>Stann Creek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nolia Pop</text:p>
          </table:table-cell>
          <table:table-cell office:value-type="string" calcext:value-type="string">
            <text:p>635-8611</text:p>
          </table:table-cell>
          <table:table-cell/>
          <table:table-cell office:value-type="string" calcext:value-type="string">
            <text:p>mopanprimay@gmail.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-88.5208443" calcext:value-type="float">
            <text:p>-88.5208443</text:p>
          </table:table-cell>
          <table:table-cell office:value-type="float" office:value="16.6609704" calcext:value-type="float">
            <text:p>16.660970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wart Caballer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edina Bank Government Primary</text:p>
          </table:table-cell>
          <table:table-cell/>
          <table:table-cell office:value-type="string" calcext:value-type="string">
            <text:p>P60203</text:p>
          </table:table-cell>
          <table:table-cell office:value-type="string" calcext:value-type="string">
            <text:p>36 miles Southern Highway, Medina Ba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ustine Lara</text:p>
          </table:table-cell>
          <table:table-cell office:value-type="string" calcext:value-type="string">
            <text:p>6319997/6629821</text:p>
          </table:table-cell>
          <table:table-cell/>
          <table:table-cell office:value-type="string" calcext:value-type="string">
            <text:p>medinabk.gov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74388" calcext:value-type="float">
            <text:p>-88.74388</text:p>
          </table:table-cell>
          <table:table-cell office:value-type="float" office:value="16.442099" calcext:value-type="float">
            <text:p>16.44209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oward Reye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ennoniten Gemeinde Indian Creek School</text:p>
          </table:table-cell>
          <table:table-cell/>
          <table:table-cell office:value-type="string" calcext:value-type="string">
            <text:p>P48103</text:p>
          </table:table-cell>
          <table:table-cell office:value-type="string" calcext:value-type="string">
            <text:p>Camp 57 <text:s/>Indian Creek</text:p>
          </table:table-cell>
          <table:table-cell/>
          <table:table-cell office:value-type="string" calcext:value-type="string">
            <text:p>Lisa Friesen</text:p>
          </table:table-cell>
          <table:table-cell office:value-type="string" calcext:value-type="string">
            <text:p>666-6721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-88.72056945" calcext:value-type="float">
            <text:p>-88.72056945</text:p>
          </table:table-cell>
          <table:table-cell office:value-type="float" office:value="17.74117774" calcext:value-type="float">
            <text:p>17.7411777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idway Government Primary</text:p>
          </table:table-cell>
          <table:table-cell/>
          <table:table-cell office:value-type="string" calcext:value-type="string">
            <text:p>P60103</text:p>
          </table:table-cell>
          <table:table-cell office:value-type="string" calcext:value-type="string">
            <text:p>Midway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o Tush</text:p>
          </table:table-cell>
          <table:table-cell office:value-type="string" calcext:value-type="string">
            <text:p>625-4090</text:p>
          </table:table-cell>
          <table:table-cell/>
          <table:table-cell office:value-type="string" calcext:value-type="string">
            <text:p>cousintush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55322" calcext:value-type="float">
            <text:p>-88.955322</text:p>
          </table:table-cell>
          <table:table-cell office:value-type="float" office:value="16.0617295" calcext:value-type="float">
            <text:p>16.061729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icente Bol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re Tomorrow Government Primary</text:p>
          </table:table-cell>
          <table:table-cell/>
          <table:table-cell office:value-type="string" calcext:value-type="string">
            <text:p>P20103</text:p>
          </table:table-cell>
          <table:table-cell office:value-type="string" calcext:value-type="string">
            <text:p>More Tomorrow Village <text:s text:c="3"/>Cay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minina Pop</text:p>
          </table:table-cell>
          <table:table-cell office:value-type="string" calcext:value-type="string">
            <text:p>615-5017 / 662-6347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9517" calcext:value-type="float">
            <text:p>-88.69517</text:p>
          </table:table-cell>
          <table:table-cell office:value-type="float" office:value="17.34869" calcext:value-type="float">
            <text:p>17.3486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ara Cobb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riah Learning Center Primary</text:p>
          </table:table-cell>
          <table:table-cell/>
          <table:table-cell office:value-type="string" calcext:value-type="string">
            <text:p>P57003</text:p>
          </table:table-cell>
          <table:table-cell office:value-type="string" calcext:value-type="string">
            <text:p>Independence Village <text:s/>Stann Creek District</text:p>
          </table:table-cell>
          <table:table-cell/>
          <table:table-cell office:value-type="string" calcext:value-type="string">
            <text:p>Melva McDonald</text:p>
          </table:table-cell>
          <table:table-cell office:value-type="string" calcext:value-type="string">
            <text:p>610-9649</text:p>
          </table:table-cell>
          <table:table-cell/>
          <table:table-cell office:value-type="string" calcext:value-type="string">
            <text:p>marthann40@yahoo.com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-88.4172767" calcext:value-type="float">
            <text:p>-88.4172767</text:p>
          </table:table-cell>
          <table:table-cell office:value-type="float" office:value="16.5328038" calcext:value-type="float">
            <text:p>16.532803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lva McDonald</text:p>
          </table:table-cell>
          <table:table-cell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other of Mercy Montessori Primary School</text:p>
          </table:table-cell>
          <table:table-cell/>
          <table:table-cell office:value-type="string" calcext:value-type="string">
            <text:p>P17011</text:p>
          </table:table-cell>
          <table:table-cell office:value-type="string" calcext:value-type="string">
            <text:p>2 1/2 Miles Philip Goldson Highway</text:p>
          </table:table-cell>
          <table:table-cell table:number-columns-repeated="2"/>
          <table:table-cell office:value-type="string" calcext:value-type="string">
            <text:p>223-7073</text:p>
          </table:table-cell>
          <table:table-cell/>
          <table:table-cell office:value-type="string" calcext:value-type="string">
            <text:p>mercymontessoribz@gmail.com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-88.21858767" calcext:value-type="float">
            <text:p>-88.21858767</text:p>
          </table:table-cell>
          <table:table-cell office:value-type="float" office:value="17.51318904" calcext:value-type="float">
            <text:p>17.5131890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ount Carmel Primary</text:p>
          </table:table-cell>
          <table:table-cell/>
          <table:table-cell office:value-type="string" calcext:value-type="string">
            <text:p>P21002</text:p>
          </table:table-cell>
          <table:table-cell office:value-type="string" calcext:value-type="string">
            <text:p>10 Diaz St., Benque Viejo del Car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vin Manzanero</text:p>
          </table:table-cell>
          <table:table-cell office:value-type="float" office:value="8233103" calcext:value-type="float">
            <text:p>8233103</text:p>
          </table:table-cell>
          <table:table-cell/>
          <table:table-cell office:value-type="string" calcext:value-type="string">
            <text:p>mountcarmelprimary@yahoo.com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table:number-columns-repeated="2"/>
          <table:table-cell office:value-type="float" office:value="-89.13788282" calcext:value-type="float">
            <text:p>-89.13788282</text:p>
          </table:table-cell>
          <table:table-cell office:value-type="float" office:value="17.0739982" calcext:value-type="float">
            <text:p>17.073998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lvin Manzanero (Principal)</text:p>
          </table:table-cell>
          <table:table-cell office:value-type="string" calcext:value-type="string">
            <text:p>Cordelia Cooch (Secretary)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ountain View Mennonite Primary School</text:p>
          </table:table-cell>
          <table:table-cell office:value-type="string" calcext:value-type="string">
            <text:p>Bird Walk Mennonite</text:p>
          </table:table-cell>
          <table:table-cell office:value-type="string" calcext:value-type="string">
            <text:p>P28103</text:p>
          </table:table-cell>
          <table:table-cell office:value-type="string" calcext:value-type="string">
            <text:p>Bird Walk Commun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uel Cal &amp; David Penner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8034405" calcext:value-type="float">
            <text:p>-89.08034405</text:p>
          </table:table-cell>
          <table:table-cell office:value-type="float" office:value="17.1524776" calcext:value-type="float">
            <text:p>17.152477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amuel Ka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uslim Community Primary</text:p>
          </table:table-cell>
          <table:table-cell/>
          <table:table-cell office:value-type="string" calcext:value-type="string">
            <text:p>P19004</text:p>
          </table:table-cell>
          <table:table-cell office:value-type="string" calcext:value-type="string">
            <text:p>Corner Central American Blvd &amp; Faber's Rood <text:s/>Belize City <text:s/>Belize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Martha Sacasa</text:p>
          </table:table-cell>
          <table:table-cell office:value-type="string" calcext:value-type="string">
            <text:p>227-558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uslimschoolprincipal@gmail.com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2"/>
          <table:table-cell office:value-type="float" office:value="-88.200574" calcext:value-type="float">
            <text:p>-88.200574</text:p>
          </table:table-cell>
          <table:table-cell office:value-type="float" office:value="17.48878" calcext:value-type="float">
            <text:p>17.4887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ister Clara Muhamm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Islamic Mission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 Luum Ca Government Primary School</text:p>
          </table:table-cell>
          <table:table-cell/>
          <table:table-cell office:value-type="string" calcext:value-type="string">
            <text:p>P60101</text:p>
          </table:table-cell>
          <table:table-cell office:value-type="string" calcext:value-type="string">
            <text:p>Na Luum C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lino Oh</text:p>
          </table:table-cell>
          <table:table-cell office:value-type="string" calcext:value-type="string">
            <text:p>651-0819</text:p>
          </table:table-cell>
          <table:table-cell/>
          <table:table-cell office:value-type="string" calcext:value-type="string">
            <text:p>naluumcagovernment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80682" calcext:value-type="float">
            <text:p>-89.080682</text:p>
          </table:table-cell>
          <table:table-cell office:value-type="float" office:value="16.286352" calcext:value-type="float">
            <text:p>16.28635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rimo Tush</text:p>
          </table:table-cell>
          <table:table-cell table:number-columns-repeated="34"/>
        </table:table-row>
        <table:table-row table:style-name="ro1">
          <table:table-cell table:style-name="ce17" office:value-type="string" calcext:value-type="string">
            <text:p>National 4-H Youth Development Center</text:p>
          </table:table-cell>
          <table:table-cell/>
          <table:table-cell office:value-type="string" calcext:value-type="string">
            <text:p>P20005</text:p>
          </table:table-cell>
          <table:table-cell office:value-type="string" calcext:value-type="string">
            <text:p>Agriculture Show Grounds <text:s/>Belmopan, Belize</text:p>
          </table:table-cell>
          <table:table-cell/>
          <table:table-cell office:value-type="string" calcext:value-type="string">
            <text:p>Mr. Luke Ramos</text:p>
          </table:table-cell>
          <table:table-cell office:value-type="string" calcext:value-type="string">
            <text:p>802-2612</text:p>
          </table:table-cell>
          <table:table-cell/>
          <table:table-cell office:value-type="string" calcext:value-type="string">
            <text:p>lukearamos@gmail.com</text:p>
          </table:table-cell>
          <table:table-cell office:value-type="string" calcext:value-type="string">
            <text:p>ernestothimbrel@gmail.com</text:p>
          </table:table-cell>
          <table:table-cell/>
          <table:table-cell office:value-type="float" office:value="1999" calcext:value-type="float">
            <text:p>1999</text:p>
          </table:table-cell>
          <table:table-cell/>
          <table:table-cell table:style-name="ce17"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uke Ramos (Manager)</text:p>
          </table:table-cell>
          <table:table-cell office:value-type="string" calcext:value-type="string">
            <text:p>Ernesto Thimbrel (Career Guidance &amp; Placement Officer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euland Mennonite Community Primary</text:p>
          </table:table-cell>
          <table:table-cell/>
          <table:table-cell office:value-type="string" calcext:value-type="string">
            <text:p>P4820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4238329" calcext:value-type="float">
            <text:p>-88.24238329</text:p>
          </table:table-cell>
          <table:table-cell office:value-type="float" office:value="18.05893038" calcext:value-type="float">
            <text:p>18.0589303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table:style-name="ce18" office:value-type="string" calcext:value-type="string">
            <text:p>Neuland Mennonite Community Primary</text:p>
          </table:table-cell>
          <table:table-cell/>
          <table:table-cell office:value-type="string" calcext:value-type="string">
            <text:p>P58401</text:p>
          </table:table-cell>
          <table:table-cell office:value-type="string" calcext:value-type="string">
            <text:p>Neuland Community <text:s/>Stann Creek District</text:p>
          </table:table-cell>
          <table:table-cell/>
          <table:table-cell office:value-type="string" calcext:value-type="string">
            <text:p>Abram Friesen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2049277" calcext:value-type="float">
            <text:p>-88.52049277</text:p>
          </table:table-cell>
          <table:table-cell office:value-type="float" office:value="16.59078489" calcext:value-type="float">
            <text:p>16.5907848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bram Friesen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ew Horizon SDA Primary School</text:p>
          </table:table-cell>
          <table:table-cell/>
          <table:table-cell office:value-type="string" calcext:value-type="string">
            <text:p>P14003</text:p>
          </table:table-cell>
          <table:table-cell office:value-type="string" calcext:value-type="string">
            <text:p>Escalante Subdivision <text:s/>San Pedro Town <text:s/>Belize C.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zabeth Sansores</text:p>
          </table:table-cell>
          <table:table-cell office:value-type="float" office:value="2062552" calcext:value-type="float">
            <text:p>2062552</text:p>
          </table:table-cell>
          <table:table-cell/>
          <table:table-cell office:value-type="string" calcext:value-type="string">
            <text:p>newhorizonsanpedro@gmail.com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-87.978804" calcext:value-type="float">
            <text:p>-87.978804</text:p>
          </table:table-cell>
          <table:table-cell office:value-type="float" office:value="17.903028" calcext:value-type="float">
            <text:p>17.90302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ew Life Government Primary-CYO</text:p>
          </table:table-cell>
          <table:table-cell/>
          <table:table-cell office:value-type="string" calcext:value-type="string">
            <text:p>P20106</text:p>
          </table:table-cell>
          <table:table-cell office:value-type="string" calcext:value-type="string">
            <text:p>Duck Run 1 Village <text:s/>Spanish Lookout <text:s/>Cay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edicto Mengibar</text:p>
          </table:table-cell>
          <table:table-cell office:value-type="string" calcext:value-type="string">
            <text:p>601-7802</text:p>
          </table:table-cell>
          <table:table-cell/>
          <table:table-cell office:value-type="string" calcext:value-type="string">
            <text:p>newlifegov2004@gmail.com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-89.0195925" calcext:value-type="float">
            <text:p>-89.0195925</text:p>
          </table:table-cell>
          <table:table-cell office:value-type="float" office:value="17.2195085" calcext:value-type="float">
            <text:p>17.219508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n Menjiba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ew Life Presbyterian Primary</text:p>
          </table:table-cell>
          <table:table-cell/>
          <table:table-cell office:value-type="string" calcext:value-type="string">
            <text:p>P49003</text:p>
          </table:table-cell>
          <table:table-cell office:value-type="string" calcext:value-type="string">
            <text:p>Holy Trinity &amp; Tate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h Ku</text:p>
          </table:table-cell>
          <table:table-cell office:value-type="string" calcext:value-type="string">
            <text:p>610-6019</text:p>
          </table:table-cell>
          <table:table-cell/>
          <table:table-cell office:value-type="string" calcext:value-type="string">
            <text:p>newlifeschool8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26669" calcext:value-type="float">
            <text:p>-88.5626669</text:p>
          </table:table-cell>
          <table:table-cell office:value-type="float" office:value="18.0928431" calcext:value-type="float">
            <text:p>18.092843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uevo San Juan RC Primary</text:p>
          </table:table-cell>
          <table:table-cell/>
          <table:table-cell office:value-type="string" calcext:value-type="string">
            <text:p>P41403</text:p>
          </table:table-cell>
          <table:table-cell office:value-type="string" calcext:value-type="string">
            <text:p>Nuevo San Jua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aias Blanco</text:p>
          </table:table-cell>
          <table:table-cell office:value-type="float" office:value="6243782" calcext:value-type="float">
            <text:p>6243782</text:p>
          </table:table-cell>
          <table:table-cell/>
          <table:table-cell office:value-type="string" calcext:value-type="string">
            <text:p>elisagrisalamilla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578292" calcext:value-type="float">
            <text:p>-88.578292</text:p>
          </table:table-cell>
          <table:table-cell office:value-type="float" office:value="18.226415" calcext:value-type="float">
            <text:p>18.22641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saias Blanc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ntario Christian Primary</text:p>
          </table:table-cell>
          <table:table-cell office:value-type="string" calcext:value-type="string">
            <text:p>Belize Faith Mission</text:p>
          </table:table-cell>
          <table:table-cell office:value-type="string" calcext:value-type="string">
            <text:p>P29401</text:p>
          </table:table-cell>
          <table:table-cell office:value-type="string" calcext:value-type="string">
            <text:p>56 miles George Price Highw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ndra Escalante</text:p>
          </table:table-cell>
          <table:table-cell office:value-type="string" calcext:value-type="string">
            <text:p>802-2951 / 671-0971</text:p>
          </table:table-cell>
          <table:table-cell/>
          <table:table-cell office:value-type="string" calcext:value-type="string">
            <text:p>ontariochristianschool92@yahoo.com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number-columns-repeated="2"/>
          <table:table-cell office:value-type="float" office:value="-88.8899186" calcext:value-type="float">
            <text:p>-88.8899186</text:p>
          </table:table-cell>
          <table:table-cell office:value-type="float" office:value="17.2265739" calcext:value-type="float">
            <text:p>17.226573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ntario Christia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Faith Mission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belinda Valdez</text:p>
          </table:table-cell>
          <table:table-cell office:value-type="string" calcext:value-type="string">
            <text:p>Alpha Ramos</text:p>
          </table:table-cell>
          <table:table-cell table:number-columns-repeated="33"/>
        </table:table-row>
        <table:table-row table:style-name="ro1">
          <table:table-cell table:style-name="ce17" office:value-type="string" calcext:value-type="string">
            <text:p>Orange Walk Primary Home School</text:p>
          </table:table-cell>
          <table:table-cell/>
          <table:table-cell office:value-type="string" calcext:value-type="string">
            <text:p>P49099</text:p>
          </table:table-cell>
          <table:table-cell office:value-type="string" calcext:value-type="string">
            <text:p>Orange Walk District</text:p>
          </table:table-cell>
          <table:table-cell table:number-columns-repeated="7"/>
          <table:table-cell office:value-type="float" office:value="2020" calcext:value-type="float">
            <text:p>2020</text:p>
          </table:table-cell>
          <table:table-cell/>
          <table:table-cell table:style-name="ce17" office:value-type="float" office:value="2022" calcext:value-type="float">
            <text:p>2022</text:p>
          </table:table-cell>
          <table:table-cell office:value-type="float" office:value="-88.562136" calcext:value-type="float">
            <text:p>-88.562136</text:p>
          </table:table-cell>
          <table:table-cell office:value-type="float" office:value="18.075592" calcext:value-type="float">
            <text:p>18.07559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ur Lady of Bella Vista RC Primary</text:p>
          </table:table-cell>
          <table:table-cell/>
          <table:table-cell office:value-type="string" calcext:value-type="string">
            <text:p>P61301</text:p>
          </table:table-cell>
          <table:table-cell office:value-type="string" calcext:value-type="string">
            <text:p>Bella Vist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ncent Nunez</text:p>
          </table:table-cell>
          <table:table-cell office:value-type="string" calcext:value-type="string">
            <text:p>670-3258</text:p>
          </table:table-cell>
          <table:table-cell/>
          <table:table-cell office:value-type="string" calcext:value-type="string">
            <text:p>ladyvista2020@gmail.com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-88.5340734" calcext:value-type="float">
            <text:p>-88.5340734</text:p>
          </table:table-cell>
          <table:table-cell office:value-type="float" office:value="16.5093409" calcext:value-type="float">
            <text:p>16.509340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aira Gutierrez</text:p>
          </table:table-cell>
          <table:table-cell office:value-type="string" calcext:value-type="string">
            <text:p>Nehemiah Chub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ur Lady of Fatima RC Primary</text:p>
          </table:table-cell>
          <table:table-cell/>
          <table:table-cell office:value-type="string" calcext:value-type="string">
            <text:p>P41201</text:p>
          </table:table-cell>
          <table:table-cell office:value-type="string" calcext:value-type="string">
            <text:p>Dougla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gardo Arcurio</text:p>
          </table:table-cell>
          <table:table-cell office:value-type="float" office:value="6316482" calcext:value-type="float">
            <text:p>6316482</text:p>
          </table:table-cell>
          <table:table-cell/>
          <table:table-cell office:value-type="string" calcext:value-type="string">
            <text:p>e.fabianrodriguez36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7239" calcext:value-type="float">
            <text:p>-88.567239</text:p>
          </table:table-cell>
          <table:table-cell office:value-type="float" office:value="18.08223" calcext:value-type="float">
            <text:p>18.0822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Our Lady of Fatima RC Primary-CYO</text:p>
          </table:table-cell>
          <table:table-cell/>
          <table:table-cell office:value-type="string" calcext:value-type="string">
            <text:p>P21405</text:p>
          </table:table-cell>
          <table:table-cell office:value-type="string" calcext:value-type="string">
            <text:p>Roaring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ia Herrera</text:p>
          </table:table-cell>
          <table:table-cell office:value-type="string" calcext:value-type="string">
            <text:p>802-0513</text:p>
          </table:table-cell>
          <table:table-cell/>
          <table:table-cell office:value-type="string" calcext:value-type="string">
            <text:p>rcfatima52@yahoo.com</text:p>
          </table:table-cell>
          <table:table-cell table:number-columns-repeated="2"/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-88.7922639" calcext:value-type="float">
            <text:p>-88.7922639</text:p>
          </table:table-cell>
          <table:table-cell office:value-type="float" office:value="17.2595782" calcext:value-type="float">
            <text:p>17.259578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lenia Herrera</text:p>
          </table:table-cell>
          <table:table-cell office:value-type="string" calcext:value-type="string">
            <text:p>Ana Valladar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ur Lady of Guadalupe RC Primary School</text:p>
          </table:table-cell>
          <table:table-cell/>
          <table:table-cell office:value-type="string" calcext:value-type="string">
            <text:p>P31401</text:p>
          </table:table-cell>
          <table:table-cell office:value-type="string" calcext:value-type="string">
            <text:p>Altamira, 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manuel J. Gonzalez</text:p>
          </table:table-cell>
          <table:table-cell office:value-type="string" calcext:value-type="string">
            <text:p>605-7561</text:p>
          </table:table-cell>
          <table:table-cell/>
          <table:table-cell office:value-type="string" calcext:value-type="string">
            <text:p>guadalupercschool@gmail.com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-88.3834572" calcext:value-type="float">
            <text:p>-88.3834572</text:p>
          </table:table-cell>
          <table:table-cell office:value-type="float" office:value="18.4021551" calcext:value-type="float">
            <text:p>18.402155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mmanuel Gonzalez</text:p>
          </table:table-cell>
          <table:table-cell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ur Lady of Guadalupe RC Primary-CYO</text:p>
          </table:table-cell>
          <table:table-cell/>
          <table:table-cell office:value-type="string" calcext:value-type="string">
            <text:p>P21008</text:p>
          </table:table-cell>
          <table:table-cell office:value-type="string" calcext:value-type="string">
            <text:p>East Ring Ro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resita Sosa</text:p>
          </table:table-cell>
          <table:table-cell office:value-type="string" calcext:value-type="string">
            <text:p>822-0781 or 615-9199</text:p>
          </table:table-cell>
          <table:table-cell/>
          <table:table-cell office:value-type="string" calcext:value-type="string">
            <text:p>info@ologrcprimary.edu.bz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-88.76365421" calcext:value-type="float">
            <text:p>-88.76365421</text:p>
          </table:table-cell>
          <table:table-cell office:value-type="float" office:value="17.24926728" calcext:value-type="float">
            <text:p>17.2492672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s. Margarita Martinez</text:p>
          </table:table-cell>
          <table:table-cell office:value-type="string" calcext:value-type="string">
            <text:p>Mrs. Teresita Sos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ur Lady of Lourdes RC Primary</text:p>
          </table:table-cell>
          <table:table-cell/>
          <table:table-cell office:value-type="string" calcext:value-type="string">
            <text:p>P11202</text:p>
          </table:table-cell>
          <table:table-cell office:value-type="string" calcext:value-type="string">
            <text:p>Maskall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man A. Ramirez</text:p>
          </table:table-cell>
          <table:table-cell office:value-type="string" calcext:value-type="string">
            <text:p>613-3128</text:p>
          </table:table-cell>
          <table:table-cell/>
          <table:table-cell office:value-type="string" calcext:value-type="string">
            <text:p>olls_maskal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13076" calcext:value-type="float">
            <text:p>-88.313076</text:p>
          </table:table-cell>
          <table:table-cell office:value-type="float" office:value="17.881997" calcext:value-type="float">
            <text:p>17.88199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Our Lady of Sorrows R.C Primary</text:p>
          </table:table-cell>
          <table:table-cell/>
          <table:table-cell office:value-type="string" calcext:value-type="string">
            <text:p>P61106</text:p>
          </table:table-cell>
          <table:table-cell office:value-type="string" calcext:value-type="string">
            <text:p>Dolore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 Xi</text:p>
          </table:table-cell>
          <table:table-cell office:value-type="string" calcext:value-type="string">
            <text:p>661-0015</text:p>
          </table:table-cell>
          <table:table-cell/>
          <table:table-cell office:value-type="string" calcext:value-type="string">
            <text:p>pablootoxha@gmail.com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number-columns-repeated="2"/>
          <table:table-cell office:value-type="float" office:value="-89.21158215" calcext:value-type="float">
            <text:p>-89.21158215</text:p>
          </table:table-cell>
          <table:table-cell office:value-type="float" office:value="15.98958548" calcext:value-type="float">
            <text:p>15.9895854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guel Pan</text:p>
          </table:table-cell>
          <table:table-cell office:value-type="string" calcext:value-type="string">
            <text:p>Hermelinda Tush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ur Lady of the Way Primary</text:p>
          </table:table-cell>
          <table:table-cell/>
          <table:table-cell office:value-type="string" calcext:value-type="string">
            <text:p>P11403</text:p>
          </table:table-cell>
          <table:table-cell office:value-type="string" calcext:value-type="string">
            <text:p>9 1/4 Miles Phillip Goldson Highway <text:s/>Ladyville, Belize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ise Neal</text:p>
          </table:table-cell>
          <table:table-cell office:value-type="string" calcext:value-type="string">
            <text:p>637-8087</text:p>
          </table:table-cell>
          <table:table-cell/>
          <table:table-cell office:value-type="string" calcext:value-type="string">
            <text:p>olowrc@hotmail.com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table:number-columns-repeated="2"/>
          <table:table-cell office:value-type="float" office:value="-88.297967" calcext:value-type="float">
            <text:p>-88.297967</text:p>
          </table:table-cell>
          <table:table-cell office:value-type="float" office:value="17.548532" calcext:value-type="float">
            <text:p>17.54853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nise Neal</text:p>
          </table:table-cell>
          <table:table-cell office:value-type="string" calcext:value-type="string">
            <text:p>Doreth Alvar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ncotto Primary</text:p>
          </table:table-cell>
          <table:table-cell/>
          <table:table-cell office:value-type="string" calcext:value-type="string">
            <text:p>P19402</text:p>
          </table:table-cell>
          <table:table-cell office:value-type="string" calcext:value-type="string">
            <text:p>Sand Hill Village <text:s/>Belize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anda Davis</text:p>
          </table:table-cell>
          <table:table-cell office:value-type="string" calcext:value-type="string">
            <text:p>225-5143</text:p>
          </table:table-cell>
          <table:table-cell/>
          <table:table-cell office:value-type="string" calcext:value-type="string">
            <text:p>pancottoprimarybz@gmail.com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table:number-columns-repeated="2"/>
          <table:table-cell office:value-type="float" office:value="-88.3686216" calcext:value-type="float">
            <text:p>-88.3686216</text:p>
          </table:table-cell>
          <table:table-cell office:value-type="float" office:value="17.6308428" calcext:value-type="float">
            <text:p>17.630842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Protesta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otestant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Yolanda Davis</text:p>
          </table:table-cell>
          <table:table-cell/>
          <table:table-cell office:value-type="string" calcext:value-type="string">
            <text:p>Methodist Protesta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raiso Government Primary School</text:p>
          </table:table-cell>
          <table:table-cell/>
          <table:table-cell office:value-type="string" calcext:value-type="string">
            <text:p>P30403</text:p>
          </table:table-cell>
          <table:table-cell office:value-type="string" calcext:value-type="string">
            <text:p>Parais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. Joel Valdez</text:p>
          </table:table-cell>
          <table:table-cell office:value-type="string" calcext:value-type="string">
            <text:p>678-2741</text:p>
          </table:table-cell>
          <table:table-cell/>
          <table:table-cell office:value-type="string" calcext:value-type="string">
            <text:p>paraiso.government.school@gmail.com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-88.39463336" calcext:value-type="float">
            <text:p>-88.39463336</text:p>
          </table:table-cell>
          <table:table-cell office:value-type="float" office:value="18.40985129" calcext:value-type="float">
            <text:p>18.4098512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tchakan RC Primary School</text:p>
          </table:table-cell>
          <table:table-cell/>
          <table:table-cell office:value-type="string" calcext:value-type="string">
            <text:p>P31408</text:p>
          </table:table-cell>
          <table:table-cell office:value-type="string" calcext:value-type="string">
            <text:p>Patchaka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obalda Ruiz</text:p>
          </table:table-cell>
          <table:table-cell office:value-type="string" calcext:value-type="string">
            <text:p>605-0740/666-7459</text:p>
          </table:table-cell>
          <table:table-cell/>
          <table:table-cell office:value-type="string" calcext:value-type="string">
            <text:p>patchakanrc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47301758" calcext:value-type="float">
            <text:p>-88.47301758</text:p>
          </table:table-cell>
          <table:table-cell office:value-type="float" office:value="18.40201008" calcext:value-type="float">
            <text:p>18.4020100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eobalda Ruiz</text:p>
          </table:table-cell>
          <table:table-cell office:value-type="string" calcext:value-type="string">
            <text:p>Erlwin Qua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ilgrim Fellowship Mennonite Primary</text:p>
          </table:table-cell>
          <table:table-cell/>
          <table:table-cell office:value-type="string" calcext:value-type="string">
            <text:p>P18460</text:p>
          </table:table-cell>
          <table:table-cell office:value-type="string" calcext:value-type="string">
            <text:p>16 miles George Price Highway, Hattieville</text:p>
          </table:table-cell>
          <table:table-cell/>
          <table:table-cell office:value-type="string" calcext:value-type="string">
            <text:p>Arlette Mossiah</text:p>
          </table:table-cell>
          <table:table-cell office:value-type="string" calcext:value-type="string">
            <text:p>611-6011</text:p>
          </table:table-cell>
          <table:table-cell/>
          <table:table-cell office:value-type="string" calcext:value-type="string">
            <text:p>pilgrimfms23@gmail.com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2"/>
          <table:table-cell office:value-type="float" office:value="-88.397733" calcext:value-type="float">
            <text:p>-88.397733</text:p>
          </table:table-cell>
          <table:table-cell office:value-type="float" office:value="17.452039" calcext:value-type="float">
            <text:p>17.45203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ilgrim Fellowship Mennonite Schoo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ouis Ysaguirre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ine Hill Mennonite Community</text:p>
          </table:table-cell>
          <table:table-cell/>
          <table:table-cell office:value-type="string" calcext:value-type="string">
            <text:p>P68401</text:p>
          </table:table-cell>
          <table:table-cell office:value-type="string" calcext:value-type="string">
            <text:p>Pine Hill Mennonite Community <text:s/>Toledo District</text:p>
          </table:table-cell>
          <table:table-cell/>
          <table:table-cell office:value-type="string" calcext:value-type="string">
            <text:p>Abraham Penner</text:p>
          </table:table-cell>
          <table:table-cell table:number-columns-repeated="5"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-88.83112224" calcext:value-type="float">
            <text:p>-88.83112224</text:p>
          </table:table-cell>
          <table:table-cell office:value-type="float" office:value="16.24699369" calcext:value-type="float">
            <text:p>16.2469936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avid Wall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lacencia Elementary Ltd. Primary</text:p>
          </table:table-cell>
          <table:table-cell office:value-type="string" calcext:value-type="string">
            <text:p>Peninsula International Academy Primary</text:p>
          </table:table-cell>
          <table:table-cell office:value-type="string" calcext:value-type="string">
            <text:p>P57201</text:p>
          </table:table-cell>
          <table:table-cell office:value-type="string" calcext:value-type="string">
            <text:p>Sunset Point <text:s/>Placencia Village <text:s/>SC District</text:p>
          </table:table-cell>
          <table:table-cell/>
          <table:table-cell office:value-type="string" calcext:value-type="string">
            <text:p>Lorette Logan</text:p>
          </table:table-cell>
          <table:table-cell office:value-type="string" calcext:value-type="string">
            <text:p>523-3828/628-4635</text:p>
          </table:table-cell>
          <table:table-cell/>
          <table:table-cell office:value-type="string" calcext:value-type="string">
            <text:p>llogan@peninsulaacademy.net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3679543" calcext:value-type="float">
            <text:p>-88.3679543</text:p>
          </table:table-cell>
          <table:table-cell office:value-type="float" office:value="16.5130961" calcext:value-type="float">
            <text:p>16.513096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Loretta Logan</text:p>
          </table:table-cell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resbyterian Day Primary School</text:p>
          </table:table-cell>
          <table:table-cell/>
          <table:table-cell office:value-type="string" calcext:value-type="string">
            <text:p>P39450</text:p>
          </table:table-cell>
          <table:table-cell office:value-type="string" calcext:value-type="string">
            <text:p>Cristo Rey Village /PO Box 2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20-4591</text:p>
          </table:table-cell>
          <table:table-cell/>
          <table:table-cell office:value-type="string" calcext:value-type="string">
            <text:p>trinbeth76@gmail.com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table:number-columns-repeated="2"/>
          <table:table-cell office:value-type="float" office:value="-88.49613895" calcext:value-type="float">
            <text:p>-88.49613895</text:p>
          </table:table-cell>
          <table:table-cell office:value-type="float" office:value="18.34980796" calcext:value-type="float">
            <text:p>18.3498079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rogresso RC Primary School</text:p>
          </table:table-cell>
          <table:table-cell/>
          <table:table-cell office:value-type="string" calcext:value-type="string">
            <text:p>P31103</text:p>
          </table:table-cell>
          <table:table-cell office:value-type="string" calcext:value-type="string">
            <text:p>Progress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Cowo</text:p>
          </table:table-cell>
          <table:table-cell office:value-type="string" calcext:value-type="string">
            <text:p>665-3360</text:p>
          </table:table-cell>
          <table:table-cell/>
          <table:table-cell office:value-type="string" calcext:value-type="string">
            <text:p>progresorc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0945715" calcext:value-type="float">
            <text:p>-88.40945715</text:p>
          </table:table-cell>
          <table:table-cell office:value-type="float" office:value="18.23599445" calcext:value-type="float">
            <text:p>18.2359944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lanca Cowo</text:p>
          </table:table-cell>
          <table:table-cell office:value-type="string" calcext:value-type="string">
            <text:p>Carolina Dura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gresso Zills SDA Primary</text:p>
          </table:table-cell>
          <table:table-cell/>
          <table:table-cell office:value-type="string" calcext:value-type="string">
            <text:p>P34403</text:p>
          </table:table-cell>
          <table:table-cell office:value-type="string" calcext:value-type="string">
            <text:p>Progresso Village, Corozal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bert Tamay</text:p>
          </table:table-cell>
          <table:table-cell office:value-type="string" calcext:value-type="string">
            <text:p>6303500/6257548</text:p>
          </table:table-cell>
          <table:table-cell/>
          <table:table-cell office:value-type="string" calcext:value-type="string">
            <text:p>zillssdaschool@gmail.com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table:number-columns-repeated="2"/>
          <table:table-cell office:value-type="float" office:value="-88.40501605" calcext:value-type="float">
            <text:p>-88.40501605</text:p>
          </table:table-cell>
          <table:table-cell office:value-type="float" office:value="18.23560771" calcext:value-type="float">
            <text:p>18.2356077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ulio Contrera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unta Gorda Methodist Primary</text:p>
          </table:table-cell>
          <table:table-cell/>
          <table:table-cell office:value-type="string" calcext:value-type="string">
            <text:p>P63001</text:p>
          </table:table-cell>
          <table:table-cell office:value-type="string" calcext:value-type="string">
            <text:p>Front Street, Punta Gord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 Ramclam</text:p>
          </table:table-cell>
          <table:table-cell office:value-type="string" calcext:value-type="string">
            <text:p>702-2463</text:p>
          </table:table-cell>
          <table:table-cell/>
          <table:table-cell office:value-type="string" calcext:value-type="string">
            <text:p>pgms2011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01299" calcext:value-type="float">
            <text:p>-88.801299</text:p>
          </table:table-cell>
          <table:table-cell office:value-type="float" office:value="16.101592" calcext:value-type="float">
            <text:p>16.10159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lorence Ramclam</text:p>
          </table:table-cell>
          <table:table-cell office:value-type="string" calcext:value-type="string">
            <text:p>Doris Lop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QSI International School of Belize</text:p>
          </table:table-cell>
          <table:table-cell office:value-type="string" calcext:value-type="string">
            <text:p>QSI</text:p>
          </table:table-cell>
          <table:table-cell office:value-type="string" calcext:value-type="string">
            <text:p>P27002</text:p>
          </table:table-cell>
          <table:table-cell office:value-type="string" calcext:value-type="string">
            <text:p>11/13 Dean Crescent <text:s/>University Heights <text:s/>Belmopan</text:p>
          </table:table-cell>
          <table:table-cell/>
          <table:table-cell office:value-type="string" calcext:value-type="string">
            <text:p>Linda Souders</text:p>
          </table:table-cell>
          <table:table-cell office:value-type="float" office:value="8322666" calcext:value-type="float">
            <text:p>8322666</text:p>
          </table:table-cell>
          <table:table-cell/>
          <table:table-cell office:value-type="string" calcext:value-type="string">
            <text:p>linda-souders@qsi.org</text:p>
          </table:table-cell>
          <table:table-cell office:value-type="string" calcext:value-type="string">
            <text:p>www.qsi.org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-88.761395" calcext:value-type="float">
            <text:p>-88.761395</text:p>
          </table:table-cell>
          <table:table-cell office:value-type="float" office:value="17.237347" calcext:value-type="float">
            <text:p>17.23734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nda Souders</text:p>
          </table:table-cell>
          <table:table-cell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ueen Square Anglican Primary</text:p>
          </table:table-cell>
          <table:table-cell/>
          <table:table-cell office:value-type="string" calcext:value-type="string">
            <text:p>P12004</text:p>
          </table:table-cell>
          <table:table-cell office:value-type="string" calcext:value-type="string">
            <text:p>1 Armadillo Stree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nadine Conorquie</text:p>
          </table:table-cell>
          <table:table-cell office:value-type="string" calcext:value-type="string">
            <text:p>227-2478</text:p>
          </table:table-cell>
          <table:table-cell/>
          <table:table-cell office:value-type="string" calcext:value-type="string">
            <text:p>queensquare@btl.net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table:number-columns-repeated="2"/>
          <table:table-cell office:value-type="float" office:value="-88.1944353" calcext:value-type="float">
            <text:p>-88.1944353</text:p>
          </table:table-cell>
          <table:table-cell office:value-type="float" office:value="17.49048" calcext:value-type="float">
            <text:p>17.4904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rnadine Conorquie</text:p>
          </table:table-cell>
          <table:table-cell office:value-type="string" calcext:value-type="string">
            <text:p>Josephine Gaboure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Queen Street Baptist Primary School</text:p>
          </table:table-cell>
          <table:table-cell/>
          <table:table-cell office:value-type="string" calcext:value-type="string">
            <text:p>P19005</text:p>
          </table:table-cell>
          <table:table-cell office:value-type="string" calcext:value-type="string">
            <text:p># 1 Corner Eve &amp; Queen Stree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Wade</text:p>
          </table:table-cell>
          <table:table-cell office:value-type="string" calcext:value-type="string">
            <text:p>227-7626 / 6325687</text:p>
          </table:table-cell>
          <table:table-cell/>
          <table:table-cell office:value-type="string" calcext:value-type="string">
            <text:p>qsbs2020@gmail.com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table:number-columns-repeated="2"/>
          <table:table-cell office:value-type="float" office:value="-88.183864" calcext:value-type="float">
            <text:p>-88.183864</text:p>
          </table:table-cell>
          <table:table-cell office:value-type="float" office:value="17.497816" calcext:value-type="float">
            <text:p>17.49781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avern Gillett</text:p>
          </table:table-cell>
          <table:table-cell office:value-type="string" calcext:value-type="string">
            <text:p>Karema Roc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anchito Government Primary School</text:p>
          </table:table-cell>
          <table:table-cell/>
          <table:table-cell office:value-type="string" calcext:value-type="string">
            <text:p>P30404</text:p>
          </table:table-cell>
          <table:table-cell office:value-type="string" calcext:value-type="string">
            <text:p>Ranchito Village <text:s/>Corozal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enia Tun</text:p>
          </table:table-cell>
          <table:table-cell office:value-type="string" calcext:value-type="string">
            <text:p>638-4645</text:p>
          </table:table-cell>
          <table:table-cell/>
          <table:table-cell office:value-type="string" calcext:value-type="string">
            <text:p>ranchitogovt@gmail.com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table:number-columns-repeated="2"/>
          <table:table-cell office:value-type="float" office:value="-88.4122235" calcext:value-type="float">
            <text:p>-88.4122235</text:p>
          </table:table-cell>
          <table:table-cell office:value-type="float" office:value="18.3796863" calcext:value-type="float">
            <text:p>18.379686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aymond Sheppard Nazarene Primary School</text:p>
          </table:table-cell>
          <table:table-cell/>
          <table:table-cell office:value-type="string" calcext:value-type="string">
            <text:p>P25401</text:p>
          </table:table-cell>
          <table:table-cell office:value-type="string" calcext:value-type="string">
            <text:p>Roaring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a Serano</text:p>
          </table:table-cell>
          <table:table-cell office:value-type="string" calcext:value-type="string">
            <text:p>802-2947 615-3768</text:p>
          </table:table-cell>
          <table:table-cell/>
          <table:table-cell office:value-type="string" calcext:value-type="string">
            <text:p>raymondsheppardnazarene72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7915227" calcext:value-type="float">
            <text:p>-88.7915227</text:p>
          </table:table-cell>
          <table:table-cell office:value-type="float" office:value="17.2585413" calcext:value-type="float">
            <text:p>17.258541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na Arana</text:p>
          </table:table-cell>
          <table:table-cell office:value-type="string" calcext:value-type="string">
            <text:p>Brandon Lop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ed Bank Christian School</text:p>
          </table:table-cell>
          <table:table-cell/>
          <table:table-cell office:value-type="string" calcext:value-type="string">
            <text:p>P56302</text:p>
          </table:table-cell>
          <table:table-cell office:value-type="string" calcext:value-type="string">
            <text:p>Red Bank Village <text:s/>Stann Creek District <text:s text:c="3"/>Beli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elia Chaic</text:p>
          </table:table-cell>
          <table:table-cell office:value-type="string" calcext:value-type="string">
            <text:p>655-0481</text:p>
          </table:table-cell>
          <table:table-cell/>
          <table:table-cell office:value-type="string" calcext:value-type="string">
            <text:p>redbankchristian@gmail.com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-88.56008" calcext:value-type="float">
            <text:p>-88.56008</text:p>
          </table:table-cell>
          <table:table-cell office:value-type="float" office:value="16.61964" calcext:value-type="float">
            <text:p>16.6196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ssemblies of God Christian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ofelia chiac</text:p>
          </table:table-cell>
          <table:table-cell office:value-type="string" calcext:value-type="string">
            <text:p>Alberto Coc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ed Creek Mennonite Primary School</text:p>
          </table:table-cell>
          <table:table-cell/>
          <table:table-cell office:value-type="string" calcext:value-type="string">
            <text:p>P28401</text:p>
          </table:table-cell>
          <table:table-cell office:value-type="string" calcext:value-type="string">
            <text:p>Esperanza Village <text:s/>Red Creek <text:s text:c="2"/>Cayo <text:s text:c="2"/>Beli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athan D Yoder</text:p>
          </table:table-cell>
          <table:table-cell office:value-type="string" calcext:value-type="string">
            <text:p>671-4460</text:p>
          </table:table-cell>
          <table:table-cell/>
          <table:table-cell office:value-type="string" calcext:value-type="string">
            <text:p>redcreekprivate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4976" calcext:value-type="float">
            <text:p>-89.04976</text:p>
          </table:table-cell>
          <table:table-cell office:value-type="float" office:value="17.17381" calcext:value-type="float">
            <text:p>17.1738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D Yoder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ichard Quinn RC Primary School</text:p>
          </table:table-cell>
          <table:table-cell/>
          <table:table-cell office:value-type="string" calcext:value-type="string">
            <text:p>P51302</text:p>
          </table:table-cell>
          <table:table-cell office:value-type="string" calcext:value-type="string">
            <text:p>Georgetow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mond Ramirez</text:p>
          </table:table-cell>
          <table:table-cell office:value-type="string" calcext:value-type="string">
            <text:p>614-58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ichardquinnrc@gmail.com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-88.50952111" calcext:value-type="float">
            <text:p>-88.50952111</text:p>
          </table:table-cell>
          <table:table-cell office:value-type="float" office:value="16.65261144" calcext:value-type="float">
            <text:p>16.6526114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dette Garcia</text:p>
          </table:table-cell>
          <table:table-cell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iverside Primary School</text:p>
          </table:table-cell>
          <table:table-cell office:value-type="string" calcext:value-type="string">
            <text:p>Lower Barton Creek</text:p>
          </table:table-cell>
          <table:table-cell office:value-type="string" calcext:value-type="string">
            <text:p>P28208</text:p>
          </table:table-cell>
          <table:table-cell office:value-type="string" calcext:value-type="string">
            <text:p>Lower Barton Creek</text:p>
          </table:table-cell>
          <table:table-cell/>
          <table:table-cell office:value-type="string" calcext:value-type="string">
            <text:p>Henry Reddicopp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2960903" calcext:value-type="float">
            <text:p>-88.92960903</text:p>
          </table:table-cell>
          <table:table-cell office:value-type="float" office:value="17.1486932" calcext:value-type="float">
            <text:p>17.148693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ose Glen Primary School</text:p>
          </table:table-cell>
          <table:table-cell office:value-type="string" calcext:value-type="string">
            <text:p>Rose Glen Christian School</text:p>
          </table:table-cell>
          <table:table-cell office:value-type="string" calcext:value-type="string">
            <text:p>P28102</text:p>
          </table:table-cell>
          <table:table-cell office:value-type="string" calcext:value-type="string">
            <text:p>Route #40 <text:s/>Spanish Lookout <text:s/>Cayo Distri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tty Thiessen</text:p>
          </table:table-cell>
          <table:table-cell office:value-type="string" calcext:value-type="string">
            <text:p>650-0248</text:p>
          </table:table-cell>
          <table:table-cell/>
          <table:table-cell office:value-type="string" calcext:value-type="string">
            <text:p>roseglenschool@gmail.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-89.0116314" calcext:value-type="float">
            <text:p>-89.0116314</text:p>
          </table:table-cell>
          <table:table-cell office:value-type="float" office:value="17.27268181" calcext:value-type="float">
            <text:p>17.2726818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tty Thiessen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ose Ville Community</text:p>
          </table:table-cell>
          <table:table-cell office:value-type="string" calcext:value-type="string">
            <text:p>Fair View School</text:p>
          </table:table-cell>
          <table:table-cell office:value-type="string" calcext:value-type="string">
            <text:p>P58402</text:p>
          </table:table-cell>
          <table:table-cell office:value-type="string" calcext:value-type="string">
            <text:p>Rose Ville Community</text:p>
          </table:table-cell>
          <table:table-cell/>
          <table:table-cell office:value-type="string" calcext:value-type="string">
            <text:p>Mr. harder</text:p>
          </table:table-cell>
          <table:table-cell table:number-columns-repeated="5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59272755" calcext:value-type="float">
            <text:p>-88.59272755</text:p>
          </table:table-cell>
          <table:table-cell office:value-type="float" office:value="16.63897278" calcext:value-type="float">
            <text:p>16.6389727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. Harder</text:p>
          </table:table-cell>
          <table:table-cell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cred Heart RC Primary School</text:p>
          </table:table-cell>
          <table:table-cell/>
          <table:table-cell office:value-type="string" calcext:value-type="string">
            <text:p>P51004</text:p>
          </table:table-cell>
          <table:table-cell office:value-type="string" calcext:value-type="string">
            <text:p>77 Sisters Of Holy Family Aven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etta Lucas</text:p>
          </table:table-cell>
          <table:table-cell office:value-type="string" calcext:value-type="string">
            <text:p>522-3907</text:p>
          </table:table-cell>
          <table:table-cell/>
          <table:table-cell office:value-type="string" calcext:value-type="string">
            <text:p>sacredheartschool1898@gmail.com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-88.22269528" calcext:value-type="float">
            <text:p>-88.22269528</text:p>
          </table:table-cell>
          <table:table-cell office:value-type="float" office:value="16.9725543" calcext:value-type="float">
            <text:p>16.972554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hilippa Hulett</text:p>
          </table:table-cell>
          <table:table-cell office:value-type="string" calcext:value-type="string">
            <text:p>Venice Lambey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cred Heart RC Primary School</text:p>
          </table:table-cell>
          <table:table-cell/>
          <table:table-cell office:value-type="string" calcext:value-type="string">
            <text:p>P61105</text:p>
          </table:table-cell>
          <table:table-cell office:value-type="string" calcext:value-type="string">
            <text:p>Crique Sarc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istro Bo</text:p>
          </table:table-cell>
          <table:table-cell office:value-type="string" calcext:value-type="string">
            <text:p>653-4116</text:p>
          </table:table-cell>
          <table:table-cell/>
          <table:table-cell office:value-type="string" calcext:value-type="string">
            <text:p>bocalistro4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9.105606" calcext:value-type="float">
            <text:p>-89.105606</text:p>
          </table:table-cell>
          <table:table-cell office:value-type="float" office:value="15.984" calcext:value-type="float">
            <text:p>15.98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listro B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cred Heart RC Primary School-CYO</text:p>
          </table:table-cell>
          <table:table-cell/>
          <table:table-cell office:value-type="string" calcext:value-type="string">
            <text:p>P21005</text:p>
          </table:table-cell>
          <table:table-cell office:value-type="string" calcext:value-type="string">
            <text:p>Church Street, San Ignacio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Welch</text:p>
          </table:table-cell>
          <table:table-cell office:value-type="string" calcext:value-type="string">
            <text:p>824-2183/620-1028</text:p>
          </table:table-cell>
          <table:table-cell office:value-type="string" calcext:value-type="string">
            <text:p>824-2183</text:p>
          </table:table-cell>
          <table:table-cell office:value-type="string" calcext:value-type="string">
            <text:p>sacredheartprimary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7204999" calcext:value-type="float">
            <text:p>-89.07204999</text:p>
          </table:table-cell>
          <table:table-cell office:value-type="float" office:value="17.15722596" calcext:value-type="float">
            <text:p>17.1572259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therine Welch</text:p>
          </table:table-cell>
          <table:table-cell office:value-type="string" calcext:value-type="string">
            <text:p>Brenda Chiac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Agnes Anglican Primary School</text:p>
          </table:table-cell>
          <table:table-cell/>
          <table:table-cell office:value-type="string" calcext:value-type="string">
            <text:p>P12304</text:p>
          </table:table-cell>
          <table:table-cell office:value-type="string" calcext:value-type="string">
            <text:p>La Democracia/Mahogany He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phen White</text:p>
          </table:table-cell>
          <table:table-cell office:value-type="string" calcext:value-type="string">
            <text:p>613-5845</text:p>
          </table:table-cell>
          <table:table-cell/>
          <table:table-cell office:value-type="string" calcext:value-type="string">
            <text:p>stagnesanglicanschool@gmail.com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table:number-columns-repeated="2"/>
          <table:table-cell office:value-type="float" office:value="-88.55092" calcext:value-type="float">
            <text:p>-88.55092</text:p>
          </table:table-cell>
          <table:table-cell office:value-type="float" office:value="17.343375" calcext:value-type="float">
            <text:p>17.34337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chelle Turt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int Alphonsus RC Primary</text:p>
          </table:table-cell>
          <table:table-cell/>
          <table:table-cell office:value-type="string" calcext:value-type="string">
            <text:p>P51201</text:p>
          </table:table-cell>
          <table:table-cell office:value-type="string" calcext:value-type="string">
            <text:p>Seine Bight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ris Moreira</text:p>
          </table:table-cell>
          <table:table-cell office:value-type="float" office:value="6653852" calcext:value-type="float">
            <text:p>6653852</text:p>
          </table:table-cell>
          <table:table-cell/>
          <table:table-cell office:value-type="string" calcext:value-type="string">
            <text:p>stalphonsusrc51201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36658" calcext:value-type="float">
            <text:p>-88.36658</text:p>
          </table:table-cell>
          <table:table-cell office:value-type="float" office:value="16.56613" calcext:value-type="float">
            <text:p>16.5661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oris <text:s/>Moreira</text:p>
          </table:table-cell>
          <table:table-cell office:value-type="string" calcext:value-type="string">
            <text:p>Monique Guzma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Andrew Anglican Primary School</text:p>
          </table:table-cell>
          <table:table-cell/>
          <table:table-cell office:value-type="string" calcext:value-type="string">
            <text:p>P22001</text:p>
          </table:table-cell>
          <table:table-cell office:value-type="string" calcext:value-type="string">
            <text:p>72 West Street, San Igna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ee Gutierrez</text:p>
          </table:table-cell>
          <table:table-cell office:value-type="string" calcext:value-type="string">
            <text:p>8242991 601-4942</text:p>
          </table:table-cell>
          <table:table-cell/>
          <table:table-cell office:value-type="string" calcext:value-type="string">
            <text:p>st.andrews_anglican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7193407" calcext:value-type="float">
            <text:p>-89.07193407</text:p>
          </table:table-cell>
          <table:table-cell office:value-type="float" office:value="17.162648" calcext:value-type="float">
            <text:p>17.16264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aree Gutierr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int Ann's Anglican Primary School</text:p>
          </table:table-cell>
          <table:table-cell/>
          <table:table-cell office:value-type="string" calcext:value-type="string">
            <text:p>P22002</text:p>
          </table:table-cell>
          <table:table-cell office:value-type="string" calcext:value-type="string">
            <text:p>Independence Park Area, 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xander Locario</text:p>
          </table:table-cell>
          <table:table-cell office:value-type="string" calcext:value-type="string">
            <text:p>802-0445/ 638-8786</text:p>
          </table:table-cell>
          <table:table-cell/>
          <table:table-cell office:value-type="string" calcext:value-type="string">
            <text:p>st.anna2017@gmail.com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7686522" calcext:value-type="float">
            <text:p>-88.7686522</text:p>
          </table:table-cell>
          <table:table-cell office:value-type="float" office:value="17.2498284" calcext:value-type="float">
            <text:p>17.249828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zette James</text:p>
          </table:table-cell>
          <table:table-cell office:value-type="string" calcext:value-type="string">
            <text:p>Chantel Petzol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Augustine RC Primary School</text:p>
          </table:table-cell>
          <table:table-cell office:value-type="string" calcext:value-type="string">
            <text:p>Ernestine Jackson</text:p>
          </table:table-cell>
          <table:table-cell office:value-type="string" calcext:value-type="string">
            <text:p>P51404</text:p>
          </table:table-cell>
          <table:table-cell office:value-type="string" calcext:value-type="string">
            <text:p>23 miles Hummingbird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lorine Jackson</text:p>
          </table:table-cell>
          <table:table-cell office:value-type="string" calcext:value-type="string">
            <text:p>614-6054</text:p>
          </table:table-cell>
          <table:table-cell/>
          <table:table-cell office:value-type="string" calcext:value-type="string">
            <text:p>staugustine231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1212" calcext:value-type="float">
            <text:p>-88.51212</text:p>
          </table:table-cell>
          <table:table-cell office:value-type="float" office:value="17.02708" calcext:value-type="float">
            <text:p>17.0270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rnestine Jackosn</text:p>
          </table:table-cell>
          <table:table-cell office:value-type="string" calcext:value-type="string">
            <text:p>Lolrena Cru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Barnabas Anglican Primary School</text:p>
          </table:table-cell>
          <table:table-cell/>
          <table:table-cell office:value-type="string" calcext:value-type="string">
            <text:p>P22402</text:p>
          </table:table-cell>
          <table:table-cell office:value-type="string" calcext:value-type="string">
            <text:p>Central Farm</text:p>
          </table:table-cell>
          <table:table-cell/>
          <table:table-cell office:value-type="string" calcext:value-type="string">
            <text:p>Joyce Jones Hall</text:p>
          </table:table-cell>
          <table:table-cell office:value-type="string" calcext:value-type="string">
            <text:p>650-4668, 601-9647 /804-2726</text:p>
          </table:table-cell>
          <table:table-cell/>
          <table:table-cell office:value-type="string" calcext:value-type="string">
            <text:p>stbarnabasanglican65@gmail.com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table:number-columns-repeated="2"/>
          <table:table-cell office:value-type="float" office:value="-89.00141388" calcext:value-type="float">
            <text:p>-89.00141388</text:p>
          </table:table-cell>
          <table:table-cell office:value-type="float" office:value="17.1865311" calcext:value-type="float">
            <text:p>17.186531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yce Hall</text:p>
          </table:table-cell>
          <table:table-cell office:value-type="string" calcext:value-type="string">
            <text:p>Nichelle Loga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Benedict RC Primary</text:p>
          </table:table-cell>
          <table:table-cell/>
          <table:table-cell office:value-type="string" calcext:value-type="string">
            <text:p>P61003</text:p>
          </table:table-cell>
          <table:table-cell office:value-type="string" calcext:value-type="string">
            <text:p>Toledo Hope/Indianville, Punta Gord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ymond Coleman</text:p>
          </table:table-cell>
          <table:table-cell office:value-type="string" calcext:value-type="string">
            <text:p>670-6471</text:p>
          </table:table-cell>
          <table:table-cell/>
          <table:table-cell office:value-type="string" calcext:value-type="string">
            <text:p>school_st.benedict@yahoo.com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-88.8175708" calcext:value-type="float">
            <text:p>-88.8175708</text:p>
          </table:table-cell>
          <table:table-cell office:value-type="float" office:value="16.104267" calcext:value-type="float">
            <text:p>16.10426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laret Jacobs</text:p>
          </table:table-cell>
          <table:table-cell office:value-type="string" calcext:value-type="string">
            <text:p>Zita Wewe Pat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Cuthberts Primary School</text:p>
          </table:table-cell>
          <table:table-cell/>
          <table:table-cell office:value-type="string" calcext:value-type="string">
            <text:p>P60105</text:p>
          </table:table-cell>
          <table:table-cell office:value-type="string" calcext:value-type="string">
            <text:p>Punta Negr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el Coc</text:p>
          </table:table-cell>
          <table:table-cell office:value-type="string" calcext:value-type="string">
            <text:p>663-5194</text:p>
          </table:table-cell>
          <table:table-cell/>
          <table:table-cell office:value-type="string" calcext:value-type="string">
            <text:p>st.cuthbertgs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44527" calcext:value-type="float">
            <text:p>-88.544527</text:p>
          </table:table-cell>
          <table:table-cell office:value-type="float" office:value="16.272939" calcext:value-type="float">
            <text:p>16.27293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el Coc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int Edmund Campion Primary School</text:p>
          </table:table-cell>
          <table:table-cell/>
          <table:table-cell office:value-type="string" calcext:value-type="string">
            <text:p>P21407</text:p>
          </table:table-cell>
          <table:table-cell office:value-type="string" calcext:value-type="string">
            <text:p>Teakettl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bert Middleton</text:p>
          </table:table-cell>
          <table:table-cell office:value-type="string" calcext:value-type="string">
            <text:p>633-6406 633-0426VP</text:p>
          </table:table-cell>
          <table:table-cell/>
          <table:table-cell office:value-type="string" calcext:value-type="string">
            <text:p>stedmundcampion51@gmail.com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2"/>
          <table:table-cell office:value-type="float" office:value="-88.8571977" calcext:value-type="float">
            <text:p>-88.8571977</text:p>
          </table:table-cell>
          <table:table-cell office:value-type="float" office:value="17.2250142" calcext:value-type="float">
            <text:p>17.225014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smeralda Can</text:p>
          </table:table-cell>
          <table:table-cell office:value-type="string" calcext:value-type="string">
            <text:p>Shalina Castan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Francis Xavier Primary School</text:p>
          </table:table-cell>
          <table:table-cell/>
          <table:table-cell office:value-type="string" calcext:value-type="string">
            <text:p>P31002</text:p>
          </table:table-cell>
          <table:table-cell office:value-type="string" calcext:value-type="string">
            <text:p>Corner 4th Avenue &amp; 1st St.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. Jesus Babb/ Mr. Nestor Yam</text:p>
          </table:table-cell>
          <table:table-cell office:value-type="string" calcext:value-type="string">
            <text:p>422-2521</text:p>
          </table:table-cell>
          <table:table-cell/>
          <table:table-cell office:value-type="string" calcext:value-type="string">
            <text:p>st.francisxavierschoolcz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8581614" calcext:value-type="float">
            <text:p>-88.38581614</text:p>
          </table:table-cell>
          <table:table-cell office:value-type="float" office:value="18.39089699" calcext:value-type="float">
            <text:p>18.3908969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int Francis Xavier RC Primary School-CYO</text:p>
          </table:table-cell>
          <table:table-cell/>
          <table:table-cell office:value-type="string" calcext:value-type="string">
            <text:p>P21408</text:p>
          </table:table-cell>
          <table:table-cell office:value-type="string" calcext:value-type="string">
            <text:p>Esperanza Villag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Askari</text:p>
          </table:table-cell>
          <table:table-cell office:value-type="string" calcext:value-type="string">
            <text:p>824-3155/601-1116</text:p>
          </table:table-cell>
          <table:table-cell/>
          <table:table-cell office:value-type="string" calcext:value-type="string">
            <text:p>stfrancisxaviercayo@gmail.com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-89.03596134" calcext:value-type="float">
            <text:p>-89.03596134</text:p>
          </table:table-cell>
          <table:table-cell office:value-type="float" office:value="17.18062135" calcext:value-type="float">
            <text:p>17.1806213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ana Askari (Principal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int Hilda's Anglican Primary School</text:p>
          </table:table-cell>
          <table:table-cell/>
          <table:table-cell office:value-type="string" calcext:value-type="string">
            <text:p>P22401</text:p>
          </table:table-cell>
          <table:table-cell office:value-type="string" calcext:value-type="string">
            <text:p>Georgevill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e Martinez</text:p>
          </table:table-cell>
          <table:table-cell office:value-type="string" calcext:value-type="string">
            <text:p>631-8724 or 804-4444</text:p>
          </table:table-cell>
          <table:table-cell/>
          <table:table-cell office:value-type="string" calcext:value-type="string">
            <text:p>sthildasanglican@gmail.com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-88.97925" calcext:value-type="float">
            <text:p>-88.97925</text:p>
          </table:table-cell>
          <table:table-cell office:value-type="float" office:value="17.19352" calcext:value-type="float">
            <text:p>17.1935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ane Martinez</text:p>
          </table:table-cell>
          <table:table-cell office:value-type="string" calcext:value-type="string">
            <text:p>Indira Spain</text:p>
          </table:table-cell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Ignatius RC Primary School</text:p>
          </table:table-cell>
          <table:table-cell/>
          <table:table-cell office:value-type="string" calcext:value-type="string">
            <text:p>P11007</text:p>
          </table:table-cell>
          <table:table-cell office:value-type="string" calcext:value-type="string">
            <text:p>75 Euphrates Avenue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reen Ciego</text:p>
          </table:table-cell>
          <table:table-cell office:value-type="string" calcext:value-type="string">
            <text:p>227-0058</text:p>
          </table:table-cell>
          <table:table-cell/>
          <table:table-cell office:value-type="string" calcext:value-type="string">
            <text:p>nashusschool@gmail.com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 table:number-columns-repeated="2"/>
          <table:table-cell office:value-type="float" office:value="-88.19226641" calcext:value-type="float">
            <text:p>-88.19226641</text:p>
          </table:table-cell>
          <table:table-cell office:value-type="float" office:value="17.49181137" calcext:value-type="float">
            <text:p>17.4918113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Oren Romero</text:p>
          </table:table-cell>
          <table:table-cell office:value-type="string" calcext:value-type="string">
            <text:p>Lureen Ciego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John the Baptist RC Primary School</text:p>
          </table:table-cell>
          <table:table-cell/>
          <table:table-cell office:value-type="string" calcext:value-type="string">
            <text:p>P61103</text:p>
          </table:table-cell>
          <table:table-cell office:value-type="string" calcext:value-type="string">
            <text:p>Conejo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hony Fuentes</text:p>
          </table:table-cell>
          <table:table-cell office:value-type="string" calcext:value-type="string">
            <text:p>629-2440</text:p>
          </table:table-cell>
          <table:table-cell/>
          <table:table-cell office:value-type="string" calcext:value-type="string">
            <text:p>anthonyfuentes01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01404" calcext:value-type="float">
            <text:p>-89.001404</text:p>
          </table:table-cell>
          <table:table-cell office:value-type="float" office:value="16.047898" calcext:value-type="float">
            <text:p>16.04789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aniel Ishi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int John Vianney Primay School</text:p>
          </table:table-cell>
          <table:table-cell/>
          <table:table-cell office:value-type="string" calcext:value-type="string">
            <text:p>P11008</text:p>
          </table:table-cell>
          <table:table-cell office:value-type="string" calcext:value-type="string">
            <text:p>289 Fabers Road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h Usher</text:p>
          </table:table-cell>
          <table:table-cell office:value-type="string" calcext:value-type="string">
            <text:p>227-4844</text:p>
          </table:table-cell>
          <table:table-cell/>
          <table:table-cell office:value-type="string" calcext:value-type="string">
            <text:p>stjohnvianneyrcschool@gmail.com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-88.19853386" calcext:value-type="float">
            <text:p>-88.19853386</text:p>
          </table:table-cell>
          <table:table-cell office:value-type="float" office:value="17.48762349" calcext:value-type="float">
            <text:p>17.4876234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uth Usher</text:p>
          </table:table-cell>
          <table:table-cell office:value-type="string" calcext:value-type="string">
            <text:p>Felix Sutherlan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John's Anglican Primary School</text:p>
          </table:table-cell>
          <table:table-cell/>
          <table:table-cell office:value-type="string" calcext:value-type="string">
            <text:p>P12006</text:p>
          </table:table-cell>
          <table:table-cell office:value-type="string" calcext:value-type="string">
            <text:p>1 Amara Aven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lene Belgrave</text:p>
          </table:table-cell>
          <table:table-cell office:value-type="string" calcext:value-type="string">
            <text:p>227-3410</text:p>
          </table:table-cell>
          <table:table-cell/>
          <table:table-cell office:value-type="string" calcext:value-type="string">
            <text:p>stjohnsanglicanprimary@btl.net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-88.19240187" calcext:value-type="float">
            <text:p>-88.19240187</text:p>
          </table:table-cell>
          <table:table-cell office:value-type="float" office:value="17.48887096" calcext:value-type="float">
            <text:p>17.4888709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arlene Belgrave</text:p>
          </table:table-cell>
          <table:table-cell office:value-type="string" calcext:value-type="string">
            <text:p>Claudette Reyes</text:p>
          </table:table-cell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John's Memorial Anglican Primary School</text:p>
          </table:table-cell>
          <table:table-cell/>
          <table:table-cell office:value-type="string" calcext:value-type="string">
            <text:p>P52201</text:p>
          </table:table-cell>
          <table:table-cell office:value-type="string" calcext:value-type="string">
            <text:p>Placenci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ta Rowland</text:p>
          </table:table-cell>
          <table:table-cell office:value-type="string" calcext:value-type="string">
            <text:p>523-3170 / 610-6502</text:p>
          </table:table-cell>
          <table:table-cell/>
          <table:table-cell office:value-type="string" calcext:value-type="string">
            <text:p>st.johnsmemoria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702958" calcext:value-type="float">
            <text:p>-88.3702958</text:p>
          </table:table-cell>
          <table:table-cell office:value-type="float" office:value="16.5212091" calcext:value-type="float">
            <text:p>16.521209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ephen Whyte</text:p>
          </table:table-cell>
          <table:table-cell office:value-type="string" calcext:value-type="string">
            <text:p>Marita Rowlan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Joseph RC - Cotton Tree</text:p>
          </table:table-cell>
          <table:table-cell/>
          <table:table-cell office:value-type="string" calcext:value-type="string">
            <text:p>P21403</text:p>
          </table:table-cell>
          <table:table-cell office:value-type="string" calcext:value-type="string">
            <text:p>Cotton Tree Village, Cay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ycelyn Coleman</text:p>
          </table:table-cell>
          <table:table-cell office:value-type="string" calcext:value-type="string">
            <text:p>627-8928/ <text:s/>630-1428/802-0252</text:p>
          </table:table-cell>
          <table:table-cell/>
          <table:table-cell office:value-type="string" calcext:value-type="string">
            <text:p>stjosephrc.school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71113398" calcext:value-type="float">
            <text:p>-88.71113398</text:p>
          </table:table-cell>
          <table:table-cell office:value-type="float" office:value="17.27624414" calcext:value-type="float">
            <text:p>17.2762441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ycelyn Coleman</text:p>
          </table:table-cell>
          <table:table-cell office:value-type="string" calcext:value-type="string">
            <text:p>Carolina Martinez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Joseph RC Primary</text:p>
          </table:table-cell>
          <table:table-cell/>
          <table:table-cell office:value-type="string" calcext:value-type="string">
            <text:p>P11011</text:p>
          </table:table-cell>
          <table:table-cell office:value-type="string" calcext:value-type="string">
            <text:p>3 St. Joseph &amp; Simon Lamb Stre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Avilez</text:p>
          </table:table-cell>
          <table:table-cell office:value-type="string" calcext:value-type="string">
            <text:p>223-1772</text:p>
          </table:table-cell>
          <table:table-cell/>
          <table:table-cell office:value-type="string" calcext:value-type="string">
            <text:p>stjosephrcschoo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19197912" calcext:value-type="float">
            <text:p>-88.19197912</text:p>
          </table:table-cell>
          <table:table-cell office:value-type="float" office:value="17.50412008" calcext:value-type="float">
            <text:p>17.5041200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Joseph RC Primary School</text:p>
          </table:table-cell>
          <table:table-cell/>
          <table:table-cell office:value-type="string" calcext:value-type="string">
            <text:p>P61102</text:p>
          </table:table-cell>
          <table:table-cell office:value-type="string" calcext:value-type="string">
            <text:p>Barranc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ma Rodriguez</text:p>
          </table:table-cell>
          <table:table-cell office:value-type="string" calcext:value-type="string">
            <text:p>608-9165</text:p>
          </table:table-cell>
          <table:table-cell/>
          <table:table-cell office:value-type="string" calcext:value-type="string">
            <text:p>lomarodriguez@yahoo.com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table:number-columns-repeated="2"/>
          <table:table-cell office:value-type="float" office:value="-88.918495" calcext:value-type="float">
            <text:p>-88.918495</text:p>
          </table:table-cell>
          <table:table-cell office:value-type="float" office:value="15.999285" calcext:value-type="float">
            <text:p>15.99928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oma Rodrigu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int Joseph RC-Duck Run 2</text:p>
          </table:table-cell>
          <table:table-cell/>
          <table:table-cell office:value-type="string" calcext:value-type="string">
            <text:p>P21103</text:p>
          </table:table-cell>
          <table:table-cell office:value-type="string" calcext:value-type="string">
            <text:p>Duck Run 2, Spanish Look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Cabb Jr.</text:p>
          </table:table-cell>
          <table:table-cell office:value-type="string" calcext:value-type="string">
            <text:p>620-8869</text:p>
          </table:table-cell>
          <table:table-cell/>
          <table:table-cell office:value-type="string" calcext:value-type="string">
            <text:p>stjosephdr2@yahoo.com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-89.02372167" calcext:value-type="float">
            <text:p>-89.02372167</text:p>
          </table:table-cell>
          <table:table-cell office:value-type="float" office:value="17.24210234" calcext:value-type="float">
            <text:p>17.2421023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avid Cabb Jr.</text:p>
          </table:table-cell>
          <table:table-cell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Jude RC Primary School</text:p>
          </table:table-cell>
          <table:table-cell/>
          <table:table-cell office:value-type="string" calcext:value-type="string">
            <text:p>P51403</text:p>
          </table:table-cell>
          <table:table-cell office:value-type="string" calcext:value-type="string">
            <text:p>Maya Center Village <text:s/>15 Miles, southern Highway <text:s/>Stann Cre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ie Coleman</text:p>
          </table:table-cell>
          <table:table-cell office:value-type="string" calcext:value-type="string">
            <text:p>635-6561</text:p>
          </table:table-cell>
          <table:table-cell/>
          <table:table-cell office:value-type="string" calcext:value-type="string">
            <text:p>stjude.mayacenter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814957" calcext:value-type="float">
            <text:p>-88.3814957</text:p>
          </table:table-cell>
          <table:table-cell office:value-type="float" office:value="16.7983079" calcext:value-type="float">
            <text:p>16.798307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berato Saqui</text:p>
          </table:table-cell>
          <table:table-cell office:value-type="string" calcext:value-type="string">
            <text:p>Edwardo Pop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Jude RC Primary School-CYO</text:p>
          </table:table-cell>
          <table:table-cell/>
          <table:table-cell office:value-type="string" calcext:value-type="string">
            <text:p>P21402</text:p>
          </table:table-cell>
          <table:table-cell office:value-type="string" calcext:value-type="string">
            <text:p>Camalot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von Ramirez</text:p>
          </table:table-cell>
          <table:table-cell office:value-type="string" calcext:value-type="string">
            <text:p>614- 9707</text:p>
          </table:table-cell>
          <table:table-cell/>
          <table:table-cell office:value-type="string" calcext:value-type="string">
            <text:p>st.juderc.school@gmail.com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-88.8248689" calcext:value-type="float">
            <text:p>-88.8248689</text:p>
          </table:table-cell>
          <table:table-cell office:value-type="float" office:value="17.243563" calcext:value-type="float">
            <text:p>17.24356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evon Ramirez</text:p>
          </table:table-cell>
          <table:table-cell office:value-type="string" calcext:value-type="string">
            <text:p>Salamarie Longsworth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Luke Methodist Primary</text:p>
          </table:table-cell>
          <table:table-cell/>
          <table:table-cell office:value-type="string" calcext:value-type="string">
            <text:p>P13004</text:p>
          </table:table-cell>
          <table:table-cell office:value-type="string" calcext:value-type="string">
            <text:p>Mahogany Stree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queline Linch</text:p>
          </table:table-cell>
          <table:table-cell table:number-columns-repeated="2" office:value-type="string" calcext:value-type="string">
            <text:p>222-4301</text:p>
          </table:table-cell>
          <table:table-cell office:value-type="string" calcext:value-type="string">
            <text:p>stlukebz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20008709" calcext:value-type="float">
            <text:p>-88.20008709</text:p>
          </table:table-cell>
          <table:table-cell office:value-type="float" office:value="17.50100318" calcext:value-type="float">
            <text:p>17.5010031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s. Jacqueline Lynch</text:p>
          </table:table-cell>
          <table:table-cell/>
          <table:table-cell office:value-type="string" calcext:value-type="string">
            <text:p>Methodi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argaret Mary RC Primary School</text:p>
          </table:table-cell>
          <table:table-cell/>
          <table:table-cell office:value-type="string" calcext:value-type="string">
            <text:p>P21406</text:p>
          </table:table-cell>
          <table:table-cell office:value-type="string" calcext:value-type="string">
            <text:p>St. Margaret Village, Mile 32 Hummingbird Highway, Cayo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s. Patricia Perez</text:p>
          </table:table-cell>
          <table:table-cell office:value-type="string" calcext:value-type="string">
            <text:p>636-6641</text:p>
          </table:table-cell>
          <table:table-cell/>
          <table:table-cell office:value-type="string" calcext:value-type="string">
            <text:p>stmargaretmaryrcschool@gmail.com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float" office:value="-88.61246113" calcext:value-type="float">
            <text:p>-88.61246113</text:p>
          </table:table-cell>
          <table:table-cell office:value-type="float" office:value="17.08976851" calcext:value-type="float">
            <text:p>17.0897685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atricia Perez</text:p>
          </table:table-cell>
          <table:table-cell office:value-type="string" calcext:value-type="string">
            <text:p>Marcos Ad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argaret's Christian Day Primary</text:p>
          </table:table-cell>
          <table:table-cell/>
          <table:table-cell office:value-type="string" calcext:value-type="string">
            <text:p>P28402</text:p>
          </table:table-cell>
          <table:table-cell office:value-type="string" calcext:value-type="string">
            <text:p>St. Margaret Village, <text:s/>Cayo District</text:p>
          </table:table-cell>
          <table:table-cell/>
          <table:table-cell office:value-type="string" calcext:value-type="string">
            <text:p>Victor Barrera</text:p>
          </table:table-cell>
          <table:table-cell office:value-type="string" calcext:value-type="string">
            <text:p>635-5249</text:p>
          </table:table-cell>
          <table:table-cell/>
          <table:table-cell office:value-type="string" calcext:value-type="string">
            <text:p>septemberof2012@gmail.com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-88.61173062" calcext:value-type="float">
            <text:p>-88.61173062</text:p>
          </table:table-cell>
          <table:table-cell office:value-type="float" office:value="17.08904396" calcext:value-type="float">
            <text:p>17.0890439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aban Kropf</text:p>
          </table:table-cell>
          <table:table-cell office:value-type="string" calcext:value-type="string">
            <text:p>Benjamin Schrock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ark's RC Primary School</text:p>
          </table:table-cell>
          <table:table-cell office:value-type="string" calcext:value-type="string">
            <text:p>Rigoberto Choco</text:p>
          </table:table-cell>
          <table:table-cell office:value-type="string" calcext:value-type="string">
            <text:p>P61110</text:p>
          </table:table-cell>
          <table:table-cell office:value-type="string" calcext:value-type="string">
            <text:p>Otoxh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ario Ical</text:p>
          </table:table-cell>
          <table:table-cell table:number-columns-repeated="2"/>
          <table:table-cell office:value-type="string" calcext:value-type="string">
            <text:p>stmarks1960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18041" calcext:value-type="float">
            <text:p>-89.18041</text:p>
          </table:table-cell>
          <table:table-cell office:value-type="float" office:value="16.02241" calcext:value-type="float">
            <text:p>16.0224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int Martin de Porres Primary School</text:p>
          </table:table-cell>
          <table:table-cell/>
          <table:table-cell office:value-type="string" calcext:value-type="string">
            <text:p>P11012</text:p>
          </table:table-cell>
          <table:table-cell office:value-type="string" calcext:value-type="string">
            <text:p>Partridge Stree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wn Wade</text:p>
          </table:table-cell>
          <table:table-cell office:value-type="string" calcext:value-type="string">
            <text:p>675-4457</text:p>
          </table:table-cell>
          <table:table-cell/>
          <table:table-cell office:value-type="string" calcext:value-type="string">
            <text:p>st.martindeporresschool@gmail.com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2"/>
          <table:table-cell office:value-type="float" office:value="-88.20095059" calcext:value-type="float">
            <text:p>-88.20095059</text:p>
          </table:table-cell>
          <table:table-cell office:value-type="float" office:value="17.49932701" calcext:value-type="float">
            <text:p>17.49932701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ne Palacio</text:p>
          </table:table-cell>
          <table:table-cell office:value-type="string" calcext:value-type="string">
            <text:p>Teresita Tillett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artin De Porres RC Primary School-CYO</text:p>
          </table:table-cell>
          <table:table-cell/>
          <table:table-cell office:value-type="string" calcext:value-type="string">
            <text:p>P21409</text:p>
          </table:table-cell>
          <table:table-cell office:value-type="string" calcext:value-type="string">
            <text:p>Blackman Eddy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Cocom</text:p>
          </table:table-cell>
          <table:table-cell office:value-type="string" calcext:value-type="string">
            <text:p>676-9585</text:p>
          </table:table-cell>
          <table:table-cell/>
          <table:table-cell office:value-type="string" calcext:value-type="string">
            <text:p>stmartindeporrc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1261328" calcext:value-type="float">
            <text:p>-88.91261328</text:p>
          </table:table-cell>
          <table:table-cell office:value-type="float" office:value="17.22512812" calcext:value-type="float">
            <text:p>17.2251281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artolo Tuyub</text:p>
          </table:table-cell>
          <table:table-cell office:value-type="string" calcext:value-type="string">
            <text:p>Sandra Cocom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artin's Government Primary School</text:p>
          </table:table-cell>
          <table:table-cell/>
          <table:table-cell office:value-type="string" calcext:value-type="string">
            <text:p>P20402</text:p>
          </table:table-cell>
          <table:table-cell office:value-type="string" calcext:value-type="string">
            <text:p>Cemetery Road, Salvapan <text:s/>City of 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s. Margaret Enriquez</text:p>
          </table:table-cell>
          <table:table-cell office:value-type="string" calcext:value-type="string">
            <text:p>822-1017</text:p>
          </table:table-cell>
          <table:table-cell/>
          <table:table-cell office:value-type="string" calcext:value-type="string">
            <text:p>stmartinsgov@btl.net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-88.75874" calcext:value-type="float">
            <text:p>-88.75874</text:p>
          </table:table-cell>
          <table:table-cell office:value-type="float" office:value="17.251379" calcext:value-type="float">
            <text:p>17.25137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garet Enriquez</text:p>
          </table:table-cell>
          <table:table-cell office:value-type="string" calcext:value-type="string">
            <text:p>Pedro Cano</text:p>
          </table:table-cell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ary's Anglican Primary School</text:p>
          </table:table-cell>
          <table:table-cell/>
          <table:table-cell office:value-type="string" calcext:value-type="string">
            <text:p>P12008</text:p>
          </table:table-cell>
          <table:table-cell office:value-type="string" calcext:value-type="string">
            <text:p>1 Angel Lane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e Elizabeth Garay</text:p>
          </table:table-cell>
          <table:table-cell office:value-type="string" calcext:value-type="string">
            <text:p>207-3352</text:p>
          </table:table-cell>
          <table:table-cell/>
          <table:table-cell office:value-type="string" calcext:value-type="string">
            <text:p>stmarys329@gmail.com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float" office:value="-88.18431715" calcext:value-type="float">
            <text:p>-88.18431715</text:p>
          </table:table-cell>
          <table:table-cell office:value-type="float" office:value="17.49564532" calcext:value-type="float">
            <text:p>17.4956453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ae Garay (Principal)</text:p>
          </table:table-cell>
          <table:table-cell office:value-type="string" calcext:value-type="string">
            <text:p>Carol Flowers (VP)</text:p>
          </table:table-cell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atthew's Anglican Primary School</text:p>
          </table:table-cell>
          <table:table-cell/>
          <table:table-cell office:value-type="string" calcext:value-type="string">
            <text:p>P52402</text:p>
          </table:table-cell>
          <table:table-cell office:value-type="string" calcext:value-type="string">
            <text:p>Pomon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a Mae Ferguson</text:p>
          </table:table-cell>
          <table:table-cell office:value-type="string" calcext:value-type="string">
            <text:p>502-3589</text:p>
          </table:table-cell>
          <table:table-cell/>
          <table:table-cell office:value-type="string" calcext:value-type="string">
            <text:p>stmatthew.anglican3589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6676786" calcext:value-type="float">
            <text:p>-88.36676786</text:p>
          </table:table-cell>
          <table:table-cell office:value-type="float" office:value="16.99555047" calcext:value-type="float">
            <text:p>16.9955504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namay Ferguson</text:p>
          </table:table-cell>
          <table:table-cell office:value-type="string" calcext:value-type="string">
            <text:p>Alexander Gonzales</text:p>
          </table:table-cell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atthew's Government Primary School</text:p>
          </table:table-cell>
          <table:table-cell/>
          <table:table-cell office:value-type="string" calcext:value-type="string">
            <text:p>P20403</text:p>
          </table:table-cell>
          <table:table-cell office:value-type="string" calcext:value-type="string">
            <text:p>38 miles George Price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keyra Berry</text:p>
          </table:table-cell>
          <table:table-cell office:value-type="string" calcext:value-type="string">
            <text:p>610-9234 <text:s/>/ 636-2292</text:p>
          </table:table-cell>
          <table:table-cell/>
          <table:table-cell office:value-type="string" calcext:value-type="string">
            <text:p>smgovtschoo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4609264" calcext:value-type="float">
            <text:p>-88.64609264</text:p>
          </table:table-cell>
          <table:table-cell office:value-type="float" office:value="17.27657462" calcext:value-type="float">
            <text:p>17.27657462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chelle <text:s/>Murray</text:p>
          </table:table-cell>
          <table:table-cell office:value-type="string" calcext:value-type="string">
            <text:p>Shakeyra Berrry</text:p>
          </table:table-cell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ichael RC Primary</text:p>
          </table:table-cell>
          <table:table-cell/>
          <table:table-cell office:value-type="string" calcext:value-type="string">
            <text:p>P21404</text:p>
          </table:table-cell>
          <table:table-cell office:value-type="string" calcext:value-type="string">
            <text:p>Monja Blanca St., <text:s text:c="2"/>Las Flores <text:s/>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n Sanchez</text:p>
          </table:table-cell>
          <table:table-cell office:value-type="string" calcext:value-type="string">
            <text:p>662-4369/629-2540</text:p>
          </table:table-cell>
          <table:table-cell/>
          <table:table-cell office:value-type="string" calcext:value-type="string">
            <text:p>stmichaelrc85@gmail.com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-88.77944361" calcext:value-type="float">
            <text:p>-88.77944361</text:p>
          </table:table-cell>
          <table:table-cell office:value-type="float" office:value="17.23463967" calcext:value-type="float">
            <text:p>17.23463967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an Sanchez</text:p>
          </table:table-cell>
          <table:table-cell office:value-type="string" calcext:value-type="string">
            <text:p>Maria Elsa Reyes Cruz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Michael RC Primary</text:p>
          </table:table-cell>
          <table:table-cell/>
          <table:table-cell office:value-type="string" calcext:value-type="string">
            <text:p>P41203</text:p>
          </table:table-cell>
          <table:table-cell office:value-type="string" calcext:value-type="string">
            <text:p>San Felip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ando Peralta ( Acting Pr.Pablo Peralta)</text:p>
          </table:table-cell>
          <table:table-cell office:value-type="string" calcext:value-type="string">
            <text:p>6361832 - 6627908</text:p>
          </table:table-cell>
          <table:table-cell/>
          <table:table-cell office:value-type="string" calcext:value-type="string">
            <text:p>stmichaelow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77296322" calcext:value-type="float">
            <text:p>-88.77296322</text:p>
          </table:table-cell>
          <table:table-cell office:value-type="float" office:value="17.8729365" calcext:value-type="float">
            <text:p>17.8729365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Oscar Romero RC Primary School</text:p>
          </table:table-cell>
          <table:table-cell office:value-type="string" calcext:value-type="string">
            <text:p>Monsignor Romero RC</text:p>
          </table:table-cell>
          <table:table-cell office:value-type="string" calcext:value-type="string">
            <text:p>P21106</text:p>
          </table:table-cell>
          <table:table-cell office:value-type="string" calcext:value-type="string">
            <text:p>Valley of Peace Village</text:p>
          </table:table-cell>
          <table:table-cell office:value-type="string" calcext:value-type="string">
            <text:p>P.O. Box # 190, Bmp.</text:p>
          </table:table-cell>
          <table:table-cell office:value-type="string" calcext:value-type="string">
            <text:p>Judith Melgar</text:p>
          </table:table-cell>
          <table:table-cell office:value-type="string" calcext:value-type="string">
            <text:p>665-7701/809-2009</text:p>
          </table:table-cell>
          <table:table-cell/>
          <table:table-cell office:value-type="string" calcext:value-type="string">
            <text:p>monsignorromerorc@gmail.com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2"/>
          <table:table-cell office:value-type="float" office:value="-88.8348297" calcext:value-type="float">
            <text:p>-88.8348297</text:p>
          </table:table-cell>
          <table:table-cell office:value-type="float" office:value="17.3363676" calcext:value-type="float">
            <text:p>17.336367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. Johnny H. Valencia</text:p>
          </table:table-cell>
          <table:table-cell office:value-type="string" calcext:value-type="string">
            <text:p>Miss Judith Melga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Paul's Anglican Primary School</text:p>
          </table:table-cell>
          <table:table-cell/>
          <table:table-cell office:value-type="string" calcext:value-type="string">
            <text:p>P32001</text:p>
          </table:table-cell>
          <table:table-cell office:value-type="string" calcext:value-type="string">
            <text:p>Corner 4th Avenue &amp; 5th St.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cy Z Aguilar</text:p>
          </table:table-cell>
          <table:table-cell office:value-type="float" office:value="6102194" calcext:value-type="float">
            <text:p>6102194</text:p>
          </table:table-cell>
          <table:table-cell/>
          <table:table-cell office:value-type="string" calcext:value-type="string">
            <text:p>stpaulsanglicanschool@gmail.com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-88.38893" calcext:value-type="float">
            <text:p>-88.38893</text:p>
          </table:table-cell>
          <table:table-cell office:value-type="float" office:value="18.38881" calcext:value-type="float">
            <text:p>18.3888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Paul's RC Primary School</text:p>
          </table:table-cell>
          <table:table-cell/>
          <table:table-cell office:value-type="string" calcext:value-type="string">
            <text:p>P61408</text:p>
          </table:table-cell>
          <table:table-cell office:value-type="string" calcext:value-type="string">
            <text:p>San Pablo Village, Toled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 Acal</text:p>
          </table:table-cell>
          <table:table-cell office:value-type="string" calcext:value-type="string">
            <text:p>674-5857</text:p>
          </table:table-cell>
          <table:table-cell/>
          <table:table-cell office:value-type="string" calcext:value-type="string">
            <text:p>stpaulrcsp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7989" calcext:value-type="float">
            <text:p>-88.57989</text:p>
          </table:table-cell>
          <table:table-cell office:value-type="float" office:value="16.61176" calcext:value-type="float">
            <text:p>16.6117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uan Sho</text:p>
          </table:table-cell>
          <table:table-cell office:value-type="string" calcext:value-type="string">
            <text:p>Cristino Aca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Peter Claver Primary School</text:p>
          </table:table-cell>
          <table:table-cell/>
          <table:table-cell office:value-type="string" calcext:value-type="string">
            <text:p>P61002</text:p>
          </table:table-cell>
          <table:table-cell office:value-type="string" calcext:value-type="string">
            <text:p>60 Main Street, Punta Gord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on Lucas</text:p>
          </table:table-cell>
          <table:table-cell office:value-type="string" calcext:value-type="string">
            <text:p>702-2027</text:p>
          </table:table-cell>
          <table:table-cell/>
          <table:table-cell office:value-type="string" calcext:value-type="string">
            <text:p>peterclaverschool@yahoo.com</text:p>
          </table:table-cell>
          <table:table-cell table:number-columns-repeated="2"/>
          <table:table-cell office:value-type="float" office:value="1862" calcext:value-type="float">
            <text:p>1862</text:p>
          </table:table-cell>
          <table:table-cell table:number-columns-repeated="2"/>
          <table:table-cell office:value-type="float" office:value="-88.805684" calcext:value-type="float">
            <text:p>-88.805684</text:p>
          </table:table-cell>
          <table:table-cell office:value-type="float" office:value="16.097638" calcext:value-type="float">
            <text:p>16.09763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elesforo Paquiul</text:p>
          </table:table-cell>
          <table:table-cell office:value-type="string" calcext:value-type="string">
            <text:p>Cindy Martinez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Peter's Anglican Primary School</text:p>
          </table:table-cell>
          <table:table-cell/>
          <table:table-cell office:value-type="string" calcext:value-type="string">
            <text:p>P42001</text:p>
          </table:table-cell>
          <table:table-cell office:value-type="string" calcext:value-type="string">
            <text:p>9 St. Peter's Street, OW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sana Brieno</text:p>
          </table:table-cell>
          <table:table-cell office:value-type="string" calcext:value-type="string">
            <text:p>322-2160</text:p>
          </table:table-cell>
          <table:table-cell/>
          <table:table-cell office:value-type="string" calcext:value-type="string">
            <text:p>stpeteranglican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1989" calcext:value-type="float">
            <text:p>-88.561989</text:p>
          </table:table-cell>
          <table:table-cell office:value-type="float" office:value="18.082147" calcext:value-type="float">
            <text:p>18.08214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ossana Briceno</text:p>
          </table:table-cell>
          <table:table-cell office:value-type="string" calcext:value-type="string">
            <text:p>Francelia Cantun</text:p>
          </table:table-cell>
          <table:table-cell office:value-type="string" calcext:value-type="string">
            <text:p>Anglican</text:p>
          </table:table-cell>
          <table:table-cell table:number-columns-repeated="32"/>
        </table:table-row>
        <table:table-row table:style-name="ro1">
          <table:table-cell table:style-name="ce17" office:value-type="string" calcext:value-type="string">
            <text:p>Saint Phillip RC Primary School</text:p>
          </table:table-cell>
          <table:table-cell/>
          <table:table-cell office:value-type="string" calcext:value-type="string">
            <text:p>P61402</text:p>
          </table:table-cell>
          <table:table-cell office:value-type="string" calcext:value-type="string">
            <text:p>Cattle Landing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stor Assi</text:p>
          </table:table-cell>
          <table:table-cell office:value-type="string" calcext:value-type="string">
            <text:p>632-4958</text:p>
          </table:table-cell>
          <table:table-cell/>
          <table:table-cell office:value-type="string" calcext:value-type="string">
            <text:p>stphillipcattle@gmail.com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/>
          <table:table-cell table:style-name="ce17" office:value-type="float" office:value="2024" calcext:value-type="float">
            <text:p>2024</text:p>
          </table:table-cell>
          <table:table-cell office:value-type="float" office:value="-88.7958" calcext:value-type="float">
            <text:p>-88.7958</text:p>
          </table:table-cell>
          <table:table-cell office:value-type="float" office:value="16.12135" calcext:value-type="float">
            <text:p>16.1213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oberto Vairez</text:p>
          </table:table-cell>
          <table:table-cell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Stephen's Anglican Primary School</text:p>
          </table:table-cell>
          <table:table-cell/>
          <table:table-cell office:value-type="string" calcext:value-type="string">
            <text:p>P62102</text:p>
          </table:table-cell>
          <table:table-cell office:value-type="string" calcext:value-type="string">
            <text:p>Monkey River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ia Gordon</text:p>
          </table:table-cell>
          <table:table-cell office:value-type="string" calcext:value-type="string">
            <text:p>662-1117/636-0436</text:p>
          </table:table-cell>
          <table:table-cell/>
          <table:table-cell office:value-type="string" calcext:value-type="string">
            <text:p>ststephensanglican8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8554268" calcext:value-type="float">
            <text:p>-88.48554268</text:p>
          </table:table-cell>
          <table:table-cell office:value-type="float" office:value="16.36225527" calcext:value-type="float">
            <text:p>16.3622552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glican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Kasia Gordon</text:p>
          </table:table-cell>
          <table:table-cell office:value-type="string" calcext:value-type="string">
            <text:p>Keely Flower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int Therese RC Primary School</text:p>
          </table:table-cell>
          <table:table-cell/>
          <table:table-cell office:value-type="string" calcext:value-type="string">
            <text:p>P11404</text:p>
          </table:table-cell>
          <table:table-cell office:value-type="string" calcext:value-type="string">
            <text:p>Burrell Boom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ka Baizer</text:p>
          </table:table-cell>
          <table:table-cell office:value-type="string" calcext:value-type="string">
            <text:p>615-0818</text:p>
          </table:table-cell>
          <table:table-cell/>
          <table:table-cell office:value-type="string" calcext:value-type="string">
            <text:p>st.thereseromancatholic@gmail.com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-88.40152158" calcext:value-type="float">
            <text:p>-88.40152158</text:p>
          </table:table-cell>
          <table:table-cell office:value-type="float" office:value="17.56883699" calcext:value-type="float">
            <text:p>17.5688369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vadney Young</text:p>
          </table:table-cell>
          <table:table-cell office:value-type="string" calcext:value-type="string">
            <text:p>Marika Baizar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Vincent Pallotti R.C. Primary School</text:p>
          </table:table-cell>
          <table:table-cell/>
          <table:table-cell office:value-type="string" calcext:value-type="string">
            <text:p>P21411</text:p>
          </table:table-cell>
          <table:table-cell office:value-type="string" calcext:value-type="string">
            <text:p>Unitedville Village <text:s/>Cayo District</text:p>
          </table:table-cell>
          <table:table-cell/>
          <table:table-cell office:value-type="string" calcext:value-type="string">
            <text:p>Luis Oliva</text:p>
          </table:table-cell>
          <table:table-cell office:value-type="string" calcext:value-type="string">
            <text:p>671-4315 (p) 670-4543(sch)</text:p>
          </table:table-cell>
          <table:table-cell/>
          <table:table-cell office:value-type="string" calcext:value-type="string">
            <text:p>stvincent.pallotti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4246" calcext:value-type="float">
            <text:p>-88.94246</text:p>
          </table:table-cell>
          <table:table-cell office:value-type="float" office:value="17.20926" calcext:value-type="float">
            <text:p>17.2092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uis Oliva (Principal)</text:p>
          </table:table-cell>
          <table:table-cell office:value-type="string" calcext:value-type="string">
            <text:p>Yesenia Altamirano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n Antonio Government Primary School</text:p>
          </table:table-cell>
          <table:table-cell/>
          <table:table-cell office:value-type="string" calcext:value-type="string">
            <text:p>P30405</text:p>
          </table:table-cell>
          <table:table-cell office:value-type="string" calcext:value-type="string">
            <text:p>San Antoni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asio Gonzalez</text:p>
          </table:table-cell>
          <table:table-cell office:value-type="string" calcext:value-type="string">
            <text:p>604-6277</text:p>
          </table:table-cell>
          <table:table-cell/>
          <table:table-cell office:value-type="string" calcext:value-type="string">
            <text:p>sanantonio.gov.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9945084" calcext:value-type="float">
            <text:p>-88.39945084</text:p>
          </table:table-cell>
          <table:table-cell office:value-type="float" office:value="18.40240233" calcext:value-type="float">
            <text:p>18.4024023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icasio Gonzal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Antonio RC Primary School</text:p>
          </table:table-cell>
          <table:table-cell/>
          <table:table-cell office:value-type="string" calcext:value-type="string">
            <text:p>P41202</text:p>
          </table:table-cell>
          <table:table-cell office:value-type="string" calcext:value-type="string">
            <text:p>San Antonio Rio Hon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ta Colindres</text:p>
          </table:table-cell>
          <table:table-cell office:value-type="string" calcext:value-type="string">
            <text:p>660-4411 or 6343651</text:p>
          </table:table-cell>
          <table:table-cell/>
          <table:table-cell office:value-type="string" calcext:value-type="string">
            <text:p>sanantonioriohondorc20@gmail.com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table:number-columns-repeated="2"/>
          <table:table-cell office:value-type="float" office:value="-88.67571368" calcext:value-type="float">
            <text:p>-88.67571368</text:p>
          </table:table-cell>
          <table:table-cell office:value-type="float" office:value="18.13153996" calcext:value-type="float">
            <text:p>18.1315399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Antonio RC Primary School-CYO</text:p>
          </table:table-cell>
          <table:table-cell/>
          <table:table-cell office:value-type="string" calcext:value-type="string">
            <text:p>P21202</text:p>
          </table:table-cell>
          <table:table-cell office:value-type="string" calcext:value-type="string">
            <text:p>San Antoni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mael G. Mai</text:p>
          </table:table-cell>
          <table:table-cell office:value-type="string" calcext:value-type="string">
            <text:p>650-6846</text:p>
          </table:table-cell>
          <table:table-cell/>
          <table:table-cell office:value-type="string" calcext:value-type="string">
            <text:p>sanantoniorc16@gmail.com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-89.02133539" calcext:value-type="float">
            <text:p>-89.02133539</text:p>
          </table:table-cell>
          <table:table-cell office:value-type="float" office:value="17.07892029" calcext:value-type="float">
            <text:p>17.0789202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smael Mai (Principal)</text:p>
          </table:table-cell>
          <table:table-cell office:value-type="string" calcext:value-type="string">
            <text:p>Clifford Coc (Teacher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Antonio United Pentecostal Primary School</text:p>
          </table:table-cell>
          <table:table-cell/>
          <table:table-cell office:value-type="string" calcext:value-type="string">
            <text:p>P29201</text:p>
          </table:table-cell>
          <table:table-cell office:value-type="string" calcext:value-type="string">
            <text:p>San Antoni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elito Mai</text:p>
          </table:table-cell>
          <table:table-cell office:value-type="string" calcext:value-type="string">
            <text:p>661 8106</text:p>
          </table:table-cell>
          <table:table-cell/>
          <table:table-cell office:value-type="string" calcext:value-type="string">
            <text:p>unitedpentecostalschool@yahoo.com</text:p>
          </table:table-cell>
          <table:table-cell office:value-type="string" calcext:value-type="string">
            <text:p>www.ups.edu.bz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-89.02493529" calcext:value-type="float">
            <text:p>-89.02493529</text:p>
          </table:table-cell>
          <table:table-cell office:value-type="float" office:value="17.08143009" calcext:value-type="float">
            <text:p>17.0814300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nited Pentecostal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United Pentecostal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elito Mai (Principal)</text:p>
          </table:table-cell>
          <table:table-cell office:value-type="string" calcext:value-type="string">
            <text:p>Carlos Cisneros (VPrincipal)</text:p>
          </table:table-cell>
          <table:table-cell office:value-type="string" calcext:value-type="string">
            <text:p>United Pentecost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n Benito Poite RC Primary</text:p>
          </table:table-cell>
          <table:table-cell/>
          <table:table-cell office:value-type="string" calcext:value-type="string">
            <text:p>P61111</text:p>
          </table:table-cell>
          <table:table-cell office:value-type="string" calcext:value-type="string">
            <text:p>San Benito Poit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Canti</text:p>
          </table:table-cell>
          <table:table-cell office:value-type="float" office:value="6352656" calcext:value-type="float">
            <text:p>6352656</text:p>
          </table:table-cell>
          <table:table-cell/>
          <table:table-cell office:value-type="string" calcext:value-type="string">
            <text:p>sanbenitopoitercs@gmail.com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table:number-columns-repeated="2"/>
          <table:table-cell office:value-type="float" office:value="-89.193061" calcext:value-type="float">
            <text:p>-89.193061</text:p>
          </table:table-cell>
          <table:table-cell office:value-type="float" office:value="16.112779" calcext:value-type="float">
            <text:p>16.11277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omingo Teck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Carlos Government Primary</text:p>
          </table:table-cell>
          <table:table-cell/>
          <table:table-cell office:value-type="string" calcext:value-type="string">
            <text:p>P40105</text:p>
          </table:table-cell>
          <table:table-cell office:value-type="string" calcext:value-type="string">
            <text:p>San Carlo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lio Can</text:p>
          </table:table-cell>
          <table:table-cell office:value-type="string" calcext:value-type="string">
            <text:p>669-0487</text:p>
          </table:table-cell>
          <table:table-cell/>
          <table:table-cell office:value-type="string" calcext:value-type="string">
            <text:p>sancarlosgovt@gmail.com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-88.6545792" calcext:value-type="float">
            <text:p>-88.6545792</text:p>
          </table:table-cell>
          <table:table-cell office:value-type="float" office:value="17.71818396" calcext:value-type="float">
            <text:p>17.7181839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Estevan RC Primary</text:p>
          </table:table-cell>
          <table:table-cell/>
          <table:table-cell office:value-type="string" calcext:value-type="string">
            <text:p>P41404</text:p>
          </table:table-cell>
          <table:table-cell office:value-type="string" calcext:value-type="string">
            <text:p>San Esteva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Perez</text:p>
          </table:table-cell>
          <table:table-cell office:value-type="float" office:value="3234095" calcext:value-type="float">
            <text:p>3234095</text:p>
          </table:table-cell>
          <table:table-cell/>
          <table:table-cell office:value-type="string" calcext:value-type="string">
            <text:p>sanestevanrcs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1120427" calcext:value-type="float">
            <text:p>-88.51120427</text:p>
          </table:table-cell>
          <table:table-cell office:value-type="float" office:value="18.14988835" calcext:value-type="float">
            <text:p>18.1498883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eticia Perez</text:p>
          </table:table-cell>
          <table:table-cell office:value-type="string" calcext:value-type="string">
            <text:p>Jorge Gutierr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Felipe Government Primary</text:p>
          </table:table-cell>
          <table:table-cell/>
          <table:table-cell office:value-type="string" calcext:value-type="string">
            <text:p>P60202</text:p>
          </table:table-cell>
          <table:table-cell office:value-type="string" calcext:value-type="string">
            <text:p>San Felip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aldo Garcia</text:p>
          </table:table-cell>
          <table:table-cell office:value-type="string" calcext:value-type="string">
            <text:p>632-2343</text:p>
          </table:table-cell>
          <table:table-cell/>
          <table:table-cell office:value-type="string" calcext:value-type="string">
            <text:p>sanfelipe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08473" calcext:value-type="float">
            <text:p>-88.908473</text:p>
          </table:table-cell>
          <table:table-cell office:value-type="float" office:value="16.132167" calcext:value-type="float">
            <text:p>16.13216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veraldo Garcia</text:p>
          </table:table-cell>
          <table:table-cell office:value-type="string" calcext:value-type="string">
            <text:p>Caida Nun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Francisco de Jeronimo Primary</text:p>
          </table:table-cell>
          <table:table-cell office:value-type="string" calcext:value-type="string">
            <text:p>Pueblo Viejo R.C.</text:p>
          </table:table-cell>
          <table:table-cell office:value-type="string" calcext:value-type="string">
            <text:p>P61203</text:p>
          </table:table-cell>
          <table:table-cell office:value-type="string" calcext:value-type="string">
            <text:p>Pueblo Viejo Village <text:s/>Toledo District <text:s/>Belize Central Amer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phen Anthony Sho</text:p>
          </table:table-cell>
          <table:table-cell office:value-type="string" calcext:value-type="string">
            <text:p>661-5993/ 00502-4074-8248</text:p>
          </table:table-cell>
          <table:table-cell/>
          <table:table-cell office:value-type="string" calcext:value-type="string">
            <text:p>sanfranciscodjrcs@gmail.com</text:p>
          </table:table-cell>
          <table:table-cell table:number-columns-repeated="2"/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-89.139379" calcext:value-type="float">
            <text:p>-89.139379</text:p>
          </table:table-cell>
          <table:table-cell office:value-type="float" office:value="16.207806" calcext:value-type="float">
            <text:p>16.20780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ephen Anthony Sh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Francisco RC Primary</text:p>
          </table:table-cell>
          <table:table-cell/>
          <table:table-cell office:value-type="string" calcext:value-type="string">
            <text:p>P41004</text:p>
          </table:table-cell>
          <table:table-cell office:value-type="string" calcext:value-type="string">
            <text:p>8 Price Avenue <text:s/>Orange Walk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s. Teodora Senaida Toledano</text:p>
          </table:table-cell>
          <table:table-cell office:value-type="string" calcext:value-type="string">
            <text:p>302- 2374</text:p>
          </table:table-cell>
          <table:table-cell/>
          <table:table-cell office:value-type="string" calcext:value-type="string">
            <text:p>sanfranrc@hotmail.com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2"/>
          <table:table-cell office:value-type="float" office:value="-88.56684802" calcext:value-type="float">
            <text:p>-88.56684802</text:p>
          </table:table-cell>
          <table:table-cell office:value-type="float" office:value="18.08217814" calcext:value-type="float">
            <text:p>18.0821781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Isidro Government Primary</text:p>
          </table:table-cell>
          <table:table-cell/>
          <table:table-cell office:value-type="string" calcext:value-type="string">
            <text:p>P60109</text:p>
          </table:table-cell>
          <table:table-cell office:value-type="string" calcext:value-type="string">
            <text:p>San Isidr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Funez</text:p>
          </table:table-cell>
          <table:table-cell office:value-type="string" calcext:value-type="string">
            <text:p>628-8400</text:p>
          </table:table-cell>
          <table:table-cell/>
          <table:table-cell office:value-type="string" calcext:value-type="string">
            <text:p>sanisidroprimary@gmail.com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-88.54402495" calcext:value-type="float">
            <text:p>-88.54402495</text:p>
          </table:table-cell>
          <table:table-cell office:value-type="float" office:value="16.50802041" calcext:value-type="float">
            <text:p>16.5080204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s. Anselma Woolery</text:p>
          </table:table-cell>
          <table:table-cell office:value-type="string" calcext:value-type="string">
            <text:p>Mr. Abel Pop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Joaquin RC Primary School</text:p>
          </table:table-cell>
          <table:table-cell/>
          <table:table-cell office:value-type="string" calcext:value-type="string">
            <text:p>P31409</text:p>
          </table:table-cell>
          <table:table-cell office:value-type="string" calcext:value-type="string">
            <text:p>San Joaquin Village, Ml. 79 Phillip Goldson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ira Escalante Moh</text:p>
          </table:table-cell>
          <table:table-cell office:value-type="string" calcext:value-type="string">
            <text:p>423-0057/621-0085</text:p>
          </table:table-cell>
          <table:table-cell/>
          <table:table-cell office:value-type="string" calcext:value-type="string">
            <text:p>sanjaoquinrcs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4273109" calcext:value-type="float">
            <text:p>-88.44273109</text:p>
          </table:table-cell>
          <table:table-cell office:value-type="float" office:value="18.34877894" calcext:value-type="float">
            <text:p>18.3487789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Jose Government Primary</text:p>
          </table:table-cell>
          <table:table-cell/>
          <table:table-cell office:value-type="string" calcext:value-type="string">
            <text:p>P40403</text:p>
          </table:table-cell>
          <table:table-cell office:value-type="string" calcext:value-type="string">
            <text:p>San Jos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mar Cabrera</text:p>
          </table:table-cell>
          <table:table-cell office:value-type="string" calcext:value-type="string">
            <text:p>637-9290/614-9291</text:p>
          </table:table-cell>
          <table:table-cell/>
          <table:table-cell office:value-type="string" calcext:value-type="string">
            <text:p>sanjosegov@gmail.com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918512" calcext:value-type="float">
            <text:p>-88.56918512</text:p>
          </table:table-cell>
          <table:table-cell office:value-type="float" office:value="18.19686419" calcext:value-type="float">
            <text:p>18.19686419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Jose Nuevo Palmar RC Primary</text:p>
          </table:table-cell>
          <table:table-cell/>
          <table:table-cell office:value-type="string" calcext:value-type="string">
            <text:p>P41405</text:p>
          </table:table-cell>
          <table:table-cell office:value-type="string" calcext:value-type="string">
            <text:p>San Jose Nuevo, Palm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en Vioney <text:s/>Guerra</text:p>
          </table:table-cell>
          <table:table-cell office:value-type="string" calcext:value-type="string">
            <text:p>322-0192</text:p>
          </table:table-cell>
          <table:table-cell/>
          <table:table-cell office:value-type="string" calcext:value-type="string">
            <text:p>vioneyguerra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682743" calcext:value-type="float">
            <text:p>-88.56682743</text:p>
          </table:table-cell>
          <table:table-cell office:value-type="float" office:value="18.06054628" calcext:value-type="float">
            <text:p>18.0605462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rmen Vioney Guerra</text:p>
          </table:table-cell>
          <table:table-cell office:value-type="string" calcext:value-type="string">
            <text:p>Laura Cantu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Jose RC Primary</text:p>
          </table:table-cell>
          <table:table-cell/>
          <table:table-cell office:value-type="string" calcext:value-type="string">
            <text:p>P61112</text:p>
          </table:table-cell>
          <table:table-cell office:value-type="string" calcext:value-type="string">
            <text:p>San Jos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onio Cal</text:p>
          </table:table-cell>
          <table:table-cell office:value-type="string" calcext:value-type="string">
            <text:p>650-79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anjosercschool@gmail.com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table:number-columns-repeated="2"/>
          <table:table-cell office:value-type="float" office:value="-89.094874" calcext:value-type="float">
            <text:p>-89.094874</text:p>
          </table:table-cell>
          <table:table-cell office:value-type="float" office:value="16.265834" calcext:value-type="float">
            <text:p>16.26583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donio Cal</text:p>
          </table:table-cell>
          <table:table-cell office:value-type="string" calcext:value-type="string">
            <text:p>Richard Peck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Jose Succotz RC Primary</text:p>
          </table:table-cell>
          <table:table-cell/>
          <table:table-cell office:value-type="string" calcext:value-type="string">
            <text:p>P21410</text:p>
          </table:table-cell>
          <table:table-cell office:value-type="string" calcext:value-type="string">
            <text:p>San Jose Succotz Village <text:s/>San Jose Succotz <text:s/>Cayo District <text:s/>Belize, C.A.</text:p>
          </table:table-cell>
          <table:table-cell office:value-type="float" office:value="-501" calcext:value-type="float">
            <text:p>-501</text:p>
          </table:table-cell>
          <table:table-cell office:value-type="string" calcext:value-type="string">
            <text:p>Jenri Castanaza</text:p>
          </table:table-cell>
          <table:table-cell office:value-type="string" calcext:value-type="string">
            <text:p>626-5167</text:p>
          </table:table-cell>
          <table:table-cell/>
          <table:table-cell office:value-type="string" calcext:value-type="string">
            <text:p>mayololu@yahoo.com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-89.1270446" calcext:value-type="float">
            <text:p>-89.1270446</text:p>
          </table:table-cell>
          <table:table-cell office:value-type="float" office:value="17.0840244" calcext:value-type="float">
            <text:p>17.0840244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eodora Teul (Principal)</text:p>
          </table:table-cell>
          <table:table-cell office:value-type="string" calcext:value-type="string">
            <text:p>Jorge Ayala (V- Principal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Juan Bosco Primary School</text:p>
          </table:table-cell>
          <table:table-cell/>
          <table:table-cell office:value-type="string" calcext:value-type="string">
            <text:p>P51301</text:p>
          </table:table-cell>
          <table:table-cell office:value-type="string" calcext:value-type="string">
            <text:p>Cow Pen/San Jua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Juarez</text:p>
          </table:table-cell>
          <table:table-cell office:value-type="string" calcext:value-type="string">
            <text:p>614-4290</text:p>
          </table:table-cell>
          <table:table-cell/>
          <table:table-cell office:value-type="string" calcext:value-type="string">
            <text:p>sjboscor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225968" calcext:value-type="float">
            <text:p>-88.5225968</text:p>
          </table:table-cell>
          <table:table-cell office:value-type="float" office:value="16.56906681" calcext:value-type="float">
            <text:p>16.5690668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erri Wesby Langford</text:p>
          </table:table-cell>
          <table:table-cell office:value-type="string" calcext:value-type="string">
            <text:p>Zabdiel Martin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Lazaro Methodist Primary</text:p>
          </table:table-cell>
          <table:table-cell office:value-type="string" calcext:value-type="string">
            <text:p>San Lazaro Methodist Protestant</text:p>
          </table:table-cell>
          <table:table-cell office:value-type="string" calcext:value-type="string">
            <text:p>P49401</text:p>
          </table:table-cell>
          <table:table-cell office:value-type="string" calcext:value-type="string">
            <text:p>San Lazar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i Mohuel Heredia</text:p>
          </table:table-cell>
          <table:table-cell office:value-type="float" office:value="6313267" calcext:value-type="float">
            <text:p>6313267</text:p>
          </table:table-cell>
          <table:table-cell/>
          <table:table-cell office:value-type="string" calcext:value-type="string">
            <text:p>richiewicab39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604248" calcext:value-type="float">
            <text:p>-88.6604248</text:p>
          </table:table-cell>
          <table:table-cell office:value-type="float" office:value="18.03806787" calcext:value-type="float">
            <text:p>18.0380678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Protesta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otestant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sie Cordova</text:p>
          </table:table-cell>
          <table:table-cell office:value-type="string" calcext:value-type="string">
            <text:p>Porfirio Mai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Lazaro RC Primary</text:p>
          </table:table-cell>
          <table:table-cell/>
          <table:table-cell office:value-type="string" calcext:value-type="string">
            <text:p>P41406</text:p>
          </table:table-cell>
          <table:table-cell office:value-type="string" calcext:value-type="string">
            <text:p>San Lazar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ia Gonzalez</text:p>
          </table:table-cell>
          <table:table-cell office:value-type="string" calcext:value-type="string">
            <text:p>650-4693</text:p>
          </table:table-cell>
          <table:table-cell/>
          <table:table-cell office:value-type="string" calcext:value-type="string">
            <text:p>dalmargonzalez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6156877" calcext:value-type="float">
            <text:p>-88.66156877</text:p>
          </table:table-cell>
          <table:table-cell office:value-type="float" office:value="18.0389503" calcext:value-type="float">
            <text:p>18.038950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Lucas RC Primary</text:p>
          </table:table-cell>
          <table:table-cell/>
          <table:table-cell office:value-type="string" calcext:value-type="string">
            <text:p>P61119</text:p>
          </table:table-cell>
          <table:table-cell office:value-type="string" calcext:value-type="string">
            <text:p>San Lucas Village <text:s/>Toled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risford Cal</text:p>
          </table:table-cell>
          <table:table-cell office:value-type="string" calcext:value-type="string">
            <text:p>613-0040</text:p>
          </table:table-cell>
          <table:table-cell/>
          <table:table-cell office:value-type="string" calcext:value-type="string">
            <text:p>sanlucasrcschool@gmail.com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-89.098857" calcext:value-type="float">
            <text:p>-89.098857</text:p>
          </table:table-cell>
          <table:table-cell office:value-type="float" office:value="16.079023" calcext:value-type="float">
            <text:p>16.07902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estor Assi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Luis RC Primary</text:p>
          </table:table-cell>
          <table:table-cell/>
          <table:table-cell office:value-type="string" calcext:value-type="string">
            <text:p>P41407</text:p>
          </table:table-cell>
          <table:table-cell office:value-type="string" calcext:value-type="string">
            <text:p>San Lui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Chi</text:p>
          </table:table-cell>
          <table:table-cell office:value-type="string" calcext:value-type="string">
            <text:p>671- 8700</text:p>
          </table:table-cell>
          <table:table-cell/>
          <table:table-cell office:value-type="string" calcext:value-type="string">
            <text:p>chisergio00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033673" calcext:value-type="float">
            <text:p>-88.6033673</text:p>
          </table:table-cell>
          <table:table-cell office:value-type="float" office:value="18.19559373" calcext:value-type="float">
            <text:p>18.1955937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ergio Chi</text:p>
          </table:table-cell>
          <table:table-cell office:value-type="string" calcext:value-type="string">
            <text:p>Marianela Uk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Luis Rey RC Primary</text:p>
          </table:table-cell>
          <table:table-cell/>
          <table:table-cell office:value-type="string" calcext:value-type="string">
            <text:p>P61404</text:p>
          </table:table-cell>
          <table:table-cell office:value-type="string" calcext:value-type="string">
            <text:p>San Antoni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is Chun</text:p>
          </table:table-cell>
          <table:table-cell office:value-type="string" calcext:value-type="string">
            <text:p>636-6902</text:p>
          </table:table-cell>
          <table:table-cell/>
          <table:table-cell office:value-type="string" calcext:value-type="string">
            <text:p>louischub@yahoo.com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table:number-columns-repeated="2"/>
          <table:table-cell office:value-type="float" office:value="-89.02592314" calcext:value-type="float">
            <text:p>-89.02592314</text:p>
          </table:table-cell>
          <table:table-cell office:value-type="float" office:value="16.2438451" calcext:value-type="float">
            <text:p>16.243845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.Louis Chub</text:p>
          </table:table-cell>
          <table:table-cell office:value-type="string" calcext:value-type="string">
            <text:p>Zita Arzu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Marcos RC Primary</text:p>
          </table:table-cell>
          <table:table-cell/>
          <table:table-cell office:value-type="string" calcext:value-type="string">
            <text:p>P61113</text:p>
          </table:table-cell>
          <table:table-cell office:value-type="string" calcext:value-type="string">
            <text:p>Tole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evan Ico</text:p>
          </table:table-cell>
          <table:table-cell office:value-type="string" calcext:value-type="string">
            <text:p>606-1768</text:p>
          </table:table-cell>
          <table:table-cell/>
          <table:table-cell office:value-type="string" calcext:value-type="string">
            <text:p>icoestevan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03861" calcext:value-type="float">
            <text:p>-88.903861</text:p>
          </table:table-cell>
          <table:table-cell office:value-type="float" office:value="16.215832" calcext:value-type="float">
            <text:p>16.21583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stevan Ico</text:p>
          </table:table-cell>
          <table:table-cell office:value-type="string" calcext:value-type="string">
            <text:p>Licela Ch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Marcos RC Primary-CYO</text:p>
          </table:table-cell>
          <table:table-cell/>
          <table:table-cell office:value-type="string" calcext:value-type="string">
            <text:p>P21107</text:p>
          </table:table-cell>
          <table:table-cell office:value-type="string" calcext:value-type="string">
            <text:p>San Marcos, Spanish Look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manuel Cabb</text:p>
          </table:table-cell>
          <table:table-cell office:value-type="string" calcext:value-type="string">
            <text:p>669-6848</text:p>
          </table:table-cell>
          <table:table-cell/>
          <table:table-cell office:value-type="string" calcext:value-type="string">
            <text:p>sanmarcoscyo@gmail.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-88.97949083" calcext:value-type="float">
            <text:p>-88.97949083</text:p>
          </table:table-cell>
          <table:table-cell office:value-type="float" office:value="17.26439879" calcext:value-type="float">
            <text:p>17.2643987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dan Barrera (Principal)</text:p>
          </table:table-cell>
          <table:table-cell office:value-type="string" calcext:value-type="string">
            <text:p>Diana Chinchilla</text:p>
          </table:table-cell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n Miguel RC Primary</text:p>
          </table:table-cell>
          <table:table-cell/>
          <table:table-cell office:value-type="string" calcext:value-type="string">
            <text:p>P61405</text:p>
          </table:table-cell>
          <table:table-cell office:value-type="string" calcext:value-type="string">
            <text:p>San Miguel Village <text:s/>Tole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nardo Cal</text:p>
          </table:table-cell>
          <table:table-cell office:value-type="string" calcext:value-type="string">
            <text:p>615-4937</text:p>
          </table:table-cell>
          <table:table-cell/>
          <table:table-cell office:value-type="string" calcext:value-type="string">
            <text:p>sanmiguelrcschool20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33802" calcext:value-type="float">
            <text:p>-88.933802</text:p>
          </table:table-cell>
          <table:table-cell office:value-type="float" office:value="16.293903" calcext:value-type="float">
            <text:p>16.29390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eonard Ca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Narciso RC Primary</text:p>
          </table:table-cell>
          <table:table-cell/>
          <table:table-cell office:value-type="string" calcext:value-type="string">
            <text:p>P31410</text:p>
          </table:table-cell>
          <table:table-cell office:value-type="string" calcext:value-type="string">
            <text:p>San Narcis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gorio Moralez</text:p>
          </table:table-cell>
          <table:table-cell office:value-type="string" calcext:value-type="string">
            <text:p>403-3810 <text:s text:c="5"/>cell 6228748</text:p>
          </table:table-cell>
          <table:table-cell/>
          <table:table-cell office:value-type="string" calcext:value-type="string">
            <text:p>san.narciso.rc@gmail.com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table:number-columns-repeated="2"/>
          <table:table-cell office:value-type="float" office:value="-88.5245933" calcext:value-type="float">
            <text:p>-88.5245933</text:p>
          </table:table-cell>
          <table:table-cell office:value-type="float" office:value="18.3015616" calcext:value-type="float">
            <text:p>18.301561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eticia Moral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Pablo Government Primary</text:p>
          </table:table-cell>
          <table:table-cell/>
          <table:table-cell office:value-type="string" calcext:value-type="string">
            <text:p>P40406</text:p>
          </table:table-cell>
          <table:table-cell office:value-type="string" calcext:value-type="string">
            <text:p>San Pabl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Moralez</text:p>
          </table:table-cell>
          <table:table-cell office:value-type="string" calcext:value-type="string">
            <text:p>634-4853</text:p>
          </table:table-cell>
          <table:table-cell/>
          <table:table-cell office:value-type="string" calcext:value-type="string">
            <text:p>jdmlz71@yahoo.com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-88.56616715" calcext:value-type="float">
            <text:p>-88.56616715</text:p>
          </table:table-cell>
          <table:table-cell office:value-type="float" office:value="18.21294123" calcext:value-type="float">
            <text:p>18.21294123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se Moral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Pablo RC Primary</text:p>
          </table:table-cell>
          <table:table-cell/>
          <table:table-cell office:value-type="string" calcext:value-type="string">
            <text:p>P41408</text:p>
          </table:table-cell>
          <table:table-cell office:value-type="string" calcext:value-type="string">
            <text:p>San Pabl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 Blanco</text:p>
          </table:table-cell>
          <table:table-cell office:value-type="string" calcext:value-type="string">
            <text:p>651-2607</text:p>
          </table:table-cell>
          <table:table-cell/>
          <table:table-cell office:value-type="string" calcext:value-type="string">
            <text:p>blancoflor47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7178" calcext:value-type="float">
            <text:p>-88.567178</text:p>
          </table:table-cell>
          <table:table-cell office:value-type="float" office:value="18.2064422" calcext:value-type="float">
            <text:p>18.206442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lor Blanco</text:p>
          </table:table-cell>
          <table:table-cell office:value-type="string" calcext:value-type="string">
            <text:p>Melanie Stevens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Pedro Columbia RC Primary</text:p>
          </table:table-cell>
          <table:table-cell/>
          <table:table-cell office:value-type="string" calcext:value-type="string">
            <text:p>P61406</text:p>
          </table:table-cell>
          <table:table-cell office:value-type="string" calcext:value-type="string">
            <text:p>San Pedro Columbi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Palma</text:p>
          </table:table-cell>
          <table:table-cell office:value-type="string" calcext:value-type="string">
            <text:p>611-84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npedrocolumbiarc@gmail.com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574563" calcext:value-type="float">
            <text:p>-88.9574563</text:p>
          </table:table-cell>
          <table:table-cell office:value-type="float" office:value="16.2715188" calcext:value-type="float">
            <text:p>16.271518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loriano Chun</text:p>
          </table:table-cell>
          <table:table-cell office:value-type="string" calcext:value-type="string">
            <text:p>Daniel Palm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 Pedro Government Primary</text:p>
          </table:table-cell>
          <table:table-cell/>
          <table:table-cell office:value-type="string" calcext:value-type="string">
            <text:p>P30406</text:p>
          </table:table-cell>
          <table:table-cell office:value-type="string" calcext:value-type="string">
            <text:p>San Pedro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er Bobadilla</text:p>
          </table:table-cell>
          <table:table-cell office:value-type="string" calcext:value-type="string">
            <text:p>652-4538</text:p>
          </table:table-cell>
          <table:table-cell/>
          <table:table-cell office:value-type="string" calcext:value-type="string">
            <text:p>sanpedro_gov09@yahoo.com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table:number-columns-repeated="2"/>
          <table:table-cell office:value-type="float" office:value="-88.4941397" calcext:value-type="float">
            <text:p>-88.4941397</text:p>
          </table:table-cell>
          <table:table-cell office:value-type="float" office:value="18.3387883" calcext:value-type="float">
            <text:p>18.338788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Pedro RC Primary</text:p>
          </table:table-cell>
          <table:table-cell/>
          <table:table-cell office:value-type="string" calcext:value-type="string">
            <text:p>P11004</text:p>
          </table:table-cell>
          <table:table-cell office:value-type="string" calcext:value-type="string">
            <text:p>Corner Barrier Reef Drive &amp; Tarpon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xani Kay</text:p>
          </table:table-cell>
          <table:table-cell office:value-type="string" calcext:value-type="string">
            <text:p>226-2550</text:p>
          </table:table-cell>
          <table:table-cell/>
          <table:table-cell office:value-type="string" calcext:value-type="string">
            <text:p>sanpedrorcschool@yahoo.com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table:number-columns-repeated="2"/>
          <table:table-cell office:value-type="float" office:value="-87.963401" calcext:value-type="float">
            <text:p>-87.963401</text:p>
          </table:table-cell>
          <table:table-cell office:value-type="float" office:value="17.917537" calcext:value-type="float">
            <text:p>17.91753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Roman RC Primary</text:p>
          </table:table-cell>
          <table:table-cell/>
          <table:table-cell office:value-type="string" calcext:value-type="string">
            <text:p>P41204</text:p>
          </table:table-cell>
          <table:table-cell office:value-type="string" calcext:value-type="string">
            <text:p>San Roman Rio Hon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llie Toledano (principal), Shahira Lara (vice-principal)</text:p>
          </table:table-cell>
          <table:table-cell office:value-type="string" calcext:value-type="string">
            <text:p>606-4392</text:p>
          </table:table-cell>
          <table:table-cell/>
          <table:table-cell office:value-type="string" calcext:value-type="string">
            <text:p>sanromanrcs.ow@gmail.com</text:p>
          </table:table-cell>
          <table:table-cell office:value-type="string" calcext:value-type="string">
            <text:p>https://www.facebook.com/SanRomanRCSchool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4116966" calcext:value-type="float">
            <text:p>-88.64116966</text:p>
          </table:table-cell>
          <table:table-cell office:value-type="float" office:value="18.1920356" calcext:value-type="float">
            <text:p>18.1920356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Vicente RC Primary</text:p>
          </table:table-cell>
          <table:table-cell/>
          <table:table-cell office:value-type="string" calcext:value-type="string">
            <text:p>P61114</text:p>
          </table:table-cell>
          <table:table-cell office:value-type="string" calcext:value-type="string">
            <text:p>San Vicent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Coc</text:p>
          </table:table-cell>
          <table:table-cell office:value-type="string" calcext:value-type="string">
            <text:p>0050237142656/601-9057</text:p>
          </table:table-cell>
          <table:table-cell/>
          <table:table-cell office:value-type="string" calcext:value-type="string">
            <text:p>sanvicenterc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199978" calcext:value-type="float">
            <text:p>-89.199978</text:p>
          </table:table-cell>
          <table:table-cell office:value-type="float" office:value="16.239615" calcext:value-type="float">
            <text:p>16.23961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icardo Coc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 Victor RC Primary</text:p>
          </table:table-cell>
          <table:table-cell/>
          <table:table-cell office:value-type="string" calcext:value-type="string">
            <text:p>P31411</text:p>
          </table:table-cell>
          <table:table-cell office:value-type="string" calcext:value-type="string">
            <text:p>San Victor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iro Arthuro Castillo</text:p>
          </table:table-cell>
          <table:table-cell office:value-type="string" calcext:value-type="string">
            <text:p>664-1045</text:p>
          </table:table-cell>
          <table:table-cell/>
          <table:table-cell office:value-type="string" calcext:value-type="string">
            <text:p>svictorrcschool2@gmail.com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table:number-columns-repeated="2"/>
          <table:table-cell office:value-type="float" office:value="-88.57569464" calcext:value-type="float">
            <text:p>-88.57569464</text:p>
          </table:table-cell>
          <table:table-cell office:value-type="float" office:value="18.26100978" calcext:value-type="float">
            <text:p>18.2610097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dy Creek Academy Primary</text:p>
          </table:table-cell>
          <table:table-cell/>
          <table:table-cell office:value-type="string" calcext:value-type="string">
            <text:p>P57101</text:p>
          </table:table-cell>
          <table:table-cell office:value-type="string" calcext:value-type="string">
            <text:p>Mile 7, Southern Highway <text:s/>Silk Grass <text:s/>Stann Creek</text:p>
          </table:table-cell>
          <table:table-cell/>
          <table:table-cell office:value-type="string" calcext:value-type="string">
            <text:p>Dr. Henry Canton</text:p>
          </table:table-cell>
          <table:table-cell table:number-columns-repeated="5"/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-88.337766" calcext:value-type="float">
            <text:p>-88.337766</text:p>
          </table:table-cell>
          <table:table-cell office:value-type="float" office:value="16.888729" calcext:value-type="float">
            <text:p>16.88872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nta Ana Government School</text:p>
          </table:table-cell>
          <table:table-cell/>
          <table:table-cell office:value-type="string" calcext:value-type="string">
            <text:p>P60204</text:p>
          </table:table-cell>
          <table:table-cell office:value-type="string" calcext:value-type="string">
            <text:p>Santa Ann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ard Reyes</text:p>
          </table:table-cell>
          <table:table-cell office:value-type="string" calcext:value-type="string">
            <text:p>655-3310</text:p>
          </table:table-cell>
          <table:table-cell/>
          <table:table-cell office:value-type="string" calcext:value-type="string">
            <text:p>santaanagovernment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953262" calcext:value-type="float">
            <text:p>-88.953262</text:p>
          </table:table-cell>
          <table:table-cell office:value-type="float" office:value="16.109247" calcext:value-type="float">
            <text:p>16.10924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oward Reyes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nta Clara SDA Primary School</text:p>
          </table:table-cell>
          <table:table-cell/>
          <table:table-cell office:value-type="string" calcext:value-type="string">
            <text:p>P34410</text:p>
          </table:table-cell>
          <table:table-cell office:value-type="string" calcext:value-type="string">
            <text:p>Santa Clar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bano Yah</text:p>
          </table:table-cell>
          <table:table-cell office:value-type="string" calcext:value-type="string">
            <text:p>674-5800</text:p>
          </table:table-cell>
          <table:table-cell/>
          <table:table-cell office:value-type="string" calcext:value-type="string">
            <text:p>santaclarasdaschool19@gmail.com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-88.50938" calcext:value-type="float">
            <text:p>-88.50938</text:p>
          </table:table-cell>
          <table:table-cell office:value-type="float" office:value="18.29511" calcext:value-type="float">
            <text:p>18.2951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lvaro Tzul</text:p>
          </table:table-cell>
          <table:table-cell/>
          <table:table-cell office:value-type="string" calcext:value-type="string">
            <text:p>Adventi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nta Clara/San Roman RC Primary</text:p>
          </table:table-cell>
          <table:table-cell/>
          <table:table-cell office:value-type="string" calcext:value-type="string">
            <text:p>P31412</text:p>
          </table:table-cell>
          <table:table-cell office:value-type="string" calcext:value-type="string">
            <text:p>Santa Clara/San Roman Villa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Juarez</text:p>
          </table:table-cell>
          <table:table-cell office:value-type="string" calcext:value-type="string">
            <text:p>+5016200775</text:p>
          </table:table-cell>
          <table:table-cell/>
          <table:table-cell office:value-type="string" calcext:value-type="string">
            <text:p>scsr1952@gmail.com</text:p>
          </table:table-cell>
          <table:table-cell table:number-columns-repeated="2"/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-88.50876282" calcext:value-type="float">
            <text:p>-88.50876282</text:p>
          </table:table-cell>
          <table:table-cell office:value-type="float" office:value="18.29669215" calcext:value-type="float">
            <text:p>18.2966921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ta Cruz Government Primary</text:p>
          </table:table-cell>
          <table:table-cell/>
          <table:table-cell office:value-type="string" calcext:value-type="string">
            <text:p>P40102</text:p>
          </table:table-cell>
          <table:table-cell office:value-type="string" calcext:value-type="string">
            <text:p>Santa Cruz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anda Novelo</text:p>
          </table:table-cell>
          <table:table-cell office:value-type="string" calcext:value-type="string">
            <text:p>624-9222/ 660-7148</text:p>
          </table:table-cell>
          <table:table-cell/>
          <table:table-cell office:value-type="string" calcext:value-type="string">
            <text:p>santacruzgov79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7086599" calcext:value-type="float">
            <text:p>-88.7086599</text:p>
          </table:table-cell>
          <table:table-cell office:value-type="float" office:value="18.1138973" calcext:value-type="float">
            <text:p>18.113897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ta Cruz Government Primary</text:p>
          </table:table-cell>
          <table:table-cell/>
          <table:table-cell office:value-type="string" calcext:value-type="string">
            <text:p>P20006</text:p>
          </table:table-cell>
          <table:table-cell office:value-type="string" calcext:value-type="string">
            <text:p>Santa Cruz. Santa Elena</text:p>
          </table:table-cell>
          <table:table-cell table:number-columns-repeated="2"/>
          <table:table-cell office:value-type="float" office:value="6710971" calcext:value-type="float">
            <text:p>6710971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-89.05149304" calcext:value-type="float">
            <text:p>-89.05149304</text:p>
          </table:table-cell>
          <table:table-cell office:value-type="float" office:value="17.15926993" calcext:value-type="float">
            <text:p>17.1592699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belina Gonzalez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nta Cruz Government Primary School</text:p>
          </table:table-cell>
          <table:table-cell/>
          <table:table-cell office:value-type="string" calcext:value-type="string">
            <text:p>P50105</text:p>
          </table:table-cell>
          <table:table-cell office:value-type="string" calcext:value-type="string">
            <text:p>Santa Cruz Village <text:s/>Stann Creek</text:p>
          </table:table-cell>
          <table:table-cell/>
          <table:table-cell office:value-type="string" calcext:value-type="string">
            <text:p>Giselle Serano Gamboa</text:p>
          </table:table-cell>
          <table:table-cell office:value-type="string" calcext:value-type="string">
            <text:p>613-4499/672-2175</text:p>
          </table:table-cell>
          <table:table-cell/>
          <table:table-cell office:value-type="string" calcext:value-type="string">
            <text:p>santacruzgovernment2020@gmail.com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-88.42847" calcext:value-type="float">
            <text:p>-88.42847</text:p>
          </table:table-cell>
          <table:table-cell office:value-type="float" office:value="16.69997" calcext:value-type="float">
            <text:p>16.6999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hloe Crawfor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ta Cruz RC Primary</text:p>
          </table:table-cell>
          <table:table-cell/>
          <table:table-cell office:value-type="string" calcext:value-type="string">
            <text:p>P61115</text:p>
          </table:table-cell>
          <table:table-cell office:value-type="string" calcext:value-type="string">
            <text:p>Santa Cruz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ta Sho-Bol</text:p>
          </table:table-cell>
          <table:table-cell office:value-type="string" calcext:value-type="string">
            <text:p>635-9513</text:p>
          </table:table-cell>
          <table:table-cell/>
          <table:table-cell office:value-type="string" calcext:value-type="string">
            <text:p>santacruzrc2013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77084" calcext:value-type="float">
            <text:p>-89.077084</text:p>
          </table:table-cell>
          <table:table-cell office:value-type="float" office:value="16.233619" calcext:value-type="float">
            <text:p>16.23361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Zita Sho-Bol</text:p>
          </table:table-cell>
          <table:table-cell office:value-type="string" calcext:value-type="string">
            <text:p>Locario Ch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ta Elena Baptist Primary</text:p>
          </table:table-cell>
          <table:table-cell/>
          <table:table-cell office:value-type="string" calcext:value-type="string">
            <text:p>P29003</text:p>
          </table:table-cell>
          <table:table-cell office:value-type="string" calcext:value-type="string">
            <text:p>Bradley Bank, Santa El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Martinez</text:p>
          </table:table-cell>
          <table:table-cell office:value-type="string" calcext:value-type="string">
            <text:p>613-0580</text:p>
          </table:table-cell>
          <table:table-cell/>
          <table:table-cell office:value-type="string" calcext:value-type="string">
            <text:p>baptistprimary2013@g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9.06293" calcext:value-type="float">
            <text:p>-89.06293</text:p>
          </table:table-cell>
          <table:table-cell office:value-type="float" office:value="17.16207" calcext:value-type="float">
            <text:p>17.1620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pt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a Hulse</text:p>
          </table:table-cell>
          <table:table-cell office:value-type="string" calcext:value-type="string">
            <text:p>Michel Hyd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ta Elena RC Primary</text:p>
          </table:table-cell>
          <table:table-cell/>
          <table:table-cell office:value-type="string" calcext:value-type="string">
            <text:p>P61116</text:p>
          </table:table-cell>
          <table:table-cell office:value-type="string" calcext:value-type="string">
            <text:p>Santa Elen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e Teul</text:p>
          </table:table-cell>
          <table:table-cell office:value-type="string" calcext:value-type="string">
            <text:p>613-6222</text:p>
          </table:table-cell>
          <table:table-cell/>
          <table:table-cell office:value-type="string" calcext:value-type="string">
            <text:p>dianeteul16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108217" calcext:value-type="float">
            <text:p>-89.108217</text:p>
          </table:table-cell>
          <table:table-cell office:value-type="float" office:value="16.229817" calcext:value-type="float">
            <text:p>16.22981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ane Teu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nta Elena RC Primary-CYO</text:p>
          </table:table-cell>
          <table:table-cell/>
          <table:table-cell office:value-type="string" calcext:value-type="string">
            <text:p>P21007</text:p>
          </table:table-cell>
          <table:table-cell office:value-type="string" calcext:value-type="string">
            <text:p>Perez Street, Santa El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 Guerra</text:p>
          </table:table-cell>
          <table:table-cell office:value-type="string" calcext:value-type="string">
            <text:p>824-2919</text:p>
          </table:table-cell>
          <table:table-cell/>
          <table:table-cell office:value-type="string" calcext:value-type="string">
            <text:p>santaelenaschoo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5920476" calcext:value-type="float">
            <text:p>-89.05920476</text:p>
          </table:table-cell>
          <table:table-cell office:value-type="float" office:value="17.16585938" calcext:value-type="float">
            <text:p>17.16585938</text:p>
          </table:table-cell>
          <table:table-cell office:value-type="string" calcext:value-type="string">
            <text:p>Multip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nuel Medina</text:p>
          </table:table-cell>
          <table:table-cell office:value-type="string" calcext:value-type="string">
            <text:p>Elizabeth Sho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ta Familia RC Primary</text:p>
          </table:table-cell>
          <table:table-cell/>
          <table:table-cell office:value-type="string" calcext:value-type="string">
            <text:p>P21301</text:p>
          </table:table-cell>
          <table:table-cell office:value-type="string" calcext:value-type="string">
            <text:p>Santa Famili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evan Donicio Escobar</text:p>
          </table:table-cell>
          <table:table-cell office:value-type="string" calcext:value-type="string">
            <text:p>650-5942/662-7140</text:p>
          </table:table-cell>
          <table:table-cell/>
          <table:table-cell office:value-type="string" calcext:value-type="string">
            <text:p>santafamiliaschool72@hotmail.com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table:number-columns-repeated="2"/>
          <table:table-cell office:value-type="float" office:value="-89.07090356" calcext:value-type="float">
            <text:p>-89.07090356</text:p>
          </table:table-cell>
          <table:table-cell office:value-type="float" office:value="17.18958469" calcext:value-type="float">
            <text:p>17.1895846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stevan Escobar (Principal),Estevan Escobar (Principal)</text:p>
          </table:table-cell>
          <table:table-cell office:value-type="string" calcext:value-type="string">
            <text:p>Wendell (Wardell) Pook (Teacher),Wendell (Wardell) Pook (Teacher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anta Martha Government Primary</text:p>
          </table:table-cell>
          <table:table-cell/>
          <table:table-cell office:value-type="string" calcext:value-type="string">
            <text:p>P40103</text:p>
          </table:table-cell>
          <table:table-cell office:value-type="string" calcext:value-type="string">
            <text:p>Santa Marth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eni Grajales</text:p>
          </table:table-cell>
          <table:table-cell office:value-type="string" calcext:value-type="string">
            <text:p>605-7513</text:p>
          </table:table-cell>
          <table:table-cell/>
          <table:table-cell office:value-type="string" calcext:value-type="string">
            <text:p>selenigrajales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0202443" calcext:value-type="float">
            <text:p>-88.50202443</text:p>
          </table:table-cell>
          <table:table-cell office:value-type="float" office:value="18.01564334" calcext:value-type="float">
            <text:p>18.0156433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ta Rita Christian Primary</text:p>
          </table:table-cell>
          <table:table-cell office:value-type="string" calcext:value-type="string">
            <text:p>Christian Assembies of God School</text:p>
          </table:table-cell>
          <table:table-cell office:value-type="string" calcext:value-type="string">
            <text:p>P36401</text:p>
          </table:table-cell>
          <table:table-cell office:value-type="string" calcext:value-type="string">
            <text:p>Santa Rita Lay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l Tzul</text:p>
          </table:table-cell>
          <table:table-cell office:value-type="float" office:value="6364911" calcext:value-type="float">
            <text:p>6364911</text:p>
          </table:table-cell>
          <table:table-cell/>
          <table:table-cell office:value-type="string" calcext:value-type="string">
            <text:p>santaritasembliesofgod@gmail.coom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2"/>
          <table:table-cell office:value-type="float" office:value="-88.39524163" calcext:value-type="float">
            <text:p>-88.39524163</text:p>
          </table:table-cell>
          <table:table-cell office:value-type="float" office:value="18.40318903" calcext:value-type="float">
            <text:p>18.4031890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ssemblies of God Christian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ta Teresa RC Primary</text:p>
          </table:table-cell>
          <table:table-cell/>
          <table:table-cell office:value-type="string" calcext:value-type="string">
            <text:p>P61117</text:p>
          </table:table-cell>
          <table:table-cell office:value-type="string" calcext:value-type="string">
            <text:p>Santa Teresa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Chub</text:p>
          </table:table-cell>
          <table:table-cell office:value-type="string" calcext:value-type="string">
            <text:p>661-5869/601-1541</text:p>
          </table:table-cell>
          <table:table-cell/>
          <table:table-cell office:value-type="string" calcext:value-type="string">
            <text:p>santateresarc2021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53362" calcext:value-type="float">
            <text:p>-89.053362</text:p>
          </table:table-cell>
          <table:table-cell office:value-type="float" office:value="16.13597" calcext:value-type="float">
            <text:p>16.1359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uan Chub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rteneja La Inmaculada R.C. Primary School</text:p>
          </table:table-cell>
          <table:table-cell/>
          <table:table-cell office:value-type="string" calcext:value-type="string">
            <text:p>P31104</text:p>
          </table:table-cell>
          <table:table-cell office:value-type="string" calcext:value-type="string">
            <text:p>Primitivo Aragon Avenue, <text:s/>Sarteneja Village, <text:s/>Corozal District, <text:s/>Beli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lio Tzul</text:p>
          </table:table-cell>
          <table:table-cell office:value-type="string" calcext:value-type="string">
            <text:p>633-1371</text:p>
          </table:table-cell>
          <table:table-cell/>
          <table:table-cell office:value-type="string" calcext:value-type="string">
            <text:p>sarteneja.inmaculada@gmail.com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table:number-columns-repeated="2"/>
          <table:table-cell office:value-type="float" office:value="-88.138155" calcext:value-type="float">
            <text:p>-88.138155</text:p>
          </table:table-cell>
          <table:table-cell office:value-type="float" office:value="18.3540657" calcext:value-type="float">
            <text:p>18.354065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Catholi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rteneja Nazarene Primary</text:p>
          </table:table-cell>
          <table:table-cell/>
          <table:table-cell office:value-type="string" calcext:value-type="string">
            <text:p>P35101</text:p>
          </table:table-cell>
          <table:table-cell office:value-type="string" calcext:value-type="string">
            <text:p>Sarteneja Village <text:s/>Corozal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Mora Jr</text:p>
          </table:table-cell>
          <table:table-cell office:value-type="float" office:value="6155221" calcext:value-type="float">
            <text:p>6155221</text:p>
          </table:table-cell>
          <table:table-cell/>
          <table:table-cell office:value-type="string" calcext:value-type="string">
            <text:p>sartenejanazarene@gmail.com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2"/>
          <table:table-cell office:value-type="float" office:value="-88.1418114" calcext:value-type="float">
            <text:p>-88.1418114</text:p>
          </table:table-cell>
          <table:table-cell office:value-type="float" office:value="18.3552006" calcext:value-type="float">
            <text:p>18.355200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ven Miles Christian School</text:p>
          </table:table-cell>
          <table:table-cell office:value-type="string" calcext:value-type="string">
            <text:p>7 Miles</text:p>
          </table:table-cell>
          <table:table-cell office:value-type="string" calcext:value-type="string">
            <text:p>P28106</text:p>
          </table:table-cell>
          <table:table-cell office:value-type="string" calcext:value-type="string">
            <text:p>7 Miles Mountain Pine Ridge Rd</text:p>
          </table:table-cell>
          <table:table-cell/>
          <table:table-cell office:value-type="string" calcext:value-type="string">
            <text:p>James Eicher</text:p>
          </table:table-cell>
          <table:table-cell office:value-type="string" calcext:value-type="string">
            <text:p>660-8821</text:p>
          </table:table-cell>
          <table:table-cell/>
          <table:table-cell office:value-type="string" calcext:value-type="string">
            <text:p>bmctdev@gmail.com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-88.95534598" calcext:value-type="float">
            <text:p>-88.95534598</text:p>
          </table:table-cell>
          <table:table-cell office:value-type="float" office:value="17.10639384" calcext:value-type="float">
            <text:p>17.1063938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ephen Schrock</text:p>
          </table:table-cell>
          <table:table-cell office:value-type="string" calcext:value-type="string">
            <text:p>James Eicher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halom Mennonite Primary School</text:p>
          </table:table-cell>
          <table:table-cell/>
          <table:table-cell office:value-type="string" calcext:value-type="string">
            <text:p>P48401</text:p>
          </table:table-cell>
          <table:table-cell office:value-type="string" calcext:value-type="string">
            <text:p>Carmelita Village, Orange Walk</text:p>
          </table:table-cell>
          <table:table-cell/>
          <table:table-cell office:value-type="string" calcext:value-type="string">
            <text:p>David Steinhaver</text:p>
          </table:table-cell>
          <table:table-cell office:value-type="string" calcext:value-type="string">
            <text:p>630-7022</text:p>
          </table:table-cell>
          <table:table-cell/>
          <table:table-cell office:value-type="string" calcext:value-type="string">
            <text:p>shalomschoolbz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4199195" calcext:value-type="float">
            <text:p>-88.54199195</text:p>
          </table:table-cell>
          <table:table-cell office:value-type="float" office:value="18.01185113" calcext:value-type="float">
            <text:p>18.0118511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halom Mennonite School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hiloh SDA Primary School</text:p>
          </table:table-cell>
          <table:table-cell/>
          <table:table-cell office:value-type="string" calcext:value-type="string">
            <text:p>P54101</text:p>
          </table:table-cell>
          <table:table-cell office:value-type="string" calcext:value-type="string">
            <text:p>Hercules Ave., Independenc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ia Diego</text:p>
          </table:table-cell>
          <table:table-cell office:value-type="string" calcext:value-type="string">
            <text:p>667-8808/638-8808</text:p>
          </table:table-cell>
          <table:table-cell/>
          <table:table-cell office:value-type="string" calcext:value-type="string">
            <text:p>shilohadventistscd@gmail.com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-88.41591046" calcext:value-type="float">
            <text:p>-88.41591046</text:p>
          </table:table-cell>
          <table:table-cell office:value-type="float" office:value="16.53742191" calcext:value-type="float">
            <text:p>16.5374219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rva Bennett Awardo</text:p>
          </table:table-cell>
          <table:table-cell office:value-type="string" calcext:value-type="string">
            <text:p>Shaina <text:s/>Burges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hipyard Mennonite Community Primary School</text:p>
          </table:table-cell>
          <table:table-cell/>
          <table:table-cell office:value-type="string" calcext:value-type="string">
            <text:p>P4820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67620918" calcext:value-type="float">
            <text:p>-88.67620918</text:p>
          </table:table-cell>
          <table:table-cell office:value-type="float" office:value="17.91826087" calcext:value-type="float">
            <text:p>17.9182608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ilk Grass Methodist Primary School</text:p>
          </table:table-cell>
          <table:table-cell/>
          <table:table-cell office:value-type="string" calcext:value-type="string">
            <text:p>P53402</text:p>
          </table:table-cell>
          <table:table-cell office:value-type="string" calcext:value-type="string">
            <text:p>Silk Grass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ence Salam</text:p>
          </table:table-cell>
          <table:table-cell office:value-type="string" calcext:value-type="string">
            <text:p>672-4868</text:p>
          </table:table-cell>
          <table:table-cell/>
          <table:table-cell office:value-type="string" calcext:value-type="string">
            <text:p>silkgrassmethodist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3807126" calcext:value-type="float">
            <text:p>-88.33807126</text:p>
          </table:table-cell>
          <table:table-cell office:value-type="float" office:value="16.88601661" calcext:value-type="float">
            <text:p>16.8860166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Kevin Brooks</text:p>
          </table:table-cell>
          <table:table-cell office:value-type="string" calcext:value-type="string">
            <text:p>Luis Per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lver Creek RC Primary School</text:p>
          </table:table-cell>
          <table:table-cell/>
          <table:table-cell office:value-type="string" calcext:value-type="string">
            <text:p>P61205</text:p>
          </table:table-cell>
          <table:table-cell office:value-type="string" calcext:value-type="string">
            <text:p>Silver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Alvin Cal</text:p>
          </table:table-cell>
          <table:table-cell office:value-type="string" calcext:value-type="string">
            <text:p>631-1765</text:p>
          </table:table-cell>
          <table:table-cell/>
          <table:table-cell office:value-type="string" calcext:value-type="string">
            <text:p>silvercreekr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90458" calcext:value-type="float">
            <text:p>-88.890458</text:p>
          </table:table-cell>
          <table:table-cell office:value-type="float" office:value="16.279107" calcext:value-type="float">
            <text:p>16.27910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uis Alvin Cal</text:p>
          </table:table-cell>
          <table:table-cell office:value-type="string" calcext:value-type="string">
            <text:p>Consuela Choc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ttee River Methodist Primary</text:p>
          </table:table-cell>
          <table:table-cell/>
          <table:table-cell office:value-type="string" calcext:value-type="string">
            <text:p>P53201</text:p>
          </table:table-cell>
          <table:table-cell office:value-type="string" calcext:value-type="string">
            <text:p>Sittee River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y Andrews</text:p>
          </table:table-cell>
          <table:table-cell office:value-type="string" calcext:value-type="string">
            <text:p>614-8965</text:p>
          </table:table-cell>
          <table:table-cell/>
          <table:table-cell office:value-type="string" calcext:value-type="string">
            <text:p>sitteerivermethodist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3207051" calcext:value-type="float">
            <text:p>-88.3207051</text:p>
          </table:table-cell>
          <table:table-cell office:value-type="float" office:value="16.821919" calcext:value-type="float">
            <text:p>16.82191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ylvia Sabal</text:p>
          </table:table-cell>
          <table:table-cell office:value-type="string" calcext:value-type="string">
            <text:p>Neckesha Prat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olid Rock Christian Academy</text:p>
          </table:table-cell>
          <table:table-cell office:value-type="string" calcext:value-type="string">
            <text:p>SRCA</text:p>
          </table:table-cell>
          <table:table-cell office:value-type="string" calcext:value-type="string">
            <text:p>P56001</text:p>
          </table:table-cell>
          <table:table-cell office:value-type="string" calcext:value-type="string">
            <text:p>Rivas Estate, Dangriga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Mrs.Ysela Aleman</text:p>
          </table:table-cell>
          <table:table-cell office:value-type="string" calcext:value-type="string">
            <text:p>522-0776</text:p>
          </table:table-cell>
          <table:table-cell/>
          <table:table-cell office:value-type="string" calcext:value-type="string">
            <text:p>sradga@yahoo.com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-88.22855755" calcext:value-type="float">
            <text:p>-88.22855755</text:p>
          </table:table-cell>
          <table:table-cell office:value-type="float" office:value="16.95860631" calcext:value-type="float">
            <text:p>16.9586063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ssemblies of God Christian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rs. Shannon Martinez,Mrs. Shannon Martinez</text:p>
          </table:table-cell>
          <table:table-cell office:value-type="string" calcext:value-type="string">
            <text:p>Ms. Danelly Nah,Ms. Danelly Nah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olomon's SDA Primary</text:p>
          </table:table-cell>
          <table:table-cell/>
          <table:table-cell office:value-type="string" calcext:value-type="string">
            <text:p>P44001</text:p>
          </table:table-cell>
          <table:table-cell office:value-type="string" calcext:value-type="string">
            <text:p>Palmar Boundary R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ryl Distan</text:p>
          </table:table-cell>
          <table:table-cell office:value-type="string" calcext:value-type="string">
            <text:p>668-7846</text:p>
          </table:table-cell>
          <table:table-cell/>
          <table:table-cell office:value-type="string" calcext:value-type="string">
            <text:p>solomonssdaprincipa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7057363" calcext:value-type="float">
            <text:p>-88.57057363</text:p>
          </table:table-cell>
          <table:table-cell office:value-type="float" office:value="18.06702095" calcext:value-type="float">
            <text:p>18.0670209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panish Lookout Mission Primary School</text:p>
          </table:table-cell>
          <table:table-cell/>
          <table:table-cell office:value-type="string" calcext:value-type="string">
            <text:p>P28101</text:p>
          </table:table-cell>
          <table:table-cell office:value-type="string" calcext:value-type="string">
            <text:p>Spanish Lookout</text:p>
          </table:table-cell>
          <table:table-cell/>
          <table:table-cell office:value-type="string" calcext:value-type="string">
            <text:p>Marvin Plett</text:p>
          </table:table-cell>
          <table:table-cell office:value-type="string" calcext:value-type="string">
            <text:p>670-5323 / 6703172/ 6759090</text:p>
          </table:table-cell>
          <table:table-cell/>
          <table:table-cell office:value-type="string" calcext:value-type="string">
            <text:p>calvin@diversetrades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9.0133827" calcext:value-type="float">
            <text:p>-89.0133827</text:p>
          </table:table-cell>
          <table:table-cell office:value-type="float" office:value="17.28878815" calcext:value-type="float">
            <text:p>17.2887881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lvin Reimer</text:p>
          </table:table-cell>
          <table:table-cell office:value-type="string" calcext:value-type="string">
            <text:p>Ricky Reimer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table:style-name="ce17" office:value-type="string" calcext:value-type="string">
            <text:p>Stann Creek Primary Home School</text:p>
          </table:table-cell>
          <table:table-cell/>
          <table:table-cell office:value-type="string" calcext:value-type="string">
            <text:p>P59099</text:p>
          </table:table-cell>
          <table:table-cell office:value-type="string" calcext:value-type="string">
            <text:p>Stann Creek District</text:p>
          </table:table-cell>
          <table:table-cell table:number-columns-repeated="7"/>
          <table:table-cell office:value-type="float" office:value="2020" calcext:value-type="float">
            <text:p>2020</text:p>
          </table:table-cell>
          <table:table-cell/>
          <table:table-cell table:style-name="ce17" office:value-type="float" office:value="2022" calcext:value-type="float">
            <text:p>2022</text:p>
          </table:table-cell>
          <table:table-cell office:value-type="float" office:value="-88.211199" calcext:value-type="float">
            <text:p>-88.211199</text:p>
          </table:table-cell>
          <table:table-cell office:value-type="float" office:value="16.992013" calcext:value-type="float">
            <text:p>16.99201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ella Maris Special Education and Life Skills Learning Center</text:p>
          </table:table-cell>
          <table:table-cell/>
          <table:table-cell office:value-type="string" calcext:value-type="string">
            <text:p>P10001</text:p>
          </table:table-cell>
          <table:table-cell office:value-type="string" calcext:value-type="string">
            <text:p>Princess Margaret Drive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elia <text:s/>Cantun</text:p>
          </table:table-cell>
          <table:table-cell office:value-type="string" calcext:value-type="string">
            <text:p>224-4564</text:p>
          </table:table-cell>
          <table:table-cell/>
          <table:table-cell office:value-type="string" calcext:value-type="string">
            <text:p>stellamarisbz@yahoo.com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table:number-columns-repeated="2"/>
          <table:table-cell office:value-type="float" office:value="-88.19594997" calcext:value-type="float">
            <text:p>-88.19594997</text:p>
          </table:table-cell>
          <table:table-cell office:value-type="float" office:value="17.50525551" calcext:value-type="float">
            <text:p>17.5052555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unday Wood RC Primary School</text:p>
          </table:table-cell>
          <table:table-cell/>
          <table:table-cell office:value-type="string" calcext:value-type="string">
            <text:p>P61118</text:p>
          </table:table-cell>
          <table:table-cell office:value-type="string" calcext:value-type="string">
            <text:p>Sunday Wood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Ishim</text:p>
          </table:table-cell>
          <table:table-cell office:value-type="string" calcext:value-type="string">
            <text:p>661-9695 / 626-0870</text:p>
          </table:table-cell>
          <table:table-cell/>
          <table:table-cell office:value-type="string" calcext:value-type="string">
            <text:p>sundaywoodrc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33344" calcext:value-type="float">
            <text:p>-89.033344</text:p>
          </table:table-cell>
          <table:table-cell office:value-type="float" office:value="16.038796" calcext:value-type="float">
            <text:p>16.03879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thony Fuente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unlight Christian Education</text:p>
          </table:table-cell>
          <table:table-cell/>
          <table:table-cell office:value-type="string" calcext:value-type="string">
            <text:p>P28201</text:p>
          </table:table-cell>
          <table:table-cell office:value-type="string" calcext:value-type="string">
            <text:p>Across from FTC <text:s/>P.O. Box 401 <text:s/>Spanish Lookout <text:s/>Cayo District</text:p>
          </table:table-cell>
          <table:table-cell/>
          <table:table-cell office:value-type="string" calcext:value-type="string">
            <text:p>Steven Braun</text:p>
          </table:table-cell>
          <table:table-cell office:value-type="string" calcext:value-type="string">
            <text:p>615-2531</text:p>
          </table:table-cell>
          <table:table-cell/>
          <table:table-cell office:value-type="string" calcext:value-type="string">
            <text:p>sceprimary@gmail.com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table:number-columns-repeated="2"/>
          <table:table-cell office:value-type="float" office:value="-89.00171538" calcext:value-type="float">
            <text:p>-89.00171538</text:p>
          </table:table-cell>
          <table:table-cell office:value-type="float" office:value="17.25223422" calcext:value-type="float">
            <text:p>17.2522342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John Lowen</text:p>
          </table:table-cell>
          <table:table-cell office:value-type="string" calcext:value-type="string">
            <text:p>Orlando Braun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unrise View School</text:p>
          </table:table-cell>
          <table:table-cell office:value-type="string" calcext:value-type="string">
            <text:p>Sunrise View Mennonite School (Pomona)</text:p>
          </table:table-cell>
          <table:table-cell office:value-type="string" calcext:value-type="string">
            <text:p>P58403</text:p>
          </table:table-cell>
          <table:table-cell office:value-type="string" calcext:value-type="string">
            <text:p>14 miles Pomona Village Stann Creek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unshine Valley Primary School</text:p>
          </table:table-cell>
          <table:table-cell office:value-type="string" calcext:value-type="string">
            <text:p>Upper Barton Creek Primary</text:p>
          </table:table-cell>
          <table:table-cell office:value-type="string" calcext:value-type="string">
            <text:p>P28204</text:p>
          </table:table-cell>
          <table:table-cell office:value-type="string" calcext:value-type="string">
            <text:p>Upper Barton Creek</text:p>
          </table:table-cell>
          <table:table-cell/>
          <table:table-cell office:value-type="string" calcext:value-type="string">
            <text:p>Mr. Monroe Penner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-88.75815" calcext:value-type="float">
            <text:p>-88.75815</text:p>
          </table:table-cell>
          <table:table-cell office:value-type="float" office:value="17.96816" calcext:value-type="float">
            <text:p>17.9681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onroe Penn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he Island Academy Primary School</text:p>
          </table:table-cell>
          <table:table-cell/>
          <table:table-cell office:value-type="string" calcext:value-type="string">
            <text:p>P17004</text:p>
          </table:table-cell>
          <table:table-cell office:value-type="string" calcext:value-type="string">
            <text:p>Mahogany Bay, PO Box 137, San Pedro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dy Dixie W. Bowen</text:p>
          </table:table-cell>
          <table:table-cell office:value-type="string" calcext:value-type="string">
            <text:p>226-3642</text:p>
          </table:table-cell>
          <table:table-cell/>
          <table:table-cell office:value-type="string" calcext:value-type="string">
            <text:p>islandacad@gmail.com</text:p>
          </table:table-cell>
          <table:table-cell office:value-type="string" calcext:value-type="string">
            <text:p>www.theislandacademy.com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-87.967211" calcext:value-type="float">
            <text:p>-87.967211</text:p>
          </table:table-cell>
          <table:table-cell office:value-type="float" office:value="17.914185" calcext:value-type="float">
            <text:p>17.91418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ady Dixie W. Bowen</text:p>
          </table:table-cell>
          <table:table-cell office:value-type="string" calcext:value-type="string">
            <text:p>Wilema Gonzalez</text:p>
          </table:table-cell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he Salvation Army Primary School</text:p>
          </table:table-cell>
          <table:table-cell office:value-type="string" calcext:value-type="string">
            <text:p>Salvation Army</text:p>
          </table:table-cell>
          <table:table-cell office:value-type="string" calcext:value-type="string">
            <text:p>P19006</text:p>
          </table:table-cell>
          <table:table-cell office:value-type="string" calcext:value-type="string">
            <text:p>12 Cemetery Road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 Martin</text:p>
          </table:table-cell>
          <table:table-cell office:value-type="string" calcext:value-type="string">
            <text:p>207-2156, 636-4711, 628-3365</text:p>
          </table:table-cell>
          <table:table-cell/>
          <table:table-cell office:value-type="string" calcext:value-type="string">
            <text:p>thesalvationarmy.sch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19011456" calcext:value-type="float">
            <text:p>-88.19011456</text:p>
          </table:table-cell>
          <table:table-cell office:value-type="float" office:value="17.4948832" calcext:value-type="float">
            <text:p>17.494883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alvation Arm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Salvation Army Primary Schools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Salvation Army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he Shepherds Academy Primary</text:p>
          </table:table-cell>
          <table:table-cell/>
          <table:table-cell office:value-type="string" calcext:value-type="string">
            <text:p>P27001</text:p>
          </table:table-cell>
          <table:table-cell office:value-type="string" calcext:value-type="string">
            <text:p>Riviera Road, 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a Marin/ Pastor Jose Marin - Diana Giesbrecht</text:p>
          </table:table-cell>
          <table:table-cell office:value-type="string" calcext:value-type="string">
            <text:p>842-2113/615-6030/610-4279</text:p>
          </table:table-cell>
          <table:table-cell/>
          <table:table-cell office:value-type="string" calcext:value-type="string">
            <text:p>theshepherdsacademy@gmail.com</text:p>
          </table:table-cell>
          <table:table-cell office:value-type="string" calcext:value-type="string">
            <text:p>theshepherdsacademy.com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-88.78651582" calcext:value-type="float">
            <text:p>-88.78651582</text:p>
          </table:table-cell>
          <table:table-cell office:value-type="float" office:value="17.25017344" calcext:value-type="float">
            <text:p>17.2501734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ana Giesbrecht</text:p>
          </table:table-cell>
          <table:table-cell office:value-type="string" calcext:value-type="string">
            <text:p>Pastor Jose Mari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oledo Christian Academy Primary School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P67401</text:p>
          </table:table-cell>
          <table:table-cell office:value-type="string" calcext:value-type="string">
            <text:p>8.5 miles San Antonio Road, Yemeri Gro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ston Fisher</text:p>
          </table:table-cell>
          <table:table-cell office:value-type="string" calcext:value-type="string">
            <text:p>722-0256/ 663-0102</text:p>
          </table:table-cell>
          <table:table-cell/>
          <table:table-cell office:value-type="string" calcext:value-type="string">
            <text:p>toledochristianacademy@gmail.com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float" office:value="-88.88914869" calcext:value-type="float">
            <text:p>-88.88914869</text:p>
          </table:table-cell>
          <table:table-cell office:value-type="float" office:value="16.16210805" calcext:value-type="float">
            <text:p>16.1621080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dwardo Chub</text:p>
          </table:table-cell>
          <table:table-cell/>
          <table:table-cell office:value-type="string" calcext:value-type="string">
            <text:p>Denomination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oledo Learning Center</text:p>
          </table:table-cell>
          <table:table-cell/>
          <table:table-cell office:value-type="string" calcext:value-type="string">
            <text:p>P67101</text:p>
          </table:table-cell>
          <table:table-cell office:value-type="string" calcext:value-type="string">
            <text:p>9.5 Miles Old San Antonio Road</text:p>
          </table:table-cell>
          <table:table-cell/>
          <table:table-cell office:value-type="string" calcext:value-type="string">
            <text:p>Alma Zuniga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-89.03038135" calcext:value-type="float">
            <text:p>-89.03038135</text:p>
          </table:table-cell>
          <table:table-cell office:value-type="float" office:value="16.24675147" calcext:value-type="float">
            <text:p>16.2467514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table:style-name="ce17" office:value-type="string" calcext:value-type="string">
            <text:p>Toledo Primary Home School</text:p>
          </table:table-cell>
          <table:table-cell/>
          <table:table-cell office:value-type="string" calcext:value-type="string">
            <text:p>P69099</text:p>
          </table:table-cell>
          <table:table-cell office:value-type="string" calcext:value-type="string">
            <text:p>Toledo District</text:p>
          </table:table-cell>
          <table:table-cell table:number-columns-repeated="7"/>
          <table:table-cell office:value-type="float" office:value="2020" calcext:value-type="float">
            <text:p>2020</text:p>
          </table:table-cell>
          <table:table-cell/>
          <table:table-cell table:style-name="ce17" office:value-type="float" office:value="2022" calcext:value-type="float">
            <text:p>2022</text:p>
          </table:table-cell>
          <table:table-cell office:value-type="float" office:value="-88.802801" calcext:value-type="float">
            <text:p>-88.802801</text:p>
          </table:table-cell>
          <table:table-cell office:value-type="float" office:value="16.103804" calcext:value-type="float">
            <text:p>16.10380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rial Farm Government Primary School</text:p>
          </table:table-cell>
          <table:table-cell/>
          <table:table-cell office:value-type="string" calcext:value-type="string">
            <text:p>P40405</text:p>
          </table:table-cell>
          <table:table-cell office:value-type="string" calcext:value-type="string">
            <text:p>Orange Wa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zira Romero</text:p>
          </table:table-cell>
          <table:table-cell office:value-type="string" calcext:value-type="string">
            <text:p>501-322-2481</text:p>
          </table:table-cell>
          <table:table-cell/>
          <table:table-cell office:value-type="string" calcext:value-type="string">
            <text:p>trialfarmgovtsch@gmail.com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-88.56322477" calcext:value-type="float">
            <text:p>-88.56322477</text:p>
          </table:table-cell>
          <table:table-cell office:value-type="float" office:value="18.09814363" calcext:value-type="float">
            <text:p>18.0981436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azira Romero</text:p>
          </table:table-cell>
          <table:table-cell office:value-type="string" calcext:value-type="string">
            <text:p>Susana Nicholson</text:p>
          </table:table-cell>
          <table:table-cell office:value-type="string" calcext:value-type="string">
            <text:p>Governmen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rinidad Government Primary</text:p>
          </table:table-cell>
          <table:table-cell/>
          <table:table-cell office:value-type="string" calcext:value-type="string">
            <text:p>P40404</text:p>
          </table:table-cell>
          <table:table-cell office:value-type="string" calcext:value-type="string">
            <text:p>Trinidad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ia Carrilo</text:p>
          </table:table-cell>
          <table:table-cell office:value-type="string" calcext:value-type="string">
            <text:p>661-5747</text:p>
          </table:table-cell>
          <table:table-cell/>
          <table:table-cell office:value-type="string" calcext:value-type="string">
            <text:p>trinidadgovschool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56340216" calcext:value-type="float">
            <text:p>-88.56340216</text:p>
          </table:table-cell>
          <table:table-cell office:value-type="float" office:value="18.09826674" calcext:value-type="float">
            <text:p>18.0982667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rinity Methodist Primary School</text:p>
          </table:table-cell>
          <table:table-cell/>
          <table:table-cell office:value-type="string" calcext:value-type="string">
            <text:p>P13005</text:p>
          </table:table-cell>
          <table:table-cell office:value-type="string" calcext:value-type="string">
            <text:p>5 G Street, King's Park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ael Campbell</text:p>
          </table:table-cell>
          <table:table-cell office:value-type="string" calcext:value-type="string">
            <text:p>223-1096</text:p>
          </table:table-cell>
          <table:table-cell/>
          <table:table-cell office:value-type="string" calcext:value-type="string">
            <text:p>trinitymethodistschool@gmail.com</text:p>
          </table:table-cell>
          <table:table-cell office:value-type="string" calcext:value-type="string">
            <text:p>https://www.facebook.com/Trinity-Methodist-School-2055173154721574/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-88.19171817" calcext:value-type="float">
            <text:p>-88.19171817</text:p>
          </table:table-cell>
          <table:table-cell office:value-type="float" office:value="17.50994269" calcext:value-type="float">
            <text:p>17.50994269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rendalee Enriquez</text:p>
          </table:table-cell>
          <table:table-cell office:value-type="string" calcext:value-type="string">
            <text:p>Alice Middleto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rio Government Primary School</text:p>
          </table:table-cell>
          <table:table-cell/>
          <table:table-cell office:value-type="string" calcext:value-type="string">
            <text:p>P60107</text:p>
          </table:table-cell>
          <table:table-cell office:value-type="string" calcext:value-type="string">
            <text:p>Trio Village, Toledo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elma Woolery</text:p>
          </table:table-cell>
          <table:table-cell office:value-type="string" calcext:value-type="string">
            <text:p>673-9525/671-3426</text:p>
          </table:table-cell>
          <table:table-cell/>
          <table:table-cell office:value-type="string" calcext:value-type="string">
            <text:p>triogovernment2001@gmail.com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-88.636284" calcext:value-type="float">
            <text:p>-88.636284</text:p>
          </table:table-cell>
          <table:table-cell office:value-type="float" office:value="16.5156931" calcext:value-type="float">
            <text:p>16.515693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don arzu</text:p>
          </table:table-cell>
          <table:table-cell office:value-type="string" calcext:value-type="string">
            <text:p>Eric Gutierrez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B Academy Primary School</text:p>
          </table:table-cell>
          <table:table-cell/>
          <table:table-cell office:value-type="string" calcext:value-type="string">
            <text:p>P29004</text:p>
          </table:table-cell>
          <table:table-cell office:value-type="string" calcext:value-type="string">
            <text:p>Belmopan</text:p>
          </table:table-cell>
          <table:table-cell/>
          <table:table-cell office:value-type="string" calcext:value-type="string">
            <text:p>Thisbe Lucas-Usher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4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niversity of Beliz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University of Beliz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Non-Denomination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nited Christian Mennonite Primary School</text:p>
          </table:table-cell>
          <table:table-cell/>
          <table:table-cell office:value-type="string" calcext:value-type="string">
            <text:p>P28001</text:p>
          </table:table-cell>
          <table:table-cell office:value-type="string" calcext:value-type="string">
            <text:p>New Santa Cruz Area, Santa El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is H. Ysaguirre</text:p>
          </table:table-cell>
          <table:table-cell office:value-type="string" calcext:value-type="string">
            <text:p>654-4927</text:p>
          </table:table-cell>
          <table:table-cell/>
          <table:table-cell office:value-type="string" calcext:value-type="string">
            <text:p>unitedchristianschoolbz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543812" calcext:value-type="float">
            <text:p>-89.0543812</text:p>
          </table:table-cell>
          <table:table-cell office:value-type="float" office:value="17.1623676" calcext:value-type="float">
            <text:p>17.162367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raig Steiner (Principal)</text:p>
          </table:table-cell>
          <table:table-cell office:value-type="string" calcext:value-type="string">
            <text:p>Jansen Overholt (Teacher)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nited Community Primary</text:p>
          </table:table-cell>
          <table:table-cell/>
          <table:table-cell office:value-type="string" calcext:value-type="string">
            <text:p>P50104</text:p>
          </table:table-cell>
          <table:table-cell office:value-type="string" calcext:value-type="string">
            <text:p>Mile 26 1/2 Southern Highway <text:s/>Santa Rosa/ San Roman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Ogaldez</text:p>
          </table:table-cell>
          <table:table-cell office:value-type="string" calcext:value-type="string">
            <text:p>662-1770</text:p>
          </table:table-cell>
          <table:table-cell/>
          <table:table-cell office:value-type="string" calcext:value-type="string">
            <text:p>unitedcommunity.primary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706642" calcext:value-type="float">
            <text:p>-88.4706642</text:p>
          </table:table-cell>
          <table:table-cell office:value-type="float" office:value="16.6574202" calcext:value-type="float">
            <text:p>16.657420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thony A. Zuniga</text:p>
          </table:table-cell>
          <table:table-cell office:value-type="string" calcext:value-type="string">
            <text:p>Delia Cardona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nited Evergreen Primary</text:p>
          </table:table-cell>
          <table:table-cell/>
          <table:table-cell office:value-type="string" calcext:value-type="string">
            <text:p>P20002</text:p>
          </table:table-cell>
          <table:table-cell office:value-type="string" calcext:value-type="string">
            <text:p>Ambergris Caye <text:s/>Belmo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s. Rosalie Witty</text:p>
          </table:table-cell>
          <table:table-cell office:value-type="string" calcext:value-type="string">
            <text:p>822-2288</text:p>
          </table:table-cell>
          <table:table-cell/>
          <table:table-cell office:value-type="string" calcext:value-type="string">
            <text:p>unitedevergreenpr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76668934" calcext:value-type="float">
            <text:p>-88.76668934</text:p>
          </table:table-cell>
          <table:table-cell office:value-type="float" office:value="17.25241865" calcext:value-type="float">
            <text:p>17.2524186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osalie Witty</text:p>
          </table:table-cell>
          <table:table-cell office:value-type="string" calcext:value-type="string">
            <text:p>Joel Flore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nity Presbyterian Primary</text:p>
          </table:table-cell>
          <table:table-cell/>
          <table:table-cell office:value-type="string" calcext:value-type="string">
            <text:p>P19007</text:p>
          </table:table-cell>
          <table:table-cell office:value-type="string" calcext:value-type="string">
            <text:p>109 A Antelope Extension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alila Makhwani</text:p>
          </table:table-cell>
          <table:table-cell office:value-type="string" calcext:value-type="string">
            <text:p>606-6543/615-7804</text:p>
          </table:table-cell>
          <table:table-cell/>
          <table:table-cell office:value-type="string" calcext:value-type="string">
            <text:p>unitypresbyterian71@yahoo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20656984" calcext:value-type="float">
            <text:p>-88.20656984</text:p>
          </table:table-cell>
          <table:table-cell office:value-type="float" office:value="17.49697505" calcext:value-type="float">
            <text:p>17.4969750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resbyterian Church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lley of Peace Christian Primary School</text:p>
          </table:table-cell>
          <table:table-cell/>
          <table:table-cell office:value-type="string" calcext:value-type="string">
            <text:p>P26101</text:p>
          </table:table-cell>
          <table:table-cell office:value-type="string" calcext:value-type="string">
            <text:p>PO Box 501, Belmopan/Valley of Pe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Catzim</text:p>
          </table:table-cell>
          <table:table-cell office:value-type="string" calcext:value-type="string">
            <text:p>651-5686</text:p>
          </table:table-cell>
          <table:table-cell/>
          <table:table-cell office:value-type="string" calcext:value-type="string">
            <text:p>valleychristian.ag@gmail.com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number-columns-repeated="2"/>
          <table:table-cell office:value-type="float" office:value="-88.83483796" calcext:value-type="float">
            <text:p>-88.83483796</text:p>
          </table:table-cell>
          <table:table-cell office:value-type="float" office:value="17.33256207" calcext:value-type="float">
            <text:p>17.3325620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ssemblies of God Christian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odesto Duenas</text:p>
          </table:table-cell>
          <table:table-cell office:value-type="string" calcext:value-type="string">
            <text:p>Edras Navarr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ictorious Nazarene Primary School</text:p>
          </table:table-cell>
          <table:table-cell/>
          <table:table-cell office:value-type="string" calcext:value-type="string">
            <text:p>P25402</text:p>
          </table:table-cell>
          <table:table-cell office:value-type="string" calcext:value-type="string">
            <text:p>SanJose Succo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rley Humes</text:p>
          </table:table-cell>
          <table:table-cell office:value-type="string" calcext:value-type="string">
            <text:p>627-3084/660-5689</text:p>
          </table:table-cell>
          <table:table-cell/>
          <table:table-cell office:value-type="string" calcext:value-type="string">
            <text:p>principal@vns.edu.bz</text:p>
          </table:table-cell>
          <table:table-cell office:value-type="string" calcext:value-type="string">
            <text:p>vns.edu.bz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-89.1242145" calcext:value-type="float">
            <text:p>-89.1242145</text:p>
          </table:table-cell>
          <table:table-cell office:value-type="float" office:value="17.0786647" calcext:value-type="float">
            <text:p>17.078664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zarene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hirley Hume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esley Lower Primary School</text:p>
          </table:table-cell>
          <table:table-cell/>
          <table:table-cell office:value-type="string" calcext:value-type="string">
            <text:p>P13006</text:p>
          </table:table-cell>
          <table:table-cell office:value-type="string" calcext:value-type="string">
            <text:p>38 Albert Stree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alie Phillips</text:p>
          </table:table-cell>
          <table:table-cell office:value-type="string" calcext:value-type="string">
            <text:p>227-3931/ 227-3288/ 631-0765</text:p>
          </table:table-cell>
          <table:table-cell/>
          <table:table-cell office:value-type="string" calcext:value-type="string">
            <text:p>wesleylower1913@gmail.com</text:p>
          </table:table-cell>
          <table:table-cell table:number-columns-repeated="2"/>
          <table:table-cell office:value-type="float" office:value="1913" calcext:value-type="float">
            <text:p>1913</text:p>
          </table:table-cell>
          <table:table-cell table:number-columns-repeated="2"/>
          <table:table-cell office:value-type="float" office:value="-88.18768355" calcext:value-type="float">
            <text:p>-88.18768355</text:p>
          </table:table-cell>
          <table:table-cell office:value-type="float" office:value="17.49112395" calcext:value-type="float">
            <text:p>17.4911239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arlene Lozan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esley Upper Primary School</text:p>
          </table:table-cell>
          <table:table-cell/>
          <table:table-cell office:value-type="string" calcext:value-type="string">
            <text:p>P13008</text:p>
          </table:table-cell>
          <table:table-cell office:value-type="string" calcext:value-type="string">
            <text:p>44 Dolphin Street, 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le Welch Middleton</text:p>
          </table:table-cell>
          <table:table-cell office:value-type="string" calcext:value-type="string">
            <text:p>227-2921 / 672-2789</text:p>
          </table:table-cell>
          <table:table-cell/>
          <table:table-cell office:value-type="string" calcext:value-type="string">
            <text:p>wesleyupperschool@gmail.com</text:p>
          </table:table-cell>
          <table:table-cell table:number-columns-repeated="2"/>
          <table:table-cell office:value-type="float" office:value="1913" calcext:value-type="float">
            <text:p>1913</text:p>
          </table:table-cell>
          <table:table-cell table:number-columns-repeated="2"/>
          <table:table-cell office:value-type="float" office:value="-88.1948254" calcext:value-type="float">
            <text:p>-88.1948254</text:p>
          </table:table-cell>
          <table:table-cell office:value-type="float" office:value="17.4902671" calcext:value-type="float">
            <text:p>17.490267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icole Welch Middlet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ispering Pines Mennonite Primary</text:p>
          </table:table-cell>
          <table:table-cell office:value-type="string" calcext:value-type="string">
            <text:p>Green Valley</text:p>
          </table:table-cell>
          <table:table-cell office:value-type="string" calcext:value-type="string">
            <text:p>P28202</text:p>
          </table:table-cell>
          <table:table-cell office:value-type="string" calcext:value-type="string">
            <text:p>Springfield <text:s text:c="2"/>Cayo District</text:p>
          </table:table-cell>
          <table:table-cell table:number-columns-repeated="7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80861581" calcext:value-type="float">
            <text:p>-88.80861581</text:p>
          </table:table-cell>
          <table:table-cell office:value-type="float" office:value="17.14449247" calcext:value-type="float">
            <text:p>17.14449247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van Martin</text:p>
          </table:table-cell>
          <table:table-cell office:value-type="string" calcext:value-type="string">
            <text:p>Andrew Beiler</text:p>
          </table:table-cell>
          <table:table-cell office:value-type="string" calcext:value-type="string">
            <text:p>Mennonit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Xaibe RC Primary School</text:p>
          </table:table-cell>
          <table:table-cell/>
          <table:table-cell office:value-type="string" calcext:value-type="string">
            <text:p>P31413</text:p>
          </table:table-cell>
          <table:table-cell office:value-type="string" calcext:value-type="string">
            <text:p>Xaibe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aret Carr</text:p>
          </table:table-cell>
          <table:table-cell office:value-type="string" calcext:value-type="string">
            <text:p>623-6396/403-5226</text:p>
          </table:table-cell>
          <table:table-cell/>
          <table:table-cell office:value-type="string" calcext:value-type="string">
            <text:p>xaibercs@gmail.com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-88.43043873" calcext:value-type="float">
            <text:p>-88.43043873</text:p>
          </table:table-cell>
          <table:table-cell office:value-type="float" office:value="18.38767595" calcext:value-type="float">
            <text:p>18.3876759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Yo Creek Sacred Heart RC Primary School</text:p>
          </table:table-cell>
          <table:table-cell/>
          <table:table-cell office:value-type="string" calcext:value-type="string">
            <text:p>P41409</text:p>
          </table:table-cell>
          <table:table-cell office:value-type="string" calcext:value-type="string">
            <text:p>Yo Creek Vill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Antonita Novelo</text:p>
          </table:table-cell>
          <table:table-cell office:value-type="string" calcext:value-type="string">
            <text:p>323-2076</text:p>
          </table:table-cell>
          <table:table-cell/>
          <table:table-cell office:value-type="string" calcext:value-type="string">
            <text:p>novelopechmaria@gmail.com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table:number-columns-repeated="2"/>
          <table:table-cell office:value-type="float" office:value="-88.6367919" calcext:value-type="float">
            <text:p>-88.6367919</text:p>
          </table:table-cell>
          <table:table-cell office:value-type="float" office:value="18.0908838" calcext:value-type="float">
            <text:p>18.090883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olic Public School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table:style-name="ce17" office:value-type="string" calcext:value-type="string">
            <text:p>YWCA</text:p>
          </table:table-cell>
          <table:table-cell/>
          <table:table-cell office:value-type="string" calcext:value-type="string">
            <text:p>P19080</text:p>
          </table:table-cell>
          <table:table-cell office:value-type="string" calcext:value-type="string">
            <text:p>119 Cor. St. Thomas St. &amp; Freetown R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nna Gomez</text:p>
          </table:table-cell>
          <table:table-cell office:value-type="string" calcext:value-type="string">
            <text:p>223-4971</text:p>
          </table:table-cell>
          <table:table-cell/>
          <table:table-cell office:value-type="string" calcext:value-type="string">
            <text:p>bzeywca@g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/>
          <table:table-cell table:style-name="ce17" office:value-type="float" office:value="2021" calcext:value-type="float">
            <text:p>2021</text:p>
          </table:table-cell>
          <table:table-cell office:value-type="float" office:value="-88.20626944" calcext:value-type="float">
            <text:p>-88.20626944</text:p>
          </table:table-cell>
          <table:table-cell office:value-type="float" office:value="17.49651622" calcext:value-type="float">
            <text:p>17.4965162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In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Zion Park Methodist Primary School</text:p>
          </table:table-cell>
          <table:table-cell/>
          <table:table-cell office:value-type="string" calcext:value-type="string">
            <text:p>P13202</text:p>
          </table:table-cell>
          <table:table-cell office:value-type="string" calcext:value-type="string">
            <text:p>Santana Village, Belize 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minda Reid</text:p>
          </table:table-cell>
          <table:table-cell office:value-type="string" calcext:value-type="string">
            <text:p>613-5809</text:p>
          </table:table-cell>
          <table:table-cell/>
          <table:table-cell office:value-type="string" calcext:value-type="string">
            <text:p>zpms52@gmail.com</text:p>
          </table:table-cell>
          <table:table-cell table:number-columns-repeated="2"/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-88.309915" calcext:value-type="float">
            <text:p>-88.309915</text:p>
          </table:table-cell>
          <table:table-cell office:value-type="float" office:value="17.814806" calcext:value-type="float">
            <text:p>17.81480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thodist Primary School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rminda Re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ion SDA Primary School</text:p>
          </table:table-cell>
          <table:table-cell/>
          <table:table-cell office:value-type="string" calcext:value-type="string">
            <text:p>P54001</text:p>
          </table:table-cell>
          <table:table-cell office:value-type="string" calcext:value-type="string">
            <text:p>90 St. Vincent Street, Dangrig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 Montejo</text:p>
          </table:table-cell>
          <table:table-cell office:value-type="string" calcext:value-type="string">
            <text:p>502-2741/614-3092</text:p>
          </table:table-cell>
          <table:table-cell/>
          <table:table-cell office:value-type="string" calcext:value-type="string">
            <text:p>zsdaschool2014@gmail.com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table:number-columns-repeated="2"/>
          <table:table-cell office:value-type="float" office:value="-88.22070717" calcext:value-type="float">
            <text:p>-88.22070717</text:p>
          </table:table-cell>
          <table:table-cell office:value-type="float" office:value="16.96474198" calcext:value-type="float">
            <text:p>16.9647419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lize Union of Seventh Day Adventis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milia Montejo</text:p>
          </table:table-cell>
          <table:table-cell office:value-type="string" calcext:value-type="string">
            <text:p>Mario Bull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port Generated: 2025-02-25 15:30:12</text:p>
          </table:table-cell>
          <table:table-cell table:number-columns-repeated="63"/>
        </table:table-row>
        <table:named-expressions>
          <table:named-range table:name="_xlnm._FilterDatabase" table:base-cell-address="$Sheet4.$A$1" table:cell-range-address="$'Primary '.$A$2:.$AF$332"/>
        </table:named-expressions>
      </table:table>
      <table:table table:name="Secondary" table:style-name="ta6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9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5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ntact Person</text:p>
          </table:table-cell>
          <table:table-cell table:style-name="ce38"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Year Opene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Area Administrativ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cto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griculture and Natural Resource Institute - ANRI</text:p>
          </table:table-cell>
          <table:table-cell office:value-type="string" calcext:value-type="string">
            <text:p>Canada Hill Road, Stann Creek</text:p>
          </table:table-cell>
          <table:table-cell office:value-type="string" calcext:value-type="string">
            <text:p>Stanley Murillo</text:p>
          </table:table-cell>
          <table:table-cell office:value-type="string" calcext:value-type="string">
            <text:p>532-2085</text:p>
          </table:table-cell>
          <table:table-cell office:value-type="string" calcext:value-type="string">
            <text:p>anrischool@yahoo.com</text:p>
          </table:table-cell>
          <table:table-cell office:value-type="float" office:value="2008" calcext:value-type="float">
            <text:p>2008</text:p>
          </table:table-cell>
          <table:table-cell office:value-type="float" office:value="-88.353042" calcext:value-type="float">
            <text:p>-88.353042</text:p>
          </table:table-cell>
          <table:table-cell office:value-type="float" office:value="16.977876" calcext:value-type="float">
            <text:p>16.977876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vin L. Young Nazarene High School</text:p>
          </table:table-cell>
          <table:table-cell office:value-type="string" calcext:value-type="string">
            <text:p>San Jose Succotz</text:p>
          </table:table-cell>
          <table:table-cell office:value-type="string" calcext:value-type="string">
            <text:p>Bay Rivas</text:p>
          </table:table-cell>
          <table:table-cell office:value-type="string" calcext:value-type="string">
            <text:p>671-8382, 612-9886</text:p>
          </table:table-cell>
          <table:table-cell office:value-type="string" calcext:value-type="string">
            <text:p>principal@alynhs.edu.bz</text:p>
          </table:table-cell>
          <table:table-cell office:value-type="float" office:value="2008" calcext:value-type="float">
            <text:p>2008</text:p>
          </table:table-cell>
          <table:table-cell office:value-type="float" office:value="-89.1235953" calcext:value-type="float">
            <text:p>-89.1235953</text:p>
          </table:table-cell>
          <table:table-cell office:value-type="float" office:value="17.077725" calcext:value-type="float">
            <text:p>17.077725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nglican Cathedral College</text:p>
          </table:table-cell>
          <table:table-cell office:value-type="string" calcext:value-type="string">
            <text:p>71 Regent Street</text:p>
          </table:table-cell>
          <table:table-cell office:value-type="string" calcext:value-type="string">
            <text:p>Paulett Gentle</text:p>
          </table:table-cell>
          <table:table-cell office:value-type="string" calcext:value-type="string">
            <text:p>227-2098</text:p>
          </table:table-cell>
          <table:table-cell office:value-type="string" calcext:value-type="string">
            <text:p>angcolbelize@yahoo.com</text:p>
          </table:table-cell>
          <table:table-cell office:value-type="float" office:value="1982" calcext:value-type="float">
            <text:p>1982</text:p>
          </table:table-cell>
          <table:table-cell office:value-type="float" office:value="-88.1877227" calcext:value-type="float">
            <text:p>-88.1877227</text:p>
          </table:table-cell>
          <table:table-cell office:value-type="float" office:value="17.4891354" calcext:value-type="float">
            <text:p>17.4891354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elize Adventist College</text:p>
          </table:table-cell>
          <table:table-cell office:value-type="string" calcext:value-type="string">
            <text:p>Calcutta Village <text:s/>Corozal District</text:p>
          </table:table-cell>
          <table:table-cell office:value-type="string" calcext:value-type="string">
            <text:p>Pamela Heron</text:p>
          </table:table-cell>
          <table:table-cell office:value-type="string" calcext:value-type="string">
            <text:p>423-0080/0044</text:p>
          </table:table-cell>
          <table:table-cell office:value-type="string" calcext:value-type="string">
            <text:p>bzadvcol@yahoo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43607" calcext:value-type="float">
            <text:p>-88.43607</text:p>
          </table:table-cell>
          <table:table-cell office:value-type="float" office:value="18.36517" calcext:value-type="float">
            <text:p>18.36517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elize Christian Academy High School</text:p>
          </table:table-cell>
          <table:table-cell office:value-type="string" calcext:value-type="string">
            <text:p>Mile 44 1</text:p>
          </table:table-cell>
          <table:table-cell office:value-type="string" calcext:value-type="string">
            <text:p>Minerva Blancaneaux</text:p>
          </table:table-cell>
          <table:table-cell office:value-type="string" calcext:value-type="string">
            <text:p>822-3048</text:p>
          </table:table-cell>
          <table:table-cell office:value-type="string" calcext:value-type="string">
            <text:p>information@belizechristianacademy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7836532" calcext:value-type="float">
            <text:p>-88.7836532</text:p>
          </table:table-cell>
          <table:table-cell office:value-type="float" office:value="17.277441" calcext:value-type="float">
            <text:p>17.277441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elize High School</text:p>
          </table:table-cell>
          <table:table-cell office:value-type="string" calcext:value-type="string">
            <text:p>Mercy Lane, Belize City</text:p>
          </table:table-cell>
          <table:table-cell office:value-type="string" calcext:value-type="string">
            <text:p>Majiba Sharp</text:p>
          </table:table-cell>
          <table:table-cell office:value-type="string" calcext:value-type="string">
            <text:p>223-5765</text:p>
          </table:table-cell>
          <table:table-cell office:value-type="string" calcext:value-type="string">
            <text:p>info@belizehighschool.edu.bz</text:p>
          </table:table-cell>
          <table:table-cell office:value-type="float" office:value="2014" calcext:value-type="float">
            <text:p>2014</text:p>
          </table:table-cell>
          <table:table-cell office:value-type="float" office:value="-88.1980484" calcext:value-type="float">
            <text:p>-88.1980484</text:p>
          </table:table-cell>
          <table:table-cell office:value-type="float" office:value="17.5061933" calcext:value-type="float">
            <text:p>17.506193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elize High School of Agriculture</text:p>
          </table:table-cell>
          <table:table-cell office:value-type="string" calcext:value-type="string">
            <text:p>San Lazaro/Trinidad</text:p>
          </table:table-cell>
          <table:table-cell office:value-type="string" calcext:value-type="string">
            <text:p>Abel Celiz</text:p>
          </table:table-cell>
          <table:table-cell office:value-type="string" calcext:value-type="string">
            <text:p>621-7847</text:p>
          </table:table-cell>
          <table:table-cell office:value-type="string" calcext:value-type="string">
            <text:p>bhsa1984@yahoo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6730195" calcext:value-type="float">
            <text:p>-88.6730195</text:p>
          </table:table-cell>
          <table:table-cell office:value-type="float" office:value="18.0305483" calcext:value-type="float">
            <text:p>18.0305483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elize Rural High School</text:p>
          </table:table-cell>
          <table:table-cell office:value-type="string" calcext:value-type="string">
            <text:p>Double Head Cabbage, <text:s/>Belize District</text:p>
          </table:table-cell>
          <table:table-cell office:value-type="string" calcext:value-type="string">
            <text:p>Hubert Pascual</text:p>
          </table:table-cell>
          <table:table-cell office:value-type="string" calcext:value-type="string">
            <text:p>621-6036/611-0894</text:p>
          </table:table-cell>
          <table:table-cell office:value-type="string" calcext:value-type="string">
            <text:p>principal@brhs.edu.bz</text:p>
          </table:table-cell>
          <table:table-cell office:value-type="float" office:value="1983" calcext:value-type="float">
            <text:p>1983</text:p>
          </table:table-cell>
          <table:table-cell office:value-type="float" office:value="-88.5557391" calcext:value-type="float">
            <text:p>-88.5557391</text:p>
          </table:table-cell>
          <table:table-cell office:value-type="float" office:value="17.5517134" calcext:value-type="float">
            <text:p>17.5517134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elmopan Baptist High School</text:p>
          </table:table-cell>
          <table:table-cell office:value-type="string" calcext:value-type="string">
            <text:p>Banana Bank Area, Belmopan</text:p>
          </table:table-cell>
          <table:table-cell office:value-type="string" calcext:value-type="string">
            <text:p>Maureen Arnold</text:p>
          </table:table-cell>
          <table:table-cell office:value-type="string" calcext:value-type="string">
            <text:p>822-2437</text:p>
          </table:table-cell>
          <table:table-cell office:value-type="string" calcext:value-type="string">
            <text:p>bbhs_accts@yahoo.com</text:p>
          </table:table-cell>
          <table:table-cell office:value-type="float" office:value="1998" calcext:value-type="float">
            <text:p>1998</text:p>
          </table:table-cell>
          <table:table-cell office:value-type="float" office:value="-88.78877827" calcext:value-type="float">
            <text:p>-88.78877827</text:p>
          </table:table-cell>
          <table:table-cell office:value-type="float" office:value="17.2700661" calcext:value-type="float">
            <text:p>17.2700661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elmopan Comprehensive School</text:p>
          </table:table-cell>
          <table:table-cell office:value-type="string" calcext:value-type="string">
            <text:p>George Price Blvd.</text:p>
          </table:table-cell>
          <table:table-cell office:value-type="string" calcext:value-type="string">
            <text:p>Shirley Vaughan</text:p>
          </table:table-cell>
          <table:table-cell office:value-type="float" office:value="8222253" calcext:value-type="float">
            <text:p>8222253</text:p>
          </table:table-cell>
          <table:table-cell office:value-type="string" calcext:value-type="string">
            <text:p>comprebz@yahoo.com</text:p>
          </table:table-cell>
          <table:table-cell office:value-type="float" office:value="1970" calcext:value-type="float">
            <text:p>1970</text:p>
          </table:table-cell>
          <table:table-cell office:value-type="float" office:value="-88.7689387" calcext:value-type="float">
            <text:p>-88.7689387</text:p>
          </table:table-cell>
          <table:table-cell office:value-type="float" office:value="17.245532" calcext:value-type="float">
            <text:p>17.245532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elmopan Methodist High School</text:p>
          </table:table-cell>
          <table:table-cell office:value-type="string" calcext:value-type="string">
            <text:p>Ring Road, Belmopan</text:p>
          </table:table-cell>
          <table:table-cell office:value-type="string" calcext:value-type="string">
            <text:p>Indira Bowden</text:p>
          </table:table-cell>
          <table:table-cell office:value-type="float" office:value="8222153" calcext:value-type="float">
            <text:p>8222153</text:p>
          </table:table-cell>
          <table:table-cell office:value-type="string" calcext:value-type="string">
            <text:p>bmpmethodist.hs@gmail.com</text:p>
          </table:table-cell>
          <table:table-cell office:value-type="float" office:value="2013" calcext:value-type="float">
            <text:p>2013</text:p>
          </table:table-cell>
          <table:table-cell office:value-type="float" office:value="-88.7624841" calcext:value-type="float">
            <text:p>-88.7624841</text:p>
          </table:table-cell>
          <table:table-cell office:value-type="float" office:value="17.2473976" calcext:value-type="float">
            <text:p>17.2473976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ishop Martin High School</text:p>
          </table:table-cell>
          <table:table-cell office:value-type="string" calcext:value-type="string">
            <text:p>1/2 <text:s/>mile San Lorenzo Road</text:p>
          </table:table-cell>
          <table:table-cell office:value-type="string" calcext:value-type="string">
            <text:p>Angel Leiva</text:p>
          </table:table-cell>
          <table:table-cell office:value-type="string" calcext:value-type="string">
            <text:p>322-3469</text:p>
          </table:table-cell>
          <table:table-cell office:value-type="string" calcext:value-type="string">
            <text:p>office@bmhsow.edu.bz</text:p>
          </table:table-cell>
          <table:table-cell office:value-type="float" office:value="2002" calcext:value-type="float">
            <text:p>2002</text:p>
          </table:table-cell>
          <table:table-cell office:value-type="float" office:value="-88.5739059" calcext:value-type="float">
            <text:p>-88.5739059</text:p>
          </table:table-cell>
          <table:table-cell office:value-type="float" office:value="18.0980072" calcext:value-type="float">
            <text:p>18.098007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anaan SDA High School</text:p>
          </table:table-cell>
          <table:table-cell office:value-type="string" calcext:value-type="string">
            <text:p>1508 Buttonwood Bay, Coney Drive, P.O. Box 1690</text:p>
          </table:table-cell>
          <table:table-cell office:value-type="string" calcext:value-type="string">
            <text:p>Jaime Roberts</text:p>
          </table:table-cell>
          <table:table-cell office:value-type="string" calcext:value-type="string">
            <text:p>223-2297</text:p>
          </table:table-cell>
          <table:table-cell office:value-type="string" calcext:value-type="string">
            <text:p>chsprincipal@chs.edu.bz</text:p>
          </table:table-cell>
          <table:table-cell office:value-type="float" office:value="1988" calcext:value-type="float">
            <text:p>1988</text:p>
          </table:table-cell>
          <table:table-cell office:value-type="float" office:value="-88.2094435" calcext:value-type="float">
            <text:p>-88.2094435</text:p>
          </table:table-cell>
          <table:table-cell office:value-type="float" office:value="17.5116047" calcext:value-type="float">
            <text:p>17.5116047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ayo Christian Academy High School</text:p>
          </table:table-cell>
          <table:table-cell office:value-type="string" calcext:value-type="string">
            <text:p>Ontario Village <text:s/>P.O. Box 636 <text:s/>Belmopan, Belize</text:p>
          </table:table-cell>
          <table:table-cell office:value-type="string" calcext:value-type="string">
            <text:p>Nazle Banner</text:p>
          </table:table-cell>
          <table:table-cell office:value-type="float" office:value="6722009" calcext:value-type="float">
            <text:p>6722009</text:p>
          </table:table-cell>
          <table:table-cell office:value-type="string" calcext:value-type="string">
            <text:p>ccabelize@gmail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8856444" calcext:value-type="float">
            <text:p>-88.8856444</text:p>
          </table:table-cell>
          <table:table-cell office:value-type="float" office:value="17.226233" calcext:value-type="float">
            <text:p>17.226233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hunox Saint Viator Vocational High School</text:p>
          </table:table-cell>
          <table:table-cell office:value-type="string" calcext:value-type="string">
            <text:p>1.5 miles Chunox-Sarteneja Road <text:s/>P.O. Box 330 <text:s/>Corozal Town</text:p>
          </table:table-cell>
          <table:table-cell office:value-type="string" calcext:value-type="string">
            <text:p>Marconie <text:s/>Moh</text:p>
          </table:table-cell>
          <table:table-cell office:value-type="string" calcext:value-type="string">
            <text:p>433-6031/669-3452/621-4341</text:p>
          </table:table-cell>
          <table:table-cell office:value-type="string" calcext:value-type="string">
            <text:p>chunox_stv@hotmail.com</text:p>
          </table:table-cell>
          <table:table-cell office:value-type="float" office:value="2004" calcext:value-type="float">
            <text:p>2004</text:p>
          </table:table-cell>
          <table:table-cell office:value-type="float" office:value="-88.3299479" calcext:value-type="float">
            <text:p>-88.3299479</text:p>
          </table:table-cell>
          <table:table-cell office:value-type="float" office:value="18.3046976" calcext:value-type="float">
            <text:p>18.3046976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razon Creek Technical High</text:p>
          </table:table-cell>
          <table:table-cell office:value-type="string" calcext:value-type="string">
            <text:p>Carzon Creek Village, Toledo</text:p>
          </table:table-cell>
          <table:table-cell office:value-type="string" calcext:value-type="string">
            <text:p>Roberto Mai</text:p>
          </table:table-cell>
          <table:table-cell office:value-type="float" office:value="6153914" calcext:value-type="float">
            <text:p>6153914</text:p>
          </table:table-cell>
          <table:table-cell office:value-type="string" calcext:value-type="string">
            <text:p>ccths2009@gmail.com</text:p>
          </table:table-cell>
          <table:table-cell office:value-type="float" office:value="2009" calcext:value-type="float">
            <text:p>2009</text:p>
          </table:table-cell>
          <table:table-cell office:value-type="float" office:value="-89.119719" calcext:value-type="float">
            <text:p>-89.119719</text:p>
          </table:table-cell>
          <table:table-cell office:value-type="float" office:value="16.053391" calcext:value-type="float">
            <text:p>16.053391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rnerstone Presbyterian High School</text:p>
          </table:table-cell>
          <table:table-cell office:value-type="string" calcext:value-type="string">
            <text:p>Box 232 <text:s/>Mile 74 1/2 Philip Goldson Highway <text:s/>Corozal District <text:s/>Belize, Central America</text:p>
          </table:table-cell>
          <table:table-cell office:value-type="string" calcext:value-type="string">
            <text:p>Yadira Quintanilla</text:p>
          </table:table-cell>
          <table:table-cell office:value-type="float" office:value="6709374" calcext:value-type="float">
            <text:p>6709374</text:p>
          </table:table-cell>
          <table:table-cell office:value-type="string" calcext:value-type="string">
            <text:p>therockjesus@gmail.com</text:p>
          </table:table-cell>
          <table:table-cell office:value-type="float" office:value="2003" calcext:value-type="float">
            <text:p>2003</text:p>
          </table:table-cell>
          <table:table-cell office:value-type="float" office:value="-88.4913423" calcext:value-type="float">
            <text:p>-88.4913423</text:p>
          </table:table-cell>
          <table:table-cell office:value-type="float" office:value="18.320742" calcext:value-type="float">
            <text:p>18.320742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rozal Community College</text:p>
          </table:table-cell>
          <table:table-cell office:value-type="string" calcext:value-type="string">
            <text:p>P.O. Box 63 <text:s/>San Andres <text:s/>Corozal District</text:p>
          </table:table-cell>
          <table:table-cell office:value-type="string" calcext:value-type="string">
            <text:p>Matias Casanova</text:p>
          </table:table-cell>
          <table:table-cell office:value-type="float" office:value="4222541" calcext:value-type="float">
            <text:p>4222541</text:p>
          </table:table-cell>
          <table:table-cell office:value-type="string" calcext:value-type="string">
            <text:p>principal@ccc.edu.bz</text:p>
          </table:table-cell>
          <table:table-cell office:value-type="float" office:value="1978" calcext:value-type="float">
            <text:p>1978</text:p>
          </table:table-cell>
          <table:table-cell office:value-type="float" office:value="-88.4057988" calcext:value-type="float">
            <text:p>-88.4057988</text:p>
          </table:table-cell>
          <table:table-cell office:value-type="float" office:value="18.394154" calcext:value-type="float">
            <text:p>18.394154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ille Academy High</text:p>
          </table:table-cell>
          <table:table-cell office:value-type="string" calcext:value-type="string">
            <text:p>2nd New Site, Dangriga Town, PO Box 262</text:p>
          </table:table-cell>
          <table:table-cell office:value-type="string" calcext:value-type="string">
            <text:p>Dina Villafranco</text:p>
          </table:table-cell>
          <table:table-cell office:value-type="string" calcext:value-type="string">
            <text:p>522-3917/0601</text:p>
          </table:table-cell>
          <table:table-cell office:value-type="string" calcext:value-type="string">
            <text:p>delilleacademy@yahoo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23269916" calcext:value-type="float">
            <text:p>-88.23269916</text:p>
          </table:table-cell>
          <table:table-cell office:value-type="float" office:value="16.9666388" calcext:value-type="float">
            <text:p>16.9666388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den SDA High School</text:p>
          </table:table-cell>
          <table:table-cell office:value-type="string" calcext:value-type="string">
            <text:p>Eden Drive, Santa Elena, Cayo District</text:p>
          </table:table-cell>
          <table:table-cell office:value-type="string" calcext:value-type="string">
            <text:p>Francisco Ottoniel Pivaral</text:p>
          </table:table-cell>
          <table:table-cell office:value-type="string" calcext:value-type="string">
            <text:p>824-2966</text:p>
          </table:table-cell>
          <table:table-cell office:value-type="string" calcext:value-type="string">
            <text:p>principal@eden.edu.bz</text:p>
          </table:table-cell>
          <table:table-cell office:value-type="float" office:value="1987" calcext:value-type="float">
            <text:p>1987</text:p>
          </table:table-cell>
          <table:table-cell office:value-type="float" office:value="-89.0533178" calcext:value-type="float">
            <text:p>-89.0533178</text:p>
          </table:table-cell>
          <table:table-cell office:value-type="float" office:value="17.1652635" calcext:value-type="float">
            <text:p>17.1652635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scuela Secundaria Tecnica Mexico</text:p>
          </table:table-cell>
          <table:table-cell office:value-type="string" calcext:value-type="string">
            <text:p>San Roman Village <text:s/>Corozal District <text:s/>Belize.</text:p>
          </table:table-cell>
          <table:table-cell office:value-type="string" calcext:value-type="string">
            <text:p>Oscar Santana</text:p>
          </table:table-cell>
          <table:table-cell office:value-type="string" calcext:value-type="string">
            <text:p>423-3140</text:p>
          </table:table-cell>
          <table:table-cell office:value-type="string" calcext:value-type="string">
            <text:p>estm83@estm.edu.bz</text:p>
          </table:table-cell>
          <table:table-cell office:value-type="float" office:value="1983" calcext:value-type="float">
            <text:p>1983</text:p>
          </table:table-cell>
          <table:table-cell office:value-type="float" office:value="-88.5097694" calcext:value-type="float">
            <text:p>-88.5097694</text:p>
          </table:table-cell>
          <table:table-cell office:value-type="float" office:value="18.3038216" calcext:value-type="float">
            <text:p>18.3038216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xcelsior High School</text:p>
          </table:table-cell>
          <table:table-cell office:value-type="string" calcext:value-type="string">
            <text:p>Fabers Road, Belize City</text:p>
          </table:table-cell>
          <table:table-cell office:value-type="string" calcext:value-type="string">
            <text:p>Dawn Watters</text:p>
          </table:table-cell>
          <table:table-cell office:value-type="string" calcext:value-type="string">
            <text:p>227-0044</text:p>
          </table:table-cell>
          <table:table-cell office:value-type="string" calcext:value-type="string">
            <text:p>dwnwatters@yahoo.com</text:p>
          </table:table-cell>
          <table:table-cell office:value-type="float" office:value="2007" calcext:value-type="float">
            <text:p>2007</text:p>
          </table:table-cell>
          <table:table-cell office:value-type="float" office:value="-88.19932073" calcext:value-type="float">
            <text:p>-88.19932073</text:p>
          </table:table-cell>
          <table:table-cell office:value-type="float" office:value="17.48807239" calcext:value-type="float">
            <text:p>17.48807239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eorgetown Technical High School</text:p>
          </table:table-cell>
          <table:table-cell office:value-type="string" calcext:value-type="string">
            <text:p>29 Miles Southern Highway, Stann Creek District</text:p>
          </table:table-cell>
          <table:table-cell office:value-type="string" calcext:value-type="string">
            <text:p>Ervin Casimiro</text:p>
          </table:table-cell>
          <table:table-cell office:value-type="string" calcext:value-type="string">
            <text:p>671-9827/671-9806</text:p>
          </table:table-cell>
          <table:table-cell office:value-type="string" calcext:value-type="string">
            <text:p>principal@gttech.edu.bz</text:p>
          </table:table-cell>
          <table:table-cell office:value-type="float" office:value="2007" calcext:value-type="float">
            <text:p>2007</text:p>
          </table:table-cell>
          <table:table-cell office:value-type="float" office:value="-88.49238052" calcext:value-type="float">
            <text:p>-88.49238052</text:p>
          </table:table-cell>
          <table:table-cell office:value-type="float" office:value="16.64068446" calcext:value-type="float">
            <text:p>16.64068446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wen Lizarraga High School</text:p>
          </table:table-cell>
          <table:table-cell office:value-type="string" calcext:value-type="string">
            <text:p>18 Antelope Street <text:s/>Belize City</text:p>
          </table:table-cell>
          <table:table-cell office:value-type="string" calcext:value-type="string">
            <text:p>Louis Mortis</text:p>
          </table:table-cell>
          <table:table-cell office:value-type="string" calcext:value-type="string">
            <text:p>227-7144</text:p>
          </table:table-cell>
          <table:table-cell office:value-type="string" calcext:value-type="string">
            <text:p>principal.glhs@gmail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2001554" calcext:value-type="float">
            <text:p>-88.2001554</text:p>
          </table:table-cell>
          <table:table-cell office:value-type="float" office:value="17.4944598" calcext:value-type="float">
            <text:p>17.4944598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ndependence High School</text:p>
          </table:table-cell>
          <table:table-cell office:value-type="string" calcext:value-type="string">
            <text:p>Savannah Road, Independence Village</text:p>
          </table:table-cell>
          <table:table-cell office:value-type="string" calcext:value-type="string">
            <text:p>Omar Longsworth</text:p>
          </table:table-cell>
          <table:table-cell office:value-type="string" calcext:value-type="string">
            <text:p>523-2220</text:p>
          </table:table-cell>
          <table:table-cell office:value-type="string" calcext:value-type="string">
            <text:p>ind_highschool@yahoo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42424198" calcext:value-type="float">
            <text:p>-88.42424198</text:p>
          </table:table-cell>
          <table:table-cell office:value-type="float" office:value="16.53673198" calcext:value-type="float">
            <text:p>16.53673198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lian Cho Technical High School</text:p>
          </table:table-cell>
          <table:table-cell office:value-type="string" calcext:value-type="string">
            <text:p>14.5 miles PG/San Antonio Rd, PO Box 171</text:p>
          </table:table-cell>
          <table:table-cell office:value-type="string" calcext:value-type="string">
            <text:p>Kent Leo Arzu</text:p>
          </table:table-cell>
          <table:table-cell office:value-type="string" calcext:value-type="string">
            <text:p>613-4159</text:p>
          </table:table-cell>
          <table:table-cell office:value-type="string" calcext:value-type="string">
            <text:p>principaljctech@gmail.com</text:p>
          </table:table-cell>
          <table:table-cell office:value-type="float" office:value="2000" calcext:value-type="float">
            <text:p>2000</text:p>
          </table:table-cell>
          <table:table-cell office:value-type="float" office:value="-88.935773" calcext:value-type="float">
            <text:p>-88.935773</text:p>
          </table:table-cell>
          <table:table-cell office:value-type="float" office:value="16.228385" calcext:value-type="float">
            <text:p>16.228385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ing's College</text:p>
          </table:table-cell>
          <table:table-cell office:value-type="string" calcext:value-type="string">
            <text:p>31.5 miles Old Northern Highway. <text:s text:c="2"/>P. O. Box 290 Belize City</text:p>
          </table:table-cell>
          <table:table-cell office:value-type="string" calcext:value-type="string">
            <text:p>Pedro Reyes</text:p>
          </table:table-cell>
          <table:table-cell office:value-type="string" calcext:value-type="string">
            <text:p>+501-232-7501</text:p>
          </table:table-cell>
          <table:table-cell office:value-type="string" calcext:value-type="string">
            <text:p>kingscollegebz@gmail.com</text:p>
          </table:table-cell>
          <table:table-cell office:value-type="float" office:value="1967" calcext:value-type="float">
            <text:p>1967</text:p>
          </table:table-cell>
          <table:table-cell office:value-type="float" office:value="-88.311766" calcext:value-type="float">
            <text:p>-88.311766</text:p>
          </table:table-cell>
          <table:table-cell office:value-type="float" office:value="17.791775" calcext:value-type="float">
            <text:p>17.791775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dyville Technical High School</text:p>
          </table:table-cell>
          <table:table-cell office:value-type="string" calcext:value-type="string">
            <text:p>9 3/4 Mls Philip Goldson Highway <text:s/>Ladyville Village <text:s/>Belize District, Belize C.A.</text:p>
          </table:table-cell>
          <table:table-cell office:value-type="string" calcext:value-type="string">
            <text:p>Diane Wesby</text:p>
          </table:table-cell>
          <table:table-cell office:value-type="string" calcext:value-type="string">
            <text:p>225-3499</text:p>
          </table:table-cell>
          <table:table-cell office:value-type="string" calcext:value-type="string">
            <text:p>ladyvilletech@yahoo.com</text:p>
          </table:table-cell>
          <table:table-cell office:value-type="float" office:value="1999" calcext:value-type="float">
            <text:p>1999</text:p>
          </table:table-cell>
          <table:table-cell office:value-type="float" office:value="-88.3060509" calcext:value-type="float">
            <text:p>-88.3060509</text:p>
          </table:table-cell>
          <table:table-cell office:value-type="float" office:value="17.5494496" calcext:value-type="float">
            <text:p>17.5494496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nda Vista High School</text:p>
          </table:table-cell>
          <table:table-cell office:value-type="string" calcext:value-type="string">
            <text:p>Blue Creek, P.O. Box 2</text:p>
          </table:table-cell>
          <table:table-cell office:value-type="string" calcext:value-type="string">
            <text:p>Nancy Rempel</text:p>
          </table:table-cell>
          <table:table-cell office:value-type="string" calcext:value-type="string">
            <text:p>666-7947 or 615-0039</text:p>
          </table:table-cell>
          <table:table-cell office:value-type="string" calcext:value-type="string">
            <text:p>lvsbluecreek@gmail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89969616" calcext:value-type="float">
            <text:p>-88.89969616</text:p>
          </table:table-cell>
          <table:table-cell office:value-type="float" office:value="17.89732382" calcext:value-type="float">
            <text:p>17.8973238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fredi Vo-Tech School</text:p>
          </table:table-cell>
          <table:table-cell office:value-type="string" calcext:value-type="string">
            <text:p>1 mile Manfredi-Blue Creek Road, PO Box 35</text:p>
          </table:table-cell>
          <table:table-cell office:value-type="string" calcext:value-type="string">
            <text:p>Daniel Sullivan</text:p>
          </table:table-cell>
          <table:table-cell office:value-type="string" calcext:value-type="string">
            <text:p>631-6367</text:p>
          </table:table-cell>
          <table:table-cell office:value-type="string" calcext:value-type="string">
            <text:p>mafredivotech@gmail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98975" calcext:value-type="float">
            <text:p>-88.98975</text:p>
          </table:table-cell>
          <table:table-cell office:value-type="float" office:value="16.232608" calcext:value-type="float">
            <text:p>16.232608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ud Williams High School</text:p>
          </table:table-cell>
          <table:table-cell office:value-type="string" calcext:value-type="string">
            <text:p>Corner Dolphin and Racoon Sts., P.O. Box 1990, Belize City</text:p>
          </table:table-cell>
          <table:table-cell office:value-type="string" calcext:value-type="string">
            <text:p>Deborah Domingo</text:p>
          </table:table-cell>
          <table:table-cell office:value-type="string" calcext:value-type="string">
            <text:p>227-6717</text:p>
          </table:table-cell>
          <table:table-cell office:value-type="string" calcext:value-type="string">
            <text:p>admin@mwhs.edu.bz</text:p>
          </table:table-cell>
          <table:table-cell office:value-type="float" office:value="2000" calcext:value-type="float">
            <text:p>2000</text:p>
          </table:table-cell>
          <table:table-cell office:value-type="float" office:value="-88.19454973" calcext:value-type="float">
            <text:p>-88.19454973</text:p>
          </table:table-cell>
          <table:table-cell office:value-type="float" office:value="17.49192952" calcext:value-type="float">
            <text:p>17.49192952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pan Technical High School</text:p>
          </table:table-cell>
          <table:table-cell office:value-type="string" calcext:value-type="string">
            <text:p>Said Musa St., New Area, Benque Viejo del Carmen</text:p>
          </table:table-cell>
          <table:table-cell office:value-type="string" calcext:value-type="string">
            <text:p>Katie Isabel Jones</text:p>
          </table:table-cell>
          <table:table-cell office:value-type="string" calcext:value-type="string">
            <text:p>823-2028 or 632-0842</text:p>
          </table:table-cell>
          <table:table-cell office:value-type="string" calcext:value-type="string">
            <text:p>mopantech@mths.edu.bz</text:p>
          </table:table-cell>
          <table:table-cell office:value-type="float" office:value="2014" calcext:value-type="float">
            <text:p>2014</text:p>
          </table:table-cell>
          <table:table-cell office:value-type="float" office:value="-89.1287156" calcext:value-type="float">
            <text:p>-89.1287156</text:p>
          </table:table-cell>
          <table:table-cell office:value-type="float" office:value="17.0760484" calcext:value-type="float">
            <text:p>17.076048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uffles College</text:p>
          </table:table-cell>
          <table:table-cell office:value-type="string" calcext:value-type="string">
            <text:p>Orange Walk Town, PO Box 64</text:p>
          </table:table-cell>
          <table:table-cell office:value-type="string" calcext:value-type="string">
            <text:p>Maria Johnston</text:p>
          </table:table-cell>
          <table:table-cell office:value-type="string" calcext:value-type="string">
            <text:p>322-2033, 322-0302</text:p>
          </table:table-cell>
          <table:table-cell office:value-type="string" calcext:value-type="string">
            <text:p>principal@mufflescollege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5619272" calcext:value-type="float">
            <text:p>-88.5619272</text:p>
          </table:table-cell>
          <table:table-cell office:value-type="float" office:value="18.0860243" calcext:value-type="float">
            <text:p>18.0860243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azarene High School</text:p>
          </table:table-cell>
          <table:table-cell office:value-type="string" calcext:value-type="string">
            <text:p>31 Princess Margaret Drive, Belize City</text:p>
          </table:table-cell>
          <table:table-cell office:value-type="string" calcext:value-type="string">
            <text:p>Elisa Seguro</text:p>
          </table:table-cell>
          <table:table-cell office:value-type="string" calcext:value-type="string">
            <text:p>203-2248/613-1342</text:p>
          </table:table-cell>
          <table:table-cell office:value-type="string" calcext:value-type="string">
            <text:p>nhs@nazarenehighbz.org</text:p>
          </table:table-cell>
          <table:table-cell office:value-type="float" office:value="1964" calcext:value-type="float">
            <text:p>1964</text:p>
          </table:table-cell>
          <table:table-cell office:value-type="float" office:value="-88.1981201" calcext:value-type="float">
            <text:p>-88.1981201</text:p>
          </table:table-cell>
          <table:table-cell office:value-type="float" office:value="17.507925" calcext:value-type="float">
            <text:p>17.507925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ew Hope High School</text:p>
          </table:table-cell>
          <table:table-cell office:value-type="string" calcext:value-type="string">
            <text:p>Rear Stadium Street, Orange Walk Town</text:p>
          </table:table-cell>
          <table:table-cell office:value-type="string" calcext:value-type="string">
            <text:p>Eugenia Gongora</text:p>
          </table:table-cell>
          <table:table-cell office:value-type="string" calcext:value-type="string">
            <text:p>322-3389</text:p>
          </table:table-cell>
          <table:table-cell office:value-type="string" calcext:value-type="string">
            <text:p>nhhs.owbze@gmail.com</text:p>
          </table:table-cell>
          <table:table-cell office:value-type="float" office:value="2002" calcext:value-type="float">
            <text:p>2002</text:p>
          </table:table-cell>
          <table:table-cell office:value-type="float" office:value="-88.57558464" calcext:value-type="float">
            <text:p>-88.57558464</text:p>
          </table:table-cell>
          <table:table-cell office:value-type="float" office:value="18.08423719" calcext:value-type="float">
            <text:p>18.08423719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Ocean Academy High School</text:p>
          </table:table-cell>
          <table:table-cell office:value-type="string" calcext:value-type="string">
            <text:p>Ocean Academy Drive, Caye Caulker</text:p>
          </table:table-cell>
          <table:table-cell office:value-type="string" calcext:value-type="string">
            <text:p>Noemi Zaiden</text:p>
          </table:table-cell>
          <table:table-cell office:value-type="string" calcext:value-type="string">
            <text:p>226-0321 / 613-0276</text:p>
          </table:table-cell>
          <table:table-cell office:value-type="string" calcext:value-type="string">
            <text:p>keme.rubiceli@oaseatide.com</text:p>
          </table:table-cell>
          <table:table-cell office:value-type="float" office:value="2008" calcext:value-type="float">
            <text:p>2008</text:p>
          </table:table-cell>
          <table:table-cell office:value-type="float" office:value="-88.029892" calcext:value-type="float">
            <text:p>-88.029892</text:p>
          </table:table-cell>
          <table:table-cell office:value-type="float" office:value="17.7366771" calcext:value-type="float">
            <text:p>17.7366771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Orange Walk Technical High School</text:p>
          </table:table-cell>
          <table:table-cell office:value-type="string" calcext:value-type="string">
            <text:p>Stadium Street, PO Box 126</text:p>
          </table:table-cell>
          <table:table-cell office:value-type="string" calcext:value-type="string">
            <text:p>Julian Polanco</text:p>
          </table:table-cell>
          <table:table-cell office:value-type="string" calcext:value-type="string">
            <text:p>322-2540</text:p>
          </table:table-cell>
          <table:table-cell office:value-type="string" calcext:value-type="string">
            <text:p>julianpolanco2003@yahoo.com</text:p>
          </table:table-cell>
          <table:table-cell office:value-type="float" office:value="1983" calcext:value-type="float">
            <text:p>1983</text:p>
          </table:table-cell>
          <table:table-cell office:value-type="float" office:value="-88.5726507" calcext:value-type="float">
            <text:p>-88.5726507</text:p>
          </table:table-cell>
          <table:table-cell office:value-type="float" office:value="18.0855768" calcext:value-type="float">
            <text:p>18.0855768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Our Lady of Guadalupe RC High School</text:p>
          </table:table-cell>
          <table:table-cell office:value-type="string" calcext:value-type="string">
            <text:p>George Price Boulevard <text:s/>P. O. Box 479 <text:s/>City of Belmopan</text:p>
          </table:table-cell>
          <table:table-cell office:value-type="string" calcext:value-type="string">
            <text:p>Judith Lopez</text:p>
          </table:table-cell>
          <table:table-cell office:value-type="string" calcext:value-type="string">
            <text:p>822 - 2806</text:p>
          </table:table-cell>
          <table:table-cell office:value-type="string" calcext:value-type="string">
            <text:p>ologh@ologh.edu.bz</text:p>
          </table:table-cell>
          <table:table-cell office:value-type="float" office:value="2003" calcext:value-type="float">
            <text:p>2003</text:p>
          </table:table-cell>
          <table:table-cell office:value-type="float" office:value="-88.76513798" calcext:value-type="float">
            <text:p>-88.76513798</text:p>
          </table:table-cell>
          <table:table-cell office:value-type="float" office:value="17.26747375" calcext:value-type="float">
            <text:p>17.26747375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Our lady of Mount Carmel High School</text:p>
          </table:table-cell>
          <table:table-cell office:value-type="string" calcext:value-type="string">
            <text:p>Cors. Jose Marti Street/Mount Carmel Lane <text:s/>Benque Viejo del Carmen Town</text:p>
          </table:table-cell>
          <table:table-cell office:value-type="string" calcext:value-type="string">
            <text:p>Anselma Rosado</text:p>
          </table:table-cell>
          <table:table-cell office:value-type="string" calcext:value-type="string">
            <text:p>8232024/ 6702535</text:p>
          </table:table-cell>
          <table:table-cell office:value-type="string" calcext:value-type="string">
            <text:p>secretary@mchs.edu.bz</text:p>
          </table:table-cell>
          <table:table-cell office:value-type="float" office:value="1990" calcext:value-type="float">
            <text:p>1990</text:p>
          </table:table-cell>
          <table:table-cell office:value-type="float" office:value="-89.13514763" calcext:value-type="float">
            <text:p>-89.13514763</text:p>
          </table:table-cell>
          <table:table-cell office:value-type="float" office:value="17.0724036" calcext:value-type="float">
            <text:p>17.0724036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allotti High School</text:p>
          </table:table-cell>
          <table:table-cell office:value-type="string" calcext:value-type="string">
            <text:p>Princess Margaret Drive</text:p>
          </table:table-cell>
          <table:table-cell office:value-type="string" calcext:value-type="string">
            <text:p>Rushawn Reynolds Bowman</text:p>
          </table:table-cell>
          <table:table-cell office:value-type="string" calcext:value-type="string">
            <text:p>224-4886</text:p>
          </table:table-cell>
          <table:table-cell office:value-type="string" calcext:value-type="string">
            <text:p>admin@pallottibz.org</text:p>
          </table:table-cell>
          <table:table-cell office:value-type="float" office:value="2014" calcext:value-type="float">
            <text:p>2014</text:p>
          </table:table-cell>
          <table:table-cell office:value-type="float" office:value="-88.1971102" calcext:value-type="float">
            <text:p>-88.1971102</text:p>
          </table:table-cell>
          <table:table-cell office:value-type="float" office:value="17.5050251" calcext:value-type="float">
            <text:p>17.5050251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rovidence SDA High School</text:p>
          </table:table-cell>
          <table:table-cell office:value-type="string" calcext:value-type="string">
            <text:p>San Antonio Village</text:p>
          </table:table-cell>
          <table:table-cell office:value-type="string" calcext:value-type="string">
            <text:p>Carlos Enrique Cima</text:p>
          </table:table-cell>
          <table:table-cell office:value-type="string" calcext:value-type="string">
            <text:p>613-7585</text:p>
          </table:table-cell>
          <table:table-cell office:value-type="string" calcext:value-type="string">
            <text:p>providencesda21@gmail.com</text:p>
          </table:table-cell>
          <table:table-cell office:value-type="float" office:value="2025" calcext:value-type="float">
            <text:p>2025</text:p>
          </table:table-cell>
          <table:table-cell office:value-type="float" office:value="-89.016305" calcext:value-type="float">
            <text:p>-89.016305</text:p>
          </table:table-cell>
          <table:table-cell office:value-type="float" office:value="16.248588" calcext:value-type="float">
            <text:p>16.248588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cred Heart College</text:p>
          </table:table-cell>
          <table:table-cell office:value-type="string" calcext:value-type="string">
            <text:p>Joseph Andrew Drive, PO Box 163</text:p>
          </table:table-cell>
          <table:table-cell office:value-type="string" calcext:value-type="string">
            <text:p>Mrs. Rocio Carballo</text:p>
          </table:table-cell>
          <table:table-cell office:value-type="string" calcext:value-type="string">
            <text:p>824-2102</text:p>
          </table:table-cell>
          <table:table-cell office:value-type="string" calcext:value-type="string">
            <text:p>president@shc.edu.bz</text:p>
          </table:table-cell>
          <table:table-cell office:value-type="float" office:value="1960" calcext:value-type="float">
            <text:p>1960</text:p>
          </table:table-cell>
          <table:table-cell office:value-type="float" office:value="-89.07501095" calcext:value-type="float">
            <text:p>-89.07501095</text:p>
          </table:table-cell>
          <table:table-cell office:value-type="float" office:value="17.16106939" calcext:value-type="float">
            <text:p>17.16106939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die Vernon Technical High School</text:p>
          </table:table-cell>
          <table:table-cell office:value-type="string" calcext:value-type="string">
            <text:p>Cor. Morning Glory St. and <text:s/>Amandala Drive</text:p>
          </table:table-cell>
          <table:table-cell office:value-type="string" calcext:value-type="string">
            <text:p>Deborah Martin</text:p>
          </table:table-cell>
          <table:table-cell office:value-type="string" calcext:value-type="string">
            <text:p>222-5683/615-9477</text:p>
          </table:table-cell>
          <table:table-cell office:value-type="string" calcext:value-type="string">
            <text:p>sadietech@yahoo.com</text:p>
          </table:table-cell>
          <table:table-cell office:value-type="float" office:value="1964" calcext:value-type="float">
            <text:p>1964</text:p>
          </table:table-cell>
          <table:table-cell office:value-type="float" office:value="-88.200535" calcext:value-type="float">
            <text:p>-88.200535</text:p>
          </table:table-cell>
          <table:table-cell office:value-type="float" office:value="17.501393" calcext:value-type="float">
            <text:p>17.50139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rteneja Baptist High School</text:p>
          </table:table-cell>
          <table:table-cell office:value-type="string" calcext:value-type="string">
            <text:p>Sarteneja Village</text:p>
          </table:table-cell>
          <table:table-cell office:value-type="string" calcext:value-type="string">
            <text:p>Areli Canul</text:p>
          </table:table-cell>
          <table:table-cell office:value-type="string" calcext:value-type="string">
            <text:p>628-8420/423-2143</text:p>
          </table:table-cell>
          <table:table-cell office:value-type="string" calcext:value-type="string">
            <text:p>ccasarteneja@yahoo.com</text:p>
          </table:table-cell>
          <table:table-cell office:value-type="float" office:value="2002" calcext:value-type="float">
            <text:p>2002</text:p>
          </table:table-cell>
          <table:table-cell office:value-type="float" office:value="-88.1406488" calcext:value-type="float">
            <text:p>-88.1406488</text:p>
          </table:table-cell>
          <table:table-cell office:value-type="float" office:value="18.3549284" calcext:value-type="float">
            <text:p>18.3549284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int Catherine Academy</text:p>
          </table:table-cell>
          <table:table-cell office:value-type="string" calcext:value-type="string">
            <text:p>6 Hutson St., Belize City</text:p>
          </table:table-cell>
          <table:table-cell office:value-type="string" calcext:value-type="string">
            <text:p>Salome Terry-Tillett</text:p>
          </table:table-cell>
          <table:table-cell office:value-type="string" calcext:value-type="string">
            <text:p>223-4908/1758</text:p>
          </table:table-cell>
          <table:table-cell office:value-type="string" calcext:value-type="string">
            <text:p>administration@sca.edu.bz</text:p>
          </table:table-cell>
          <table:table-cell office:value-type="float" office:value="1883" calcext:value-type="float">
            <text:p>1883</text:p>
          </table:table-cell>
          <table:table-cell office:value-type="float" office:value="-88.18271036" calcext:value-type="float">
            <text:p>-88.18271036</text:p>
          </table:table-cell>
          <table:table-cell office:value-type="float" office:value="17.49654584" calcext:value-type="float">
            <text:p>17.49654584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int John's College</text:p>
          </table:table-cell>
          <table:table-cell office:value-type="string" calcext:value-type="string">
            <text:p>Princess Margaret Drive</text:p>
          </table:table-cell>
          <table:table-cell office:value-type="string" calcext:value-type="string">
            <text:p>Fidel Pol</text:p>
          </table:table-cell>
          <table:table-cell office:value-type="string" calcext:value-type="string">
            <text:p>223-3733</text:p>
          </table:table-cell>
          <table:table-cell office:value-type="string" calcext:value-type="string">
            <text:p>headmaster@hs.sjc.edu.bz</text:p>
          </table:table-cell>
          <table:table-cell office:value-type="float" office:value="1887" calcext:value-type="float">
            <text:p>1887</text:p>
          </table:table-cell>
          <table:table-cell office:value-type="float" office:value="-88.199187" calcext:value-type="float">
            <text:p>-88.199187</text:p>
          </table:table-cell>
          <table:table-cell office:value-type="float" office:value="17.512349" calcext:value-type="float">
            <text:p>17.512349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int Ignatius High School</text:p>
          </table:table-cell>
          <table:table-cell office:value-type="string" calcext:value-type="string">
            <text:p>#2A George Price Avenue, <text:s/>Santa Elena Town, <text:s text:c="2"/>Cayo District <text:s/>Belize C.A.</text:p>
          </table:table-cell>
          <table:table-cell office:value-type="string" calcext:value-type="string">
            <text:p>Jeaneane Neal</text:p>
          </table:table-cell>
          <table:table-cell office:value-type="string" calcext:value-type="string">
            <text:p>824-3294</text:p>
          </table:table-cell>
          <table:table-cell office:value-type="string" calcext:value-type="string">
            <text:p>principal@sihs.edu.bz</text:p>
          </table:table-cell>
          <table:table-cell office:value-type="float" office:value="2001" calcext:value-type="float">
            <text:p>2001</text:p>
          </table:table-cell>
          <table:table-cell office:value-type="float" office:value="-89.06653845" calcext:value-type="float">
            <text:p>-89.06653845</text:p>
          </table:table-cell>
          <table:table-cell office:value-type="float" office:value="17.15785688" calcext:value-type="float">
            <text:p>17.15785688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ann Creek Ecumenical College</text:p>
          </table:table-cell>
          <table:table-cell office:value-type="string" calcext:value-type="string">
            <text:p>P.O. Box 84, Dangriga</text:p>
          </table:table-cell>
          <table:table-cell office:value-type="string" calcext:value-type="string">
            <text:p>Ray Lawrence</text:p>
          </table:table-cell>
          <table:table-cell office:value-type="string" calcext:value-type="string">
            <text:p>522-2114</text:p>
          </table:table-cell>
          <table:table-cell office:value-type="string" calcext:value-type="string">
            <text:p>ecuhighschool@gmail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22789998" calcext:value-type="float">
            <text:p>-88.22789998</text:p>
          </table:table-cell>
          <table:table-cell office:value-type="float" office:value="16.96301332" calcext:value-type="float">
            <text:p>16.96301332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oledo Community College</text:p>
          </table:table-cell>
          <table:table-cell office:value-type="string" calcext:value-type="string">
            <text:p>New City Area <text:s/>PO Box 41 <text:s/>Punta Gorda Town</text:p>
          </table:table-cell>
          <table:table-cell office:value-type="string" calcext:value-type="string">
            <text:p>Shaunna Sanchez</text:p>
          </table:table-cell>
          <table:table-cell office:value-type="string" calcext:value-type="string">
            <text:p>722-2101</text:p>
          </table:table-cell>
          <table:table-cell office:value-type="string" calcext:value-type="string">
            <text:p>prinicpal@tcc.edu.bz</text:p>
          </table:table-cell>
          <table:table-cell office:value-type="float" office:value="1983" calcext:value-type="float">
            <text:p>1983</text:p>
          </table:table-cell>
          <table:table-cell office:value-type="float" office:value="-88.80636306" calcext:value-type="float">
            <text:p>-88.80636306</text:p>
          </table:table-cell>
          <table:table-cell office:value-type="float" office:value="16.10511058" calcext:value-type="float">
            <text:p>16.10511058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alley of Peace SDA Academy</text:p>
          </table:table-cell>
          <table:table-cell office:value-type="string" calcext:value-type="string">
            <text:p>Valley of Peace</text:p>
          </table:table-cell>
          <table:table-cell office:value-type="string" calcext:value-type="string">
            <text:p>Justine Shanice Myvette</text:p>
          </table:table-cell>
          <table:table-cell office:value-type="string" calcext:value-type="string">
            <text:p>653-5697</text:p>
          </table:table-cell>
          <table:table-cell office:value-type="string" calcext:value-type="string">
            <text:p>valleyofpeaceacademy@yahoo.com</text:p>
          </table:table-cell>
          <table:table-cell office:value-type="float" office:value="2006" calcext:value-type="float">
            <text:p>2006</text:p>
          </table:table-cell>
          <table:table-cell office:value-type="float" office:value="-88.8439488" calcext:value-type="float">
            <text:p>-88.8439488</text:p>
          </table:table-cell>
          <table:table-cell office:value-type="float" office:value="17.3294135" calcext:value-type="float">
            <text:p>17.3294135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esley College</text:p>
          </table:table-cell>
          <table:table-cell office:value-type="string" calcext:value-type="string">
            <text:p>34 Yarborough Road, Belize City</text:p>
          </table:table-cell>
          <table:table-cell office:value-type="string" calcext:value-type="string">
            <text:p>Roxanne Cleland</text:p>
          </table:table-cell>
          <table:table-cell office:value-type="string" calcext:value-type="string">
            <text:p>227-7127</text:p>
          </table:table-cell>
          <table:table-cell office:value-type="string" calcext:value-type="string">
            <text:p>wesley.college.bz@gmail.com</text:p>
          </table:table-cell>
          <table:table-cell office:value-type="float" office:value="1882" calcext:value-type="float">
            <text:p>1882</text:p>
          </table:table-cell>
          <table:table-cell office:value-type="float" office:value="-88.19032725" calcext:value-type="float">
            <text:p>-88.19032725</text:p>
          </table:table-cell>
          <table:table-cell office:value-type="float" office:value="17.48728613" calcext:value-type="float">
            <text:p>17.4872861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umul K’in Center of Learning</text:p>
          </table:table-cell>
          <table:table-cell office:value-type="string" calcext:value-type="string">
            <text:p>Blue Creek Village <text:s/>Toledo District</text:p>
          </table:table-cell>
          <table:table-cell office:value-type="string" calcext:value-type="string">
            <text:p>Filberto Rash</text:p>
          </table:table-cell>
          <table:table-cell office:value-type="string" calcext:value-type="string">
            <text:p>613-6651</text:p>
          </table:table-cell>
          <table:table-cell office:value-type="string" calcext:value-type="string">
            <text:p>tumulkincenteroflearning@gmail.com</text:p>
          </table:table-cell>
          <table:table-cell office:value-type="float" office:value="2015" calcext:value-type="float">
            <text:p>2015</text:p>
          </table:table-cell>
          <table:table-cell office:value-type="float" office:value="-89.04781453" calcext:value-type="float">
            <text:p>-89.04781453</text:p>
          </table:table-cell>
          <table:table-cell office:value-type="float" office:value="16.19433469" calcext:value-type="float">
            <text:p>16.19433469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dward P. Yorke High School</text:p>
          </table:table-cell>
          <table:table-cell office:value-type="string" calcext:value-type="string">
            <text:p>Princess Margaret Drive, Belize City</text:p>
          </table:table-cell>
          <table:table-cell office:value-type="string" calcext:value-type="string">
            <text:p>Karen Canto</text:p>
          </table:table-cell>
          <table:table-cell office:value-type="float" office:value="2244554" calcext:value-type="float">
            <text:p>2244554</text:p>
          </table:table-cell>
          <table:table-cell office:value-type="string" calcext:value-type="string">
            <text:p>epyorke@yahoo.com</text:p>
          </table:table-cell>
          <table:table-cell office:value-type="float" office:value="1969" calcext:value-type="float">
            <text:p>1969</text:p>
          </table:table-cell>
          <table:table-cell office:value-type="float" office:value="-88.1995511" calcext:value-type="float">
            <text:p>-88.1995511</text:p>
          </table:table-cell>
          <table:table-cell office:value-type="float" office:value="17.508747" calcext:value-type="float">
            <text:p>17.508747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n Pedro High School</text:p>
          </table:table-cell>
          <table:table-cell office:value-type="string" calcext:value-type="string">
            <text:p>P.0. Box 23, <text:s/>San Pedro Town, A.C. <text:s/>Belize, District <text:s/>Belize, Central America</text:p>
          </table:table-cell>
          <table:table-cell office:value-type="string" calcext:value-type="string">
            <text:p>Emil R. Vasquez</text:p>
          </table:table-cell>
          <table:table-cell office:value-type="string" calcext:value-type="string">
            <text:p>501-226-2045</text:p>
          </table:table-cell>
          <table:table-cell office:value-type="string" calcext:value-type="string">
            <text:p>sphs@btl.net</text:p>
          </table:table-cell>
          <table:table-cell office:value-type="float" office:value="1971" calcext:value-type="float">
            <text:p>1971</text:p>
          </table:table-cell>
          <table:table-cell office:value-type="float" office:value="-87.95937" calcext:value-type="float">
            <text:p>-87.95937</text:p>
          </table:table-cell>
          <table:table-cell office:value-type="float" office:value="17.924698" calcext:value-type="float">
            <text:p>17.924698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halom Mennonite High School</text:p>
          </table:table-cell>
          <table:table-cell office:value-type="string" calcext:value-type="string">
            <text:p>Carmelita Village, Orange Walk</text:p>
          </table:table-cell>
          <table:table-cell office:value-type="string" calcext:value-type="string">
            <text:p>David Steinhaver</text:p>
          </table:table-cell>
          <table:table-cell office:value-type="string" calcext:value-type="string">
            <text:p>630-7022</text:p>
          </table:table-cell>
          <table:table-cell office:value-type="string" calcext:value-type="string">
            <text:p>davystein3@yahoo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8.54199195" calcext:value-type="float">
            <text:p>-88.54199195</text:p>
          </table:table-cell>
          <table:table-cell office:value-type="float" office:value="18.01185113" calcext:value-type="float">
            <text:p>18.01185113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ose Glen Secondary School</text:p>
          </table:table-cell>
          <table:table-cell office:value-type="string" calcext:value-type="string">
            <text:p>Route 40 West <text:s/>Spanish Lookout <text:s/>Cayo District</text:p>
          </table:table-cell>
          <table:table-cell office:value-type="string" calcext:value-type="string">
            <text:p>Betty Thiessen</text:p>
          </table:table-cell>
          <table:table-cell office:value-type="float" office:value="6720325" calcext:value-type="float">
            <text:p>6720325</text:p>
          </table:table-cell>
          <table:table-cell office:value-type="string" calcext:value-type="string">
            <text:p>roseglenschool@gmail.com</text:p>
          </table:table-cell>
          <table:table-cell office:value-type="float" office:value="2000" calcext:value-type="float">
            <text:p>2000</text:p>
          </table:table-cell>
          <table:table-cell office:value-type="float" office:value="-89.0116314" calcext:value-type="float">
            <text:p>-89.0116314</text:p>
          </table:table-cell>
          <table:table-cell office:value-type="float" office:value="17.27268181" calcext:value-type="float">
            <text:p>17.27268181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ireh Fundamental High School</text:p>
          </table:table-cell>
          <table:table-cell office:value-type="string" calcext:value-type="string">
            <text:p>Spanish Lookout</text:p>
          </table:table-cell>
          <table:table-cell office:value-type="string" calcext:value-type="string">
            <text:p>Tina Perez</text:p>
          </table:table-cell>
          <table:table-cell office:value-type="string" calcext:value-type="string">
            <text:p>671-0477</text:p>
          </table:table-cell>
          <table:table-cell office:value-type="string" calcext:value-type="string">
            <text:p>jirehfe@yahoo.com</text:p>
          </table:table-cell>
          <table:table-cell office:value-type="float" office:value="2014" calcext:value-type="float">
            <text:p>2014</text:p>
          </table:table-cell>
          <table:table-cell office:value-type="float" office:value="-89.0026375" calcext:value-type="float">
            <text:p>-89.0026375</text:p>
          </table:table-cell>
          <table:table-cell office:value-type="float" office:value="17.2144427" calcext:value-type="float">
            <text:p>17.2144427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d Creek Mennonite High School</text:p>
          </table:table-cell>
          <table:table-cell office:value-type="string" calcext:value-type="string">
            <text:p>Esperanza Village <text:s/>Cayo District</text:p>
          </table:table-cell>
          <table:table-cell office:value-type="string" calcext:value-type="string">
            <text:p>Jeffrey Mullet</text:p>
          </table:table-cell>
          <table:table-cell office:value-type="string" calcext:value-type="string">
            <text:p>671-4460</text:p>
          </table:table-cell>
          <table:table-cell office:value-type="string" calcext:value-type="string">
            <text:p>redcreekprivateschool@gmail.com</text:p>
          </table:table-cell>
          <table:table-cell office:value-type="float" office:value="2015" calcext:value-type="float">
            <text:p>2015</text:p>
          </table:table-cell>
          <table:table-cell office:value-type="float" office:value="-89.04976" calcext:value-type="float">
            <text:p>-89.04976</text:p>
          </table:table-cell>
          <table:table-cell office:value-type="float" office:value="17.17381" calcext:value-type="float">
            <text:p>17.17381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ummingbird Christian Mennonite High</text:p>
          </table:table-cell>
          <table:table-cell office:value-type="string" calcext:value-type="string">
            <text:p>Hummingbird highway <text:s/>Stann Creek District</text:p>
          </table:table-cell>
          <table:table-cell office:value-type="string" calcext:value-type="string">
            <text:p>Jason Kropf</text:p>
          </table:table-cell>
          <table:table-cell office:value-type="string" calcext:value-type="string">
            <text:p>668-9664</text:p>
          </table:table-cell>
          <table:table-cell office:value-type="string" calcext:value-type="string">
            <text:p>jmk28bz@gmail.com</text:p>
          </table:table-cell>
          <table:table-cell office:value-type="float" office:value="2015" calcext:value-type="float">
            <text:p>2015</text:p>
          </table:table-cell>
          <table:table-cell office:value-type="float" office:value="-88.5382091" calcext:value-type="float">
            <text:p>-88.5382091</text:p>
          </table:table-cell>
          <table:table-cell office:value-type="float" office:value="17.04859458" calcext:value-type="float">
            <text:p>17.04859458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QSI International School of Belize</text:p>
          </table:table-cell>
          <table:table-cell office:value-type="string" calcext:value-type="string">
            <text:p>11/13 Dean Crescent <text:s/>University Heights <text:s/>Belmopan</text:p>
          </table:table-cell>
          <table:table-cell office:value-type="string" calcext:value-type="string">
            <text:p>Linda Souders</text:p>
          </table:table-cell>
          <table:table-cell office:value-type="float" office:value="8322666" calcext:value-type="float">
            <text:p>8322666</text:p>
          </table:table-cell>
          <table:table-cell office:value-type="string" calcext:value-type="string">
            <text:p>linda-souders@qsi.org</text:p>
          </table:table-cell>
          <table:table-cell office:value-type="float" office:value="2011" calcext:value-type="float">
            <text:p>2011</text:p>
          </table:table-cell>
          <table:table-cell office:value-type="float" office:value="-88.761395" calcext:value-type="float">
            <text:p>-88.761395</text:p>
          </table:table-cell>
          <table:table-cell office:value-type="float" office:value="17.237347" calcext:value-type="float">
            <text:p>17.237347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denthal Kleinegemeinde School</text:p>
          </table:table-cell>
          <table:table-cell office:value-type="string" calcext:value-type="string">
            <text:p>Edenthal Community <text:s/>Orange Walk</text:p>
          </table:table-cell>
          <table:table-cell office:value-type="string" calcext:value-type="string">
            <text:p>Dennis Kornelsen</text:p>
          </table:table-cell>
          <table:table-cell office:value-type="string" calcext:value-type="string">
            <text:p>664-9911</text:p>
          </table:table-cell>
          <table:table-cell office:value-type="string" calcext:value-type="string">
            <text:p>edenthalkleingemeindeschool@gmail.com</text:p>
          </table:table-cell>
          <table:table-cell office:value-type="float" office:value="1978" calcext:value-type="float">
            <text:p>1978</text:p>
          </table:table-cell>
          <table:table-cell office:value-type="float" office:value="-88.97966144" calcext:value-type="float">
            <text:p>-88.97966144</text:p>
          </table:table-cell>
          <table:table-cell office:value-type="float" office:value="17.92993412" calcext:value-type="float">
            <text:p>17.9299341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race Instrument Christian Academy</text:p>
          </table:table-cell>
          <table:table-cell office:value-type="string" calcext:value-type="string">
            <text:p>Duck Run 3, Spanish Lookout</text:p>
          </table:table-cell>
          <table:table-cell office:value-type="string" calcext:value-type="string">
            <text:p>Rachael Adegbami</text:p>
          </table:table-cell>
          <table:table-cell office:value-type="float" office:value="6108678" calcext:value-type="float">
            <text:p>6108678</text:p>
          </table:table-cell>
          <table:table-cell office:value-type="string" calcext:value-type="string">
            <text:p>graceinstrumentacademy@gmail.com</text:p>
          </table:table-cell>
          <table:table-cell office:value-type="float" office:value="2020" calcext:value-type="float">
            <text:p>2020</text:p>
          </table:table-cell>
          <table:table-cell office:value-type="float" office:value="-89.0392055" calcext:value-type="float">
            <text:p>-89.0392055</text:p>
          </table:table-cell>
          <table:table-cell office:value-type="float" office:value="17.267192" calcext:value-type="float">
            <text:p>17.267192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ella Vista Government Secondary School</text:p>
          </table:table-cell>
          <table:table-cell office:value-type="string" calcext:value-type="string">
            <text:p>Bella Vista Village</text:p>
          </table:table-cell>
          <table:table-cell office:value-type="string" calcext:value-type="string">
            <text:p>Juanita Lucas</text:p>
          </table:table-cell>
          <table:table-cell office:value-type="string" calcext:value-type="string">
            <text:p>601-7903 / 615-3403</text:p>
          </table:table-cell>
          <table:table-cell office:value-type="string" calcext:value-type="string">
            <text:p>principal.bvgss@gmail.com</text:p>
          </table:table-cell>
          <table:table-cell office:value-type="float" office:value="2021" calcext:value-type="float">
            <text:p>2021</text:p>
          </table:table-cell>
          <table:table-cell office:value-type="float" office:value="-88.51737314" calcext:value-type="float">
            <text:p>-88.51737314</text:p>
          </table:table-cell>
          <table:table-cell office:value-type="float" office:value="16.50363212" calcext:value-type="float">
            <text:p>16.50363212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tz’at STEAM Academy</text:p>
          </table:table-cell>
          <table:table-cell office:value-type="string" calcext:value-type="string">
            <text:p>Corner Simon Lamb and Freetown Road</text:p>
          </table:table-cell>
          <table:table-cell office:value-type="string" calcext:value-type="string">
            <text:p>Christine Coc</text:p>
          </table:table-cell>
          <table:table-cell office:value-type="string" calcext:value-type="string">
            <text:p>615-7406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-88.1924081" calcext:value-type="float">
            <text:p>-88.1924081</text:p>
          </table:table-cell>
          <table:table-cell office:value-type="float" office:value="17.5043772" calcext:value-type="float">
            <text:p>17.5043772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vangelical Mennonite Mission Church Secondary School</text:p>
          </table:table-cell>
          <table:table-cell office:value-type="string" calcext:value-type="string">
            <text:p>Spanish Lookout</text:p>
          </table:table-cell>
          <table:table-cell office:value-type="string" calcext:value-type="string">
            <text:p>Dayna Wutke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port Generated: 2025-02-25 15:30:15</text:p>
          </table:table-cell>
          <table:table-cell table:number-columns-repeated="63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Sheet4.$A$1" table:cell-range-address="$Secondary.$A$1:.$M$66"/>
        </table:named-expressions>
      </table:table>
      <table:table table:name="Vocational" table:style-name="ta7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ternative 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e Opened</text:p>
          </table:table-cell>
          <table:table-cell office:value-type="string" calcext:value-type="string">
            <text:p>Year Opened</text:p>
          </table:table-cell>
          <table:table-cell office:value-type="string" calcext:value-type="string">
            <text:p>Date Closed</text:p>
          </table:table-cell>
          <table:table-cell office:value-type="string" calcext:value-type="string">
            <text:p>Year Close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hift Typ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rea Education Code</text:p>
          </table:table-cell>
          <table:table-cell office:value-type="string" calcext:value-type="string">
            <text:p>Area Education</text:p>
          </table:table-cell>
          <table:table-cell office:value-type="string" calcext:value-type="string">
            <text:p>Area Administrative Code</text:p>
          </table:table-cell>
          <table:table-cell office:value-type="string" calcext:value-type="string">
            <text:p>Area Administrativ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hool Administrator 1</text:p>
          </table:table-cell>
          <table:table-cell office:value-type="string" calcext:value-type="string">
            <text:p>School Administrator 2</text:p>
          </table:table-cell>
          <table:table-cell office:value-type="string" calcext:value-type="string">
            <text:p>Denominatio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TVET- Belize</text:p>
          </table:table-cell>
          <table:table-cell/>
          <table:table-cell office:value-type="string" calcext:value-type="string">
            <text:p>V10001</text:p>
          </table:table-cell>
          <table:table-cell office:value-type="string" calcext:value-type="string">
            <text:p>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roy Tillett</text:p>
          </table:table-cell>
          <table:table-cell office:value-type="string" calcext:value-type="string">
            <text:p>203-4798</text:p>
          </table:table-cell>
          <table:table-cell/>
          <table:table-cell office:value-type="string" calcext:value-type="string">
            <text:p>cetbze@yahoo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19242732" calcext:value-type="float">
            <text:p>-88.19242732</text:p>
          </table:table-cell>
          <table:table-cell office:value-type="float" office:value="17.50313465" calcext:value-type="float">
            <text:p>17.5031346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Vocationa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ard of Governors ITVET Beliz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yo CET</text:p>
          </table:table-cell>
          <table:table-cell office:value-type="string" calcext:value-type="string">
            <text:p>ITVET</text:p>
          </table:table-cell>
          <table:table-cell office:value-type="string" calcext:value-type="string">
            <text:p>V20001</text:p>
          </table:table-cell>
          <table:table-cell office:value-type="string" calcext:value-type="string">
            <text:p>San Igan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lto Romero (Acting)</text:p>
          </table:table-cell>
          <table:table-cell office:value-type="string" calcext:value-type="string">
            <text:p>824-2944</text:p>
          </table:table-cell>
          <table:table-cell/>
          <table:table-cell office:value-type="string" calcext:value-type="string">
            <text:p>eromero@cayocet.bz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9.0715382" calcext:value-type="float">
            <text:p>-89.0715382</text:p>
          </table:table-cell>
          <table:table-cell office:value-type="float" office:value="17.1512794" calcext:value-type="float">
            <text:p>17.151279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Vocational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Board of Governors Cayo Cet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TVET- Corozal</text:p>
          </table:table-cell>
          <table:table-cell/>
          <table:table-cell office:value-type="string" calcext:value-type="string">
            <text:p>V30101</text:p>
          </table:table-cell>
          <table:table-cell office:value-type="string" calcext:value-type="string">
            <text:p>Corozal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Gomez</text:p>
          </table:table-cell>
          <table:table-cell office:value-type="string" calcext:value-type="string">
            <text:p>402-0149</text:p>
          </table:table-cell>
          <table:table-cell/>
          <table:table-cell office:value-type="string" calcext:value-type="string">
            <text:p>corozal.itvet@moe.gov.bz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402469" calcext:value-type="float">
            <text:p>-88.402469</text:p>
          </table:table-cell>
          <table:table-cell office:value-type="float" office:value="18.4060471" calcext:value-type="float">
            <text:p>18.4060471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Vocationa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ard of Governors ITVET Corozal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TVET- Orange Walk</text:p>
          </table:table-cell>
          <table:table-cell/>
          <table:table-cell office:value-type="string" calcext:value-type="string">
            <text:p>V40001</text:p>
          </table:table-cell>
          <table:table-cell office:value-type="string" calcext:value-type="string">
            <text:p>Orange Walk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ando J. Gomez</text:p>
          </table:table-cell>
          <table:table-cell office:value-type="string" calcext:value-type="string">
            <text:p>302-0309</text:p>
          </table:table-cell>
          <table:table-cell/>
          <table:table-cell office:value-type="string" calcext:value-type="string">
            <text:p>ajgomez133@gmail.com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5746002" calcext:value-type="float">
            <text:p>-88.5746002</text:p>
          </table:table-cell>
          <table:table-cell office:value-type="float" office:value="18.0984573" calcext:value-type="float">
            <text:p>18.098457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Vocationa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ard of Governors ITVET Orange Walk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TVET- Stann Creek</text:p>
          </table:table-cell>
          <table:table-cell/>
          <table:table-cell office:value-type="string" calcext:value-type="string">
            <text:p>V50101</text:p>
          </table:table-cell>
          <table:table-cell office:value-type="string" calcext:value-type="string">
            <text:p>Hope Creek Village, 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xanna Alvarez</text:p>
          </table:table-cell>
          <table:table-cell office:value-type="string" calcext:value-type="string">
            <text:p>502-0859</text:p>
          </table:table-cell>
          <table:table-cell/>
          <table:table-cell office:value-type="string" calcext:value-type="string">
            <text:p>stanncreek.itvet@moe.gov.bz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-88.3156433" calcext:value-type="float">
            <text:p>-88.3156433</text:p>
          </table:table-cell>
          <table:table-cell office:value-type="float" office:value="16.9971618" calcext:value-type="float">
            <text:p>16.997161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Vocationa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ard of Governors ITVET Stann Creek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TVET- Toledo</text:p>
          </table:table-cell>
          <table:table-cell/>
          <table:table-cell office:value-type="string" calcext:value-type="string">
            <text:p>V60101</text:p>
          </table:table-cell>
          <table:table-cell office:value-type="string" calcext:value-type="string">
            <text:p>Crique Jute Village, Tole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en Genus</text:p>
          </table:table-cell>
          <table:table-cell office:value-type="string" calcext:value-type="string">
            <text:p>742-4774</text:p>
          </table:table-cell>
          <table:table-cell/>
          <table:table-cell office:value-type="string" calcext:value-type="string">
            <text:p>itvettoledo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9.022008" calcext:value-type="float">
            <text:p>-89.022008</text:p>
          </table:table-cell>
          <table:table-cell office:value-type="float" office:value="16.281018" calcext:value-type="float">
            <text:p>16.28101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Vocational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ard of Governors ITVET Toledo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port Generated: 2025-02-25 15:30:15</text:p>
          </table:table-cell>
          <table:table-cell table:number-columns-repeated="63"/>
        </table:table-row>
      </table:table>
      <table:table table:name="Adult and Continuing" table:style-name="ta8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ternative 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e Opened</text:p>
          </table:table-cell>
          <table:table-cell office:value-type="string" calcext:value-type="string">
            <text:p>Year Opened</text:p>
          </table:table-cell>
          <table:table-cell office:value-type="string" calcext:value-type="string">
            <text:p>Date Closed</text:p>
          </table:table-cell>
          <table:table-cell office:value-type="string" calcext:value-type="string">
            <text:p>Year Close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hift Typ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rea Education Code</text:p>
          </table:table-cell>
          <table:table-cell office:value-type="string" calcext:value-type="string">
            <text:p>Area Education</text:p>
          </table:table-cell>
          <table:table-cell office:value-type="string" calcext:value-type="string">
            <text:p>Area Administrative Code</text:p>
          </table:table-cell>
          <table:table-cell office:value-type="string" calcext:value-type="string">
            <text:p>Area Administrativ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hool Administrator 1</text:p>
          </table:table-cell>
          <table:table-cell office:value-type="string" calcext:value-type="string">
            <text:p>School Administrator 2</text:p>
          </table:table-cell>
          <table:table-cell office:value-type="string" calcext:value-type="string">
            <text:p>Denominatio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vin L. Young Nazarene High School Evening Division</text:p>
          </table:table-cell>
          <table:table-cell/>
          <table:table-cell office:value-type="string" calcext:value-type="string">
            <text:p>A27101</text:p>
          </table:table-cell>
          <table:table-cell office:value-type="string" calcext:value-type="string">
            <text:p>San Jose Succotz</text:p>
          </table:table-cell>
          <table:table-cell/>
          <table:table-cell office:value-type="string" calcext:value-type="string">
            <text:p>Bay Rivers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 table:number-columns-repeated="4"/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oard of Management Alvin L Young Nararene High School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Nazaren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ptist School of Adult Continuing Education</text:p>
          </table:table-cell>
          <table:table-cell/>
          <table:table-cell office:value-type="string" calcext:value-type="string">
            <text:p>A29001</text:p>
          </table:table-cell>
          <table:table-cell office:value-type="string" calcext:value-type="string">
            <text:p>Banana Bank Ar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ice Willacey</text:p>
          </table:table-cell>
          <table:table-cell office:value-type="string" calcext:value-type="string">
            <text:p>822-2437</text:p>
          </table:table-cell>
          <table:table-cell/>
          <table:table-cell office:value-type="string" calcext:value-type="string">
            <text:p>janicewillacey@hotmail.com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-88.7889361" calcext:value-type="float">
            <text:p>-88.7889361</text:p>
          </table:table-cell>
          <table:table-cell office:value-type="float" office:value="17.26983906" calcext:value-type="float">
            <text:p>17.2698390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Baptist Association of Beliz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laver College Extension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60001</text:p>
          </table:table-cell>
          <table:table-cell office:value-type="string" calcext:value-type="string">
            <text:p>Jose Maria Nunez 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e Forman</text:p>
          </table:table-cell>
          <table:table-cell office:value-type="string" calcext:value-type="string">
            <text:p>606-3079</text:p>
          </table:table-cell>
          <table:table-cell/>
          <table:table-cell office:value-type="string" calcext:value-type="string">
            <text:p>clavercollege@gmail.com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-88.80549453" calcext:value-type="float">
            <text:p>-88.80549453</text:p>
          </table:table-cell>
          <table:table-cell office:value-type="float" office:value="16.09747395" calcext:value-type="float">
            <text:p>16.0974739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BLZ006</text:p>
          </table:table-cell>
          <table:table-cell office:value-type="string" calcext:value-type="string">
            <text:p>Toled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Board of Management for St. Peter Claver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ave Forma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rozal Community College ACE</text:p>
          </table:table-cell>
          <table:table-cell/>
          <table:table-cell office:value-type="string" calcext:value-type="string">
            <text:p>A30001</text:p>
          </table:table-cell>
          <table:table-cell office:value-type="string" calcext:value-type="string">
            <text:p>San Andres R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vey Vellos</text:p>
          </table:table-cell>
          <table:table-cell office:value-type="string" calcext:value-type="string">
            <text:p>422-3806</text:p>
          </table:table-cell>
          <table:table-cell/>
          <table:table-cell office:value-type="string" calcext:value-type="string">
            <text:p>ravey.vellos@gmail.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88.4057988" calcext:value-type="float">
            <text:p>-88.4057988</text:p>
          </table:table-cell>
          <table:table-cell office:value-type="float" office:value="18.394154" calcext:value-type="float">
            <text:p>18.394154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Board of Management Corozal Community Colleg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Dangriga Adult Education Program</text:p>
          </table:table-cell>
          <table:table-cell/>
          <table:table-cell office:value-type="string" calcext:value-type="string">
            <text:p>A57001</text:p>
          </table:table-cell>
          <table:table-cell office:value-type="string" calcext:value-type="string">
            <text:p>Dangrig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 Flores</text:p>
          </table:table-cell>
          <table:table-cell office:value-type="string" calcext:value-type="string">
            <text:p>661-29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88.21986096" calcext:value-type="float">
            <text:p>-88.21986096</text:p>
          </table:table-cell>
          <table:table-cell office:value-type="float" office:value="16.97028255" calcext:value-type="float">
            <text:p>16.97028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cumenical Adult Continuing Education</text:p>
          </table:table-cell>
          <table:table-cell/>
          <table:table-cell office:value-type="string" calcext:value-type="string">
            <text:p>A50001</text:p>
          </table:table-cell>
          <table:table-cell office:value-type="string" calcext:value-type="string">
            <text:p>Ecumenical Drive, Dangriga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y Lawrence</text:p>
          </table:table-cell>
          <table:table-cell office:value-type="string" calcext:value-type="string">
            <text:p>522-2114</text:p>
          </table:table-cell>
          <table:table-cell office:value-type="string" calcext:value-type="string">
            <text:p>522-3246</text:p>
          </table:table-cell>
          <table:table-cell office:value-type="string" calcext:value-type="string">
            <text:p>scec@btl.n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88.22656304" calcext:value-type="float">
            <text:p>-88.22656304</text:p>
          </table:table-cell>
          <table:table-cell office:value-type="float" office:value="16.96271902" calcext:value-type="float">
            <text:p>16.96271902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Board of Management Stann Creek Ecumenical Colleg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scuela Secundaria Tecnica Mexico ACE</text:p>
          </table:table-cell>
          <table:table-cell/>
          <table:table-cell office:value-type="string" calcext:value-type="string">
            <text:p>A30101</text:p>
          </table:table-cell>
          <table:table-cell office:value-type="string" calcext:value-type="string">
            <text:p>San Roman Village <text:s/>Corozal District <text:s/>Belize</text:p>
          </table:table-cell>
          <table:table-cell/>
          <table:table-cell office:value-type="string" calcext:value-type="string">
            <text:p>Melba Rosalez</text:p>
          </table:table-cell>
          <table:table-cell table:number-columns-repeated="2" office:value-type="string" calcext:value-type="string">
            <text:p>423-3140</text:p>
          </table:table-cell>
          <table:table-cell office:value-type="string" calcext:value-type="string">
            <text:p>mrosalez@estm.edu.bz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-88.5097694" calcext:value-type="float">
            <text:p>-88.5097694</text:p>
          </table:table-cell>
          <table:table-cell office:value-type="float" office:value="18.3038216" calcext:value-type="float">
            <text:p>18.3038216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BLZ001</text:p>
          </table:table-cell>
          <table:table-cell office:value-type="string" calcext:value-type="string">
            <text:p>Corozal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ard of Management Esuela Secundaria Tecnica Mexico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lva Rosalez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wen Lizarraga Evening Division</text:p>
          </table:table-cell>
          <table:table-cell/>
          <table:table-cell office:value-type="string" calcext:value-type="string">
            <text:p>A10001</text:p>
          </table:table-cell>
          <table:table-cell office:value-type="string" calcext:value-type="string">
            <text:p>18 Antelope Street P.O. Box 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na McKay</text:p>
          </table:table-cell>
          <table:table-cell office:value-type="string" calcext:value-type="string">
            <text:p>227-7144</text:p>
          </table:table-cell>
          <table:table-cell/>
          <table:table-cell office:value-type="string" calcext:value-type="string">
            <text:p>Lornamckay120@gmail.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88.2001554" calcext:value-type="float">
            <text:p>-88.2001554</text:p>
          </table:table-cell>
          <table:table-cell office:value-type="float" office:value="17.4944598" calcext:value-type="float">
            <text:p>17.494459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ard of Management Gwen Lizarraga High School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ndependence High School ACE</text:p>
          </table:table-cell>
          <table:table-cell/>
          <table:table-cell office:value-type="string" calcext:value-type="string">
            <text:p>A50101</text:p>
          </table:table-cell>
          <table:table-cell office:value-type="string" calcext:value-type="string">
            <text:p>Savannah Road, Independence Village</text:p>
          </table:table-cell>
          <table:table-cell/>
          <table:table-cell office:value-type="string" calcext:value-type="string">
            <text:p>Omar Longsworth</text:p>
          </table:table-cell>
          <table:table-cell office:value-type="string" calcext:value-type="string">
            <text:p>523-2220/6729497</text:p>
          </table:table-cell>
          <table:table-cell/>
          <table:table-cell office:value-type="string" calcext:value-type="string">
            <text:p>ind_highschool@yahoo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8.42424198" calcext:value-type="float">
            <text:p>-88.42424198</text:p>
          </table:table-cell>
          <table:table-cell office:value-type="float" office:value="16.53673198" calcext:value-type="float">
            <text:p>16.5367319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BLZ005</text:p>
          </table:table-cell>
          <table:table-cell office:value-type="string" calcext:value-type="string">
            <text:p>Stann Cree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ard of Management Independence High Schoo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Omar Longsworth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issionary Outreach Volunteer Evangelism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A47101</text:p>
          </table:table-cell>
          <table:table-cell office:value-type="string" calcext:value-type="string">
            <text:p>Old Northern Highway <text:s/>Miles 3 <text:s/>Carmelita Village</text:p>
          </table:table-cell>
          <table:table-cell/>
          <table:table-cell office:value-type="string" calcext:value-type="string">
            <text:p>Keila E. Valenzula</text:p>
          </table:table-cell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Denomination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int Ignatius HS Evening Division</text:p>
          </table:table-cell>
          <table:table-cell/>
          <table:table-cell office:value-type="string" calcext:value-type="string">
            <text:p>A21001</text:p>
          </table:table-cell>
          <table:table-cell office:value-type="string" calcext:value-type="string">
            <text:p>22A George Price Avenue, Santa El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eane Vanessa Neal</text:p>
          </table:table-cell>
          <table:table-cell office:value-type="string" calcext:value-type="string">
            <text:p>824-3294</text:p>
          </table:table-cell>
          <table:table-cell office:value-type="string" calcext:value-type="string">
            <text:p>824-2470</text:p>
          </table:table-cell>
          <table:table-cell office:value-type="string" calcext:value-type="string">
            <text:p>saintignatiushighschool@yahoo.com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-89.06653845" calcext:value-type="float">
            <text:p>-89.06653845</text:p>
          </table:table-cell>
          <table:table-cell office:value-type="float" office:value="17.15785688" calcext:value-type="float">
            <text:p>17.1578568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Juan Bautista ACE</text:p>
          </table:table-cell>
          <table:table-cell/>
          <table:table-cell office:value-type="string" calcext:value-type="string">
            <text:p>A47001</text:p>
          </table:table-cell>
          <table:table-cell office:value-type="string" calcext:value-type="string">
            <text:p>136 San Andres Street, Orange Walk 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Bautista</text:p>
          </table:table-cell>
          <table:table-cell office:value-type="float" office:value="6353150" calcext:value-type="float">
            <text:p>6353150</text:p>
          </table:table-cell>
          <table:table-cell/>
          <table:table-cell office:value-type="string" calcext:value-type="string">
            <text:p>sjbhs1621@yahoo.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88.56742675" calcext:value-type="float">
            <text:p>-88.56742675</text:p>
          </table:table-cell>
          <table:table-cell office:value-type="float" office:value="18.08688645" calcext:value-type="float">
            <text:p>18.08688645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BLZ002</text:p>
          </table:table-cell>
          <table:table-cell office:value-type="string" calcext:value-type="string">
            <text:p>Orange Walk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Privat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n Pedro Evening Division</text:p>
          </table:table-cell>
          <table:table-cell/>
          <table:table-cell office:value-type="string" calcext:value-type="string">
            <text:p>A10002</text:p>
          </table:table-cell>
          <table:table-cell office:value-type="string" calcext:value-type="string">
            <text:p>P. O Box 23 <text:s/>Lagoon Street <text:s/>San Pedro Town <text:s/>Belize C.A. <text:s/>226-2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 Kelly</text:p>
          </table:table-cell>
          <table:table-cell office:value-type="string" calcext:value-type="string">
            <text:p>226-2045</text:p>
          </table:table-cell>
          <table:table-cell/>
          <table:table-cell office:value-type="string" calcext:value-type="string">
            <text:p>pkelly110_rk@hotmail.com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-87.95937" calcext:value-type="float">
            <text:p>-87.95937</text:p>
          </table:table-cell>
          <table:table-cell office:value-type="float" office:value="17.924698" calcext:value-type="float">
            <text:p>17.924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Board of Management San Pedro High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Wesley Junior College</text:p>
          </table:table-cell>
          <table:table-cell/>
          <table:table-cell office:value-type="string" calcext:value-type="string">
            <text:p>A13001</text:p>
          </table:table-cell>
          <table:table-cell office:value-type="string" calcext:value-type="string">
            <text:p>34 Yarborough Rd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anor Gillett</text:p>
          </table:table-cell>
          <table:table-cell table:number-columns-repeated="2" office:value-type="string" calcext:value-type="string">
            <text:p>227-0333</text:p>
          </table:table-cell>
          <table:table-cell office:value-type="string" calcext:value-type="string">
            <text:p>wesleyjuniorcollege@yahoo.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-88.18998202" calcext:value-type="float">
            <text:p>-88.18998202</text:p>
          </table:table-cell>
          <table:table-cell office:value-type="float" office:value="17.48752669" calcext:value-type="float">
            <text:p>17.48752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dult and Continuing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oard of Management Wesley Colleg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port Generated: 2025-02-25 15:30:16</text:p>
          </table:table-cell>
          <table:table-cell table:number-columns-repeated="63"/>
        </table:table-row>
      </table:table>
      <table:table table:name="University" table:style-name="ta9">
        <table:table-column table:style-name="co3" table:number-columns-repeated="6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ternative 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e Opened</text:p>
          </table:table-cell>
          <table:table-cell office:value-type="string" calcext:value-type="string">
            <text:p>Year Opened</text:p>
          </table:table-cell>
          <table:table-cell office:value-type="string" calcext:value-type="string">
            <text:p>Date Closed</text:p>
          </table:table-cell>
          <table:table-cell office:value-type="string" calcext:value-type="string">
            <text:p>Year Close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hift Typ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rea Education Code</text:p>
          </table:table-cell>
          <table:table-cell office:value-type="string" calcext:value-type="string">
            <text:p>Area Education</text:p>
          </table:table-cell>
          <table:table-cell office:value-type="string" calcext:value-type="string">
            <text:p>Area Administrative Code</text:p>
          </table:table-cell>
          <table:table-cell office:value-type="string" calcext:value-type="string">
            <text:p>Area Administrativ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hool Administrator 1</text:p>
          </table:table-cell>
          <table:table-cell office:value-type="string" calcext:value-type="string">
            <text:p>School Administrator 2</text:p>
          </table:table-cell>
          <table:table-cell office:value-type="string" calcext:value-type="string">
            <text:p>Denominatio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alen University</text:p>
          </table:table-cell>
          <table:table-cell/>
          <table:table-cell office:value-type="string" calcext:value-type="string">
            <text:p>U90001</text:p>
          </table:table-cell>
          <table:table-cell office:value-type="string" calcext:value-type="string">
            <text:p>62 1/2 George Prince High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s Charalambous</text:p>
          </table:table-cell>
          <table:table-cell office:value-type="string" calcext:value-type="string">
            <text:p>824-322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88.9980873" calcext:value-type="float">
            <text:p>-88.9980873</text:p>
          </table:table-cell>
          <table:table-cell office:value-type="float" office:value="17.1870778" calcext:value-type="float">
            <text:p>17.1870778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oard of Governors Galen University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niversity of Belize ( various Faculties and campuses)</text:p>
          </table:table-cell>
          <table:table-cell/>
          <table:table-cell office:value-type="string" calcext:value-type="string">
            <text:p>U90002</text:p>
          </table:table-cell>
          <table:table-cell office:value-type="string" calcext:value-type="string">
            <text:p>Belmopan (Belize City, Punta Gorda, Central Farm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n Slusher</text:p>
          </table:table-cell>
          <table:table-cell office:value-type="string" calcext:value-type="string">
            <text:p>822-100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-88.76130835" calcext:value-type="float">
            <text:p>-88.76130835</text:p>
          </table:table-cell>
          <table:table-cell office:value-type="float" office:value="17.24456533" calcext:value-type="float">
            <text:p>17.24456533</text:p>
          </table:table-cell>
          <table:table-cell office:value-type="string" calcext:value-type="string">
            <text:p>Single Shift Owner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BLZ004</text:p>
          </table:table-cell>
          <table:table-cell office:value-type="string" calcext:value-type="string">
            <text:p>Cayo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Board of Governors University of Belize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niversity of the West Indies School of Continuing Studies</text:p>
          </table:table-cell>
          <table:table-cell/>
          <table:table-cell office:value-type="string" calcext:value-type="string">
            <text:p>U90003</text:p>
          </table:table-cell>
          <table:table-cell office:value-type="string" calcext:value-type="string">
            <text:p>Belize 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e Bennett (Resident Tutor)</text:p>
          </table:table-cell>
          <table:table-cell office:value-type="string" calcext:value-type="string">
            <text:p>223-048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Academic Institution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BLZ003</text:p>
          </table:table-cell>
          <table:table-cell office:value-type="string" calcext:value-type="string">
            <text:p>Belize Distric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pecially Assisted</text:p>
          </table:table-cell>
          <table:table-cell office:value-type="string" calcext:value-type="string">
            <text:p>Board of Governors University of the West Indies</text:p>
          </table:table-cell>
          <table:table-cell office:value-type="string" calcext:value-type="string">
            <text:p>Mixed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port Generated: 2025-02-25 15:30:16</text:p>
          </table:table-cell>
          <table:table-cell table:number-columns-repeated="63"/>
        </table:table-row>
      </table:table>
      <table:named-expressions/>
      <table:database-ranges>
        <table:database-range table:name="__Anonymous_Sheet_DB__3" table:target-range-address="Preschool.A1:Preschool.AF263" table:display-filter-buttons="true" table:orientation="column"/>
        <table:database-range table:name="__Anonymous_Sheet_DB__4" table:target-range-address="'Primary '.A1:'Primary '.AF332" table:display-filter-buttons="true" table:orientation="column"/>
        <table:database-range table:name="__Anonymous_Sheet_DB__5" table:target-range-address="Secondary.A1:Secondary.M66" table:display-filter-buttons="true" table:orientation="column"/>
        <table:database-range table:name="__Anonymous_Sheet_DB__7" table:target-range-address="'Adult and Continuing'.A2:'Adult and Continuing'.AMJ15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PivotTable15" table:application-data="" table:target-range-address="Sheet4.A3:Sheet4.C20" table:buttons="Sheet4.A3 Sheet4.B3" table:show-filter-button="false">
          <table:source-cell-range table:cell-range-address="Tertiary.A1:Tertiary.AF12"/>
          <table:data-pilot-field table:source-field-name="Alternative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ddres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stal 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ntact Pers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lephon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ax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ai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Websi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Open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Year Open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Clos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Year Clos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ongitu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atitu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hift 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ifi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 Education 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 Administrative 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 Administrativ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ocalit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Ownershi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tatu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ecto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ovi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chool Administrator 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chool Administrator 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enomin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 Educat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elize District" table:display="true" table:show-details="true"/>
                <table:data-pilot-member table:name="Cayo District" table:display="true" table:show-details="true"/>
                <table:data-pilot-member table:name="Corozal District" table:display="true" table:show-details="true"/>
                <table:data-pilot-member table:name="Orange Walk District" table:display="true" table:show-details="true"/>
                <table:data-pilot-member table:name="Stann Creek Distric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am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elize Adventist Jr. College" table:display="true" table:show-details="true"/>
                <table:data-pilot-member table:name="Centro Escolar Mexico Jr. College" table:display="true" table:show-details="true"/>
                <table:data-pilot-member table:name="Corozal Jr. College" table:display="true" table:show-details="true"/>
                <table:data-pilot-member table:name="Independence Jr. College" table:display="true" table:show-details="true"/>
                <table:data-pilot-member table:name="John Paul the Great College" table:display="true" table:show-details="true"/>
                <table:data-pilot-member table:name="Muffles Jr. College" table:display="true" table:show-details="true"/>
                <table:data-pilot-member table:name="Sacred Heart Jr. College" table:display="true" table:show-details="true"/>
                <table:data-pilot-member table:name="Saint John's Jr. College" table:display="true" table:show-details="true"/>
                <table:data-pilot-member table:name="San Pedro Jr. College" table:display="true" table:show-details="true"/>
                <table:data-pilot-member table:name="Stann Creek Ecumenical Jr. College" table:display="true" table:show-details="true"/>
                <table:data-pilot-member table:name="Wesley Jr. Colleg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PivotTable12" table:application-data="" table:target-range-address="Sheet1.A3:Sheet1.C270" table:buttons="Sheet1.A3 Sheet1.B3" table:show-filter-button="false">
          <table:source-cell-range table:cell-range-address="Preschool.A1:Preschool.AF263"/>
          <table:data-pilot-field table:source-field-name="Alternative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ddres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stal 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ntact Pers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lephon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ax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ai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Websi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Open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Year Open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Clos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Year Clos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ongitu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atitu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hift 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ifi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 Education 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 Administrative 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 Administrativ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ocalit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Ownershi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tatu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ecto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ovi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chool Administrator 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chool Administrator 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enomin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 Educat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elize District" table:display="true" table:show-details="true"/>
                <table:data-pilot-member table:name="Cayo District" table:display="true" table:show-details="true"/>
                <table:data-pilot-member table:name="Corozal District" table:display="true" table:show-details="true"/>
                <table:data-pilot-member table:name="Orange Walk District" table:display="true" table:show-details="true"/>
                <table:data-pilot-member table:name="Stann Creek District" table:display="true" table:show-details="true"/>
                <table:data-pilot-member table:name="Toledo Distric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am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 to Z Learning Tree Preschool" table:display="true" table:show-details="true"/>
                <table:data-pilot-member table:name="ABC Preschool" table:display="true" table:show-details="true"/>
                <table:data-pilot-member table:name="All God's Children Preschool" table:display="true" table:show-details="true"/>
                <table:data-pilot-member table:name="Ambergris Caye Preschool" table:display="true" table:show-details="true"/>
                <table:data-pilot-member table:name="Angela Casey Preschool" table:display="true" table:show-details="true"/>
                <table:data-pilot-member table:name="Anglican Diocesan Preschool" table:display="true" table:show-details="true"/>
                <table:data-pilot-member table:name="Armenia Development Preschool" table:display="true" table:show-details="true"/>
                <table:data-pilot-member table:name="Arms of Love Preschool" table:display="true" table:show-details="true"/>
                <table:data-pilot-member table:name="August Pine Ridge Preschool" table:display="true" table:show-details="true"/>
                <table:data-pilot-member table:name="Barney Preschool" table:display="true" table:show-details="true"/>
                <table:data-pilot-member table:name="Belize Christian Academy Preschool" table:display="true" table:show-details="true"/>
                <table:data-pilot-member table:name="Belize Elementary Preschool" table:display="true" table:show-details="true"/>
                <table:data-pilot-member table:name="Bella Vista Preschool" table:display="true" table:show-details="true"/>
                <table:data-pilot-member table:name="Benque Viejo Community Preschool" table:display="true" table:show-details="true"/>
                <table:data-pilot-member table:name="Bernice Yorke Institute of Learning Preschool" table:display="true" table:show-details="true"/>
                <table:data-pilot-member table:name="Bethany Baptist Preschool" table:display="true" table:show-details="true"/>
                <table:data-pilot-member table:name="Big Falls RC Preschool" table:display="true" table:show-details="true"/>
                <table:data-pilot-member table:name="Billy White Government Preschool" table:display="true" table:show-details="true"/>
                <table:data-pilot-member table:name="Blue Creek RC Preschool" table:display="true" table:show-details="true"/>
                <table:data-pilot-member table:name="Bright Horizon Preschool" table:display="true" table:show-details="true"/>
                <table:data-pilot-member table:name="Bright Star Preschool" table:display="true" table:show-details="true"/>
                <table:data-pilot-member table:name="Brighter Tomorrow Preschool" table:display="true" table:show-details="true"/>
                <table:data-pilot-member table:name="Buena Vista Preschool" table:display="true" table:show-details="true"/>
                <table:data-pilot-member table:name="Building Block Preschool" table:display="true" table:show-details="true"/>
                <table:data-pilot-member table:name="Bullet Tree Community Preschool" table:display="true" table:show-details="true"/>
                <table:data-pilot-member table:name="Calcutta Government Preschool" table:display="true" table:show-details="true"/>
                <table:data-pilot-member table:name="Caledonia RC Preschool" table:display="true" table:show-details="true"/>
                <table:data-pilot-member table:name="Carmelita Government Preschool" table:display="true" table:show-details="true"/>
                <table:data-pilot-member table:name="Carmen's Preschool" table:display="true" table:show-details="true"/>
                <table:data-pilot-member table:name="Casey Community Preschool" table:display="true" table:show-details="true"/>
                <table:data-pilot-member table:name="Central Christian Preschool" table:display="true" table:show-details="true"/>
                <table:data-pilot-member table:name="Chan Chen Preschool" table:display="true" table:show-details="true"/>
                <table:data-pilot-member table:name="Chan Pine Ridge Preschool" table:display="true" table:show-details="true"/>
                <table:data-pilot-member table:name="Christian Assemblies Of God Preschool" table:display="true" table:show-details="true"/>
                <table:data-pilot-member table:name="Christiline Gill SDA Preschool" table:display="true" table:show-details="true"/>
                <table:data-pilot-member table:name="Chunox RC Preschool" table:display="true" table:show-details="true"/>
                <table:data-pilot-member table:name="Church of Christ Children Centre" table:display="true" table:show-details="true"/>
                <table:data-pilot-member table:name="Church of Christ Preschool" table:display="true" table:show-details="true"/>
                <table:data-pilot-member table:name="Cinderella Preschool" table:display="true" table:show-details="true"/>
                <table:data-pilot-member table:name="City Early Childhood Education Centre" table:display="true" table:show-details="true"/>
                <table:data-pilot-member table:name="Coastland Community Preschool" table:display="true" table:show-details="true"/>
                <table:data-pilot-member table:name="Concepcion Presbyterian Preschool" table:display="true" table:show-details="true"/>
                <table:data-pilot-member table:name="Concepcion RC Preschool" table:display="true" table:show-details="true"/>
                <table:data-pilot-member table:name="Copper Bank RC Preschool" table:display="true" table:show-details="true"/>
                <table:data-pilot-member table:name="Corozal Church of Christ Preschool" table:display="true" table:show-details="true"/>
                <table:data-pilot-member table:name="Corozal Nazarene Preschool" table:display="true" table:show-details="true"/>
                <table:data-pilot-member table:name="Cristo Rey RC Preschool" table:display="true" table:show-details="true"/>
                <table:data-pilot-member table:name="Crooked Tree Preschool" table:display="true" table:show-details="true"/>
                <table:data-pilot-member table:name="DePickni Place Preschool" table:display="true" table:show-details="true"/>
                <table:data-pilot-member table:name="Destiny Preschool" table:display="true" table:show-details="true"/>
                <table:data-pilot-member table:name="Ebanks Preschool" table:display="true" table:show-details="true"/>
                <table:data-pilot-member table:name="Eden Preschool" table:display="true" table:show-details="true"/>
                <table:data-pilot-member table:name="Eden SDA Preschool" table:display="true" table:show-details="true"/>
                <table:data-pilot-member table:name="El Shaddai SDA Preschool" table:display="true" table:show-details="true"/>
                <table:data-pilot-member table:name="Emmanuel Presbyterian Preschool" table:display="true" table:show-details="true"/>
                <table:data-pilot-member table:name="Epworth Methodist Preschool" table:display="true" table:show-details="true"/>
                <table:data-pilot-member table:name="Esperanza Community Preschool" table:display="true" table:show-details="true"/>
                <table:data-pilot-member table:name="Eternal Light Preschool" table:display="true" table:show-details="true"/>
                <table:data-pilot-member table:name="Ethel Vargas Community Preschool" table:display="true" table:show-details="true"/>
                <table:data-pilot-member table:name="Evangelical Holiness Preschool" table:display="true" table:show-details="true"/>
                <table:data-pilot-member table:name="Evangelical Mennonite Mission Church Preschool" table:display="true" table:show-details="true"/>
                <table:data-pilot-member table:name="Evershine Preschool" table:display="true" table:show-details="true"/>
                <table:data-pilot-member table:name="Fabian Cayetano RC Preschool" table:display="true" table:show-details="true"/>
                <table:data-pilot-member table:name="Fairyland Early Childhood Development Centre" table:display="true" table:show-details="true"/>
                <table:data-pilot-member table:name="Fairyland Preschool" table:display="true" table:show-details="true"/>
                <table:data-pilot-member table:name="Fel Briceno Academy Pre-primary" table:display="true" table:show-details="true"/>
                <table:data-pilot-member table:name="Gales Point Child Stimulation Centre" table:display="true" table:show-details="true"/>
                <table:data-pilot-member table:name="Garden City Preschool" table:display="true" table:show-details="true"/>
                <table:data-pilot-member table:name="GloryZone Christian Academy Preschool" table:display="true" table:show-details="true"/>
                <table:data-pilot-member table:name="Golden Star Government Preschool" table:display="true" table:show-details="true"/>
                <table:data-pilot-member table:name="Good Start Preschool" table:display="true" table:show-details="true"/>
                <table:data-pilot-member table:name="Guardian Angel Preschool" table:display="true" table:show-details="true"/>
                <table:data-pilot-member table:name="Guinea Grass Pentecostal Preschool" table:display="true" table:show-details="true"/>
                <table:data-pilot-member table:name="Gulisi Community Preschool" table:display="true" table:show-details="true"/>
                <table:data-pilot-member table:name="Hand in Hand Ministries Preschool" table:display="true" table:show-details="true"/>
                <table:data-pilot-member table:name="Happy Days Preschool" table:display="true" table:show-details="true"/>
                <table:data-pilot-member table:name="Happy Home Preschool" table:display="true" table:show-details="true"/>
                <table:data-pilot-member table:name="Harmony Preschool" table:display="true" table:show-details="true"/>
                <table:data-pilot-member table:name="Hattieville Government Preschool" table:display="true" table:show-details="true"/>
                <table:data-pilot-member table:name="Helping Hands Preschool" table:display="true" table:show-details="true"/>
                <table:data-pilot-member table:name="Holy Angels Preschool" table:display="true" table:show-details="true"/>
                <table:data-pilot-member table:name="Holy Cross Anglican Preschool" table:display="true" table:show-details="true"/>
                <table:data-pilot-member table:name="Holy Family Preschool" table:display="true" table:show-details="true"/>
                <table:data-pilot-member table:name="Holy Ghost Preschool" table:display="true" table:show-details="true"/>
                <table:data-pilot-member table:name="Hope Creek Methodist Preschool" table:display="true" table:show-details="true"/>
                <table:data-pilot-member table:name="Hope Presbyterian Preschool" table:display="true" table:show-details="true"/>
                <table:data-pilot-member table:name="Horizon Academy Preschool" table:display="true" table:show-details="true"/>
                <table:data-pilot-member table:name="Howard Smith Nazarene Preschool" table:display="true" table:show-details="true"/>
                <table:data-pilot-member table:name="Hummingbird Elementary Preschool" table:display="true" table:show-details="true"/>
                <table:data-pilot-member table:name="Isla Bonita Preschool" table:display="true" table:show-details="true"/>
                <table:data-pilot-member table:name="James Garbutt SDA Preschool" table:display="true" table:show-details="true"/>
                <table:data-pilot-member table:name="Jireh Fundamental Preschool" table:display="true" table:show-details="true"/>
                <table:data-pilot-member table:name="Jireh Preschool" table:display="true" table:show-details="true"/>
                <table:data-pilot-member table:name="Jonee Preschool" table:display="true" table:show-details="true"/>
                <table:data-pilot-member table:name="Judy Diego Government Preschool" table:display="true" table:show-details="true"/>
                <table:data-pilot-member table:name="Kiddie Kinder Preschool" table:display="true" table:show-details="true"/>
                <table:data-pilot-member table:name="Kiddie’s Care Learning Center" table:display="true" table:show-details="true"/>
                <table:data-pilot-member table:name="Kiddies' Campus Preschool" table:display="true" table:show-details="true"/>
                <table:data-pilot-member table:name="Kiddy Kinder Preschool" table:display="true" table:show-details="true"/>
                <table:data-pilot-member table:name="Kids First Child Development Center Preschool" table:display="true" table:show-details="true"/>
                <table:data-pilot-member table:name="Kids Learning Imagining Creating Preschool" table:display="true" table:show-details="true"/>
                <table:data-pilot-member table:name="King Jesus Preschool" table:display="true" table:show-details="true"/>
                <table:data-pilot-member table:name="Kingdom Kids Preschool/ Visually Impaired Learning Center" table:display="true" table:show-details="true"/>
                <table:data-pilot-member table:name="Kuxlin Ha Gov't Preschool" table:display="true" table:show-details="true"/>
                <table:data-pilot-member table:name="La Inmaculada Preschool" table:display="true" table:show-details="true"/>
                <table:data-pilot-member table:name="La Inmaculada Roman Catholic Preschool" table:display="true" table:show-details="true"/>
                <table:data-pilot-member table:name="La Isla Carinosa Academy Preschool" table:display="true" table:show-details="true"/>
                <table:data-pilot-member table:name="LesKuela Garifuna Preschool" table:display="true" table:show-details="true"/>
                <table:data-pilot-member table:name="Leta Webb Preschool" table:display="true" table:show-details="true"/>
                <table:data-pilot-member table:name="Libertad Methodist Preschool" table:display="true" table:show-details="true"/>
                <table:data-pilot-member table:name="Liberty Community Preschool" table:display="true" table:show-details="true"/>
                <table:data-pilot-member table:name="Light of the Valley Baptist Preschool" table:display="true" table:show-details="true"/>
                <table:data-pilot-member table:name="Lighthouse Mennonite Preschool" table:display="true" table:show-details="true"/>
                <table:data-pilot-member table:name="Linda Vista Preschool" table:display="true" table:show-details="true"/>
                <table:data-pilot-member table:name="Little Angels Preschool" table:display="true" table:show-details="true"/>
                <table:data-pilot-member table:name="Little Angel's Preschool" table:display="true" table:show-details="true"/>
                <table:data-pilot-member table:name="Little Cadets Academy Preschool" table:display="true" table:show-details="true"/>
                <table:data-pilot-member table:name="Little Haven Preschool" table:display="true" table:show-details="true"/>
                <table:data-pilot-member table:name="Little Haven SDA Preschool" table:display="true" table:show-details="true"/>
                <table:data-pilot-member table:name="Little Paradise Preschool" table:display="true" table:show-details="true"/>
                <table:data-pilot-member table:name="Little Star Preschool" table:display="true" table:show-details="true"/>
                <table:data-pilot-member table:name="Little Treasures Preschool" table:display="true" table:show-details="true"/>
                <table:data-pilot-member table:name="Lloyd Coffin Government Preschool" table:display="true" table:show-details="true"/>
                <table:data-pilot-member table:name="Louisiana Government Preschool" table:display="true" table:show-details="true"/>
                <table:data-pilot-member table:name="Louisville RC Preschool" table:display="true" table:show-details="true"/>
                <table:data-pilot-member table:name="Mary Hill RC Preschool" table:display="true" table:show-details="true"/>
                <table:data-pilot-member table:name="Maya Mopan Preschool" table:display="true" table:show-details="true"/>
                <table:data-pilot-member table:name="Midway Government Preschool" table:display="true" table:show-details="true"/>
                <table:data-pilot-member table:name="Miracle Angels Preschool" table:display="true" table:show-details="true"/>
                <table:data-pilot-member table:name="Monrad S. Metzgen Preschool" table:display="true" table:show-details="true"/>
                <table:data-pilot-member table:name="Moriah Learning Center" table:display="true" table:show-details="true"/>
                <table:data-pilot-member table:name="Mount Carmel Preschool" table:display="true" table:show-details="true"/>
                <table:data-pilot-member table:name="Mustard Seed Preschool" table:display="true" table:show-details="true"/>
                <table:data-pilot-member table:name="Myrtle Banner Preschool" table:display="true" table:show-details="true"/>
                <table:data-pilot-member table:name="Nazarene Bright Start Preschool" table:display="true" table:show-details="true"/>
                <table:data-pilot-member table:name="Nazarene Preschool" table:display="true" table:show-details="true"/>
                <table:data-pilot-member table:name="New Life Presbyterian Preschool" table:display="true" table:show-details="true"/>
                <table:data-pilot-member table:name="Oasis Preschool" table:display="true" table:show-details="true"/>
                <table:data-pilot-member table:name="Our Lady of Bella Vista RC Preschool" table:display="true" table:show-details="true"/>
                <table:data-pilot-member table:name="Our Lady of Guadalupe RC Preschool" table:display="true" table:show-details="true"/>
                <table:data-pilot-member table:name="Our Lady of Lourdes Preschool" table:display="true" table:show-details="true"/>
                <table:data-pilot-member table:name="Our Lady of Sorrows Preschool" table:display="true" table:show-details="true"/>
                <table:data-pilot-member table:name="Patchakan RC Preschool" table:display="true" table:show-details="true"/>
                <table:data-pilot-member table:name="Pete Lizarraga Preschool" table:display="true" table:show-details="true"/>
                <table:data-pilot-member table:name="Pickstock Community Preschool" table:display="true" table:show-details="true"/>
                <table:data-pilot-member table:name="Pilgrim Fellowship Mennonite Preschool" table:display="true" table:show-details="true"/>
                <table:data-pilot-member table:name="Pine Street Community Preschool" table:display="true" table:show-details="true"/>
                <table:data-pilot-member table:name="Placencia Elementary Ltd. Preschool" table:display="true" table:show-details="true"/>
                <table:data-pilot-member table:name="Play World Methodist Preschool" table:display="true" table:show-details="true"/>
                <table:data-pilot-member table:name="Pomona Hope Preschool" table:display="true" table:show-details="true"/>
                <table:data-pilot-member table:name="Port Loyola Community Preschool" table:display="true" table:show-details="true"/>
                <table:data-pilot-member table:name="Precious Jewels Preschool" table:display="true" table:show-details="true"/>
                <table:data-pilot-member table:name="Presbyterian Day Preschool" table:display="true" table:show-details="true"/>
                <table:data-pilot-member table:name="Progressive Early Learning Center" table:display="true" table:show-details="true"/>
                <table:data-pilot-member table:name="Progresso Rising Star Preschool" table:display="true" table:show-details="true"/>
                <table:data-pilot-member table:name="Pueblo Viejo RC Preschool" table:display="true" table:show-details="true"/>
                <table:data-pilot-member table:name="QSI International School of Belize" table:display="true" table:show-details="true"/>
                <table:data-pilot-member table:name="Rainbow Brite Preschool" table:display="true" table:show-details="true"/>
                <table:data-pilot-member table:name="Ranchito Little Star Preschool" table:display="true" table:show-details="true"/>
                <table:data-pilot-member table:name="Red Bank Christian Preschool" table:display="true" table:show-details="true"/>
                <table:data-pilot-member table:name="Red Creek Mennonite Preschool" table:display="true" table:show-details="true"/>
                <table:data-pilot-member table:name="Redeemer Presbyterian Preschool" table:display="true" table:show-details="true"/>
                <table:data-pilot-member table:name="RHK's Preparatory Preschool" table:display="true" table:show-details="true"/>
                <table:data-pilot-member table:name="Richard Quinn RC Preschool" table:display="true" table:show-details="true"/>
                <table:data-pilot-member table:name="Rosado's Preschool" table:display="true" table:show-details="true"/>
                <table:data-pilot-member table:name="Rose Glen Preschool" table:display="true" table:show-details="true"/>
                <table:data-pilot-member table:name="Sacred Heart Preschool" table:display="true" table:show-details="true"/>
                <table:data-pilot-member table:name="Saint Agnes Anglican Preschool" table:display="true" table:show-details="true"/>
                <table:data-pilot-member table:name="Saint Alphonsus Preschool" table:display="true" table:show-details="true"/>
                <table:data-pilot-member table:name="Saint Andrew's Anglican Preschool" table:display="true" table:show-details="true"/>
                <table:data-pilot-member table:name="Saint Augustine Preschool" table:display="true" table:show-details="true"/>
                <table:data-pilot-member table:name="Saint Francis Xavier Preschool" table:display="true" table:show-details="true"/>
                <table:data-pilot-member table:name="Saint Hilda's Anglican Preschool" table:display="true" table:show-details="true"/>
                <table:data-pilot-member table:name="Saint John's Memorial Anglican Preschool" table:display="true" table:show-details="true"/>
                <table:data-pilot-member table:name="Saint Joseph Anglican Preschool" table:display="true" table:show-details="true"/>
                <table:data-pilot-member table:name="Saint Joseph Preschool-Succotz" table:display="true" table:show-details="true"/>
                <table:data-pilot-member table:name="Saint Jude RC Preschool" table:display="true" table:show-details="true"/>
                <table:data-pilot-member table:name="Saint Margaret Mary RC Preschool" table:display="true" table:show-details="true"/>
                <table:data-pilot-member table:name="Saint Martins Preschool" table:display="true" table:show-details="true"/>
                <table:data-pilot-member table:name="Saint Matthew's Anglican Preschool" table:display="true" table:show-details="true"/>
                <table:data-pilot-member table:name="Saint Matthew's Government Preschool" table:display="true" table:show-details="true"/>
                <table:data-pilot-member table:name="Saint Michael RC Preschool" table:display="true" table:show-details="true"/>
                <table:data-pilot-member table:name="Saint Oscar Romero Preschool" table:display="true" table:show-details="true"/>
                <table:data-pilot-member table:name="Saint Peter Claver Preschool" table:display="true" table:show-details="true"/>
                <table:data-pilot-member table:name="Saint Peter's Anglican Preschool" table:display="true" table:show-details="true"/>
                <table:data-pilot-member table:name="Saint Stephen's Anglican Preschool" table:display="true" table:show-details="true"/>
                <table:data-pilot-member table:name="Saint Vincent Pallotti Roman Catholic Preschool" table:display="true" table:show-details="true"/>
                <table:data-pilot-member table:name="San Antonio Christian Preschool" table:display="true" table:show-details="true"/>
                <table:data-pilot-member table:name="San Antonio Community Preschool" table:display="true" table:show-details="true"/>
                <table:data-pilot-member table:name="San Antonio Government Preschool" table:display="true" table:show-details="true"/>
                <table:data-pilot-member table:name="San Benito Poite Preschool" table:display="true" table:show-details="true"/>
                <table:data-pilot-member table:name="San Francisco Preschool" table:display="true" table:show-details="true"/>
                <table:data-pilot-member table:name="San Ignacio Preschool" table:display="true" table:show-details="true"/>
                <table:data-pilot-member table:name="San Isidro Government Preschool" table:display="true" table:show-details="true"/>
                <table:data-pilot-member table:name="San Joaquin Preschool" table:display="true" table:show-details="true"/>
                <table:data-pilot-member table:name="San Jose Government Preschool" table:display="true" table:show-details="true"/>
                <table:data-pilot-member table:name="San Jose Nuevo Palmar RC Preschool" table:display="true" table:show-details="true"/>
                <table:data-pilot-member table:name="San Jose RC Preschool" table:display="true" table:show-details="true"/>
                <table:data-pilot-member table:name="San Juan Bosco Preschool" table:display="true" table:show-details="true"/>
                <table:data-pilot-member table:name="San Miguel Preschool" table:display="true" table:show-details="true"/>
                <table:data-pilot-member table:name="San Narciso RC Preschool" table:display="true" table:show-details="true"/>
                <table:data-pilot-member table:name="San Pedro Columbia RC Preschool" table:display="true" table:show-details="true"/>
                <table:data-pilot-member table:name="San Pedro Government Preschool" table:display="true" table:show-details="true"/>
                <table:data-pilot-member table:name="San Pedro Preschool" table:display="true" table:show-details="true"/>
                <table:data-pilot-member table:name="San Pedro Shining Stars Preschool" table:display="true" table:show-details="true"/>
                <table:data-pilot-member table:name="San Roman Community Preschool" table:display="true" table:show-details="true"/>
                <table:data-pilot-member table:name="San Victor RC Preschool" table:display="true" table:show-details="true"/>
                <table:data-pilot-member table:name="Sandhill Community Preschool" table:display="true" table:show-details="true"/>
                <table:data-pilot-member table:name="Sandy Creek Academy Preschool" table:display="true" table:show-details="true"/>
                <table:data-pilot-member table:name="Santa Clara Baptist Preschool" table:display="true" table:show-details="true"/>
                <table:data-pilot-member table:name="Santa Cruz Government Preschool" table:display="true" table:show-details="true"/>
                <table:data-pilot-member table:name="Santa Elena Baptist Preschool" table:display="true" table:show-details="true"/>
                <table:data-pilot-member table:name="Santa Elena Community Preschool" table:display="true" table:show-details="true"/>
                <table:data-pilot-member table:name="Santa Martha Government Preschool" table:display="true" table:show-details="true"/>
                <table:data-pilot-member table:name="Santa Teresa Preschool" table:display="true" table:show-details="true"/>
                <table:data-pilot-member table:name="Santa Teresa RC Preschool" table:display="true" table:show-details="true"/>
                <table:data-pilot-member table:name="Santiago Juan Community Preschool" table:display="true" table:show-details="true"/>
                <table:data-pilot-member table:name="Sarteneja Community Preschool" table:display="true" table:show-details="true"/>
                <table:data-pilot-member table:name="Sarteneja La Inmaculada R.C. Preschool" table:display="true" table:show-details="true"/>
                <table:data-pilot-member table:name="Sarteneja Nazarene Preschool" table:display="true" table:show-details="true"/>
                <table:data-pilot-member table:name="Sesame Street Preschool" table:display="true" table:show-details="true"/>
                <table:data-pilot-member table:name="Shalom Mennonite Preschool" table:display="true" table:show-details="true"/>
                <table:data-pilot-member table:name="Shanna M. Banner Preschool" table:display="true" table:show-details="true"/>
                <table:data-pilot-member table:name="Silk Grass Methodist Preschool" table:display="true" table:show-details="true"/>
                <table:data-pilot-member table:name="Silver Creek R.C. Preschool" table:display="true" table:show-details="true"/>
                <table:data-pilot-member table:name="Sittee River Methodist Preschool" table:display="true" table:show-details="true"/>
                <table:data-pilot-member table:name="Small World Preschool" table:display="true" table:show-details="true"/>
                <table:data-pilot-member table:name="Solid Rock Christian Academy Preschool" table:display="true" table:show-details="true"/>
                <table:data-pilot-member table:name="Spanish Lookout Mission Preschool" table:display="true" table:show-details="true"/>
                <table:data-pilot-member table:name="Star Brite Preschool" table:display="true" table:show-details="true"/>
                <table:data-pilot-member table:name="Stepping Stones Preschool" table:display="true" table:show-details="true"/>
                <table:data-pilot-member table:name="Sun Flower Preschool" table:display="true" table:show-details="true"/>
                <table:data-pilot-member table:name="Sunday Wood Sunrise Preschool" table:display="true" table:show-details="true"/>
                <table:data-pilot-member table:name="Sunshine Preschool" table:display="true" table:show-details="true"/>
                <table:data-pilot-member table:name="Sunshine Preschool- Paraiso GOB" table:display="true" table:show-details="true"/>
                <table:data-pilot-member table:name="The Bernice York Institute of Learning" table:display="true" table:show-details="true"/>
                <table:data-pilot-member table:name="The Children's Nest Preschool" table:display="true" table:show-details="true"/>
                <table:data-pilot-member table:name="The Shepherds Academy Preschool" table:display="true" table:show-details="true"/>
                <table:data-pilot-member table:name="Tiny Tots SDA Preschool" table:display="true" table:show-details="true"/>
                <table:data-pilot-member table:name="Toledo Christian Academy Preschool" table:display="true" table:show-details="true"/>
                <table:data-pilot-member table:name="Trial Farm Preschool" table:display="true" table:show-details="true"/>
                <table:data-pilot-member table:name="Trio Government Preschool" table:display="true" table:show-details="true"/>
                <table:data-pilot-member table:name="Twinkle Star Preschool" table:display="true" table:show-details="true"/>
                <table:data-pilot-member table:name="UB Academy Pre-Primary School" table:display="true" table:show-details="true"/>
                <table:data-pilot-member table:name="United Community Preschool" table:display="true" table:show-details="true"/>
                <table:data-pilot-member table:name="Unity Star Child Preschool" table:display="true" table:show-details="true"/>
                <table:data-pilot-member table:name="Valgarten Preschool" table:display="true" table:show-details="true"/>
                <table:data-pilot-member table:name="Victorious Nazarene Preschool" table:display="true" table:show-details="true"/>
                <table:data-pilot-member table:name="Wesley Preschool" table:display="true" table:show-details="true"/>
                <table:data-pilot-member table:name="Xaibe Preschool" table:display="true" table:show-details="true"/>
                <table:data-pilot-member table:name="Yo Creek Community Preschool" table:display="true" table:show-details="true"/>
                <table:data-pilot-member table:name="Young Women's Christian Association Preschoo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5in" fo:margin-bottom="0.5in" fo:margin-left="0.5in" fo:margin-right="0.5in" style:print-page-order="ttb" style:first-page-number="1" style:scale-to="100%" style:writing-mode="lr-tb" style:print="charts drawings objects zero-values"/>
      <style:header-style>
        <style:header-footer-properties fo:min-height="0.5in" fo:margin-left="0in" fo:margin-right="0in" fo:margin-bottom="0.3335in"/>
      </style:header-style>
      <style:footer-style>
        <style:header-footer-properties fo:min-height="0.5in" fo:margin-left="0in" fo:margin-right="0in" fo:margin-top="0.333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6:56:32.175522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rtiary" style:display-name="PageStyle_Tertiar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eschool" style:display-name="PageStyle_Preschoo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condary" style:display-name="PageStyle_Secondar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ocational" style:display-name="PageStyle_Vocation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niversity" style:display-name="PageStyle_Universit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imary_20_" style:display-name="PageStyle_Primary 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dult_20_and_20_Continuing" style:display-name="PageStyle_Adult and Continu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c Author</meta:initial-creator>
    <meta:editing-cycles>3</meta:editing-cycles>
    <meta:creation-date>2025-02-25T15:30:16</meta:creation-date>
    <dc:date>2025-06-16T17:29:04.335939718</dc:date>
    <meta:editing-duration>PT50M13S</meta:editing-duration>
    <meta:generator>LibreOffice/6.4.7.2$Linux_X86_64 LibreOffice_project/40$Build-2</meta:generator>
    <meta:document-statistic meta:table-count="9" meta:cell-count="164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